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4.9335in"/>
    </style:style>
    <style:style style:name="co4" style:family="table-column">
      <style:table-column-properties fo:break-before="auto" style:column-width="2.455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Conferences">
      <style:table-properties table:display="true" style:writing-mode="lr-tb"/>
    </style:style>
    <style:style style:name="ta2" style:family="table" style:master-page-name="PageStyle_5f_Group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8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8"/>
  </office:automatic-styles>
  <office:body>
    <office:spreadsheet>
      <table:calculation-settings table:case-sensitive="false" table:use-regular-expressions="false"/>
      <table:table table:name="Confere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hortNam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DGRUPO</text:p>
          </table:table-cell>
          <table:table-cell table:style-name="ce1" office:value-type="string">
            <text:p>POS</text:p>
          </table:table-cell>
          <table:table-cell table:style-name="ce2" office:value-type="string">
            <text:p>RANK</text:p>
          </table:table-cell>
          <table:table-cell table:style-name="ce1" office:value-type="string">
            <text:p>CLASS</text:p>
          </table:table-cell>
          <table:table-cell table:number-columns-repeated="1017"/>
        </table:table-row>
        <table:table-row table:style-name="ro1">
          <table:table-cell office:value-type="float" office:value="6218">
            <text:p>6218</text:p>
          </table:table-cell>
          <table:table-cell office:value-type="string">
            <text:p>VRST</text:p>
          </table:table-cell>
          <table:table-cell office:value-type="string">
            <text:p>ACM Virtual Reality Software and Technology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">
            <text:p>1.0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21">
            <text:p>5921</text:p>
          </table:table-cell>
          <table:table-cell office:value-type="string">
            <text:p>MOBICOM</text:p>
          </table:table-cell>
          <table:table-cell office:value-type="string">
            <text:p>ACM International Conference on Mobile Computing and Networking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.0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16">
            <text:p>6216</text:p>
          </table:table-cell>
          <table:table-cell office:value-type="string">
            <text:p>VR</text:p>
          </table:table-cell>
          <table:table-cell office:value-type="string">
            <text:p>IEEE Virtual Reality Conferenc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.0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INFOCOM</text:p>
          </table:table-cell>
          <table:table-cell office:value-type="string">
            <text:p>Annual Joint Conference of the IEEE Computer and Communications Societies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.0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ACM-GIS</text:p>
          </table:table-cell>
          <table:table-cell office:value-type="string">
            <text:p>ACM International Symposium on Advances in Geographic Information System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981481481481">
            <text:p>0.9814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66">
            <text:p>5466</text:p>
          </table:table-cell>
          <table:table-cell office:value-type="string">
            <text:p>ICCV</text:p>
          </table:table-cell>
          <table:table-cell office:value-type="string">
            <text:p>IEEE International Conference on Computer Vis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980392156863">
            <text:p>0.9803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54">
            <text:p>5854</text:p>
          </table:table-cell>
          <table:table-cell office:value-type="string">
            <text:p>SIGCOMM</text:p>
          </table:table-cell>
          <table:table-cell office:value-type="string">
            <text:p>ACM Special Interest Group on Data Communications Conference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979797979798">
            <text:p>0.9798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34">
            <text:p>5334</text:p>
          </table:table-cell>
          <table:table-cell office:value-type="string">
            <text:p>FOCS</text:p>
          </table:table-cell>
          <table:table-cell office:value-type="string">
            <text:p>IEEE Symposium on Foundations of Computer Scienc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979166666667">
            <text:p>0.979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27">
            <text:p>5927</text:p>
          </table:table-cell>
          <table:table-cell office:value-type="string">
            <text:p>MOBIHOC</text:p>
          </table:table-cell>
          <table:table-cell office:value-type="string">
            <text:p>ACM Symposium of Mobile and Ad-hoc Computing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0.977777777778">
            <text:p>0.9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STOC</text:p>
          </table:table-cell>
          <table:table-cell office:value-type="string">
            <text:p>ACM Symposium on Theory of Computin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971428571429">
            <text:p>0.9714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57">
            <text:p>5457</text:p>
          </table:table-cell>
          <table:table-cell office:value-type="string">
            <text:p>CVPR</text:p>
          </table:table-cell>
          <table:table-cell office:value-type="string">
            <text:p>IEEE Conference on Computer Vision and Pattern Recognition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969696969697">
            <text:p>0.9697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IGGRAPH</text:p>
          </table:table-cell>
          <table:table-cell office:value-type="string">
            <text:p>ACM International Conference on Computer Graphics and Interactive Techniques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96875">
            <text:p>0.9687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34">
            <text:p>6134</text:p>
          </table:table-cell>
          <table:table-cell office:value-type="string">
            <text:p>CSCW</text:p>
          </table:table-cell>
          <table:table-cell office:value-type="string">
            <text:p>ACM Conference on Computer Supported Cooperative Work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965517241379">
            <text:p>0.9655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DAC</text:p>
          </table:table-cell>
          <table:table-cell office:value-type="string">
            <text:p>Design Automation Conference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964912280702">
            <text:p>0.9649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94">
            <text:p>5994</text:p>
          </table:table-cell>
          <table:table-cell office:value-type="string">
            <text:p>ISCA</text:p>
          </table:table-cell>
          <table:table-cell office:value-type="string">
            <text:p>ACM International Symposium on Computer Architecture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0.964285714286">
            <text:p>0.9642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CHI</text:p>
          </table:table-cell>
          <table:table-cell office:value-type="string">
            <text:p>Conference on Human Factors in Computing Systems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.964285714286">
            <text:p>0.9642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82">
            <text:p>5882</text:p>
          </table:table-cell>
          <table:table-cell office:value-type="string">
            <text:p>GLOBECOM</text:p>
          </table:table-cell>
          <table:table-cell office:value-type="string">
            <text:p>IEEE Global Telecommunications Conferenc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961904761905">
            <text:p>0.9619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70">
            <text:p>5470</text:p>
          </table:table-cell>
          <table:table-cell office:value-type="string">
            <text:p>ICIP</text:p>
          </table:table-cell>
          <table:table-cell office:value-type="string">
            <text:p>IEEE International Conference on Image Processing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.952380952381">
            <text:p>0.9523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DATE</text:p>
          </table:table-cell>
          <table:table-cell office:value-type="string">
            <text:p>Design, Automation and Test in Europe Conference and Exhibition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.95">
            <text:p>0.9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80">
            <text:p>6280</text:p>
          </table:table-cell>
          <table:table-cell office:value-type="string">
            <text:p>PROPOR</text:p>
          </table:table-cell>
          <table:table-cell office:value-type="string">
            <text:p>Workshop on Computational Processing of Written and Spoken Portuguese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.948717948718">
            <text:p>0.9487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47">
            <text:p>5347</text:p>
          </table:table-cell>
          <table:table-cell office:value-type="string">
            <text:p>LICS</text:p>
          </table:table-cell>
          <table:table-cell office:value-type="string">
            <text:p>IEEE Symposium on Logic in Computer Science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0.947368421053">
            <text:p>0.9473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61">
            <text:p>5661</text:p>
          </table:table-cell>
          <table:table-cell office:value-type="string">
            <text:p>IJCAI</text:p>
          </table:table-cell>
          <table:table-cell office:value-type="string">
            <text:p>International Joint Conference on Artificial Intelligence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946428571429">
            <text:p>0.9464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41">
            <text:p>5941</text:p>
          </table:table-cell>
          <table:table-cell office:value-type="string">
            <text:p>CCS</text:p>
          </table:table-cell>
          <table:table-cell office:value-type="string">
            <text:p>ACM Conference on Computer and Communications Security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0.944444444444">
            <text:p>0.94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93">
            <text:p>5693</text:p>
          </table:table-cell>
          <table:table-cell office:value-type="string">
            <text:p>CoNLL</text:p>
          </table:table-cell>
          <table:table-cell office:value-type="string">
            <text:p>Conference on Natural Language Learning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0.944444444444">
            <text:p>0.94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KDD</text:p>
          </table:table-cell>
          <table:table-cell office:value-type="string">
            <text:p>ACM SIGKDD International Conference on Knowledge Discovery and Data Mining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.943396226415">
            <text:p>0.9434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87">
            <text:p>6187</text:p>
          </table:table-cell>
          <table:table-cell office:value-type="string">
            <text:p>WWW</text:p>
          </table:table-cell>
          <table:table-cell office:value-type="string">
            <text:p>International World Wide Web Conference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.941176470588">
            <text:p>0.9411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68">
            <text:p>6268</text:p>
          </table:table-cell>
          <table:table-cell office:value-type="string">
            <text:p>IPDPS</text:p>
          </table:table-cell>
          <table:table-cell office:value-type="string">
            <text:p>IEEE International Parallel and Distributed Processing Symposium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0.940476190476">
            <text:p>0.9404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15">
            <text:p>5715</text:p>
          </table:table-cell>
          <table:table-cell office:value-type="string">
            <text:p>ICML</text:p>
          </table:table-cell>
          <table:table-cell office:value-type="string">
            <text:p>International Conference on Machine Learning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.939393939394">
            <text:p>0.9393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37">
            <text:p>5637</text:p>
          </table:table-cell>
          <table:table-cell office:value-type="string">
            <text:p>ICALT</text:p>
          </table:table-cell>
          <table:table-cell office:value-type="string">
            <text:p>IEEE International Conference on Advanced Learning Technologies 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.939393939394">
            <text:p>0.9393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50">
            <text:p>5350</text:p>
          </table:table-cell>
          <table:table-cell office:value-type="string">
            <text:p>SODA</text:p>
          </table:table-cell>
          <table:table-cell office:value-type="string">
            <text:p>ACM-SIAM Symposium on Discrete Algorithms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936936936937">
            <text:p>0.9369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06">
            <text:p>6006</text:p>
          </table:table-cell>
          <table:table-cell office:value-type="string">
            <text:p>SPAA</text:p>
          </table:table-cell>
          <table:table-cell office:value-type="string">
            <text:p>ACM Symposium on Parallel Algorithms and Architectures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0.933333333333">
            <text:p>0.9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52">
            <text:p>6152</text:p>
          </table:table-cell>
          <table:table-cell office:value-type="string">
            <text:p>ACM-MM</text:p>
          </table:table-cell>
          <table:table-cell office:value-type="string">
            <text:p>ACM Multimedia Conference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0.933333333333">
            <text:p>0.9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97">
            <text:p>5797</text:p>
          </table:table-cell>
          <table:table-cell office:value-type="string">
            <text:p>OOPSLA</text:p>
          </table:table-cell>
          <table:table-cell office:value-type="string">
            <text:p>Annual ACM Conference on Object-Oriented Programming, Systems, Languages and Applications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0.929824561404">
            <text:p>0.9298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42">
            <text:p>6342</text:p>
          </table:table-cell>
          <table:table-cell office:value-type="string">
            <text:p>COLING</text:p>
          </table:table-cell>
          <table:table-cell office:value-type="string">
            <text:p>International Conference on Computational Linguistics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.928571428571">
            <text:p>0.9285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ICSE</text:p>
          </table:table-cell>
          <table:table-cell office:value-type="string">
            <text:p>ACM/IEEE International Conference on Software Engineering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.927536231884">
            <text:p>0.9275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00">
            <text:p>5400</text:p>
          </table:table-cell>
          <table:table-cell office:value-type="string">
            <text:p>SIGMOD</text:p>
          </table:table-cell>
          <table:table-cell office:value-type="string">
            <text:p>ACM SIGMOD International Conference on Management of Data Conference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926829268293">
            <text:p>0.9268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65">
            <text:p>5465</text:p>
          </table:table-cell>
          <table:table-cell office:value-type="string">
            <text:p>ICCAD</text:p>
          </table:table-cell>
          <table:table-cell office:value-type="string">
            <text:p>International Conference on Computer-Aided Design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0.925925925926">
            <text:p>0.9259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CCGrid</text:p>
          </table:table-cell>
          <table:table-cell office:value-type="string">
            <text:p>IEEE/ACM International Symposium on Cluster Computing and the Grid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0.924731182796">
            <text:p>0.9247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81">
            <text:p>5681</text:p>
          </table:table-cell>
          <table:table-cell office:value-type="string">
            <text:p>CADE</text:p>
          </table:table-cell>
          <table:table-cell office:value-type="string">
            <text:p>International Conference on Automated Deduction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0.923076923077">
            <text:p>0.9230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26">
            <text:p>6026</text:p>
          </table:table-cell>
          <table:table-cell office:value-type="string">
            <text:p>GRID</text:p>
          </table:table-cell>
          <table:table-cell office:value-type="string">
            <text:p>IEEE/ACM International Conference on Grid Computing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0.919540229885">
            <text:p>0.9195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95">
            <text:p>5695</text:p>
          </table:table-cell>
          <table:table-cell office:value-type="string">
            <text:p>HLT</text:p>
          </table:table-cell>
          <table:table-cell office:value-type="string">
            <text:p>Human Language Technology Conference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0.916666666667">
            <text:p>0.91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85">
            <text:p>5785</text:p>
          </table:table-cell>
          <table:table-cell office:value-type="string">
            <text:p>POPL</text:p>
          </table:table-cell>
          <table:table-cell office:value-type="string">
            <text:p>ACM-SIGACT Symposium on Principles of Programming Languages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0.916666666667">
            <text:p>0.91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60">
            <text:p>6360</text:p>
          </table:table-cell>
          <table:table-cell office:value-type="string">
            <text:p>AAAI</text:p>
          </table:table-cell>
          <table:table-cell office:value-type="string">
            <text:p>AAAI Conference on Artificial Intelligence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.915032679739">
            <text:p>0.915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11">
            <text:p>5511</text:p>
          </table:table-cell>
          <table:table-cell office:value-type="string">
            <text:p>ISCAS</text:p>
          </table:table-cell>
          <table:table-cell office:value-type="string">
            <text:p>IEEE International Symposium on Circuits and Systems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0.912280701754">
            <text:p>0.9122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11">
            <text:p>5911</text:p>
          </table:table-cell>
          <table:table-cell office:value-type="string">
            <text:p>ICC</text:p>
          </table:table-cell>
          <table:table-cell office:value-type="string">
            <text:p>IEEE International Conference on Communications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0.90990990991">
            <text:p>0.9099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40">
            <text:p>6040</text:p>
          </table:table-cell>
          <table:table-cell office:value-type="string">
            <text:p>Middleware</text:p>
          </table:table-cell>
          <table:table-cell office:value-type="string">
            <text:p>ACM/IFIP/USENIX International Middleware Conference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0.909090909091">
            <text:p>0.9090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94">
            <text:p>5794</text:p>
          </table:table-cell>
          <table:table-cell office:value-type="string">
            <text:p>RTA</text:p>
          </table:table-cell>
          <table:table-cell office:value-type="string">
            <text:p>International Conference on Rewriting Techniques and Applications 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0.909090909091">
            <text:p>0.9090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54">
            <text:p>5954</text:p>
          </table:table-cell>
          <table:table-cell office:value-type="string">
            <text:p>NDSS</text:p>
          </table:table-cell>
          <table:table-cell office:value-type="string">
            <text:p>Usenix Networked and Distributed System Security Symposium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0.909090909091">
            <text:p>0.9090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EUROGRAPHICS</text:p>
          </table:table-cell>
          <table:table-cell office:value-type="string">
            <text:p>Eurographics Annual Conference of the European Association for Computer Graphics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.909090909091">
            <text:p>0.9090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23">
            <text:p>6023</text:p>
          </table:table-cell>
          <table:table-cell office:value-type="string">
            <text:p>Euro-Par</text:p>
          </table:table-cell>
          <table:table-cell office:value-type="string">
            <text:p>European Conference on Parallel Computing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.90625">
            <text:p>0.9062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97">
            <text:p>5997</text:p>
          </table:table-cell>
          <table:table-cell office:value-type="string">
            <text:p>ICS</text:p>
          </table:table-cell>
          <table:table-cell office:value-type="string">
            <text:p>ACM International Conference on Supercomputing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0.904761904762">
            <text:p>0.9047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55">
            <text:p>5655</text:p>
          </table:table-cell>
          <table:table-cell office:value-type="string">
            <text:p>ACL</text:p>
          </table:table-cell>
          <table:table-cell office:value-type="string">
            <text:p>International Conference of the Association of Computational Linguistics 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0.904761904762">
            <text:p>0.9047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51">
            <text:p>6051</text:p>
          </table:table-cell>
          <table:table-cell office:value-type="string">
            <text:p>SIGMETRICS</text:p>
          </table:table-cell>
          <table:table-cell office:value-type="string">
            <text:p>ACM Conference on Measurement and Modelling of Computing Systems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0.901960784314">
            <text:p>0.9019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49">
            <text:p>6049</text:p>
          </table:table-cell>
          <table:table-cell office:value-type="string">
            <text:p>SOSP</text:p>
          </table:table-cell>
          <table:table-cell office:value-type="string">
            <text:p>ACM-SIGOPS Symposium on Operating Systems Principles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0.901234567901">
            <text:p>0.9012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58">
            <text:p>5858</text:p>
          </table:table-cell>
          <table:table-cell office:value-type="string">
            <text:p>SC</text:p>
          </table:table-cell>
          <table:table-cell office:value-type="string">
            <text:p>ACM/IEEE Conference on High Performance Networking and Computing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0.9">
            <text:p>0.9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51">
            <text:p>5351</text:p>
          </table:table-cell>
          <table:table-cell office:value-type="string">
            <text:p>STACS</text:p>
          </table:table-cell>
          <table:table-cell office:value-type="string">
            <text:p>International Symposium on Theoretical Aspects of Computer Science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.89898989899">
            <text:p>0.8989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03">
            <text:p>5403</text:p>
          </table:table-cell>
          <table:table-cell office:value-type="string">
            <text:p>VLDB</text:p>
          </table:table-cell>
          <table:table-cell office:value-type="string">
            <text:p>International Conference on Very Large Data Bases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0.898550724638">
            <text:p>0.8985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15">
            <text:p>6215</text:p>
          </table:table-cell>
          <table:table-cell office:value-type="string">
            <text:p>SCA</text:p>
          </table:table-cell>
          <table:table-cell office:value-type="string">
            <text:p>ACM SIGGRAPH / Eurographics Symposium on Computer Animation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0.898550724638">
            <text:p>0.8985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76">
            <text:p>5876</text:p>
          </table:table-cell>
          <table:table-cell office:value-type="string">
            <text:p>DSN</text:p>
          </table:table-cell>
          <table:table-cell office:value-type="string">
            <text:p>International Conference on Dependable Systems and Networks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0.898550724638">
            <text:p>0.8985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ICDE</text:p>
          </table:table-cell>
          <table:table-cell office:value-type="string">
            <text:p>IEEE International Conference on Data Engineering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0.897959183673">
            <text:p>0.8979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68">
            <text:p>5968</text:p>
          </table:table-cell>
          <table:table-cell office:value-type="string">
            <text:p>SECURITY</text:p>
          </table:table-cell>
          <table:table-cell office:value-type="string">
            <text:p>Usenix Security Symposium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0.897435897436">
            <text:p>0.897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82">
            <text:p>5482</text:p>
          </table:table-cell>
          <table:table-cell office:value-type="string">
            <text:p>Vis</text:p>
          </table:table-cell>
          <table:table-cell office:value-type="string">
            <text:p>IEEE Visualization Conference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.892857142857">
            <text:p>0.8928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SAC</text:p>
          </table:table-cell>
          <table:table-cell office:value-type="string">
            <text:p>ACM Symposium on Applied Computing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0.891472868217">
            <text:p>0.8914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74">
            <text:p>6374</text:p>
          </table:table-cell>
          <table:table-cell office:value-type="string">
            <text:p>IFAC</text:p>
          </table:table-cell>
          <table:table-cell office:value-type="string">
            <text:p>Triennial Event of International Federation of Automatic Control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0.888888888889">
            <text:p>0.88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62">
            <text:p>5962</text:p>
          </table:table-cell>
          <table:table-cell office:value-type="string">
            <text:p>SECPRIV</text:p>
          </table:table-cell>
          <table:table-cell office:value-type="string">
            <text:p>IEEE Symposium on Security and Privacy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.888888888889">
            <text:p>0.88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NAACL</text:p>
          </table:table-cell>
          <table:table-cell office:value-type="string">
            <text:p>North American Chapter of the Association for Computational Linguistics Annual Meeting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0.888888888889">
            <text:p>0.88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96">
            <text:p>5996</text:p>
          </table:table-cell>
          <table:table-cell office:value-type="string">
            <text:p>HPCA</text:p>
          </table:table-cell>
          <table:table-cell office:value-type="string">
            <text:p>International Symposium on High-Performance Computer Architecture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0.888888888889">
            <text:p>0.88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01">
            <text:p>5901</text:p>
          </table:table-cell>
          <table:table-cell office:value-type="string">
            <text:p>ICDCS</text:p>
          </table:table-cell>
          <table:table-cell office:value-type="string">
            <text:p>IEEE International Conference on Distributed Computing Systems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0.885416666667">
            <text:p>0.8854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41">
            <text:p>6241</text:p>
          </table:table-cell>
          <table:table-cell office:value-type="string">
            <text:p>IJCNN</text:p>
          </table:table-cell>
          <table:table-cell office:value-type="string">
            <text:p>IEEE International Joint Conference on Neural Networks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0.885416666667">
            <text:p>0.8854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71">
            <text:p>5771</text:p>
          </table:table-cell>
          <table:table-cell office:value-type="string">
            <text:p>ICFP</text:p>
          </table:table-cell>
          <table:table-cell office:value-type="string">
            <text:p>International Conference on Functional Programming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0.880952380952">
            <text:p>0.880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31">
            <text:p>5931</text:p>
          </table:table-cell>
          <table:table-cell office:value-type="string">
            <text:p>MSWIM</text:p>
          </table:table-cell>
          <table:table-cell office:value-type="string">
            <text:p>ACM/IEEE International Conference on Modelling, Analysis and Simulation of Wireless and Mobile Systems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0.880952380952">
            <text:p>0.880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61">
            <text:p>6161</text:p>
          </table:table-cell>
          <table:table-cell office:value-type="string">
            <text:p>Hypertext</text:p>
          </table:table-cell>
          <table:table-cell office:value-type="string">
            <text:p>ACM Conference on Hypertext and Hypermedia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0.88">
            <text:p>0.88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94">
            <text:p>5694</text:p>
          </table:table-cell>
          <table:table-cell office:value-type="string">
            <text:p>EMNLP</text:p>
          </table:table-cell>
          <table:table-cell office:value-type="string">
            <text:p>Conference on Empirical Methods in Natural Language Processing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0.878787878788">
            <text:p>0.8787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RTAS</text:p>
          </table:table-cell>
          <table:table-cell office:value-type="string">
            <text:p>IEEE Real-Time and Embedded Technology and Applications Symposium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0.878787878788">
            <text:p>0.8787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FPGA</text:p>
          </table:table-cell>
          <table:table-cell office:value-type="string">
            <text:p>ACM/SIGDA International Symposium on Field-Programmable Gate Arrays 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0.877192982456">
            <text:p>0.8771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40">
            <text:p>6440</text:p>
          </table:table-cell>
          <table:table-cell office:value-type="string">
            <text:p>ETAPS</text:p>
          </table:table-cell>
          <table:table-cell office:value-type="string">
            <text:p>European Joint Conferences on Theory and Practice of Software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0.875">
            <text:p>0.875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20">
            <text:p>6220</text:p>
          </table:table-cell>
          <table:table-cell office:value-type="string">
            <text:p>ISMAR</text:p>
          </table:table-cell>
          <table:table-cell office:value-type="string">
            <text:p>International Symposium on Mixed and Augmented Reality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0.875">
            <text:p>0.875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93">
            <text:p>5493</text:p>
          </table:table-cell>
          <table:table-cell office:value-type="string">
            <text:p>VRCIA</text:p>
          </table:table-cell>
          <table:table-cell office:value-type="string">
            <text:p>ACM SIGGRAPH International Conference on Virtual-Reality Continuum and its Applications in Industry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0.875">
            <text:p>0.875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63">
            <text:p>6063</text:p>
          </table:table-cell>
          <table:table-cell office:value-type="string">
            <text:p>SRDS</text:p>
          </table:table-cell>
          <table:table-cell office:value-type="string">
            <text:p>IEEE International Symposium on Reliable Distributed Systems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0.869565217391">
            <text:p>0.8695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06">
            <text:p>5906</text:p>
          </table:table-cell>
          <table:table-cell office:value-type="string">
            <text:p>IM</text:p>
          </table:table-cell>
          <table:table-cell office:value-type="string">
            <text:p>IFIP/IEEE Symposium on Integrated Management 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.869047619048">
            <text:p>0.8690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99">
            <text:p>6399</text:p>
          </table:table-cell>
          <table:table-cell office:value-type="string">
            <text:p>MT Summit</text:p>
          </table:table-cell>
          <table:table-cell office:value-type="string">
            <text:p>Machine Translation Summit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0.866666666667">
            <text:p>0.8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UIST</text:p>
          </table:table-cell>
          <table:table-cell office:value-type="string">
            <text:p>ACM Symposium on User Interface Software and Technology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0.863636363636">
            <text:p>0.8636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64">
            <text:p>6164</text:p>
          </table:table-cell>
          <table:table-cell office:value-type="string">
            <text:p>ICMCS</text:p>
          </table:table-cell>
          <table:table-cell office:value-type="string">
            <text:p>IEEE International Conference on Multimedia Computing and Systems</text:p>
          </table:table-cell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office:value-type="float" office:value="0.863636363636">
            <text:p>0.8636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62">
            <text:p>6062</text:p>
          </table:table-cell>
          <table:table-cell office:value-type="string">
            <text:p>RTSS</text:p>
          </table:table-cell>
          <table:table-cell office:value-type="string">
            <text:p>Real Time Systems Symposium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0.863636363636">
            <text:p>0.8636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96">
            <text:p>5396</text:p>
          </table:table-cell>
          <table:table-cell office:value-type="string">
            <text:p>PODS</text:p>
          </table:table-cell>
          <table:table-cell office:value-type="string">
            <text:p>ACM SIGACT-SIGMOD-SIGART Symposium on Principles of Database Systems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0.863247863248">
            <text:p>0.8632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17">
            <text:p>5617</text:p>
          </table:table-cell>
          <table:table-cell office:value-type="string">
            <text:p>GIScience</text:p>
          </table:table-cell>
          <table:table-cell office:value-type="string">
            <text:p>International Conference on Geographic Information Science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0.862745098039">
            <text:p>0.8627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09">
            <text:p>5609</text:p>
          </table:table-cell>
          <table:table-cell office:value-type="string">
            <text:p>CAiSE</text:p>
          </table:table-cell>
          <table:table-cell office:value-type="string">
            <text:p>International Conference on Advanced Information Systems Engineering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float" office:value="0.861111111111">
            <text:p>0.8611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41">
            <text:p>5841</text:p>
          </table:table-cell>
          <table:table-cell office:value-type="string">
            <text:p>NOMS</text:p>
          </table:table-cell>
          <table:table-cell office:value-type="string">
            <text:p>IEEE/IFIP Network Operations and Management Symposium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0.861111111111">
            <text:p>0.8611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SMI</text:p>
          </table:table-cell>
          <table:table-cell office:value-type="string">
            <text:p>IEEE International Conference on Shape Modeling and Applications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0.859649122807">
            <text:p>0.8596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17">
            <text:p>6217</text:p>
          </table:table-cell>
          <table:table-cell office:value-type="string">
            <text:p>3DUI</text:p>
          </table:table-cell>
          <table:table-cell office:value-type="string">
            <text:p>IEEE Symposium on 3D User Interfaces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0.857142857143">
            <text:p>0.857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82">
            <text:p>5782</text:p>
          </table:table-cell>
          <table:table-cell office:value-type="string">
            <text:p>PLDI</text:p>
          </table:table-cell>
          <table:table-cell office:value-type="string">
            <text:p>ACM-SIGPLAN Symposium on Programming Language Design and Implementation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0.857142857143">
            <text:p>0.857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53">
            <text:p>6453</text:p>
          </table:table-cell>
          <table:table-cell office:value-type="string">
            <text:p>EACL</text:p>
          </table:table-cell>
          <table:table-cell office:value-type="string">
            <text:p>Conference of the European Chapter of the Association for Computational Linguistics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float" office:value="0.857142857143">
            <text:p>0.857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33">
            <text:p>5733</text:p>
          </table:table-cell>
          <table:table-cell office:value-type="string">
            <text:p>ICRA</text:p>
          </table:table-cell>
          <table:table-cell office:value-type="string">
            <text:p>IEEE International Conference on Robotics and Automation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0.857142857143">
            <text:p>0.857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85">
            <text:p>5385</text:p>
          </table:table-cell>
          <table:table-cell office:value-type="string">
            <text:p>ER</text:p>
          </table:table-cell>
          <table:table-cell office:value-type="string">
            <text:p>International Conference on Conceptual Modeling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0.855855855856">
            <text:p>0.8558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JCDL</text:p>
          </table:table-cell>
          <table:table-cell office:value-type="string">
            <text:p>ACM IEEE Joint Conference on Digital Libraries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0.855855855856">
            <text:p>0.8558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89">
            <text:p>5389</text:p>
          </table:table-cell>
          <table:table-cell office:value-type="string">
            <text:p>ICDM</text:p>
          </table:table-cell>
          <table:table-cell office:value-type="string">
            <text:p>IEEE International Conference on Data Mining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0.854166666667">
            <text:p>0.854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45">
            <text:p>5645</text:p>
          </table:table-cell>
          <table:table-cell office:value-type="string">
            <text:p>ECAI</text:p>
          </table:table-cell>
          <table:table-cell office:value-type="string">
            <text:p>European Conference on Artificial Intelligence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0.854166666667">
            <text:p>0.854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PERFORMANCE</text:p>
          </table:table-cell>
          <table:table-cell office:value-type="string">
            <text:p>IFIP WG 7.3 International Symposium on Computer Performance, Modeling, Measurements, and Evaluation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0.854166666667">
            <text:p>0.854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71">
            <text:p>5471</text:p>
          </table:table-cell>
          <table:table-cell office:value-type="string">
            <text:p>InfoVis</text:p>
          </table:table-cell>
          <table:table-cell office:value-type="string">
            <text:p>IEEE Symposium on Information Visualization 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0.853333333333">
            <text:p>0.85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I3D</text:p>
          </table:table-cell>
          <table:table-cell office:value-type="string">
            <text:p>ACM Symposium on Interactive 3D Graphics and Games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0.853333333333">
            <text:p>0.85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20">
            <text:p>5820</text:p>
          </table:table-cell>
          <table:table-cell office:value-type="string">
            <text:p>IPCO</text:p>
          </table:table-cell>
          <table:table-cell office:value-type="string">
            <text:p>Conference on Integer Programming and Combinatorial Optimization</text:p>
          </table:table-cell>
          <table:table-cell office:value-type="float" office:value="14">
            <text:p>14</text:p>
          </table:table-cell>
          <table:table-cell office:value-type="float" office:value="101">
            <text:p>101</text:p>
          </table:table-cell>
          <table:table-cell office:value-type="float" office:value="0.851851851852">
            <text:p>0.8518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66">
            <text:p>6166</text:p>
          </table:table-cell>
          <table:table-cell office:value-type="string">
            <text:p>ICWS</text:p>
          </table:table-cell>
          <table:table-cell office:value-type="string">
            <text:p>IEEE International Conference on Web Services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0.851851851852">
            <text:p>0.8518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65">
            <text:p>6165</text:p>
          </table:table-cell>
          <table:table-cell office:value-type="string">
            <text:p>ICME</text:p>
          </table:table-cell>
          <table:table-cell office:value-type="string">
            <text:p>IEEE International Conference on Multimedia and Expo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0.85">
            <text:p>0.8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45">
            <text:p>6345</text:p>
          </table:table-cell>
          <table:table-cell office:value-type="string">
            <text:p>IWCS</text:p>
          </table:table-cell>
          <table:table-cell office:value-type="string">
            <text:p>International Workshop on Computational Semantics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0.848484848485">
            <text:p>0.8484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25">
            <text:p>5725</text:p>
          </table:table-cell>
          <table:table-cell office:value-type="string">
            <text:p>NIPS</text:p>
          </table:table-cell>
          <table:table-cell office:value-type="string">
            <text:p>Neural Information Processing Systems</text:p>
          </table:table-cell>
          <table:table-cell office:value-type="float" office:value="22">
            <text:p>22</text:p>
          </table:table-cell>
          <table:table-cell office:value-type="float" office:value="105">
            <text:p>105</text:p>
          </table:table-cell>
          <table:table-cell office:value-type="float" office:value="0.843137254902">
            <text:p>0.843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ECOOP</text:p>
          </table:table-cell>
          <table:table-cell office:value-type="string">
            <text:p>European Conference on Object-oriented Programming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0.843137254902">
            <text:p>0.843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05">
            <text:p>6005</text:p>
          </table:table-cell>
          <table:table-cell office:value-type="string">
            <text:p>SUPER</text:p>
          </table:table-cell>
          <table:table-cell office:value-type="string">
            <text:p>ACM/IEEE Supercomputing Conference</text:p>
          </table:table-cell>
          <table:table-cell office:value-type="float" office:value="26">
            <text:p>26</text:p>
          </table:table-cell>
          <table:table-cell office:value-type="float" office:value="107">
            <text:p>107</text:p>
          </table:table-cell>
          <table:table-cell office:value-type="float" office:value="0.842105263158">
            <text:p>0.8421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79">
            <text:p>5479</text:p>
          </table:table-cell>
          <table:table-cell office:value-type="string">
            <text:p>SoCG</text:p>
          </table:table-cell>
          <table:table-cell office:value-type="string">
            <text:p>Annual ACM Symposium on Computational Geometry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0.84126984127">
            <text:p>0.8412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CGI</text:p>
          </table:table-cell>
          <table:table-cell office:value-type="string">
            <text:p>Computer Graphics International Conference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0.83950617284">
            <text:p>0.8395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66">
            <text:p>5866</text:p>
          </table:table-cell>
          <table:table-cell office:value-type="string">
            <text:p>PODC</text:p>
          </table:table-cell>
          <table:table-cell office:value-type="string">
            <text:p>ACM Symposium on Principles of Distributed Computing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0.83950617284">
            <text:p>0.8395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49">
            <text:p>5549</text:p>
          </table:table-cell>
          <table:table-cell office:value-type="string">
            <text:p>FSE</text:p>
          </table:table-cell>
          <table:table-cell office:value-type="string">
            <text:p>ACM SIGSOFT Conference on the Foundations of Software Engineering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float" office:value="0.837606837607">
            <text:p>0.8376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79">
            <text:p>5679</text:p>
          </table:table-cell>
          <table:table-cell office:value-type="string">
            <text:p>AAMAS</text:p>
          </table:table-cell>
          <table:table-cell office:value-type="string">
            <text:p>International Joint Conference on Autonomous Agents and Multiagents Systems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0.837037037037">
            <text:p>0.8370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15">
            <text:p>5515</text:p>
          </table:table-cell>
          <table:table-cell office:value-type="string">
            <text:p>VTS</text:p>
          </table:table-cell>
          <table:table-cell office:value-type="string">
            <text:p>IEEE VLSI Test Symposium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0.833333333333">
            <text:p>0.8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85">
            <text:p>6185</text:p>
          </table:table-cell>
          <table:table-cell office:value-type="string">
            <text:p>WI</text:p>
          </table:table-cell>
          <table:table-cell office:value-type="string">
            <text:p>IEEE/WIC/ACM International Conference on Web Intelligence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0.833333333333">
            <text:p>0.8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23">
            <text:p>5923</text:p>
          </table:table-cell>
          <table:table-cell office:value-type="string">
            <text:p>PerCom</text:p>
          </table:table-cell>
          <table:table-cell office:value-type="string">
            <text:p>Annual IEEE International Conference on Pervasive Computing and Communications 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office:value-type="float" office:value="0.833333333333">
            <text:p>0.8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02">
            <text:p>6202</text:p>
          </table:table-cell>
          <table:table-cell office:value-type="string">
            <text:p>CIVR</text:p>
          </table:table-cell>
          <table:table-cell office:value-type="string">
            <text:p>ACM International Conference on Image and Video Retrieval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0.833333333333">
            <text:p>0.8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61">
            <text:p>5961</text:p>
          </table:table-cell>
          <table:table-cell office:value-type="string">
            <text:p>SEC</text:p>
          </table:table-cell>
          <table:table-cell office:value-type="string">
            <text:p>IFIP International Information Security Conference</text:p>
          </table:table-cell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 office:value-type="float" office:value="0.833333333333">
            <text:p>0.8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47">
            <text:p>6247</text:p>
          </table:table-cell>
          <table:table-cell office:value-type="string">
            <text:p>FUZZ</text:p>
          </table:table-cell>
          <table:table-cell office:value-type="string">
            <text:p>IEEE International Conference on Fuzzy Systems</text:p>
          </table:table-cell>
          <table:table-cell office:value-type="float" office:value="22">
            <text:p>22</text:p>
          </table:table-cell>
          <table:table-cell office:value-type="float" office:value="118">
            <text:p>118</text:p>
          </table:table-cell>
          <table:table-cell office:value-type="float" office:value="0.827160493827">
            <text:p>0.8271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03">
            <text:p>5703</text:p>
          </table:table-cell>
          <table:table-cell office:value-type="string">
            <text:p>WoLLIC</text:p>
          </table:table-cell>
          <table:table-cell office:value-type="string">
            <text:p>Workshop on Logic, Language, Information and Computation</text:p>
          </table:table-cell>
          <table:table-cell office:value-type="float" office:value="29">
            <text:p>29</text:p>
          </table:table-cell>
          <table:table-cell office:value-type="float" office:value="119">
            <text:p>119</text:p>
          </table:table-cell>
          <table:table-cell office:value-type="float" office:value="0.825396825397">
            <text:p>0.8254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16">
            <text:p>5516</text:p>
          </table:table-cell>
          <table:table-cell office:value-type="string">
            <text:p>EMSOFT</text:p>
          </table:table-cell>
          <table:table-cell office:value-type="string">
            <text:p>ACM Conference on Embedded Software </text:p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0.825396825397">
            <text:p>0.8254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22">
            <text:p>5522</text:p>
          </table:table-cell>
          <table:table-cell office:value-type="string">
            <text:p>VLSI-SOC</text:p>
          </table:table-cell>
          <table:table-cell office:value-type="string">
            <text:p>IFIP International Conference on Very Large Scale Integration 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0.824561403509">
            <text:p>0.8245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ECML</text:p>
          </table:table-cell>
          <table:table-cell office:value-type="string">
            <text:p>European Conference on Machine Learning</text:p>
          </table:table-cell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office:value-type="float" office:value="0.822916666667">
            <text:p>0.8229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33">
            <text:p>6233</text:p>
          </table:table-cell>
          <table:table-cell office:value-type="string">
            <text:p>VECIMS</text:p>
          </table:table-cell>
          <table:table-cell office:value-type="string">
            <text:p>IEEE International Conference on Virtual Environments, Human-Computer Interfaces and Measurement Systems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0.822222222222">
            <text:p>0.8222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25">
            <text:p>5925</text:p>
          </table:table-cell>
          <table:table-cell office:value-type="string">
            <text:p>Mobisys</text:p>
          </table:table-cell>
          <table:table-cell office:value-type="string">
            <text:p>ACM SIGMOBILE International Conference on Mobile Systems, Applications and Services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  <table:table-cell office:value-type="float" office:value="0.822222222222">
            <text:p>0.8222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GECCO</text:p>
          </table:table-cell>
          <table:table-cell office:value-type="string">
            <text:p>Genetic and Evolutionary Computation Conference</text:p>
          </table:table-cell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office:value-type="float" office:value="0.821428571429">
            <text:p>0.8214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WCNC</text:p>
          </table:table-cell>
          <table:table-cell office:value-type="string">
            <text:p>IEEE Wireless and Communications and Networking Conference</text:p>
          </table:table-cell>
          <table:table-cell office:value-type="float" office:value="15">
            <text:p>15</text:p>
          </table:table-cell>
          <table:table-cell office:value-type="float" office:value="126">
            <text:p>126</text:p>
          </table:table-cell>
          <table:table-cell office:value-type="float" office:value="0.820512820513">
            <text:p>0.8205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60">
            <text:p>5760</text:p>
          </table:table-cell>
          <table:table-cell office:value-type="string">
            <text:p>CC</text:p>
          </table:table-cell>
          <table:table-cell office:value-type="string">
            <text:p>International Conference on Compiler Construction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0.820512820513">
            <text:p>0.8205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CICLING</text:p>
          </table:table-cell>
          <table:table-cell office:value-type="string">
            <text:p>Conference on Intelligent Text Processing and Computational Linguistics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0.820512820513">
            <text:p>0.8205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96">
            <text:p>5696</text:p>
          </table:table-cell>
          <table:table-cell office:value-type="string">
            <text:p>ICLP</text:p>
          </table:table-cell>
          <table:table-cell office:value-type="string">
            <text:p>International Conference on Logic Programming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0.820512820513">
            <text:p>0.8205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CIKM</text:p>
          </table:table-cell>
          <table:table-cell office:value-type="string">
            <text:p>International Conference on Information and Knowledge Management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0.819444444444">
            <text:p>0.819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INLG</text:p>
          </table:table-cell>
          <table:table-cell office:value-type="string">
            <text:p>International Natural Language Generation Conference</text:p>
          </table:table-cell>
          <table:table-cell office:value-type="float" office:value="30">
            <text:p>30</text:p>
          </table:table-cell>
          <table:table-cell office:value-type="float" office:value="131">
            <text:p>131</text:p>
          </table:table-cell>
          <table:table-cell office:value-type="float" office:value="0.818181818182">
            <text:p>0.8181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41">
            <text:p>6041</text:p>
          </table:table-cell>
          <table:table-cell office:value-type="string">
            <text:p>OSDI</text:p>
          </table:table-cell>
          <table:table-cell office:value-type="string">
            <text:p>Usenix Symposium on Operating Systems Design and Implementation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0.814814814815">
            <text:p>0.8148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27">
            <text:p>5727</text:p>
          </table:table-cell>
          <table:table-cell office:value-type="string">
            <text:p>WCCI</text:p>
          </table:table-cell>
          <table:table-cell office:value-type="string">
            <text:p>IEEE World Congress on Computational Intelligence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0.813725490196">
            <text:p>0.8137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91">
            <text:p>5791</text:p>
          </table:table-cell>
          <table:table-cell office:value-type="string">
            <text:p>ESOP</text:p>
          </table:table-cell>
          <table:table-cell office:value-type="string">
            <text:p>European Symposium on Programming (ETAPS)</text:p>
          </table:table-cell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 office:value-type="float" office:value="0.8125">
            <text:p>0.812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IMC</text:p>
          </table:table-cell>
          <table:table-cell office:value-type="string">
            <text:p>ACM/SIGCOMM Internet Measurement Conference 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0.811111111111">
            <text:p>0.8111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54">
            <text:p>5554</text:p>
          </table:table-cell>
          <table:table-cell office:value-type="string">
            <text:p>ICSM</text:p>
          </table:table-cell>
          <table:table-cell office:value-type="string">
            <text:p>IEEE International Conference on Software Maintenance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0.810810810811">
            <text:p>0.8108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99">
            <text:p>5399</text:p>
          </table:table-cell>
          <table:table-cell office:value-type="string">
            <text:p>SIGIR</text:p>
          </table:table-cell>
          <table:table-cell office:value-type="string">
            <text:p>Annual International ACM SIGIR Conference on Research &amp; Development in Information Retrieval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0.810606060606">
            <text:p>0.8106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CSL</text:p>
          </table:table-cell>
          <table:table-cell office:value-type="string">
            <text:p>Annual Conference on Computer Science Logic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0.809523809524">
            <text:p>0.8095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CDC</text:p>
          </table:table-cell>
          <table:table-cell office:value-type="string">
            <text:p>IEEE Conference on Decision and Control</text:p>
          </table:table-cell>
          <table:table-cell office:value-type="float" office:value="23">
            <text:p>23</text:p>
          </table:table-cell>
          <table:table-cell office:value-type="float" office:value="139">
            <text:p>139</text:p>
          </table:table-cell>
          <table:table-cell office:value-type="float" office:value="0.809523809524">
            <text:p>0.8095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25">
            <text:p>5325</text:p>
          </table:table-cell>
          <table:table-cell office:value-type="string">
            <text:p>COLT</text:p>
          </table:table-cell>
          <table:table-cell office:value-type="string">
            <text:p>Annual Conference on Computational Learning Theory</text:p>
          </table:table-cell>
          <table:table-cell office:value-type="float" office:value="22">
            <text:p>22</text:p>
          </table:table-cell>
          <table:table-cell office:value-type="float" office:value="140">
            <text:p>140</text:p>
          </table:table-cell>
          <table:table-cell office:value-type="float" office:value="0.807692307692">
            <text:p>0.8076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14">
            <text:p>6414</text:p>
          </table:table-cell>
          <table:table-cell office:value-type="string">
            <text:p>SIGDOC</text:p>
          </table:table-cell>
          <table:table-cell office:value-type="string">
            <text:p>ACM International Conference on Design of Communication</text:p>
          </table:table-cell>
          <table:table-cell office:value-type="float" office:value="18">
            <text:p>18</text:p>
          </table:table-cell>
          <table:table-cell office:value-type="float" office:value="141">
            <text:p>141</text:p>
          </table:table-cell>
          <table:table-cell office:value-type="float" office:value="0.80701754386">
            <text:p>0.8070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FPL</text:p>
          </table:table-cell>
          <table:table-cell office:value-type="string">
            <text:p>International Conference on Field-Programmable Logic and Applications 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0.80701754386">
            <text:p>0.8070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42">
            <text:p>6042</text:p>
          </table:table-cell>
          <table:table-cell office:value-type="string">
            <text:p>PADS</text:p>
          </table:table-cell>
          <table:table-cell office:value-type="string">
            <text:p>ACM/IEEE/SCS Workshop on Parallel and Distributed Simulation</text:p>
          </table:table-cell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office:value-type="float" office:value="0.805555555556">
            <text:p>0.8055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ISSCC</text:p>
          </table:table-cell>
          <table:table-cell office:value-type="string">
            <text:p>IEEE International Solid-State Circuits Conference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0.805555555556">
            <text:p>0.8055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81">
            <text:p>6381</text:p>
          </table:table-cell>
          <table:table-cell office:value-type="string">
            <text:p>USENIX</text:p>
          </table:table-cell>
          <table:table-cell office:value-type="string">
            <text:p>USENIX Annual Technical Conference</text:p>
          </table:table-cell>
          <table:table-cell office:value-type="float" office:value="26">
            <text:p>26</text:p>
          </table:table-cell>
          <table:table-cell office:value-type="float" office:value="145">
            <text:p>145</text:p>
          </table:table-cell>
          <table:table-cell office:value-type="float" office:value="0.805555555556">
            <text:p>0.8055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23">
            <text:p>5623</text:p>
          </table:table-cell>
          <table:table-cell office:value-type="string">
            <text:p>SSTD</text:p>
          </table:table-cell>
          <table:table-cell office:value-type="string">
            <text:p>International Symposium on Spatial and Temporal Databases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  <table:table-cell office:value-type="float" office:value="0.803921568627">
            <text:p>0.8039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14">
            <text:p>5914</text:p>
          </table:table-cell>
          <table:table-cell office:value-type="string">
            <text:p>HPDC</text:p>
          </table:table-cell>
          <table:table-cell office:value-type="string">
            <text:p>IEEE International Symposium on High Performance Distributed Computing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office:value-type="float" office:value="0.802469135802">
            <text:p>0.8024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51">
            <text:p>6251</text:p>
          </table:table-cell>
          <table:table-cell office:value-type="string">
            <text:p>CICC</text:p>
          </table:table-cell>
          <table:table-cell office:value-type="string">
            <text:p>IEEE Custom Integrated Circuits Conference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0.8">
            <text:p>0.8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29">
            <text:p>5329</text:p>
          </table:table-cell>
          <table:table-cell office:value-type="string">
            <text:p>ESA</text:p>
          </table:table-cell>
          <table:table-cell office:value-type="string">
            <text:p>European Symposium on Algorithms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0.79797979798">
            <text:p>0.7979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67">
            <text:p>5467</text:p>
          </table:table-cell>
          <table:table-cell office:value-type="string">
            <text:p>ICDAR</text:p>
          </table:table-cell>
          <table:table-cell office:value-type="string">
            <text:p>IEEE International Conference on Document Analysis and Recognition 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0.797619047619">
            <text:p>0.7976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59">
            <text:p>5759</text:p>
          </table:table-cell>
          <table:table-cell office:value-type="string">
            <text:p>ASPLOS</text:p>
          </table:table-cell>
          <table:table-cell office:value-type="string">
            <text:p>International Conference on Architectural Support for Programming Languages and Operating Systems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0.797619047619">
            <text:p>0.7976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38">
            <text:p>5438</text:p>
          </table:table-cell>
          <table:table-cell office:value-type="string">
            <text:p>SMC</text:p>
          </table:table-cell>
          <table:table-cell office:value-type="string">
            <text:p>IEEE International Conference on Systems, Man, and Cybernetics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  <table:table-cell office:value-type="float" office:value="0.797101449275">
            <text:p>0.7971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33">
            <text:p>5833</text:p>
          </table:table-cell>
          <table:table-cell office:value-type="string">
            <text:p>Networking</text:p>
          </table:table-cell>
          <table:table-cell office:value-type="string">
            <text:p>IFIP International Conference on Networking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0.795698924731">
            <text:p>0.7957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19">
            <text:p>5619</text:p>
          </table:table-cell>
          <table:table-cell office:value-type="string">
            <text:p>IGARSS</text:p>
          </table:table-cell>
          <table:table-cell office:value-type="string">
            <text:p>IEEE International Geoscience and Remote Sensing Symposium</text:p>
          </table:table-cell>
          <table:table-cell office:value-type="float" office:value="8">
            <text:p>8</text:p>
          </table:table-cell>
          <table:table-cell office:value-type="float" office:value="154">
            <text:p>154</text:p>
          </table:table-cell>
          <table:table-cell office:value-type="float" office:value="0.794871794872">
            <text:p>0.7948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72">
            <text:p>5972</text:p>
          </table:table-cell>
          <table:table-cell office:value-type="string">
            <text:p>CCA</text:p>
          </table:table-cell>
          <table:table-cell office:value-type="string">
            <text:p>IEEE International Conference on Control Applications</text:p>
          </table:table-cell>
          <table:table-cell office:value-type="float" office:value="23">
            <text:p>23</text:p>
          </table:table-cell>
          <table:table-cell office:value-type="float" office:value="155">
            <text:p>155</text:p>
          </table:table-cell>
          <table:table-cell office:value-type="float" office:value="0.794871794872">
            <text:p>0.7948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20">
            <text:p>5720</text:p>
          </table:table-cell>
          <table:table-cell office:value-type="string">
            <text:p>IFSA</text:p>
          </table:table-cell>
          <table:table-cell office:value-type="string">
            <text:p>International Fuzzy Systems Association World Congress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float" office:value="0.793650793651">
            <text:p>0.7936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59">
            <text:p>5459</text:p>
          </table:table-cell>
          <table:table-cell office:value-type="string">
            <text:p>ECCV</text:p>
          </table:table-cell>
          <table:table-cell office:value-type="string">
            <text:p>European Conference on Computer Vision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office:value-type="float" office:value="0.793103448276">
            <text:p>0.7931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89">
            <text:p>5989</text:p>
          </table:table-cell>
          <table:table-cell office:value-type="string">
            <text:p>PACT</text:p>
          </table:table-cell>
          <table:table-cell office:value-type="string">
            <text:p>International Conference on Parallel Architectures and Compilation Techniques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0.789473684211">
            <text:p>0.7894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84">
            <text:p>6384</text:p>
          </table:table-cell>
          <table:table-cell office:value-type="string">
            <text:p>TLCA</text:p>
          </table:table-cell>
          <table:table-cell office:value-type="string">
            <text:p>Typed Lambda Calculus and Applications</text:p>
          </table:table-cell>
          <table:table-cell office:value-type="float" office:value="29">
            <text:p>29</text:p>
          </table:table-cell>
          <table:table-cell office:value-type="float" office:value="159">
            <text:p>159</text:p>
          </table:table-cell>
          <table:table-cell office:value-type="float" office:value="0.787878787879">
            <text:p>0.7878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57">
            <text:p>6057</text:p>
          </table:table-cell>
          <table:table-cell office:value-type="string">
            <text:p>ISORC</text:p>
          </table:table-cell>
          <table:table-cell office:value-type="string">
            <text:p>IEEE International Symposium on Object-Oriented Real-Time Distributed Computing</text:p>
          </table:table-cell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0.787878787879">
            <text:p>0.7878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53">
            <text:p>5853</text:p>
          </table:table-cell>
          <table:table-cell office:value-type="string">
            <text:p>LCN</text:p>
          </table:table-cell>
          <table:table-cell office:value-type="string">
            <text:p>IEEE Conference on Local Computer Networks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float" office:value="0.786666666667">
            <text:p>0.78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96">
            <text:p>5496</text:p>
          </table:table-cell>
          <table:table-cell office:value-type="string">
            <text:p>CIG</text:p>
          </table:table-cell>
          <table:table-cell office:value-type="string">
            <text:p>IEEE Symposium on Computacional Intelligence and Games</text:p>
          </table:table-cell>
          <table:table-cell office:value-type="float" office:value="19">
            <text:p>19</text:p>
          </table:table-cell>
          <table:table-cell office:value-type="float" office:value="162">
            <text:p>162</text:p>
          </table:table-cell>
          <table:table-cell office:value-type="float" office:value="0.785714285714">
            <text:p>0.7857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ITC</text:p>
          </table:table-cell>
          <table:table-cell office:value-type="string">
            <text:p>International Test Conference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office:value-type="float" office:value="0.785714285714">
            <text:p>0.7857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CoopIS</text:p>
          </table:table-cell>
          <table:table-cell office:value-type="string">
            <text:p>International Conference on Cooperative Information Systems</text:p>
          </table:table-cell>
          <table:table-cell office:value-type="float" office:value="21">
            <text:p>21</text:p>
          </table:table-cell>
          <table:table-cell office:value-type="float" office:value="164">
            <text:p>164</text:p>
          </table:table-cell>
          <table:table-cell office:value-type="float" office:value="0.785714285714">
            <text:p>0.7857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05">
            <text:p>5705</text:p>
          </table:table-cell>
          <table:table-cell office:value-type="string">
            <text:p>CEC</text:p>
          </table:table-cell>
          <table:table-cell office:value-type="string">
            <text:p>IEEE Congress on Evolutionary Computation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0.784946236559">
            <text:p>0.784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ETS</text:p>
          </table:table-cell>
          <table:table-cell office:value-type="string">
            <text:p>IEEE European Test Symposium 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office:value-type="float" office:value="0.78431372549">
            <text:p>0.7843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94">
            <text:p>6194</text:p>
          </table:table-cell>
          <table:table-cell office:value-type="string">
            <text:p>ISVLSI</text:p>
          </table:table-cell>
          <table:table-cell office:value-type="string">
            <text:p>IEEE Computer Society Annual Symposium on VLSI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office:value-type="float" office:value="0.78431372549">
            <text:p>0.7843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IAT</text:p>
          </table:table-cell>
          <table:table-cell office:value-type="string">
            <text:p>ACM International Conference on Intelligent Agent Technology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office:value-type="float" office:value="0.78431372549">
            <text:p>0.7843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62">
            <text:p>5362</text:p>
          </table:table-cell>
          <table:table-cell office:value-type="string">
            <text:p>LFCS</text:p>
          </table:table-cell>
          <table:table-cell office:value-type="string">
            <text:p>Symposium on Logical Foundations of Computer Science</text:p>
          </table:table-cell>
          <table:table-cell office:value-type="float" office:value="29">
            <text:p>29</text:p>
          </table:table-cell>
          <table:table-cell office:value-type="float" office:value="169">
            <text:p>169</text:p>
          </table:table-cell>
          <table:table-cell office:value-type="float" office:value="0.78431372549">
            <text:p>0.7843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WCCE</text:p>
          </table:table-cell>
          <table:table-cell office:value-type="string">
            <text:p>IFIP World Conference on Computers in Education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float" office:value="0.782608695652">
            <text:p>0.7826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68">
            <text:p>5468</text:p>
          </table:table-cell>
          <table:table-cell office:value-type="string">
            <text:p>ICIAP</text:p>
          </table:table-cell>
          <table:table-cell office:value-type="string">
            <text:p>International Conference on Image Analysis and Processing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0.782051282051">
            <text:p>0.7820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43">
            <text:p>5843</text:p>
          </table:table-cell>
          <table:table-cell office:value-type="string">
            <text:p>ISCC</text:p>
          </table:table-cell>
          <table:table-cell office:value-type="string">
            <text:p>IEEE Symposium on Computers and Communications</text:p>
          </table:table-cell>
          <table:table-cell office:value-type="float" office:value="15">
            <text:p>15</text:p>
          </table:table-cell>
          <table:table-cell office:value-type="float" office:value="172">
            <text:p>172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59">
            <text:p>5559</text:p>
          </table:table-cell>
          <table:table-cell office:value-type="string">
            <text:p>ISRE</text:p>
          </table:table-cell>
          <table:table-cell office:value-type="string">
            <text:p>IEEE International Symposium on Requirements Engineering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41">
            <text:p>6141</text:p>
          </table:table-cell>
          <table:table-cell office:value-type="string">
            <text:p>INTERACT</text:p>
          </table:table-cell>
          <table:table-cell office:value-type="string">
            <text:p>IFIP TC13 International Conference on Human-Computer Interaction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67">
            <text:p>6467</text:p>
          </table:table-cell>
          <table:table-cell office:value-type="string">
            <text:p>SACMAT</text:p>
          </table:table-cell>
          <table:table-cell office:value-type="string">
            <text:p>ACM Symposium on Access Control Models and Technologies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EuroVis</text:p>
          </table:table-cell>
          <table:table-cell office:value-type="string">
            <text:p>Eurographics/IEEE-VGTC Symposium on Visualization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19">
            <text:p>6219</text:p>
          </table:table-cell>
          <table:table-cell office:value-type="string">
            <text:p>ISWC</text:p>
          </table:table-cell>
          <table:table-cell office:value-type="string">
            <text:p>IEEE International Symposium on Wearable Computing</text:p>
          </table:table-cell>
          <table:table-cell office:value-type="float" office:value="19">
            <text:p>19</text:p>
          </table:table-cell>
          <table:table-cell office:value-type="float" office:value="177">
            <text:p>177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68">
            <text:p>5668</text:p>
          </table:table-cell>
          <table:table-cell office:value-type="string">
            <text:p>IJCAR</text:p>
          </table:table-cell>
          <table:table-cell office:value-type="string">
            <text:p>International Joint Conference on Automated Reasoning 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92">
            <text:p>6192</text:p>
          </table:table-cell>
          <table:table-cell office:value-type="string">
            <text:p>ICCD</text:p>
          </table:table-cell>
          <table:table-cell office:value-type="string">
            <text:p>International Conference on Computer Design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15">
            <text:p>5915</text:p>
          </table:table-cell>
          <table:table-cell office:value-type="string">
            <text:p>SECON</text:p>
          </table:table-cell>
          <table:table-cell office:value-type="string">
            <text:p>IEEE Conference on Sensor, Mesh and Ad Hoc Communications and Networks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0.777777777778">
            <text:p>0.7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72">
            <text:p>5572</text:p>
          </table:table-cell>
          <table:table-cell office:value-type="string">
            <text:p>SEFM</text:p>
          </table:table-cell>
          <table:table-cell office:value-type="string">
            <text:p>IEEE International Conference on Software Engineering and Formal Methods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  <table:table-cell office:value-type="float" office:value="0.774193548387">
            <text:p>0.7741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59">
            <text:p>6259</text:p>
          </table:table-cell>
          <table:table-cell office:value-type="string">
            <text:p>ISLPED</text:p>
          </table:table-cell>
          <table:table-cell office:value-type="string">
            <text:p>International Symposium on Low Power Electronics and Design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0.770833333333">
            <text:p>0.7708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KR</text:p>
          </table:table-cell>
          <table:table-cell office:value-type="string">
            <text:p>International Conference on Principles of Knowledge Representation and Reasoning</text:p>
          </table:table-cell>
          <table:table-cell office:value-type="float" office:value="29">
            <text:p>29</text:p>
          </table:table-cell>
          <table:table-cell office:value-type="float" office:value="183">
            <text:p>183</text:p>
          </table:table-cell>
          <table:table-cell office:value-type="float" office:value="0.770833333333">
            <text:p>0.7708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CIRA</text:p>
          </table:table-cell>
          <table:table-cell office:value-type="string">
            <text:p>IEEE International Symposium on Computational Intelligence in Robotics and Automation</text:p>
          </table:table-cell>
          <table:table-cell office:value-type="float" office:value="23">
            <text:p>23</text:p>
          </table:table-cell>
          <table:table-cell office:value-type="float" office:value="184">
            <text:p>184</text:p>
          </table:table-cell>
          <table:table-cell office:value-type="float" office:value="0.769230769231">
            <text:p>0.7692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20">
            <text:p>5520</text:p>
          </table:table-cell>
          <table:table-cell office:value-type="string">
            <text:p>ISPD</text:p>
          </table:table-cell>
          <table:table-cell office:value-type="string">
            <text:p>ACM International Symposium on Physical Design 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float" office:value="0.769230769231">
            <text:p>0.7692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07">
            <text:p>5407</text:p>
          </table:table-cell>
          <table:table-cell office:value-type="string">
            <text:p>DocEng</text:p>
          </table:table-cell>
          <table:table-cell office:value-type="string">
            <text:p>ACM Symposium on Document Engineering </text:p>
          </table:table-cell>
          <table:table-cell office:value-type="float" office:value="18">
            <text:p>18</text:p>
          </table:table-cell>
          <table:table-cell office:value-type="float" office:value="186">
            <text:p>186</text:p>
          </table:table-cell>
          <table:table-cell office:value-type="float" office:value="0.768115942029">
            <text:p>0.7681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MICRO</text:p>
          </table:table-cell>
          <table:table-cell office:value-type="string">
            <text:p>International Symposium on Microarchitecture</text:p>
          </table:table-cell>
          <table:table-cell office:value-type="float" office:value="26">
            <text:p>26</text:p>
          </table:table-cell>
          <table:table-cell office:value-type="float" office:value="187">
            <text:p>187</text:p>
          </table:table-cell>
          <table:table-cell office:value-type="float" office:value="0.766666666667">
            <text:p>0.7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45">
            <text:p>5845</text:p>
          </table:table-cell>
          <table:table-cell office:value-type="string">
            <text:p>MASCOTS</text:p>
          </table:table-cell>
          <table:table-cell office:value-type="string">
            <text:p>IEEE International Symposium on Modeling, Analysis and Simulation of Computer and Telecommunication Systems</text:p>
          </table:table-cell>
          <table:table-cell office:value-type="float" office:value="15">
            <text:p>15</text:p>
          </table:table-cell>
          <table:table-cell office:value-type="float" office:value="188">
            <text:p>188</text:p>
          </table:table-cell>
          <table:table-cell office:value-type="float" office:value="0.761904761905">
            <text:p>0.7619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69">
            <text:p>5769</text:p>
          </table:table-cell>
          <table:table-cell office:value-type="string">
            <text:p>ICALP</text:p>
          </table:table-cell>
          <table:table-cell office:value-type="string">
            <text:p>International Colloquium on Automata, Languages and Programming</text:p>
          </table:table-cell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  <table:table-cell office:value-type="float" office:value="0.761904761905">
            <text:p>0.7619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34">
            <text:p>5734</text:p>
          </table:table-cell>
          <table:table-cell office:value-type="string">
            <text:p>IROS</text:p>
          </table:table-cell>
          <table:table-cell office:value-type="string">
            <text:p>IEEE/RJS International Conference on Intelligent Robots and Systems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float" office:value="0.761904761905">
            <text:p>0.7619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RE</text:p>
          </table:table-cell>
          <table:table-cell office:value-type="string">
            <text:p>IEEE International Requirements Engineering Conference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office:value-type="float" office:value="0.760416666667">
            <text:p>0.7604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05">
            <text:p>5805</text:p>
          </table:table-cell>
          <table:table-cell office:value-type="string">
            <text:p>APPROX</text:p>
          </table:table-cell>
          <table:table-cell office:value-type="string">
            <text:p>International Workshop on Approximation Algorithms for Combinatorial Optimization Problems</text:p>
          </table:table-cell>
          <table:table-cell office:value-type="float" office:value="14">
            <text:p>14</text:p>
          </table:table-cell>
          <table:table-cell office:value-type="float" office:value="192">
            <text:p>192</text:p>
          </table:table-cell>
          <table:table-cell office:value-type="float" office:value="0.76">
            <text:p>0.76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Group</text:p>
          </table:table-cell>
          <table:table-cell office:value-type="string">
            <text:p>ACM Group Conference</text:p>
          </table:table-cell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office:value-type="float" office:value="0.76">
            <text:p>0.76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77">
            <text:p>5777</text:p>
          </table:table-cell>
          <table:table-cell office:value-type="string">
            <text:p>LCTES</text:p>
          </table:table-cell>
          <table:table-cell office:value-type="string">
            <text:p>ACM SIGPLAN Conference on Languages, Compilers, and Tools for Embedded Systems</text:p>
          </table:table-cell>
          <table:table-cell office:value-type="float" office:value="12">
            <text:p>12</text:p>
          </table:table-cell>
          <table:table-cell office:value-type="float" office:value="194">
            <text:p>194</text:p>
          </table:table-cell>
          <table:table-cell office:value-type="float" office:value="0.757575757576">
            <text:p>0.7575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73">
            <text:p>6373</text:p>
          </table:table-cell>
          <table:table-cell office:value-type="string">
            <text:p>ACC</text:p>
          </table:table-cell>
          <table:table-cell office:value-type="string">
            <text:p>American Control Conference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float" office:value="0.757575757576">
            <text:p>0.7575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21">
            <text:p>6221</text:p>
          </table:table-cell>
          <table:table-cell office:value-type="string">
            <text:p>EGVE</text:p>
          </table:table-cell>
          <table:table-cell office:value-type="string">
            <text:p>Eurographics Workshop on Virtual Environments</text:p>
          </table:table-cell>
          <table:table-cell office:value-type="float" office:value="19">
            <text:p>19</text:p>
          </table:table-cell>
          <table:table-cell office:value-type="float" office:value="196">
            <text:p>196</text:p>
          </table:table-cell>
          <table:table-cell office:value-type="float" office:value="0.755555555556">
            <text:p>0.7555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12">
            <text:p>5712</text:p>
          </table:table-cell>
          <table:table-cell office:value-type="string">
            <text:p>ICANN</text:p>
          </table:table-cell>
          <table:table-cell office:value-type="string">
            <text:p>International Conference on Artificial Neural Networks</text:p>
          </table:table-cell>
          <table:table-cell office:value-type="float" office:value="22">
            <text:p>22</text:p>
          </table:table-cell>
          <table:table-cell office:value-type="float" office:value="197">
            <text:p>197</text:p>
          </table:table-cell>
          <table:table-cell office:value-type="float" office:value="0.754901960784">
            <text:p>0.7549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03">
            <text:p>6203</text:p>
          </table:table-cell>
          <table:table-cell office:value-type="string">
            <text:p>SGP</text:p>
          </table:table-cell>
          <table:table-cell office:value-type="string">
            <text:p>Eurographics Symposium on Geometry Processing</text:p>
          </table:table-cell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office:value-type="float" office:value="0.754385964912">
            <text:p>0.7543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39">
            <text:p>5839</text:p>
          </table:table-cell>
          <table:table-cell office:value-type="string">
            <text:p>SENSYS</text:p>
          </table:table-cell>
          <table:table-cell office:value-type="string">
            <text:p>ACM Conference on Embedded Networked Sensor Systems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float" office:value="0.753086419753">
            <text:p>0.7530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00">
            <text:p>5700</text:p>
          </table:table-cell>
          <table:table-cell office:value-type="string">
            <text:p>LPAR</text:p>
          </table:table-cell>
          <table:table-cell office:value-type="string">
            <text:p>Logic Programming and Automated Reasoning</text:p>
          </table:table-cell>
          <table:table-cell office:value-type="float" office:value="29">
            <text:p>29</text:p>
          </table:table-cell>
          <table:table-cell office:value-type="float" office:value="200">
            <text:p>200</text:p>
          </table:table-cell>
          <table:table-cell office:value-type="float" office:value="0.75">
            <text:p>0.7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20">
            <text:p>5420</text:p>
          </table:table-cell>
          <table:table-cell office:value-type="string">
            <text:p>ISMB</text:p>
          </table:table-cell>
          <table:table-cell office:value-type="string">
            <text:p>Intelligent Systems in Molecular Biology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0.75">
            <text:p>0.7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69">
            <text:p>5869</text:p>
          </table:table-cell>
          <table:table-cell office:value-type="string">
            <text:p>P2P</text:p>
          </table:table-cell>
          <table:table-cell office:value-type="string">
            <text:p>International Conference on Peer-to-Peer Computing 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0.75">
            <text:p>0.7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95">
            <text:p>6295</text:p>
          </table:table-cell>
          <table:table-cell office:value-type="string">
            <text:p>CASE</text:p>
          </table:table-cell>
          <table:table-cell office:value-type="string">
            <text:p>IEEE Conference on Automation Science and Engineering</text:p>
          </table:table-cell>
          <table:table-cell office:value-type="float" office:value="23">
            <text:p>23</text:p>
          </table:table-cell>
          <table:table-cell office:value-type="float" office:value="203">
            <text:p>203</text:p>
          </table:table-cell>
          <table:table-cell office:value-type="float" office:value="0.75">
            <text:p>0.7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79">
            <text:p>5979</text:p>
          </table:table-cell>
          <table:table-cell office:value-type="string">
            <text:p>IDC</text:p>
          </table:table-cell>
          <table:table-cell office:value-type="string">
            <text:p>IEEE Conference on Information, Decision and Control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0.75">
            <text:p>0.7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86">
            <text:p>5786</text:p>
          </table:table-cell>
          <table:table-cell office:value-type="string">
            <text:p>PPDP</text:p>
          </table:table-cell>
          <table:table-cell office:value-type="string">
            <text:p>ACM-SIGPLAN International Conference on Principles and Practice of Declarative Programming</text:p>
          </table:table-cell>
          <table:table-cell office:value-type="float" office:value="12">
            <text:p>12</text:p>
          </table:table-cell>
          <table:table-cell office:value-type="float" office:value="205">
            <text:p>205</text:p>
          </table:table-cell>
          <table:table-cell office:value-type="float" office:value="0.75">
            <text:p>0.75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95">
            <text:p>5395</text:p>
          </table:table-cell>
          <table:table-cell office:value-type="string">
            <text:p>PKDD</text:p>
          </table:table-cell>
          <table:table-cell office:value-type="string">
            <text:p>European Conference on Principles and Practice of Knowledge Discovery in Databases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0.748148148148">
            <text:p>0.7481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HiPC</text:p>
          </table:table-cell>
          <table:table-cell office:value-type="string">
            <text:p>International Conference on High Performance Computing</text:p>
          </table:table-cell>
          <table:table-cell office:value-type="float" office:value="26">
            <text:p>26</text:p>
          </table:table-cell>
          <table:table-cell office:value-type="float" office:value="207">
            <text:p>207</text:p>
          </table:table-cell>
          <table:table-cell office:value-type="float" office:value="0.747126436782">
            <text:p>0.7471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82">
            <text:p>5982</text:p>
          </table:table-cell>
          <table:table-cell office:value-type="string">
            <text:p>PATMOS</text:p>
          </table:table-cell>
          <table:table-cell office:value-type="string">
            <text:p>International Workshop on Power and Timing Modeling, Optimization and Simulation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office:value-type="float" office:value="0.745098039216">
            <text:p>0.7451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02">
            <text:p>5902</text:p>
          </table:table-cell>
          <table:table-cell office:value-type="string">
            <text:p>ICNP</text:p>
          </table:table-cell>
          <table:table-cell office:value-type="string">
            <text:p>IEEE International Conference on Network Protocols</text:p>
          </table:table-cell>
          <table:table-cell office:value-type="float" office:value="15">
            <text:p>15</text:p>
          </table:table-cell>
          <table:table-cell office:value-type="float" office:value="209">
            <text:p>209</text:p>
          </table:table-cell>
          <table:table-cell office:value-type="float" office:value="0.74358974359">
            <text:p>0.7435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ICCL</text:p>
          </table:table-cell>
          <table:table-cell office:value-type="string">
            <text:p>IEEE International Conference on Computer Languages</text:p>
          </table:table-cell>
          <table:table-cell office:value-type="float" office:value="12">
            <text:p>12</text:p>
          </table:table-cell>
          <table:table-cell office:value-type="float" office:value="210">
            <text:p>210</text:p>
          </table:table-cell>
          <table:table-cell office:value-type="float" office:value="0.74358974359">
            <text:p>0.7435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35">
            <text:p>5935</text:p>
          </table:table-cell>
          <table:table-cell office:value-type="string">
            <text:p>MASS</text:p>
          </table:table-cell>
          <table:table-cell office:value-type="string">
            <text:p>IEEE International Conference on Mobile Ad-hoc and Sensor Systems</text:p>
          </table:table-cell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0.74358974359">
            <text:p>0.7435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34">
            <text:p>6434</text:p>
          </table:table-cell>
          <table:table-cell office:value-type="string">
            <text:p>ICVS</text:p>
          </table:table-cell>
          <table:table-cell office:value-type="string">
            <text:p>International Conference on Computer Vision Systems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office:value-type="float" office:value="0.742424242424">
            <text:p>0.7424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ISPASS</text:p>
          </table:table-cell>
          <table:table-cell office:value-type="string">
            <text:p>IEEE International Symposium on Performance Analysis of Systems and Software</text:p>
          </table:table-cell>
          <table:table-cell office:value-type="float" office:value="26">
            <text:p>26</text:p>
          </table:table-cell>
          <table:table-cell office:value-type="float" office:value="213">
            <text:p>213</text:p>
          </table:table-cell>
          <table:table-cell office:value-type="float" office:value="0.740740740741">
            <text:p>0.7407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EDOC</text:p>
          </table:table-cell>
          <table:table-cell office:value-type="string">
            <text:p>IEEE International Enterprise Computing Conference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0.740740740741">
            <text:p>0.7407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13">
            <text:p>6113</text:p>
          </table:table-cell>
          <table:table-cell office:value-type="string">
            <text:p>ICASSP</text:p>
          </table:table-cell>
          <table:table-cell office:value-type="string">
            <text:p>IEEE International Conference on Acoustics, Speech and SP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0.740740740741">
            <text:p>0.7407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EC</text:p>
          </table:table-cell>
          <table:table-cell office:value-type="string">
            <text:p>ACM Conference on Electronic Commerce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office:value-type="float" office:value="0.740740740741">
            <text:p>0.7407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55">
            <text:p>5555</text:p>
          </table:table-cell>
          <table:table-cell office:value-type="string">
            <text:p>ICSR</text:p>
          </table:table-cell>
          <table:table-cell office:value-type="string">
            <text:p>IEEE International Conference on Software Reuse</text:p>
          </table:table-cell>
          <table:table-cell office:value-type="float" office:value="7">
            <text:p>7</text:p>
          </table:table-cell>
          <table:table-cell office:value-type="float" office:value="217">
            <text:p>217</text:p>
          </table:table-cell>
          <table:table-cell office:value-type="float" office:value="0.740740740741">
            <text:p>0.7407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09">
            <text:p>6209</text:p>
          </table:table-cell>
          <table:table-cell office:value-type="string">
            <text:p>CSCL</text:p>
          </table:table-cell>
          <table:table-cell office:value-type="string">
            <text:p>Conference in Computer Supported Collaborative Learning</text:p>
          </table:table-cell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float" office:value="0.739130434783">
            <text:p>0.7391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39">
            <text:p>6439</text:p>
          </table:table-cell>
          <table:table-cell office:value-type="string">
            <text:p>ISBI</text:p>
          </table:table-cell>
          <table:table-cell office:value-type="string">
            <text:p>IEEE International Symposium on Biomedical Imaging: From Nano to Macro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0.738095238095">
            <text:p>0.7381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98">
            <text:p>5498</text:p>
          </table:table-cell>
          <table:table-cell office:value-type="string">
            <text:p>ACE</text:p>
          </table:table-cell>
          <table:table-cell office:value-type="string">
            <text:p>International Conference on Advances in Computer Entertainment Technology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0.738095238095">
            <text:p>0.7381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22">
            <text:p>5422</text:p>
          </table:table-cell>
          <table:table-cell office:value-type="string">
            <text:p>RECOMB</text:p>
          </table:table-cell>
          <table:table-cell office:value-type="string">
            <text:p>Annual International Conference on Research in Computational Molecular Biology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0.736111111111">
            <text:p>0.7361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53">
            <text:p>6253</text:p>
          </table:table-cell>
          <table:table-cell office:value-type="string">
            <text:p>ESSCIRC</text:p>
          </table:table-cell>
          <table:table-cell office:value-type="string">
            <text:p>European Solid-State Circuits Conference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0.733333333333">
            <text:p>0.7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73">
            <text:p>5473</text:p>
          </table:table-cell>
          <table:table-cell office:value-type="string">
            <text:p>ISSPA</text:p>
          </table:table-cell>
          <table:table-cell office:value-type="string">
            <text:p>IEEE International Symposium on Signal Processing and its Applications 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0.733333333333">
            <text:p>0.7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85">
            <text:p>5485</text:p>
          </table:table-cell>
          <table:table-cell office:value-type="string">
            <text:p>ICPR</text:p>
          </table:table-cell>
          <table:table-cell office:value-type="string">
            <text:p>International Conference on Pattern Recognition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0.730769230769">
            <text:p>0.7307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28">
            <text:p>6028</text:p>
          </table:table-cell>
          <table:table-cell office:value-type="string">
            <text:p>HotOS</text:p>
          </table:table-cell>
          <table:table-cell office:value-type="string">
            <text:p>USENIX Workshop on Hot Topics in Operating Systems</text:p>
          </table:table-cell>
          <table:table-cell office:value-type="float" office:value="26">
            <text:p>26</text:p>
          </table:table-cell>
          <table:table-cell office:value-type="float" office:value="225">
            <text:p>225</text:p>
          </table:table-cell>
          <table:table-cell office:value-type="float" office:value="0.730769230769">
            <text:p>0.7307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30">
            <text:p>5630</text:p>
          </table:table-cell>
          <table:table-cell office:value-type="string">
            <text:p>MME</text:p>
          </table:table-cell>
          <table:table-cell office:value-type="string">
            <text:p>IEEE International Conference on Multimedia in Education</text:p>
          </table:table-cell>
          <table:table-cell office:value-type="float" office:value="9">
            <text:p>9</text:p>
          </table:table-cell>
          <table:table-cell office:value-type="float" office:value="226">
            <text:p>226</text:p>
          </table:table-cell>
          <table:table-cell office:value-type="float" office:value="0.730158730159">
            <text:p>0.7301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37">
            <text:p>5437</text:p>
          </table:table-cell>
          <table:table-cell office:value-type="string">
            <text:p>EEE</text:p>
          </table:table-cell>
          <table:table-cell office:value-type="string">
            <text:p>IEEE International Conference on e-Technology, e-Commerce and e-Service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0.730158730159">
            <text:p>0.7301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ISM</text:p>
          </table:table-cell>
          <table:table-cell office:value-type="string">
            <text:p>IEEE International Symposium on Multimedia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0.730158730159">
            <text:p>0.7301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77">
            <text:p>5877</text:p>
          </table:table-cell>
          <table:table-cell office:value-type="string">
            <text:p>DSOM</text:p>
          </table:table-cell>
          <table:table-cell office:value-type="string">
            <text:p>IFIP/IEEE International Workshop on Distributed Systems: Operations and Management</text:p>
          </table:table-cell>
          <table:table-cell office:value-type="float" office:value="15">
            <text:p>15</text:p>
          </table:table-cell>
          <table:table-cell office:value-type="float" office:value="229">
            <text:p>229</text:p>
          </table:table-cell>
          <table:table-cell office:value-type="float" office:value="0.727272727273">
            <text:p>0.7272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81">
            <text:p>5781</text:p>
          </table:table-cell>
          <table:table-cell office:value-type="string">
            <text:p>PLC</text:p>
          </table:table-cell>
          <table:table-cell office:value-type="string">
            <text:p>International Conference on Programming Languages and Compilers</text:p>
          </table:table-cell>
          <table:table-cell office:value-type="float" office:value="12">
            <text:p>12</text:p>
          </table:table-cell>
          <table:table-cell office:value-type="float" office:value="230">
            <text:p>230</text:p>
          </table:table-cell>
          <table:table-cell office:value-type="float" office:value="0.727272727273">
            <text:p>0.7272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21">
            <text:p>6321</text:p>
          </table:table-cell>
          <table:table-cell office:value-type="string">
            <text:p>PBG</text:p>
          </table:table-cell>
          <table:table-cell office:value-type="string">
            <text:p>IEEE/Eurographics Symposium on Point-Based Graphics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0.724637681159">
            <text:p>0.7246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ASE</text:p>
          </table:table-cell>
          <table:table-cell office:value-type="string">
            <text:p>Automated Software Engineering Conference</text:p>
          </table:table-cell>
          <table:table-cell office:value-type="float" office:value="7">
            <text:p>7</text:p>
          </table:table-cell>
          <table:table-cell office:value-type="float" office:value="232">
            <text:p>232</text:p>
          </table:table-cell>
          <table:table-cell office:value-type="float" office:value="0.723577235772">
            <text:p>0.7235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45">
            <text:p>5945</text:p>
          </table:table-cell>
          <table:table-cell office:value-type="string">
            <text:p>CSFW</text:p>
          </table:table-cell>
          <table:table-cell office:value-type="string">
            <text:p>IEEE Computer Security Foundations Workshop</text:p>
          </table:table-cell>
          <table:table-cell office:value-type="float" office:value="25">
            <text:p>25</text:p>
          </table:table-cell>
          <table:table-cell office:value-type="float" office:value="233">
            <text:p>233</text:p>
          </table:table-cell>
          <table:table-cell office:value-type="float" office:value="0.722222222222">
            <text:p>0.7222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17">
            <text:p>6017</text:p>
          </table:table-cell>
          <table:table-cell office:value-type="string">
            <text:p>CLUSTER</text:p>
          </table:table-cell>
          <table:table-cell office:value-type="string">
            <text:p>Cluster Computing Conference</text:p>
          </table:table-cell>
          <table:table-cell office:value-type="float" office:value="26">
            <text:p>26</text:p>
          </table:table-cell>
          <table:table-cell office:value-type="float" office:value="234">
            <text:p>234</text:p>
          </table:table-cell>
          <table:table-cell office:value-type="float" office:value="0.72">
            <text:p>0.72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26">
            <text:p>5326</text:p>
          </table:table-cell>
          <table:table-cell office:value-type="string">
            <text:p>CONCUR</text:p>
          </table:table-cell>
          <table:table-cell office:value-type="string">
            <text:p>International Conference on Concurrency Theory</text:p>
          </table:table-cell>
          <table:table-cell office:value-type="float" office:value="29">
            <text:p>29</text:p>
          </table:table-cell>
          <table:table-cell office:value-type="float" office:value="235">
            <text:p>235</text:p>
          </table:table-cell>
          <table:table-cell office:value-type="float" office:value="0.717948717949">
            <text:p>0.717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69">
            <text:p>5969</text:p>
          </table:table-cell>
          <table:table-cell office:value-type="string">
            <text:p>ANSS</text:p>
          </table:table-cell>
          <table:table-cell office:value-type="string">
            <text:p>Annual Simulation Symposium</text:p>
          </table:table-cell>
          <table:table-cell office:value-type="float" office:value="16">
            <text:p>16</text:p>
          </table:table-cell>
          <table:table-cell office:value-type="float" office:value="236">
            <text:p>236</text:p>
          </table:table-cell>
          <table:table-cell office:value-type="float" office:value="0.717948717949">
            <text:p>0.717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43">
            <text:p>6443</text:p>
          </table:table-cell>
          <table:table-cell office:value-type="string">
            <text:p>TPHOLs</text:p>
          </table:table-cell>
          <table:table-cell office:value-type="string">
            <text:p>International Conference on Theorem Proving in Higher Order Logics</text:p>
          </table:table-cell>
          <table:table-cell office:value-type="float" office:value="29">
            <text:p>29</text:p>
          </table:table-cell>
          <table:table-cell office:value-type="float" office:value="237">
            <text:p>237</text:p>
          </table:table-cell>
          <table:table-cell office:value-type="float" office:value="0.717948717949">
            <text:p>0.717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75">
            <text:p>6375</text:p>
          </table:table-cell>
          <table:table-cell office:value-type="string">
            <text:p>IJCNLP</text:p>
          </table:table-cell>
          <table:table-cell office:value-type="string">
            <text:p>International Joint Conference on Natural Language Processing</text:p>
          </table:table-cell>
          <table:table-cell office:value-type="float" office:value="30">
            <text:p>30</text:p>
          </table:table-cell>
          <table:table-cell office:value-type="float" office:value="238">
            <text:p>238</text:p>
          </table:table-cell>
          <table:table-cell office:value-type="float" office:value="0.717948717949">
            <text:p>0.717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63">
            <text:p>5363</text:p>
          </table:table-cell>
          <table:table-cell office:value-type="string">
            <text:p>MFCS</text:p>
          </table:table-cell>
          <table:table-cell office:value-type="string">
            <text:p>International Symposium on Mathematical Foundations of Computer Science 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0.717948717949">
            <text:p>0.717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14">
            <text:p>6114</text:p>
          </table:table-cell>
          <table:table-cell office:value-type="string">
            <text:p>CF</text:p>
          </table:table-cell>
          <table:table-cell office:value-type="string">
            <text:p>ACM International Conference on Computing Frontiers </text:p>
          </table:table-cell>
          <table:table-cell office:value-type="float" office:value="13">
            <text:p>13</text:p>
          </table:table-cell>
          <table:table-cell office:value-type="float" office:value="240">
            <text:p>240</text:p>
          </table:table-cell>
          <table:table-cell office:value-type="float" office:value="0.716049382716">
            <text:p>0.7160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LATIN</text:p>
          </table:table-cell>
          <table:table-cell office:value-type="string">
            <text:p>Latin American Symposium on Theoretical Informatics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0.71568627451">
            <text:p>0.7156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POLICY</text:p>
          </table:table-cell>
          <table:table-cell office:value-type="string">
            <text:p>IEEE International Workshop on Policies for Distributed Systems and Networks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0.714285714286">
            <text:p>0.7142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51">
            <text:p>6151</text:p>
          </table:table-cell>
          <table:table-cell office:value-type="string">
            <text:p>MMCN</text:p>
          </table:table-cell>
          <table:table-cell office:value-type="string">
            <text:p>ACM/SPIE Multimedia Computing and Networking</text:p>
          </table:table-cell>
          <table:table-cell office:value-type="float" office:value="15">
            <text:p>15</text:p>
          </table:table-cell>
          <table:table-cell office:value-type="float" office:value="243">
            <text:p>243</text:p>
          </table:table-cell>
          <table:table-cell office:value-type="float" office:value="0.714285714286">
            <text:p>0.7142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CODES+ISSS</text:p>
          </table:table-cell>
          <table:table-cell office:value-type="string">
            <text:p>International Conference on Hardware/Software Codesign and System Synthesis</text:p>
          </table:table-cell>
          <table:table-cell office:value-type="float" office:value="27">
            <text:p>27</text:p>
          </table:table-cell>
          <table:table-cell office:value-type="float" office:value="244">
            <text:p>244</text:p>
          </table:table-cell>
          <table:table-cell office:value-type="float" office:value="0.712121212121">
            <text:p>0.7121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41">
            <text:p>5441</text:p>
          </table:table-cell>
          <table:table-cell office:value-type="string">
            <text:p>IAS</text:p>
          </table:table-cell>
          <table:table-cell office:value-type="string">
            <text:p>IEEE Industry Applications Society Annual Conference 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0.711111111111">
            <text:p>0.7111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EDBT</text:p>
          </table:table-cell>
          <table:table-cell office:value-type="string">
            <text:p>International Conference on Extending Database Technology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0.710526315789">
            <text:p>0.7105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87">
            <text:p>6287</text:p>
          </table:table-cell>
          <table:table-cell office:value-type="string">
            <text:p>ASSETS</text:p>
          </table:table-cell>
          <table:table-cell office:value-type="string">
            <text:p>International ACM SIGACCESS Conference on Computers and Accessibility</text:p>
          </table:table-cell>
          <table:table-cell office:value-type="float" office:value="11">
            <text:p>11</text:p>
          </table:table-cell>
          <table:table-cell office:value-type="float" office:value="247">
            <text:p>247</text:p>
          </table:table-cell>
          <table:table-cell office:value-type="float" office:value="0.710144927536">
            <text:p>0.710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60">
            <text:p>5560</text:p>
          </table:table-cell>
          <table:table-cell office:value-type="string">
            <text:p>ISSRE</text:p>
          </table:table-cell>
          <table:table-cell office:value-type="string">
            <text:p>IEEE International Symposium on Software Reliability Engineering</text:p>
          </table:table-cell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  <table:table-cell office:value-type="float" office:value="0.708333333333">
            <text:p>0.708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37">
            <text:p>6437</text:p>
          </table:table-cell>
          <table:table-cell office:value-type="string">
            <text:p>MICCAI</text:p>
          </table:table-cell>
          <table:table-cell office:value-type="string">
            <text:p>International Conference on Medical Image Computing and Computer Assisted Intervention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0.708333333333">
            <text:p>0.708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88">
            <text:p>6388</text:p>
          </table:table-cell>
          <table:table-cell office:value-type="string">
            <text:p>ICIS</text:p>
          </table:table-cell>
          <table:table-cell office:value-type="string">
            <text:p>IEEE/ACIS International Conference on Computer and Information</text:p>
          </table:table-cell>
          <table:table-cell office:value-type="float" office:value="13">
            <text:p>13</text:p>
          </table:table-cell>
          <table:table-cell office:value-type="float" office:value="250">
            <text:p>250</text:p>
          </table:table-cell>
          <table:table-cell office:value-type="float" office:value="0.706666666667">
            <text:p>0.70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40">
            <text:p>6140</text:p>
          </table:table-cell>
          <table:table-cell office:value-type="string">
            <text:p>HCI</text:p>
          </table:table-cell>
          <table:table-cell office:value-type="string">
            <text:p>International Conference on Human-Computer Interaction</text:p>
          </table:table-cell>
          <table:table-cell office:value-type="float" office:value="11">
            <text:p>11</text:p>
          </table:table-cell>
          <table:table-cell office:value-type="float" office:value="251">
            <text:p>251</text:p>
          </table:table-cell>
          <table:table-cell office:value-type="float" office:value="0.706666666667">
            <text:p>0.70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93">
            <text:p>6193</text:p>
          </table:table-cell>
          <table:table-cell office:value-type="string">
            <text:p>GLSVLSI</text:p>
          </table:table-cell>
          <table:table-cell office:value-type="string">
            <text:p>ACM Great Lakes Symposium on VLSI</text:p>
          </table:table-cell>
          <table:table-cell office:value-type="float" office:value="6">
            <text:p>6</text:p>
          </table:table-cell>
          <table:table-cell office:value-type="float" office:value="252">
            <text:p>252</text:p>
          </table:table-cell>
          <table:table-cell office:value-type="float" office:value="0.705882352941">
            <text:p>0.7058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47">
            <text:p>5647</text:p>
          </table:table-cell>
          <table:table-cell office:value-type="string">
            <text:p>IAAI</text:p>
          </table:table-cell>
          <table:table-cell office:value-type="string">
            <text:p>Conference on Innovative Applications in Artificial Intelligence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float" office:value="0.704761904762">
            <text:p>0.7047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ESEC/FSE</text:p>
          </table:table-cell>
          <table:table-cell office:value-type="string">
            <text:p>European Software Engineering Conference and the ACM SIGSOFT Symposium on the Foundations of Software Engineering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 office:value-type="float" office:value="0.702702702703">
            <text:p>0.7027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BIBE</text:p>
          </table:table-cell>
          <table:table-cell office:value-type="string">
            <text:p>IEEE International Symposium on Bioinformatics and Bioengineering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0.702380952381">
            <text:p>0.7023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07">
            <text:p>5607</text:p>
          </table:table-cell>
          <table:table-cell office:value-type="string">
            <text:p>ICIS</text:p>
          </table:table-cell>
          <table:table-cell office:value-type="string">
            <text:p>International Conference on Information Systems 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0.701149425287">
            <text:p>0.7011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73">
            <text:p>5573</text:p>
          </table:table-cell>
          <table:table-cell office:value-type="string">
            <text:p>SEKE</text:p>
          </table:table-cell>
          <table:table-cell office:value-type="string">
            <text:p>International Conference on Software Engineering and Knowledge Engineering</text:p>
          </table:table-cell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office:value-type="float" office:value="0.700854700855">
            <text:p>0.7008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35">
            <text:p>6035</text:p>
          </table:table-cell>
          <table:table-cell office:value-type="string">
            <text:p>IPPS</text:p>
          </table:table-cell>
          <table:table-cell office:value-type="string">
            <text:p>International Parallel Processing Symposium</text:p>
          </table:table-cell>
          <table:table-cell office:value-type="float" office:value="26">
            <text:p>26</text:p>
          </table:table-cell>
          <table:table-cell office:value-type="float" office:value="258">
            <text:p>258</text:p>
          </table:table-cell>
          <table:table-cell office:value-type="float" office:value="0.7">
            <text:p>0.7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UAI</text:p>
          </table:table-cell>
          <table:table-cell office:value-type="string">
            <text:p>Conference in Uncertainty in Artifical Intelligence</text:p>
          </table:table-cell>
          <table:table-cell office:value-type="float" office:value="10">
            <text:p>10</text:p>
          </table:table-cell>
          <table:table-cell office:value-type="float" office:value="259">
            <text:p>259</text:p>
          </table:table-cell>
          <table:table-cell office:value-type="float" office:value="0.7">
            <text:p>0.70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98">
            <text:p>5398</text:p>
          </table:table-cell>
          <table:table-cell office:value-type="string">
            <text:p>SDM</text:p>
          </table:table-cell>
          <table:table-cell office:value-type="string">
            <text:p>SIAM International Conference on Data Mining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0.698412698413">
            <text:p>0.6984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27">
            <text:p>5427</text:p>
          </table:table-cell>
          <table:table-cell office:value-type="string">
            <text:p>CBMS</text:p>
          </table:table-cell>
          <table:table-cell office:value-type="string">
            <text:p>IEEE Symposium on Computer-Based Medical Systems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0.698412698413">
            <text:p>0.6984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DIS</text:p>
          </table:table-cell>
          <table:table-cell office:value-type="string">
            <text:p>Designing Interative Systems Conference</text:p>
          </table:table-cell>
          <table:table-cell office:value-type="float" office:value="11">
            <text:p>11</text:p>
          </table:table-cell>
          <table:table-cell office:value-type="float" office:value="262">
            <text:p>262</text:p>
          </table:table-cell>
          <table:table-cell office:value-type="float" office:value="0.69696969697">
            <text:p>0.6969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14">
            <text:p>6014</text:p>
          </table:table-cell>
          <table:table-cell office:value-type="string">
            <text:p>CASES</text:p>
          </table:table-cell>
          <table:table-cell office:value-type="string">
            <text:p>International Conference on Compilers, Architecture, and Synthesis for Embedded Systems</text:p>
          </table:table-cell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0.69696969697">
            <text:p>0.6969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84">
            <text:p>5484</text:p>
          </table:table-cell>
          <table:table-cell office:value-type="string">
            <text:p>WACV</text:p>
          </table:table-cell>
          <table:table-cell office:value-type="string">
            <text:p>IEEE Workshop on Applications of Computer Vision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0.694444444444">
            <text:p>0.69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66">
            <text:p>5366</text:p>
          </table:table-cell>
          <table:table-cell office:value-type="string">
            <text:p>FTP</text:p>
          </table:table-cell>
          <table:table-cell office:value-type="string">
            <text:p>International Workshops on First-Order Theorem Proving</text:p>
          </table:table-cell>
          <table:table-cell office:value-type="float" office:value="29">
            <text:p>29</text:p>
          </table:table-cell>
          <table:table-cell office:value-type="float" office:value="265">
            <text:p>265</text:p>
          </table:table-cell>
          <table:table-cell office:value-type="float" office:value="0.694444444444">
            <text:p>0.69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22">
            <text:p>5822</text:p>
          </table:table-cell>
          <table:table-cell office:value-type="string">
            <text:p>MIC</text:p>
          </table:table-cell>
          <table:table-cell office:value-type="string">
            <text:p>Metaheuristic International Conference</text:p>
          </table:table-cell>
          <table:table-cell office:value-type="float" office:value="14">
            <text:p>14</text:p>
          </table:table-cell>
          <table:table-cell office:value-type="float" office:value="266">
            <text:p>266</text:p>
          </table:table-cell>
          <table:table-cell office:value-type="float" office:value="0.694444444444">
            <text:p>0.69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77">
            <text:p>5977</text:p>
          </table:table-cell>
          <table:table-cell office:value-type="string">
            <text:p>ICMSO</text:p>
          </table:table-cell>
          <table:table-cell office:value-type="string">
            <text:p>International Conference on Modelling, Simulation and Optimisation</text:p>
          </table:table-cell>
          <table:table-cell office:value-type="float" office:value="16">
            <text:p>16</text:p>
          </table:table-cell>
          <table:table-cell office:value-type="float" office:value="267">
            <text:p>267</text:p>
          </table:table-cell>
          <table:table-cell office:value-type="float" office:value="0.694444444444">
            <text:p>0.69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89">
            <text:p>5789</text:p>
          </table:table-cell>
          <table:table-cell office:value-type="string">
            <text:p>VL/HCC</text:p>
          </table:table-cell>
          <table:table-cell office:value-type="string">
            <text:p>IEEE Symposium on Visual Languages and Human-Centric Computing</text:p>
          </table:table-cell>
          <table:table-cell office:value-type="float" office:value="11">
            <text:p>11</text:p>
          </table:table-cell>
          <table:table-cell office:value-type="float" office:value="268">
            <text:p>268</text:p>
          </table:table-cell>
          <table:table-cell office:value-type="float" office:value="0.693333333333">
            <text:p>0.69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23">
            <text:p>5323</text:p>
          </table:table-cell>
          <table:table-cell office:value-type="string">
            <text:p>CCC</text:p>
          </table:table-cell>
          <table:table-cell office:value-type="string">
            <text:p>IEEE Conference on Computational Complexity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0.693333333333">
            <text:p>0.69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33">
            <text:p>6033</text:p>
          </table:table-cell>
          <table:table-cell office:value-type="string">
            <text:p>ICPADS</text:p>
          </table:table-cell>
          <table:table-cell office:value-type="string">
            <text:p>International Conference on Parallel and Distributed Systems</text:p>
          </table:table-cell>
          <table:table-cell office:value-type="float" office:value="26">
            <text:p>26</text:p>
          </table:table-cell>
          <table:table-cell office:value-type="float" office:value="270">
            <text:p>270</text:p>
          </table:table-cell>
          <table:table-cell office:value-type="float" office:value="0.693333333333">
            <text:p>0.69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74">
            <text:p>6474</text:p>
          </table:table-cell>
          <table:table-cell office:value-type="string">
            <text:p>SSNDS</text:p>
          </table:table-cell>
          <table:table-cell office:value-type="string">
            <text:p>IEEE International Symposium on Security in Networks and Distributed Systems</text:p>
          </table:table-cell>
          <table:table-cell office:value-type="float" office:value="25">
            <text:p>25</text:p>
          </table:table-cell>
          <table:table-cell office:value-type="float" office:value="271">
            <text:p>271</text:p>
          </table:table-cell>
          <table:table-cell office:value-type="float" office:value="0.692307692308">
            <text:p>0.6923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91">
            <text:p>6391</text:p>
          </table:table-cell>
          <table:table-cell office:value-type="string">
            <text:p>ICECS</text:p>
          </table:table-cell>
          <table:table-cell office:value-type="string">
            <text:p>IEEE International Conference on Electronics, Circuits and Systems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0.692307692308">
            <text:p>0.6923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14">
            <text:p>5414</text:p>
          </table:table-cell>
          <table:table-cell office:value-type="string">
            <text:p>CIBCB</text:p>
          </table:table-cell>
          <table:table-cell office:value-type="string">
            <text:p>IEEE Symposium on Computational Intelligence in Bioinformatics and Computational Biology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0.692307692308">
            <text:p>0.6923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59">
            <text:p>5659</text:p>
          </table:table-cell>
          <table:table-cell office:value-type="string">
            <text:p>CogSci</text:p>
          </table:table-cell>
          <table:table-cell office:value-type="string">
            <text:p>Annual Conference of the Cognitive Science Society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office:value-type="float" office:value="0.690476190476">
            <text:p>0.6904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39">
            <text:p>5939</text:p>
          </table:table-cell>
          <table:table-cell office:value-type="string">
            <text:p>WoWMoM</text:p>
          </table:table-cell>
          <table:table-cell office:value-type="string">
            <text:p>IEEE International Symposium on a World of Wireless, Mobile and Multimedia Networks</text:p>
          </table:table-cell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float" office:value="0.690476190476">
            <text:p>0.6904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WADS</text:p>
          </table:table-cell>
          <table:table-cell office:value-type="string">
            <text:p>Workshop on Algorithms and Data Structures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0.690476190476">
            <text:p>0.6904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ECBS</text:p>
          </table:table-cell>
          <table:table-cell office:value-type="string">
            <text:p>Annual IEEE International Conference and Workshop on the Engineering of Computer Based Systems</text:p>
          </table:table-cell>
          <table:table-cell office:value-type="float" office:value="13">
            <text:p>13</text:p>
          </table:table-cell>
          <table:table-cell office:value-type="float" office:value="277">
            <text:p>277</text:p>
          </table:table-cell>
          <table:table-cell office:value-type="float" office:value="0.690476190476">
            <text:p>0.6904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79">
            <text:p>6279</text:p>
          </table:table-cell>
          <table:table-cell office:value-type="string">
            <text:p>FOCI</text:p>
          </table:table-cell>
          <table:table-cell office:value-type="string">
            <text:p>IEEE Symposium on Foundations of Computational Intelligence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office:value-type="float" office:value="0.688172043011">
            <text:p>0.688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19">
            <text:p>5519</text:p>
          </table:table-cell>
          <table:table-cell office:value-type="string">
            <text:p>IOLTS</text:p>
          </table:table-cell>
          <table:table-cell office:value-type="string">
            <text:p>IEEE International On-Line Testing Symposium 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0.6875">
            <text:p>0.687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Sandbox</text:p>
          </table:table-cell>
          <table:table-cell office:value-type="string">
            <text:p>ACM SIGGRAPH Sandbox Symposium on Videogames</text:p>
          </table:table-cell>
          <table:table-cell office:value-type="float" office:value="19">
            <text:p>19</text:p>
          </table:table-cell>
          <table:table-cell office:value-type="float" office:value="280">
            <text:p>280</text:p>
          </table:table-cell>
          <table:table-cell office:value-type="float" office:value="0.6875">
            <text:p>0.687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24">
            <text:p>6224</text:p>
          </table:table-cell>
          <table:table-cell office:value-type="string">
            <text:p>SOCC</text:p>
          </table:table-cell>
          <table:table-cell office:value-type="string">
            <text:p>IEEE International SOC Conference</text:p>
          </table:table-cell>
          <table:table-cell office:value-type="float" office:value="6">
            <text:p>6</text:p>
          </table:table-cell>
          <table:table-cell office:value-type="float" office:value="281">
            <text:p>281</text:p>
          </table:table-cell>
          <table:table-cell office:value-type="float" office:value="0.6875">
            <text:p>0.687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04">
            <text:p>6004</text:p>
          </table:table-cell>
          <table:table-cell office:value-type="string">
            <text:p>FCCM</text:p>
          </table:table-cell>
          <table:table-cell office:value-type="string">
            <text:p>IEEE Symposium on Field-Programmable Custom Computing Machines 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  <table:table-cell office:value-type="float" office:value="0.6875">
            <text:p>0.687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55">
            <text:p>5355</text:p>
          </table:table-cell>
          <table:table-cell office:value-type="string">
            <text:p>WEA</text:p>
          </table:table-cell>
          <table:table-cell office:value-type="string">
            <text:p>Workshop on Experimental Algorithms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0.684684684685">
            <text:p>0.6846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28">
            <text:p>5428</text:p>
          </table:table-cell>
          <table:table-cell office:value-type="string">
            <text:p>CEC2</text:p>
          </table:table-cell>
          <table:table-cell office:value-type="string">
            <text:p>IEEE Conference on Electronic Commerce Technology</text:p>
          </table:table-cell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0.684210526316">
            <text:p>0.6842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95">
            <text:p>6495</text:p>
          </table:table-cell>
          <table:table-cell office:value-type="string">
            <text:p>ICWL</text:p>
          </table:table-cell>
          <table:table-cell office:value-type="string">
            <text:p>International Conference on Web-based Learning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  <table:table-cell office:value-type="float" office:value="0.684210526316">
            <text:p>0.6842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ICCE</text:p>
          </table:table-cell>
          <table:table-cell office:value-type="string">
            <text:p>International Conference on Computers in Education</text:p>
          </table:table-cell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0.683333333333">
            <text:p>0.68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38">
            <text:p>6438</text:p>
          </table:table-cell>
          <table:table-cell office:value-type="string">
            <text:p>MMBIA</text:p>
          </table:table-cell>
          <table:table-cell office:value-type="string">
            <text:p>IEEE Computer Society Workshops on Mathematical Methods in Biomedical Image Analysis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0.68253968254">
            <text:p>0.6825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54">
            <text:p>6054</text:p>
          </table:table-cell>
          <table:table-cell office:value-type="string">
            <text:p>DS-RT</text:p>
          </table:table-cell>
          <table:table-cell office:value-type="string">
            <text:p>IEEE International Symposium on Distributed Simulation and Real Time Applications</text:p>
          </table:table-cell>
          <table:table-cell office:value-type="float" office:value="27">
            <text:p>27</text:p>
          </table:table-cell>
          <table:table-cell office:value-type="float" office:value="288">
            <text:p>288</text:p>
          </table:table-cell>
          <table:table-cell office:value-type="float" office:value="0.68253968254">
            <text:p>0.6825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43">
            <text:p>6043</text:p>
          </table:table-cell>
          <table:table-cell office:value-type="string">
            <text:p>ParCo</text:p>
          </table:table-cell>
          <table:table-cell office:value-type="string">
            <text:p>International Conference on Parallel Computing</text:p>
          </table:table-cell>
          <table:table-cell office:value-type="float" office:value="26">
            <text:p>26</text:p>
          </table:table-cell>
          <table:table-cell office:value-type="float" office:value="289">
            <text:p>289</text:p>
          </table:table-cell>
          <table:table-cell office:value-type="float" office:value="0.68253968254">
            <text:p>0.6825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ECOWS</text:p>
          </table:table-cell>
          <table:table-cell office:value-type="string">
            <text:p>IEEE European Conference on Web Services</text:p>
          </table:table-cell>
          <table:table-cell office:value-type="float" office:value="18">
            <text:p>18</text:p>
          </table:table-cell>
          <table:table-cell office:value-type="float" office:value="290">
            <text:p>290</text:p>
          </table:table-cell>
          <table:table-cell office:value-type="float" office:value="0.681818181818">
            <text:p>0.6818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84">
            <text:p>6484</text:p>
          </table:table-cell>
          <table:table-cell office:value-type="string">
            <text:p>EDCC</text:p>
          </table:table-cell>
          <table:table-cell office:value-type="string">
            <text:p>European Dependable Computing Conference</text:p>
          </table:table-cell>
          <table:table-cell office:value-type="float" office:value="27">
            <text:p>27</text:p>
          </table:table-cell>
          <table:table-cell office:value-type="float" office:value="291">
            <text:p>291</text:p>
          </table:table-cell>
          <table:table-cell office:value-type="float" office:value="0.68115942029">
            <text:p>0.6811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34">
            <text:p>6034</text:p>
          </table:table-cell>
          <table:table-cell office:value-type="string">
            <text:p>ICPP</text:p>
          </table:table-cell>
          <table:table-cell office:value-type="string">
            <text:p>International Conference on Parallel Processing</text:p>
          </table:table-cell>
          <table:table-cell office:value-type="float" office:value="26">
            <text:p>26</text:p>
          </table:table-cell>
          <table:table-cell office:value-type="float" office:value="292">
            <text:p>292</text:p>
          </table:table-cell>
          <table:table-cell office:value-type="float" office:value="0.680555555556">
            <text:p>0.6805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24">
            <text:p>5824</text:p>
          </table:table-cell>
          <table:table-cell office:value-type="string">
            <text:p>OR</text:p>
          </table:table-cell>
          <table:table-cell office:value-type="string">
            <text:p>International Conference on Operations Research </text:p>
          </table:table-cell>
          <table:table-cell office:value-type="float" office:value="14">
            <text:p>14</text:p>
          </table:table-cell>
          <table:table-cell office:value-type="float" office:value="293">
            <text:p>293</text:p>
          </table:table-cell>
          <table:table-cell office:value-type="float" office:value="0.680555555556">
            <text:p>0.6805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87">
            <text:p>5787</text:p>
          </table:table-cell>
          <table:table-cell office:value-type="string">
            <text:p>PPoPP</text:p>
          </table:table-cell>
          <table:table-cell office:value-type="string">
            <text:p>Principles and Practice of Parallel Programming</text:p>
          </table:table-cell>
          <table:table-cell office:value-type="float" office:value="26">
            <text:p>26</text:p>
          </table:table-cell>
          <table:table-cell office:value-type="float" office:value="294">
            <text:p>294</text:p>
          </table:table-cell>
          <table:table-cell office:value-type="float" office:value="0.68">
            <text:p>0.68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12">
            <text:p>6012</text:p>
          </table:table-cell>
          <table:table-cell office:value-type="string">
            <text:p>ASAP</text:p>
          </table:table-cell>
          <table:table-cell office:value-type="string">
            <text:p>IEEE International Conference on Application-specific Systems, Architectures and Processors</text:p>
          </table:table-cell>
          <table:table-cell office:value-type="float" office:value="26">
            <text:p>26</text:p>
          </table:table-cell>
          <table:table-cell office:value-type="float" office:value="295">
            <text:p>295</text:p>
          </table:table-cell>
          <table:table-cell office:value-type="float" office:value="0.68">
            <text:p>0.68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19">
            <text:p>5719</text:p>
          </table:table-cell>
          <table:table-cell office:value-type="string">
            <text:p>IEEEIS</text:p>
          </table:table-cell>
          <table:table-cell office:value-type="string">
            <text:p>IEEE Conference On Intelligent Systems</text:p>
          </table:table-cell>
          <table:table-cell office:value-type="float" office:value="22">
            <text:p>22</text:p>
          </table:table-cell>
          <table:table-cell office:value-type="float" office:value="296">
            <text:p>296</text:p>
          </table:table-cell>
          <table:table-cell office:value-type="float" office:value="0.68">
            <text:p>0.6800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43">
            <text:p>6143</text:p>
          </table:table-cell>
          <table:table-cell office:value-type="string">
            <text:p>IUI</text:p>
          </table:table-cell>
          <table:table-cell office:value-type="string">
            <text:p>International Conference on Intelligent User Interfaces</text:p>
          </table:table-cell>
          <table:table-cell office:value-type="float" office:value="11">
            <text:p>11</text:p>
          </table:table-cell>
          <table:table-cell office:value-type="float" office:value="297">
            <text:p>297</text:p>
          </table:table-cell>
          <table:table-cell office:value-type="float" office:value="0.679487179487">
            <text:p>0.6794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13">
            <text:p>5913</text:p>
          </table:table-cell>
          <table:table-cell office:value-type="string">
            <text:p>ICCC</text:p>
          </table:table-cell>
          <table:table-cell office:value-type="string">
            <text:p>International Conference on Computer Communication</text:p>
          </table:table-cell>
          <table:table-cell office:value-type="float" office:value="15">
            <text:p>15</text:p>
          </table:table-cell>
          <table:table-cell office:value-type="float" office:value="298">
            <text:p>298</text:p>
          </table:table-cell>
          <table:table-cell office:value-type="float" office:value="0.67816091954">
            <text:p>0.6781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AINA</text:p>
          </table:table-cell>
          <table:table-cell office:value-type="string">
            <text:p>International Conference on Advanced Information Networking and Applications</text:p>
          </table:table-cell>
          <table:table-cell office:value-type="float" office:value="15">
            <text:p>15</text:p>
          </table:table-cell>
          <table:table-cell office:value-type="float" office:value="299">
            <text:p>299</text:p>
          </table:table-cell>
          <table:table-cell office:value-type="float" office:value="0.677777777778">
            <text:p>0.677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37">
            <text:p>6237</text:p>
          </table:table-cell>
          <table:table-cell office:value-type="string">
            <text:p>VECPAR</text:p>
          </table:table-cell>
          <table:table-cell office:value-type="string">
            <text:p>International Meeting on High Performance Computing for Computational Science</text:p>
          </table:table-cell>
          <table:table-cell office:value-type="float" office:value="26">
            <text:p>26</text:p>
          </table:table-cell>
          <table:table-cell office:value-type="float" office:value="300">
            <text:p>300</text:p>
          </table:table-cell>
          <table:table-cell office:value-type="float" office:value="0.677419354839">
            <text:p>0.6774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COMPSAC</text:p>
          </table:table-cell>
          <table:table-cell office:value-type="string">
            <text:p>Annual International Computer Software and Applications Conference</text:p>
          </table:table-cell>
          <table:table-cell office:value-type="float" office:value="13">
            <text:p>13</text:p>
          </table:table-cell>
          <table:table-cell office:value-type="float" office:value="301">
            <text:p>301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Interspeech</text:p>
          </table:table-cell>
          <table:table-cell office:value-type="string">
            <text:p>International Conference on Spoken Language Processing</text:p>
          </table:table-cell>
          <table:table-cell office:value-type="float" office:value="30">
            <text:p>30</text:p>
          </table:table-cell>
          <table:table-cell office:value-type="float" office:value="302">
            <text:p>302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ECSCW</text:p>
          </table:table-cell>
          <table:table-cell office:value-type="string">
            <text:p>European Conference on Computer Supported Cooperative Work</text:p>
          </table:table-cell>
          <table:table-cell office:value-type="float" office:value="11">
            <text:p>11</text:p>
          </table:table-cell>
          <table:table-cell office:value-type="float" office:value="303">
            <text:p>303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48">
            <text:p>5848</text:p>
          </table:table-cell>
          <table:table-cell office:value-type="string">
            <text:p>IPOM</text:p>
          </table:table-cell>
          <table:table-cell office:value-type="string">
            <text:p>IEEE International Workshop on IP Operations and Management</text:p>
          </table:table-cell>
          <table:table-cell office:value-type="float" office:value="15">
            <text:p>15</text:p>
          </table:table-cell>
          <table:table-cell office:value-type="float" office:value="304">
            <text:p>304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97">
            <text:p>5697</text:p>
          </table:table-cell>
          <table:table-cell office:value-type="string">
            <text:p>ILP</text:p>
          </table:table-cell>
          <table:table-cell office:value-type="string">
            <text:p>International Conference on Inductive Logic Programming</text:p>
          </table:table-cell>
          <table:table-cell office:value-type="float" office:value="22">
            <text:p>22</text:p>
          </table:table-cell>
          <table:table-cell office:value-type="float" office:value="305">
            <text:p>305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10">
            <text:p>5810</text:p>
          </table:table-cell>
          <table:table-cell office:value-type="string">
            <text:p>EURO</text:p>
          </table:table-cell>
          <table:table-cell office:value-type="string">
            <text:p>European Conference on Operational Research</text:p>
          </table:table-cell>
          <table:table-cell office:value-type="float" office:value="14">
            <text:p>14</text:p>
          </table:table-cell>
          <table:table-cell office:value-type="float" office:value="306">
            <text:p>306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98">
            <text:p>6298</text:p>
          </table:table-cell>
          <table:table-cell office:value-type="string">
            <text:p>ECC</text:p>
          </table:table-cell>
          <table:table-cell office:value-type="string">
            <text:p>European Control Conference</text:p>
          </table:table-cell>
          <table:table-cell office:value-type="float" office:value="23">
            <text:p>23</text:p>
          </table:table-cell>
          <table:table-cell office:value-type="float" office:value="307">
            <text:p>307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71">
            <text:p>5971</text:p>
          </table:table-cell>
          <table:table-cell office:value-type="string">
            <text:p>ISIC</text:p>
          </table:table-cell>
          <table:table-cell office:value-type="string">
            <text:p>IEEE International Symposium on Intelligent Control</text:p>
          </table:table-cell>
          <table:table-cell office:value-type="float" office:value="23">
            <text:p>23</text:p>
          </table:table-cell>
          <table:table-cell office:value-type="float" office:value="308">
            <text:p>308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58">
            <text:p>6258</text:p>
          </table:table-cell>
          <table:table-cell office:value-type="string">
            <text:p>ISQED</text:p>
          </table:table-cell>
          <table:table-cell office:value-type="string">
            <text:p>IEEE International Symposium on Quality Electronic Design</text:p>
          </table:table-cell>
          <table:table-cell office:value-type="float" office:value="6">
            <text:p>6</text:p>
          </table:table-cell>
          <table:table-cell office:value-type="float" office:value="309">
            <text:p>309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62">
            <text:p>5762</text:p>
          </table:table-cell>
          <table:table-cell office:value-type="string">
            <text:p>CP</text:p>
          </table:table-cell>
          <table:table-cell office:value-type="string">
            <text:p>International Conference on Principles and Practice of Constraint Programming</text:p>
          </table:table-cell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19">
            <text:p>6019</text:p>
          </table:table-cell>
          <table:table-cell office:value-type="string">
            <text:p>DAIS</text:p>
          </table:table-cell>
          <table:table-cell office:value-type="string">
            <text:p>IFIP International Conference on Distributed Applications and Interoperable Systems</text:p>
          </table:table-cell>
          <table:table-cell office:value-type="float" office:value="15">
            <text:p>15</text:p>
          </table:table-cell>
          <table:table-cell office:value-type="float" office:value="311">
            <text:p>311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COSIT</text:p>
          </table:table-cell>
          <table:table-cell office:value-type="string">
            <text:p>Conference on Spatial Information Theory</text:p>
          </table:table-cell>
          <table:table-cell office:value-type="float" office:value="8">
            <text:p>8</text:p>
          </table:table-cell>
          <table:table-cell office:value-type="float" office:value="312">
            <text:p>312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48">
            <text:p>6348</text:p>
          </table:table-cell>
          <table:table-cell office:value-type="string">
            <text:p>TSD</text:p>
          </table:table-cell>
          <table:table-cell office:value-type="string">
            <text:p>International Conference on Text, Speech and Dialogue</text:p>
          </table:table-cell>
          <table:table-cell office:value-type="float" office:value="30">
            <text:p>30</text:p>
          </table:table-cell>
          <table:table-cell office:value-type="float" office:value="313">
            <text:p>313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32">
            <text:p>5732</text:p>
          </table:table-cell>
          <table:table-cell office:value-type="string">
            <text:p>VTC</text:p>
          </table:table-cell>
          <table:table-cell office:value-type="string">
            <text:p>IEEE Vehicular Technology Conference</text:p>
          </table:table-cell>
          <table:table-cell office:value-type="float" office:value="23">
            <text:p>23</text:p>
          </table:table-cell>
          <table:table-cell office:value-type="float" office:value="314">
            <text:p>314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PEPM</text:p>
          </table:table-cell>
          <table:table-cell office:value-type="string">
            <text:p>Symposium on Partial Evaluation and Program Manipulation </text:p>
          </table:table-cell>
          <table:table-cell office:value-type="float" office:value="12">
            <text:p>12</text:p>
          </table:table-cell>
          <table:table-cell office:value-type="float" office:value="315">
            <text:p>315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67">
            <text:p>5367</text:p>
          </table:table-cell>
          <table:table-cell office:value-type="string">
            <text:p>TABLEAUX</text:p>
          </table:table-cell>
          <table:table-cell office:value-type="string">
            <text:p>International Conference on Theorem Proving with Analytic Tableaux and Related Methods</text:p>
          </table:table-cell>
          <table:table-cell office:value-type="float" office:value="29">
            <text:p>29</text:p>
          </table:table-cell>
          <table:table-cell office:value-type="float" office:value="316">
            <text:p>316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43">
            <text:p>5443</text:p>
          </table:table-cell>
          <table:table-cell office:value-type="string">
            <text:p>ICECCS</text:p>
          </table:table-cell>
          <table:table-cell office:value-type="string">
            <text:p>IEEE International Conference on Engineering of Complex Computer Systems 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17">
            <text:p>6317</text:p>
          </table:table-cell>
          <table:table-cell office:value-type="string">
            <text:p>EGSR</text:p>
          </table:table-cell>
          <table:table-cell office:value-type="string">
            <text:p>Eurographics Symposium on Rendering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IPCCC</text:p>
          </table:table-cell>
          <table:table-cell office:value-type="string">
            <text:p>IEEE International Performance Computing and Communications Conference</text:p>
          </table:table-cell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75">
            <text:p>6175</text:p>
          </table:table-cell>
          <table:table-cell office:value-type="string">
            <text:p>MMNS</text:p>
          </table:table-cell>
          <table:table-cell office:value-type="string">
            <text:p>IFIP/IEEE Conference on Management of Multimedia Networks and Services</text:p>
          </table:table-cell>
          <table:table-cell office:value-type="float" office:value="18">
            <text:p>18</text:p>
          </table:table-cell>
          <table:table-cell office:value-type="float" office:value="320">
            <text:p>320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ACNS</text:p>
          </table:table-cell>
          <table:table-cell office:value-type="string">
            <text:p>International Conference on Applied Cryptography and Network Security</text:p>
          </table:table-cell>
          <table:table-cell office:value-type="float" office:value="25">
            <text:p>25</text:p>
          </table:table-cell>
          <table:table-cell office:value-type="float" office:value="321">
            <text:p>321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66">
            <text:p>6466</text:p>
          </table:table-cell>
          <table:table-cell office:value-type="string">
            <text:p>RAID</text:p>
          </table:table-cell>
          <table:table-cell office:value-type="string">
            <text:p>International Symposium on Recent Advances in Intrusion Detection</text:p>
          </table:table-cell>
          <table:table-cell office:value-type="float" office:value="25">
            <text:p>25</text:p>
          </table:table-cell>
          <table:table-cell office:value-type="float" office:value="322">
            <text:p>322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ICTAI</text:p>
          </table:table-cell>
          <table:table-cell office:value-type="string">
            <text:p>IEEE International Conference on Tools with Artificial Intelligence</text:p>
          </table:table-cell>
          <table:table-cell office:value-type="float" office:value="10">
            <text:p>10</text:p>
          </table:table-cell>
          <table:table-cell office:value-type="float" office:value="323">
            <text:p>323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GPCE</text:p>
          </table:table-cell>
          <table:table-cell office:value-type="string">
            <text:p>International Conference on Generative Programming and Component Engineering</text:p>
          </table:table-cell>
          <table:table-cell office:value-type="float" office:value="12">
            <text:p>12</text:p>
          </table:table-cell>
          <table:table-cell office:value-type="float" office:value="324">
            <text:p>324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08">
            <text:p>5608</text:p>
          </table:table-cell>
          <table:table-cell office:value-type="string">
            <text:p>SCC</text:p>
          </table:table-cell>
          <table:table-cell office:value-type="string">
            <text:p>IEEE International Conference on Services Computing </text:p>
          </table:table-cell>
          <table:table-cell office:value-type="float" office:value="21">
            <text:p>21</text:p>
          </table:table-cell>
          <table:table-cell office:value-type="float" office:value="325">
            <text:p>325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ICDT</text:p>
          </table:table-cell>
          <table:table-cell office:value-type="string">
            <text:p>International Conference on Database Theory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97">
            <text:p>6197</text:p>
          </table:table-cell>
          <table:table-cell office:value-type="string">
            <text:p>SOC</text:p>
          </table:table-cell>
          <table:table-cell office:value-type="string">
            <text:p>International Symposium on System-on-Chip</text:p>
          </table:table-cell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WG</text:p>
          </table:table-cell>
          <table:table-cell office:value-type="string">
            <text:p>International Workshop on Graph-Theoretic Concepts in Computer Science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FORTE</text:p>
          </table:table-cell>
          <table:table-cell office:value-type="string">
            <text:p>IFIP WG 6.1 International Conference on Formal Methods for Networked and Distributed Systems </text:p>
          </table:table-cell>
          <table:table-cell office:value-type="float" office:value="15">
            <text:p>15</text:p>
          </table:table-cell>
          <table:table-cell office:value-type="float" office:value="329">
            <text:p>329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86">
            <text:p>6186</text:p>
          </table:table-cell>
          <table:table-cell office:value-type="string">
            <text:p>WISE</text:p>
          </table:table-cell>
          <table:table-cell office:value-type="string">
            <text:p>International Conference on Web Information Systems Engineering</text:p>
          </table:table-cell>
          <table:table-cell office:value-type="float" office:value="18">
            <text:p>18</text:p>
          </table:table-cell>
          <table:table-cell office:value-type="float" office:value="330">
            <text:p>330</text:p>
          </table:table-cell>
          <table:table-cell office:value-type="float" office:value="0.666666666667">
            <text:p>0.66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72">
            <text:p>6272</text:p>
          </table:table-cell>
          <table:table-cell office:value-type="string">
            <text:p>CIDM</text:p>
          </table:table-cell>
          <table:table-cell office:value-type="string">
            <text:p>IEEE Symposium on Computational Intelligence and Data Mining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0.659420289855">
            <text:p>0.6594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10">
            <text:p>5910</text:p>
          </table:table-cell>
          <table:table-cell office:value-type="string">
            <text:p>ICCCN</text:p>
          </table:table-cell>
          <table:table-cell office:value-type="string">
            <text:p>International Conference on Computer Communications and Networks</text:p>
          </table:table-cell>
          <table:table-cell office:value-type="float" office:value="15">
            <text:p>15</text:p>
          </table:table-cell>
          <table:table-cell office:value-type="float" office:value="332">
            <text:p>332</text:p>
          </table:table-cell>
          <table:table-cell office:value-type="float" office:value="0.657142857143">
            <text:p>0.6571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06">
            <text:p>5606</text:p>
          </table:table-cell>
          <table:table-cell office:value-type="string">
            <text:p>ICEIS</text:p>
          </table:table-cell>
          <table:table-cell office:value-type="string">
            <text:p>International Conference on Enterprise Information Systems </text:p>
          </table:table-cell>
          <table:table-cell office:value-type="float" office:value="21">
            <text:p>21</text:p>
          </table:table-cell>
          <table:table-cell office:value-type="float" office:value="333">
            <text:p>333</text:p>
          </table:table-cell>
          <table:table-cell office:value-type="float" office:value="0.656565656566">
            <text:p>0.6565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ALIO/EURO</text:p>
          </table:table-cell>
          <table:table-cell office:value-type="string">
            <text:p>Conference on Combinatorial Optimization</text:p>
          </table:table-cell>
          <table:table-cell office:value-type="float" office:value="14">
            <text:p>14</text:p>
          </table:table-cell>
          <table:table-cell office:value-type="float" office:value="334">
            <text:p>334</text:p>
          </table:table-cell>
          <table:table-cell office:value-type="float" office:value="0.655172413793">
            <text:p>0.655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CCNC</text:p>
          </table:table-cell>
          <table:table-cell office:value-type="string">
            <text:p>IEEE Consumer Communications and Networking Conference</text:p>
          </table:table-cell>
          <table:table-cell office:value-type="float" office:value="15">
            <text:p>15</text:p>
          </table:table-cell>
          <table:table-cell office:value-type="float" office:value="335">
            <text:p>335</text:p>
          </table:table-cell>
          <table:table-cell office:value-type="float" office:value="0.655172413793">
            <text:p>0.655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BPM</text:p>
          </table:table-cell>
          <table:table-cell office:value-type="string">
            <text:p>International Conference in Business Process Management </text:p>
          </table:table-cell>
          <table:table-cell office:value-type="float" office:value="21">
            <text:p>21</text:p>
          </table:table-cell>
          <table:table-cell office:value-type="float" office:value="336">
            <text:p>336</text:p>
          </table:table-cell>
          <table:table-cell office:value-type="float" office:value="0.654761904762">
            <text:p>0.6547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38">
            <text:p>5538</text:p>
          </table:table-cell>
          <table:table-cell office:value-type="string">
            <text:p>ESEM</text:p>
          </table:table-cell>
          <table:table-cell office:value-type="string">
            <text:p>International Symposium on Empirical Software Engineering and Measurement</text:p>
          </table:table-cell>
          <table:table-cell office:value-type="float" office:value="7">
            <text:p>7</text:p>
          </table:table-cell>
          <table:table-cell office:value-type="float" office:value="337">
            <text:p>337</text:p>
          </table:table-cell>
          <table:table-cell office:value-type="float" office:value="0.654320987654">
            <text:p>0.6543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23">
            <text:p>5423</text:p>
          </table:table-cell>
          <table:table-cell office:value-type="string">
            <text:p>WABI</text:p>
          </table:table-cell>
          <table:table-cell office:value-type="string">
            <text:p>Workshop on Algorithms in Bioinformatics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0.654320987654">
            <text:p>0.6543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16">
            <text:p>5716</text:p>
          </table:table-cell>
          <table:table-cell office:value-type="string">
            <text:p>ICONIP</text:p>
          </table:table-cell>
          <table:table-cell office:value-type="string">
            <text:p>International Conference on Neural Information Processing</text:p>
          </table:table-cell>
          <table:table-cell office:value-type="float" office:value="22">
            <text:p>22</text:p>
          </table:table-cell>
          <table:table-cell office:value-type="float" office:value="339">
            <text:p>339</text:p>
          </table:table-cell>
          <table:table-cell office:value-type="float" office:value="0.653846153846">
            <text:p>0.6538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12">
            <text:p>5812</text:p>
          </table:table-cell>
          <table:table-cell office:value-type="string">
            <text:p>EvoCOP</text:p>
          </table:table-cell>
          <table:table-cell office:value-type="string">
            <text:p>European Conference on Evolutionary Computation in Combinatorial Optimization</text:p>
          </table:table-cell>
          <table:table-cell office:value-type="float" office:value="14">
            <text:p>14</text:p>
          </table:table-cell>
          <table:table-cell office:value-type="float" office:value="340">
            <text:p>340</text:p>
          </table:table-cell>
          <table:table-cell office:value-type="float" office:value="0.653333333333">
            <text:p>0.65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14">
            <text:p>5814</text:p>
          </table:table-cell>
          <table:table-cell office:value-type="string">
            <text:p>HM</text:p>
          </table:table-cell>
          <table:table-cell office:value-type="string">
            <text:p>International Workshop on Hybrid Metaheuristics</text:p>
          </table:table-cell>
          <table:table-cell office:value-type="float" office:value="14">
            <text:p>14</text:p>
          </table:table-cell>
          <table:table-cell office:value-type="float" office:value="341">
            <text:p>341</text:p>
          </table:table-cell>
          <table:table-cell office:value-type="float" office:value="0.653333333333">
            <text:p>0.65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08">
            <text:p>5908</text:p>
          </table:table-cell>
          <table:table-cell office:value-type="string">
            <text:p>ICON</text:p>
          </table:table-cell>
          <table:table-cell office:value-type="string">
            <text:p>IEEE International Conference on Networks</text:p>
          </table:table-cell>
          <table:table-cell office:value-type="float" office:value="15">
            <text:p>15</text:p>
          </table:table-cell>
          <table:table-cell office:value-type="float" office:value="342">
            <text:p>342</text:p>
          </table:table-cell>
          <table:table-cell office:value-type="float" office:value="0.652777777778">
            <text:p>0.6527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60">
            <text:p>6160</text:p>
          </table:table-cell>
          <table:table-cell office:value-type="string">
            <text:p>ESWC</text:p>
          </table:table-cell>
          <table:table-cell office:value-type="string">
            <text:p>European Semantic Web Conference</text:p>
          </table:table-cell>
          <table:table-cell office:value-type="float" office:value="18">
            <text:p>18</text:p>
          </table:table-cell>
          <table:table-cell office:value-type="float" office:value="343">
            <text:p>343</text:p>
          </table:table-cell>
          <table:table-cell office:value-type="float" office:value="0.652173913043">
            <text:p>0.6521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27">
            <text:p>5827</text:p>
          </table:table-cell>
          <table:table-cell office:value-type="string">
            <text:p>RANDOM</text:p>
          </table:table-cell>
          <table:table-cell office:value-type="string">
            <text:p>International Workshop on Randomization and Computation</text:p>
          </table:table-cell>
          <table:table-cell office:value-type="float" office:value="14">
            <text:p>14</text:p>
          </table:table-cell>
          <table:table-cell office:value-type="float" office:value="344">
            <text:p>344</text:p>
          </table:table-cell>
          <table:table-cell office:value-type="float" office:value="0.650793650794">
            <text:p>0.6507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HASE</text:p>
          </table:table-cell>
          <table:table-cell office:value-type="string">
            <text:p>IEEE International Symposium on High Assurance Systems Engineering</text:p>
          </table:table-cell>
          <table:table-cell office:value-type="float" office:value="27">
            <text:p>27</text:p>
          </table:table-cell>
          <table:table-cell office:value-type="float" office:value="345">
            <text:p>345</text:p>
          </table:table-cell>
          <table:table-cell office:value-type="float" office:value="0.650793650794">
            <text:p>0.6507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79">
            <text:p>6379</text:p>
          </table:table-cell>
          <table:table-cell office:value-type="string">
            <text:p>IFIP AI</text:p>
          </table:table-cell>
          <table:table-cell office:value-type="string">
            <text:p>IFIP Artificial Intelligence</text:p>
          </table:table-cell>
          <table:table-cell office:value-type="float" office:value="10">
            <text:p>10</text:p>
          </table:table-cell>
          <table:table-cell office:value-type="float" office:value="346">
            <text:p>346</text:p>
          </table:table-cell>
          <table:table-cell office:value-type="float" office:value="0.650406504065">
            <text:p>0.6504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RSP</text:p>
          </table:table-cell>
          <table:table-cell office:value-type="string">
            <text:p>International Workshop on Rapid System Prototyping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0.649122807018">
            <text:p>0.6491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95">
            <text:p>6195</text:p>
          </table:table-cell>
          <table:table-cell office:value-type="string">
            <text:p>RAW</text:p>
          </table:table-cell>
          <table:table-cell office:value-type="string">
            <text:p>Reconfigurable Architectures Workshop</text:p>
          </table:table-cell>
          <table:table-cell office:value-type="float" office:value="6">
            <text:p>6</text:p>
          </table:table-cell>
          <table:table-cell office:value-type="float" office:value="348">
            <text:p>348</text:p>
          </table:table-cell>
          <table:table-cell office:value-type="float" office:value="0.649122807018">
            <text:p>0.6491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31">
            <text:p>5631</text:p>
          </table:table-cell>
          <table:table-cell office:value-type="string">
            <text:p>SIGCSE</text:p>
          </table:table-cell>
          <table:table-cell office:value-type="string">
            <text:p>Technical Symposium on Computer Science Education</text:p>
          </table:table-cell>
          <table:table-cell office:value-type="float" office:value="9">
            <text:p>9</text:p>
          </table:table-cell>
          <table:table-cell office:value-type="float" office:value="349">
            <text:p>349</text:p>
          </table:table-cell>
          <table:table-cell office:value-type="float" office:value="0.649122807018">
            <text:p>0.6491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69">
            <text:p>6469</text:p>
          </table:table-cell>
          <table:table-cell office:value-type="string">
            <text:p>I3E</text:p>
          </table:table-cell>
          <table:table-cell office:value-type="string">
            <text:p>IFIP Conference on e-Commerce, e-Business, and e-Government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0.649122807018">
            <text:p>0.6491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95">
            <text:p>5795</text:p>
          </table:table-cell>
          <table:table-cell office:value-type="string">
            <text:p>SAS</text:p>
          </table:table-cell>
          <table:table-cell office:value-type="string">
            <text:p>International Static Analysis Symposium <text:s/>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office:value-type="float" office:value="0.644444444444">
            <text:p>0.64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36">
            <text:p>5936</text:p>
          </table:table-cell>
          <table:table-cell office:value-type="string">
            <text:p>UbiComp</text:p>
          </table:table-cell>
          <table:table-cell office:value-type="string">
            <text:p>International Conference on Ubiquitous Computing </text:p>
          </table:table-cell>
          <table:table-cell office:value-type="float" office:value="28">
            <text:p>28</text:p>
          </table:table-cell>
          <table:table-cell office:value-type="float" office:value="352">
            <text:p>352</text:p>
          </table:table-cell>
          <table:table-cell office:value-type="float" office:value="0.644444444444">
            <text:p>0.64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ICEC</text:p>
          </table:table-cell>
          <table:table-cell office:value-type="string">
            <text:p>IFIP International Conference on Entertainment Computing</text:p>
          </table:table-cell>
          <table:table-cell office:value-type="float" office:value="19">
            <text:p>19</text:p>
          </table:table-cell>
          <table:table-cell office:value-type="float" office:value="353">
            <text:p>353</text:p>
          </table:table-cell>
          <table:table-cell office:value-type="float" office:value="0.644444444444">
            <text:p>0.64444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11">
            <text:p>5711</text:p>
          </table:table-cell>
          <table:table-cell office:value-type="string">
            <text:p>HIS</text:p>
          </table:table-cell>
          <table:table-cell office:value-type="string">
            <text:p>International Conference on Hybrid Intelligent Systems</text:p>
          </table:table-cell>
          <table:table-cell office:value-type="float" office:value="22">
            <text:p>22</text:p>
          </table:table-cell>
          <table:table-cell office:value-type="float" office:value="354">
            <text:p>354</text:p>
          </table:table-cell>
          <table:table-cell office:value-type="float" office:value="0.64367816092">
            <text:p>0.6436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33">
            <text:p>5333</text:p>
          </table:table-cell>
          <table:table-cell office:value-type="string">
            <text:p>FCT</text:p>
          </table:table-cell>
          <table:table-cell office:value-type="string">
            <text:p>International Symposium on Fundamentals of Computation Theory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0.64367816092">
            <text:p>0.6436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CBSE</text:p>
          </table:table-cell>
          <table:table-cell office:value-type="string">
            <text:p>International Symposium Component-Based Software Engineering</text:p>
          </table:table-cell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  <table:table-cell office:value-type="float" office:value="0.64367816092">
            <text:p>0.6436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75">
            <text:p>6275</text:p>
          </table:table-cell>
          <table:table-cell office:value-type="string">
            <text:p>ECCTD</text:p>
          </table:table-cell>
          <table:table-cell office:value-type="string">
            <text:p>European Conference on Circuit Theory and Design</text:p>
          </table:table-cell>
          <table:table-cell office:value-type="float" office:value="6">
            <text:p>6</text:p>
          </table:table-cell>
          <table:table-cell office:value-type="float" office:value="357">
            <text:p>357</text:p>
          </table:table-cell>
          <table:table-cell office:value-type="float" office:value="0.642857142857">
            <text:p>0.6428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576">
            <text:p>5576</text:p>
          </table:table-cell>
          <table:table-cell office:value-type="string">
            <text:p>METRICS</text:p>
          </table:table-cell>
          <table:table-cell office:value-type="string">
            <text:p>IEEE International Software Metrics Symposium</text:p>
          </table:table-cell>
          <table:table-cell office:value-type="float" office:value="7">
            <text:p>7</text:p>
          </table:table-cell>
          <table:table-cell office:value-type="float" office:value="358">
            <text:p>358</text:p>
          </table:table-cell>
          <table:table-cell office:value-type="float" office:value="0.641975308642">
            <text:p>0.6419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70">
            <text:p>5970</text:p>
          </table:table-cell>
          <table:table-cell office:value-type="string">
            <text:p>BASYS</text:p>
          </table:table-cell>
          <table:table-cell office:value-type="string">
            <text:p>IEEE/IFIP International Conference on Information Technology for Balanced Automation Systems</text:p>
          </table:table-cell>
          <table:table-cell office:value-type="float" office:value="16">
            <text:p>16</text:p>
          </table:table-cell>
          <table:table-cell office:value-type="float" office:value="359">
            <text:p>359</text:p>
          </table:table-cell>
          <table:table-cell office:value-type="float" office:value="0.641025641026">
            <text:p>0.641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85">
            <text:p>6385</text:p>
          </table:table-cell>
          <table:table-cell office:value-type="string">
            <text:p>TIME</text:p>
          </table:table-cell>
          <table:table-cell office:value-type="string">
            <text:p>International Symposium on Temporal Representation and Reasoning</text:p>
          </table:table-cell>
          <table:table-cell office:value-type="float" office:value="29">
            <text:p>29</text:p>
          </table:table-cell>
          <table:table-cell office:value-type="float" office:value="360">
            <text:p>360</text:p>
          </table:table-cell>
          <table:table-cell office:value-type="float" office:value="0.641025641026">
            <text:p>0.641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58">
            <text:p>5758</text:p>
          </table:table-cell>
          <table:table-cell office:value-type="string">
            <text:p>ALP</text:p>
          </table:table-cell>
          <table:table-cell office:value-type="string">
            <text:p>International Conference on Algebraic and Logic Programming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office:value-type="float" office:value="0.641025641026">
            <text:p>0.641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IDA</text:p>
          </table:table-cell>
          <table:table-cell office:value-type="string">
            <text:p>International Symposium on Intelligent Data Analysis</text:p>
          </table:table-cell>
          <table:table-cell office:value-type="float" office:value="22">
            <text:p>22</text:p>
          </table:table-cell>
          <table:table-cell office:value-type="float" office:value="362">
            <text:p>362</text:p>
          </table:table-cell>
          <table:table-cell office:value-type="float" office:value="0.641025641026">
            <text:p>0.641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10">
            <text:p>6310</text:p>
          </table:table-cell>
          <table:table-cell office:value-type="string">
            <text:p>IBERAMIA</text:p>
          </table:table-cell>
          <table:table-cell office:value-type="string">
            <text:p>Ibero-American Artificial Intelligence Conference</text:p>
          </table:table-cell>
          <table:table-cell office:value-type="float" office:value="10">
            <text:p>10</text:p>
          </table:table-cell>
          <table:table-cell office:value-type="float" office:value="363">
            <text:p>363</text:p>
          </table:table-cell>
          <table:table-cell office:value-type="float" office:value="0.641025641026">
            <text:p>0.641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90">
            <text:p>5490</text:p>
          </table:table-cell>
          <table:table-cell office:value-type="string">
            <text:p>DIGRA</text:p>
          </table:table-cell>
          <table:table-cell office:value-type="string">
            <text:p>Digital Games Research Conference</text:p>
          </table:table-cell>
          <table:table-cell office:value-type="float" office:value="19">
            <text:p>19</text:p>
          </table:table-cell>
          <table:table-cell office:value-type="float" office:value="364">
            <text:p>364</text:p>
          </table:table-cell>
          <table:table-cell office:value-type="float" office:value="0.641025641026">
            <text:p>0.641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67">
            <text:p>5767</text:p>
          </table:table-cell>
          <table:table-cell office:value-type="string">
            <text:p>FLOPS</text:p>
          </table:table-cell>
          <table:table-cell office:value-type="string">
            <text:p>International Symposium on Functional and Logic Programming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office:value-type="float" office:value="0.641025641026">
            <text:p>0.6410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44">
            <text:p>5944</text:p>
          </table:table-cell>
          <table:table-cell office:value-type="string">
            <text:p>CRYPTO</text:p>
          </table:table-cell>
          <table:table-cell office:value-type="string">
            <text:p>Annual International Cryptology Conference</text:p>
          </table:table-cell>
          <table:table-cell office:value-type="float" office:value="25">
            <text:p>25</text:p>
          </table:table-cell>
          <table:table-cell office:value-type="float" office:value="366">
            <text:p>366</text:p>
          </table:table-cell>
          <table:table-cell office:value-type="float" office:value="0.638888888889">
            <text:p>0.63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28">
            <text:p>5828</text:p>
          </table:table-cell>
          <table:table-cell office:value-type="string">
            <text:p>SAT</text:p>
          </table:table-cell>
          <table:table-cell office:value-type="string">
            <text:p>International Conference on Theory and Applications of Satisfiability Testing </text:p>
          </table:table-cell>
          <table:table-cell office:value-type="float" office:value="29">
            <text:p>29</text:p>
          </table:table-cell>
          <table:table-cell office:value-type="float" office:value="367">
            <text:p>367</text:p>
          </table:table-cell>
          <table:table-cell office:value-type="float" office:value="0.638888888889">
            <text:p>0.63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40">
            <text:p>5740</text:p>
          </table:table-cell>
          <table:table-cell office:value-type="string">
            <text:p>DARS</text:p>
          </table:table-cell>
          <table:table-cell office:value-type="string">
            <text:p>International Symposium on Distributed Autonomous Robotic Systems</text:p>
          </table:table-cell>
          <table:table-cell office:value-type="float" office:value="23">
            <text:p>23</text:p>
          </table:table-cell>
          <table:table-cell office:value-type="float" office:value="368">
            <text:p>368</text:p>
          </table:table-cell>
          <table:table-cell office:value-type="float" office:value="0.638888888889">
            <text:p>0.63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42">
            <text:p>5842</text:p>
          </table:table-cell>
          <table:table-cell office:value-type="string">
            <text:p>NOSSDAV</text:p>
          </table:table-cell>
          <table:table-cell office:value-type="string">
            <text:p>Network and Operating System Support for Digital A/V</text:p>
          </table:table-cell>
          <table:table-cell office:value-type="float" office:value="15">
            <text:p>15</text:p>
          </table:table-cell>
          <table:table-cell office:value-type="float" office:value="369">
            <text:p>369</text:p>
          </table:table-cell>
          <table:table-cell office:value-type="float" office:value="0.638888888889">
            <text:p>0.63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46">
            <text:p>5946</text:p>
          </table:table-cell>
          <table:table-cell office:value-type="string">
            <text:p>ESORICS</text:p>
          </table:table-cell>
          <table:table-cell office:value-type="string">
            <text:p>European Symposium on Research in Computer Security</text:p>
          </table:table-cell>
          <table:table-cell office:value-type="float" office:value="25">
            <text:p>25</text:p>
          </table:table-cell>
          <table:table-cell office:value-type="float" office:value="370">
            <text:p>370</text:p>
          </table:table-cell>
          <table:table-cell office:value-type="float" office:value="0.638888888889">
            <text:p>0.63889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80">
            <text:p>6380</text:p>
          </table:table-cell>
          <table:table-cell office:value-type="string">
            <text:p>FAST</text:p>
          </table:table-cell>
          <table:table-cell office:value-type="string">
            <text:p>USENIX Conference on File and Storage Technologies</text:p>
          </table:table-cell>
          <table:table-cell office:value-type="float" office:value="26">
            <text:p>26</text:p>
          </table:table-cell>
          <table:table-cell office:value-type="float" office:value="371">
            <text:p>371</text:p>
          </table:table-cell>
          <table:table-cell office:value-type="float" office:value="0.63768115942">
            <text:p>0.6376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65">
            <text:p>6065</text:p>
          </table:table-cell>
          <table:table-cell office:value-type="string">
            <text:p>WORDS</text:p>
          </table:table-cell>
          <table:table-cell office:value-type="string">
            <text:p>IEEE International Workshop on Object-Oriented Real-Time Dependable Systems</text:p>
          </table:table-cell>
          <table:table-cell office:value-type="float" office:value="27">
            <text:p>27</text:p>
          </table:table-cell>
          <table:table-cell office:value-type="float" office:value="372">
            <text:p>372</text:p>
          </table:table-cell>
          <table:table-cell office:value-type="float" office:value="0.63768115942">
            <text:p>0.6376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eScience</text:p>
          </table:table-cell>
          <table:table-cell office:value-type="string">
            <text:p>IEEE International Conference on e-science and Grid Computing</text:p>
          </table:table-cell>
          <table:table-cell office:value-type="float" office:value="26">
            <text:p>26</text:p>
          </table:table-cell>
          <table:table-cell office:value-type="float" office:value="373">
            <text:p>373</text:p>
          </table:table-cell>
          <table:table-cell office:value-type="float" office:value="0.63768115942">
            <text:p>0.6376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33">
            <text:p>5933</text:p>
          </table:table-cell>
          <table:table-cell office:value-type="string">
            <text:p>PIMRC</text:p>
          </table:table-cell>
          <table:table-cell office:value-type="string">
            <text:p>IEEE International Symposium on Personal and Indoor Mobile Radio Conference</text:p>
          </table:table-cell>
          <table:table-cell office:value-type="float" office:value="28">
            <text:p>28</text:p>
          </table:table-cell>
          <table:table-cell office:value-type="float" office:value="374">
            <text:p>374</text:p>
          </table:table-cell>
          <table:table-cell office:value-type="float" office:value="0.636363636364">
            <text:p>0.6363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24">
            <text:p>5324</text:p>
          </table:table-cell>
          <table:table-cell office:value-type="string">
            <text:p>COCOON</text:p>
          </table:table-cell>
          <table:table-cell office:value-type="string">
            <text:p>International Computing and Combinatorics Conference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0.636363636364">
            <text:p>0.6363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80">
            <text:p>5980</text:p>
          </table:table-cell>
          <table:table-cell office:value-type="string">
            <text:p>ISIC</text:p>
          </table:table-cell>
          <table:table-cell office:value-type="string">
            <text:p>IEEE International Symposium on Intelligent Control</text:p>
          </table:table-cell>
          <table:table-cell office:value-type="float" office:value="23">
            <text:p>23</text:p>
          </table:table-cell>
          <table:table-cell office:value-type="float" office:value="376">
            <text:p>376</text:p>
          </table:table-cell>
          <table:table-cell office:value-type="float" office:value="0.636363636364">
            <text:p>0.6363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47">
            <text:p>5947</text:p>
          </table:table-cell>
          <table:table-cell office:value-type="string">
            <text:p>EuroCrypt</text:p>
          </table:table-cell>
          <table:table-cell office:value-type="string">
            <text:p>International Conference on the Theory and Application of Cryptographic Techniques</text:p>
          </table:table-cell>
          <table:table-cell office:value-type="float" office:value="25">
            <text:p>25</text:p>
          </table:table-cell>
          <table:table-cell office:value-type="float" office:value="377">
            <text:p>377</text:p>
          </table:table-cell>
          <table:table-cell office:value-type="float" office:value="0.636363636364">
            <text:p>0.6363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IWPT</text:p>
          </table:table-cell>
          <table:table-cell office:value-type="string">
            <text:p>International Conference on Parsing Technologies</text:p>
          </table:table-cell>
          <table:table-cell office:value-type="float" office:value="30">
            <text:p>30</text:p>
          </table:table-cell>
          <table:table-cell office:value-type="float" office:value="378">
            <text:p>378</text:p>
          </table:table-cell>
          <table:table-cell office:value-type="float" office:value="0.636363636364">
            <text:p>0.6363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08">
            <text:p>6408</text:p>
          </table:table-cell>
          <table:table-cell office:value-type="string">
            <text:p>Humanoids</text:p>
          </table:table-cell>
          <table:table-cell office:value-type="string">
            <text:p>IEEE- RAS International Conference on Humanoids Robots</text:p>
          </table:table-cell>
          <table:table-cell office:value-type="float" office:value="23">
            <text:p>23</text:p>
          </table:table-cell>
          <table:table-cell office:value-type="float" office:value="379">
            <text:p>379</text:p>
          </table:table-cell>
          <table:table-cell office:value-type="float" office:value="0.636363636364">
            <text:p>0.6363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061">
            <text:p>6061</text:p>
          </table:table-cell>
          <table:table-cell office:value-type="string">
            <text:p>RTCSA</text:p>
          </table:table-cell>
          <table:table-cell office:value-type="string">
            <text:p>International Conference on Real-Time and Embedded Computing Systems and Applications</text:p>
          </table:table-cell>
          <table:table-cell office:value-type="float" office:value="27">
            <text:p>27</text:p>
          </table:table-cell>
          <table:table-cell office:value-type="float" office:value="380">
            <text:p>380</text:p>
          </table:table-cell>
          <table:table-cell office:value-type="float" office:value="0.634920634921">
            <text:p>0.63492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59">
            <text:p>6459</text:p>
          </table:table-cell>
          <table:table-cell office:value-type="string">
            <text:p>LAW</text:p>
          </table:table-cell>
          <table:table-cell office:value-type="string">
            <text:p>The Linguistic Annotation Workshop</text:p>
          </table:table-cell>
          <table:table-cell office:value-type="float" office:value="30">
            <text:p>30</text:p>
          </table:table-cell>
          <table:table-cell office:value-type="float" office:value="381">
            <text:p>381</text:p>
          </table:table-cell>
          <table:table-cell office:value-type="float" office:value="0.633333333333">
            <text:p>0.6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05">
            <text:p>6405</text:p>
          </table:table-cell>
          <table:table-cell office:value-type="string">
            <text:p>ICAC</text:p>
          </table:table-cell>
          <table:table-cell office:value-type="string">
            <text:p>IEEE International Conference on Autonomic Computing</text:p>
          </table:table-cell>
          <table:table-cell office:value-type="float" office:value="23">
            <text:p>23</text:p>
          </table:table-cell>
          <table:table-cell office:value-type="float" office:value="382">
            <text:p>382</text:p>
          </table:table-cell>
          <table:table-cell office:value-type="float" office:value="0.633333333333">
            <text:p>0.6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DAARC</text:p>
          </table:table-cell>
          <table:table-cell office:value-type="string">
            <text:p>Discourse Anaphora and Anaphor Resolution Colloquium</text:p>
          </table:table-cell>
          <table:table-cell office:value-type="float" office:value="30">
            <text:p>30</text:p>
          </table:table-cell>
          <table:table-cell office:value-type="float" office:value="383">
            <text:p>383</text:p>
          </table:table-cell>
          <table:table-cell office:value-type="float" office:value="0.633333333333">
            <text:p>0.6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465">
            <text:p>6465</text:p>
          </table:table-cell>
          <table:table-cell office:value-type="string">
            <text:p>ACSAC</text:p>
          </table:table-cell>
          <table:table-cell office:value-type="string">
            <text:p>Annual Computer Security Applications Conference</text:p>
          </table:table-cell>
          <table:table-cell office:value-type="float" office:value="25">
            <text:p>25</text:p>
          </table:table-cell>
          <table:table-cell office:value-type="float" office:value="384">
            <text:p>384</text:p>
          </table:table-cell>
          <table:table-cell office:value-type="float" office:value="0.633333333333">
            <text:p>0.6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51">
            <text:p>6351</text:p>
          </table:table-cell>
          <table:table-cell office:value-type="string">
            <text:p>SIGdial</text:p>
          </table:table-cell>
          <table:table-cell office:value-type="string">
            <text:p>Workshop on Discourse and Dialogue</text:p>
          </table:table-cell>
          <table:table-cell office:value-type="float" office:value="30">
            <text:p>30</text:p>
          </table:table-cell>
          <table:table-cell office:value-type="float" office:value="385">
            <text:p>385</text:p>
          </table:table-cell>
          <table:table-cell office:value-type="float" office:value="0.633333333333">
            <text:p>0.6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35">
            <text:p>5835</text:p>
          </table:table-cell>
          <table:table-cell office:value-type="string">
            <text:p>NCA</text:p>
          </table:table-cell>
          <table:table-cell office:value-type="string">
            <text:p>IEEE International Symposium on Network Computing and Applications</text:p>
          </table:table-cell>
          <table:table-cell office:value-type="float" office:value="15">
            <text:p>15</text:p>
          </table:table-cell>
          <table:table-cell office:value-type="float" office:value="386">
            <text:p>386</text:p>
          </table:table-cell>
          <table:table-cell office:value-type="float" office:value="0.633333333333">
            <text:p>0.6333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62">
            <text:p>5462</text:p>
          </table:table-cell>
          <table:table-cell office:value-type="string">
            <text:p>EUSIPCO</text:p>
          </table:table-cell>
          <table:table-cell office:value-type="string">
            <text:p>European Signal Processing Conference 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0.632183908046">
            <text:p>0.6321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912">
            <text:p>5912</text:p>
          </table:table-cell>
          <table:table-cell office:value-type="string">
            <text:p>ICDCN</text:p>
          </table:table-cell>
          <table:table-cell office:value-type="string">
            <text:p>IEEE International Conference on Distributed Computing and Networking</text:p>
          </table:table-cell>
          <table:table-cell office:value-type="float" office:value="15">
            <text:p>15</text:p>
          </table:table-cell>
          <table:table-cell office:value-type="float" office:value="388">
            <text:p>388</text:p>
          </table:table-cell>
          <table:table-cell office:value-type="float" office:value="0.632183908046">
            <text:p>0.6321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226">
            <text:p>6226</text:p>
          </table:table-cell>
          <table:table-cell office:value-type="string">
            <text:p>DSD</text:p>
          </table:table-cell>
          <table:table-cell office:value-type="string">
            <text:p>EUROMICRO Conference on Digital System Design</text:p>
          </table:table-cell>
          <table:table-cell office:value-type="float" office:value="6">
            <text:p>6</text:p>
          </table:table-cell>
          <table:table-cell office:value-type="float" office:value="389">
            <text:p>389</text:p>
          </table:table-cell>
          <table:table-cell office:value-type="float" office:value="0.631578947368">
            <text:p>0.63158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84">
            <text:p>5684</text:p>
          </table:table-cell>
          <table:table-cell office:value-type="string">
            <text:p>AIAI</text:p>
          </table:table-cell>
          <table:table-cell office:value-type="string">
            <text:p>IFIP International Conference on Artificial Intelligence Applications and Innovations</text:p>
          </table:table-cell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 office:value-type="float" office:value="0.631205673759">
            <text:p>0.6312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50">
            <text:p>6150</text:p>
          </table:table-cell>
          <table:table-cell office:value-type="string">
            <text:p>E2EMON</text:p>
          </table:table-cell>
          <table:table-cell office:value-type="string">
            <text:p>IEEE/IFIP Workshop on End-to-End Monitoring Techniques and Services</text:p>
          </table:table-cell>
          <table:table-cell office:value-type="float" office:value="15">
            <text:p>15</text:p>
          </table:table-cell>
          <table:table-cell office:value-type="float" office:value="391">
            <text:p>391</text:p>
          </table:table-cell>
          <table:table-cell office:value-type="float" office:value="0.630952380952">
            <text:p>0.63095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LAGOS</text:p>
          </table:table-cell>
          <table:table-cell office:value-type="string">
            <text:p>Latin-American Algorithms, Graphs and Optimization Symposium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0.630630630631">
            <text:p>0.6306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19">
            <text:p>5819</text:p>
          </table:table-cell>
          <table:table-cell office:value-type="string">
            <text:p>INOC</text:p>
          </table:table-cell>
          <table:table-cell office:value-type="string">
            <text:p>International Network Optimization Conference </text:p>
          </table:table-cell>
          <table:table-cell office:value-type="float" office:value="14">
            <text:p>14</text:p>
          </table:table-cell>
          <table:table-cell office:value-type="float" office:value="393">
            <text:p>393</text:p>
          </table:table-cell>
          <table:table-cell office:value-type="float" office:value="0.62962962963">
            <text:p>0.6296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10">
            <text:p>5610</text:p>
          </table:table-cell>
          <table:table-cell office:value-type="string">
            <text:p>IRI</text:p>
          </table:table-cell>
          <table:table-cell office:value-type="string">
            <text:p>IEEE International Conference on Information Reuse and Integration</text:p>
          </table:table-cell>
          <table:table-cell office:value-type="float" office:value="21">
            <text:p>21</text:p>
          </table:table-cell>
          <table:table-cell office:value-type="float" office:value="394">
            <text:p>394</text:p>
          </table:table-cell>
          <table:table-cell office:value-type="float" office:value="0.62962962963">
            <text:p>0.6296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62">
            <text:p>6362</text:p>
          </table:table-cell>
          <table:table-cell office:value-type="string">
            <text:p>ICA3PP</text:p>
          </table:table-cell>
          <table:table-cell office:value-type="string">
            <text:p>International Conference on Algorithms and Architectures for Parallel Processing</text:p>
          </table:table-cell>
          <table:table-cell office:value-type="float" office:value="26">
            <text:p>26</text:p>
          </table:table-cell>
          <table:table-cell office:value-type="float" office:value="395">
            <text:p>395</text:p>
          </table:table-cell>
          <table:table-cell office:value-type="float" office:value="0.62962962963">
            <text:p>0.62963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675">
            <text:p>5675</text:p>
          </table:table-cell>
          <table:table-cell office:value-type="string">
            <text:p>EKAW</text:p>
          </table:table-cell>
          <table:table-cell office:value-type="string">
            <text:p>International Conference on Knowledge Engineering and Knowledge Management </text:p>
          </table:table-cell>
          <table:table-cell office:value-type="float" office:value="10">
            <text:p>10</text:p>
          </table:table-cell>
          <table:table-cell office:value-type="float" office:value="396">
            <text:p>396</text:p>
          </table:table-cell>
          <table:table-cell office:value-type="float" office:value="0.628205128205">
            <text:p>0.6282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416">
            <text:p>5416</text:p>
          </table:table-cell>
          <table:table-cell office:value-type="string">
            <text:p>CSB</text:p>
          </table:table-cell>
          <table:table-cell office:value-type="string">
            <text:p>IEEE Computational Systems Bioinformatics Conference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0.628205128205">
            <text:p>0.62821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Net-Con</text:p>
          </table:table-cell>
          <table:table-cell office:value-type="string">
            <text:p>IFIP International Conference on Network Control and Engineering for QoS, Security and Mobility</text:p>
          </table:table-cell>
          <table:table-cell office:value-type="float" office:value="15">
            <text:p>15</text:p>
          </table:table-cell>
          <table:table-cell office:value-type="float" office:value="398">
            <text:p>398</text:p>
          </table:table-cell>
          <table:table-cell office:value-type="float" office:value="0.626666666667">
            <text:p>0.62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139">
            <text:p>6139</text:p>
          </table:table-cell>
          <table:table-cell office:value-type="string">
            <text:p>EHCI-DSVIS</text:p>
          </table:table-cell>
          <table:table-cell office:value-type="string">
            <text:p>IFIP Working Conference on Engineering for Human-Computer Interaction</text:p>
          </table:table-cell>
          <table:table-cell office:value-type="float" office:value="11">
            <text:p>11</text:p>
          </table:table-cell>
          <table:table-cell office:value-type="float" office:value="399">
            <text:p>399</text:p>
          </table:table-cell>
          <table:table-cell office:value-type="float" office:value="0.626666666667">
            <text:p>0.62667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6303">
            <text:p>6303</text:p>
          </table:table-cell>
          <table:table-cell office:value-type="string">
            <text:p>TCS</text:p>
          </table:table-cell>
          <table:table-cell office:value-type="string">
            <text:p>IFIP International Conference on Theoetical Computer Scienc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626262626263">
            <text:p>0.62626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5784">
            <text:p>5784</text:p>
          </table:table-cell>
          <table:table-cell office:value-type="string">
            <text:p>PLoP</text:p>
          </table:table-cell>
          <table:table-cell office:value-type="string">
            <text:p>Pattern Languages of Programs Conference</text:p>
          </table:table-cell>
          <table:table-cell office:value-type="float" office:value="12">
            <text:p>12</text:p>
          </table:table-cell>
          <table:table-cell office:value-type="float" office:value="401">
            <text:p>401</text:p>
          </table:table-cell>
          <table:table-cell office:value-type="float" office:value="0.625">
            <text:p>0.625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JELIA</text:p>
          </table:table-cell>
          <table:table-cell office:value-type="string">
            <text:p>European Conference on Logics in Artificial Intelligence</text:p>
          </table:table-cell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 office:value-type="float" office:value="0.625">
            <text:p>0.625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26">
            <text:p>5526</text:p>
          </table:table-cell>
          <table:table-cell office:value-type="string">
            <text:p>AOSD</text:p>
          </table:table-cell>
          <table:table-cell office:value-type="string">
            <text:p>International Conference on Aspect-Oriented Software Development</text:p>
          </table:table-cell>
          <table:table-cell office:value-type="float" office:value="7">
            <text:p>7</text:p>
          </table:table-cell>
          <table:table-cell office:value-type="float" office:value="403">
            <text:p>403</text:p>
          </table:table-cell>
          <table:table-cell office:value-type="float" office:value="0.623931623932">
            <text:p>0.6239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3DIM</text:p>
          </table:table-cell>
          <table:table-cell office:value-type="string">
            <text:p>International Conference on 3-D Digital Imaging and Modeling</text:p>
          </table:table-cell>
          <table:table-cell office:value-type="float" office:value="5">
            <text:p>5</text:p>
          </table:table-cell>
          <table:table-cell office:value-type="float" office:value="404">
            <text:p>404</text:p>
          </table:table-cell>
          <table:table-cell office:value-type="float" office:value="0.623188405797">
            <text:p>0.6231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22">
            <text:p>6222</text:p>
          </table:table-cell>
          <table:table-cell office:value-type="string">
            <text:p>MODELS</text:p>
          </table:table-cell>
          <table:table-cell office:value-type="string">
            <text:p>ACM/IEEE International Conference on Model-Driven Engineering Languages and Systems</text:p>
          </table:table-cell>
          <table:table-cell office:value-type="float" office:value="12">
            <text:p>12</text:p>
          </table:table-cell>
          <table:table-cell office:value-type="float" office:value="405">
            <text:p>405</text:p>
          </table:table-cell>
          <table:table-cell office:value-type="float" office:value="0.622222222222">
            <text:p>0.622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29">
            <text:p>5629</text:p>
          </table:table-cell>
          <table:table-cell office:value-type="string">
            <text:p>ITiCSE</text:p>
          </table:table-cell>
          <table:table-cell office:value-type="string">
            <text:p>Annual Conference on Integrating Technology into Computer Science Education</text:p>
          </table:table-cell>
          <table:table-cell office:value-type="float" office:value="9">
            <text:p>9</text:p>
          </table:table-cell>
          <table:table-cell office:value-type="float" office:value="406">
            <text:p>406</text:p>
          </table:table-cell>
          <table:table-cell office:value-type="float" office:value="0.622222222222">
            <text:p>0.622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95">
            <text:p>5495</text:p>
          </table:table-cell>
          <table:table-cell office:value-type="string">
            <text:p>GDC</text:p>
          </table:table-cell>
          <table:table-cell office:value-type="string">
            <text:p>Game Developers Conference</text:p>
          </table:table-cell>
          <table:table-cell office:value-type="float" office:value="19">
            <text:p>19</text:p>
          </table:table-cell>
          <table:table-cell office:value-type="float" office:value="407">
            <text:p>407</text:p>
          </table:table-cell>
          <table:table-cell office:value-type="float" office:value="0.622222222222">
            <text:p>0.622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ISWC</text:p>
          </table:table-cell>
          <table:table-cell office:value-type="string">
            <text:p>International Semantic Web Conference</text:p>
          </table:table-cell>
          <table:table-cell office:value-type="float" office:value="18">
            <text:p>18</text:p>
          </table:table-cell>
          <table:table-cell office:value-type="float" office:value="408">
            <text:p>408</text:p>
          </table:table-cell>
          <table:table-cell office:value-type="float" office:value="0.621212121212">
            <text:p>0.6212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62">
            <text:p>6462</text:p>
          </table:table-cell>
          <table:table-cell office:value-type="string">
            <text:p>ECRTS</text:p>
          </table:table-cell>
          <table:table-cell office:value-type="string">
            <text:p>Euromicro Conference on Real-Time Systems</text:p>
          </table:table-cell>
          <table:table-cell office:value-type="float" office:value="27">
            <text:p>27</text:p>
          </table:table-cell>
          <table:table-cell office:value-type="float" office:value="409">
            <text:p>409</text:p>
          </table:table-cell>
          <table:table-cell office:value-type="float" office:value="0.621212121212">
            <text:p>0.6212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76">
            <text:p>5376</text:p>
          </table:table-cell>
          <table:table-cell office:value-type="string">
            <text:p>DaWaK</text:p>
          </table:table-cell>
          <table:table-cell office:value-type="string">
            <text:p>International Conference on Data Warehousing and Knowledge Discovery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0.62015503876">
            <text:p>0.6201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46">
            <text:p>5346</text:p>
          </table:table-cell>
          <table:table-cell office:value-type="string">
            <text:p>LCCS</text:p>
          </table:table-cell>
          <table:table-cell office:value-type="string">
            <text:p>International Workshop on Logic and Complexity in Computer Science</text:p>
          </table:table-cell>
          <table:table-cell office:value-type="float" office:value="29">
            <text:p>29</text:p>
          </table:table-cell>
          <table:table-cell office:value-type="float" office:value="411">
            <text:p>411</text:p>
          </table:table-cell>
          <table:table-cell office:value-type="float" office:value="0.619047619048">
            <text:p>0.6190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43">
            <text:p>5543</text:p>
          </table:table-cell>
          <table:table-cell office:value-type="string">
            <text:p>FM</text:p>
          </table:table-cell>
          <table:table-cell office:value-type="string">
            <text:p>Formal Methods Conference</text:p>
          </table:table-cell>
          <table:table-cell office:value-type="float" office:value="7">
            <text:p>7</text:p>
          </table:table-cell>
          <table:table-cell office:value-type="float" office:value="412">
            <text:p>412</text:p>
          </table:table-cell>
          <table:table-cell office:value-type="float" office:value="0.619047619048">
            <text:p>0.6190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5">
            <text:p>6325</text:p>
          </table:table-cell>
          <table:table-cell office:value-type="string">
            <text:p>MVA</text:p>
          </table:table-cell>
          <table:table-cell office:value-type="string">
            <text:p>IAPR International Workshop on Machine Vision Applications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office:value-type="float" office:value="0.619047619048">
            <text:p>0.6190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18">
            <text:p>5418</text:p>
          </table:table-cell>
          <table:table-cell office:value-type="string">
            <text:p>ECCB</text:p>
          </table:table-cell>
          <table:table-cell office:value-type="string">
            <text:p>European Conference on Computational Biology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 office:value-type="float" office:value="0.619047619048">
            <text:p>0.6190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25">
            <text:p>6225</text:p>
          </table:table-cell>
          <table:table-cell office:value-type="string">
            <text:p>DIPES</text:p>
          </table:table-cell>
          <table:table-cell office:value-type="string">
            <text:p>IFIP Working Conference on Distributed and Parallel Embedded Systems</text:p>
          </table:table-cell>
          <table:table-cell office:value-type="float" office:value="27">
            <text:p>27</text:p>
          </table:table-cell>
          <table:table-cell office:value-type="float" office:value="415">
            <text:p>415</text:p>
          </table:table-cell>
          <table:table-cell office:value-type="float" office:value="0.616666666667">
            <text:p>0.61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50">
            <text:p>5450</text:p>
          </table:table-cell>
          <table:table-cell office:value-type="string">
            <text:p>CASA</text:p>
          </table:table-cell>
          <table:table-cell office:value-type="string">
            <text:p>Computer Animation and Social Agents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office:value-type="float" office:value="0.615384615385">
            <text:p>0.615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FME</text:p>
          </table:table-cell>
          <table:table-cell office:value-type="string">
            <text:p>International Symposium of Formal Methods Europe</text:p>
          </table:table-cell>
          <table:table-cell office:value-type="float" office:value="7">
            <text:p>7</text:p>
          </table:table-cell>
          <table:table-cell office:value-type="float" office:value="417">
            <text:p>417</text:p>
          </table:table-cell>
          <table:table-cell office:value-type="float" office:value="0.615384615385">
            <text:p>0.615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42">
            <text:p>6442</text:p>
          </table:table-cell>
          <table:table-cell office:value-type="string">
            <text:p>LPNMR</text:p>
          </table:table-cell>
          <table:table-cell office:value-type="string">
            <text:p>International Conference on Logic Programming and Non-monotonic Reasoning</text:p>
          </table:table-cell>
          <table:table-cell office:value-type="float" office:value="29">
            <text:p>29</text:p>
          </table:table-cell>
          <table:table-cell office:value-type="float" office:value="418">
            <text:p>418</text:p>
          </table:table-cell>
          <table:table-cell office:value-type="float" office:value="0.615384615385">
            <text:p>0.615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EuroGP</text:p>
          </table:table-cell>
          <table:table-cell office:value-type="string">
            <text:p>European Conference on Genetic Programming </text:p>
          </table:table-cell>
          <table:table-cell office:value-type="float" office:value="22">
            <text:p>22</text:p>
          </table:table-cell>
          <table:table-cell office:value-type="float" office:value="419">
            <text:p>419</text:p>
          </table:table-cell>
          <table:table-cell office:value-type="float" office:value="0.615384615385">
            <text:p>0.615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70">
            <text:p>5670</text:p>
          </table:table-cell>
          <table:table-cell office:value-type="string">
            <text:p>ICTL</text:p>
          </table:table-cell>
          <table:table-cell office:value-type="string">
            <text:p>International Conferece on Temporal Logic</text:p>
          </table:table-cell>
          <table:table-cell office:value-type="float" office:value="29">
            <text:p>29</text:p>
          </table:table-cell>
          <table:table-cell office:value-type="float" office:value="420">
            <text:p>420</text:p>
          </table:table-cell>
          <table:table-cell office:value-type="float" office:value="0.615384615385">
            <text:p>0.615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79">
            <text:p>5879</text:p>
          </table:table-cell>
          <table:table-cell office:value-type="string">
            <text:p>DISC</text:p>
          </table:table-cell>
          <table:table-cell office:value-type="string">
            <text:p>International Symposium on Distributed Computing</text:p>
          </table:table-cell>
          <table:table-cell office:value-type="float" office:value="15">
            <text:p>15</text:p>
          </table:table-cell>
          <table:table-cell office:value-type="float" office:value="421">
            <text:p>421</text:p>
          </table:table-cell>
          <table:table-cell office:value-type="float" office:value="0.615384615385">
            <text:p>0.615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46">
            <text:p>6346</text:p>
          </table:table-cell>
          <table:table-cell office:value-type="string">
            <text:p>SemEval</text:p>
          </table:table-cell>
          <table:table-cell office:value-type="string">
            <text:p>International Workshop on Semantic Evaluations</text:p>
          </table:table-cell>
          <table:table-cell office:value-type="float" office:value="30">
            <text:p>30</text:p>
          </table:table-cell>
          <table:table-cell office:value-type="float" office:value="422">
            <text:p>422</text:p>
          </table:table-cell>
          <table:table-cell office:value-type="float" office:value="0.615384615385">
            <text:p>0.615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32">
            <text:p>5332</text:p>
          </table:table-cell>
          <table:table-cell office:value-type="string">
            <text:p>EUROCOMB</text:p>
          </table:table-cell>
          <table:table-cell office:value-type="string">
            <text:p>European Conference on Combinatorics, Graph Theory and Applications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  <table:table-cell office:value-type="float" office:value="0.614583333333">
            <text:p>0.6145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91">
            <text:p>6491</text:p>
          </table:table-cell>
          <table:table-cell office:value-type="string">
            <text:p>FORMATS</text:p>
          </table:table-cell>
          <table:table-cell office:value-type="string">
            <text:p>International Conference on Formal Modelling and Analysis of Timed Systems</text:p>
          </table:table-cell>
          <table:table-cell office:value-type="float" office:value="27">
            <text:p>27</text:p>
          </table:table-cell>
          <table:table-cell office:value-type="float" office:value="424">
            <text:p>424</text:p>
          </table:table-cell>
          <table:table-cell office:value-type="float" office:value="0.614035087719">
            <text:p>0.6140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83">
            <text:p>5583</text:p>
          </table:table-cell>
          <table:table-cell office:value-type="string">
            <text:p>TACAS</text:p>
          </table:table-cell>
          <table:table-cell office:value-type="string">
            <text:p>International Conference on Tools and Algorithms for the Construction and Analysis of Systems</text:p>
          </table:table-cell>
          <table:table-cell office:value-type="float" office:value="7">
            <text:p>7</text:p>
          </table:table-cell>
          <table:table-cell office:value-type="float" office:value="425">
            <text:p>425</text:p>
          </table:table-cell>
          <table:table-cell office:value-type="float" office:value="0.613333333333">
            <text:p>0.61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IWCMC</text:p>
          </table:table-cell>
          <table:table-cell office:value-type="string">
            <text:p>ACM International Wireless Communications and Mobile Computing Conference</text:p>
          </table:table-cell>
          <table:table-cell office:value-type="float" office:value="28">
            <text:p>28</text:p>
          </table:table-cell>
          <table:table-cell office:value-type="float" office:value="426">
            <text:p>426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47">
            <text:p>6347</text:p>
          </table:table-cell>
          <table:table-cell office:value-type="string">
            <text:p>EAMT</text:p>
          </table:table-cell>
          <table:table-cell office:value-type="string">
            <text:p>Annual Conference of the European Association for Machine Translation</text:p>
          </table:table-cell>
          <table:table-cell office:value-type="float" office:value="30">
            <text:p>30</text:p>
          </table:table-cell>
          <table:table-cell office:value-type="float" office:value="427">
            <text:p>427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30">
            <text:p>6030</text:p>
          </table:table-cell>
          <table:table-cell office:value-type="string">
            <text:p>HPCN</text:p>
          </table:table-cell>
          <table:table-cell office:value-type="string">
            <text:p>International Conference on High Performance Computing and Networking</text:p>
          </table:table-cell>
          <table:table-cell office:value-type="float" office:value="26">
            <text:p>26</text:p>
          </table:table-cell>
          <table:table-cell office:value-type="float" office:value="428">
            <text:p>428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PLILP</text:p>
          </table:table-cell>
          <table:table-cell office:value-type="string">
            <text:p>Symposium on Programming Language Implementation and Logic Programming</text:p>
          </table:table-cell>
          <table:table-cell office:value-type="float" office:value="12">
            <text:p>12</text:p>
          </table:table-cell>
          <table:table-cell office:value-type="float" office:value="429">
            <text:p>429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AGILE</text:p>
          </table:table-cell>
          <table:table-cell office:value-type="string">
            <text:p>AGILE Conference on Geographic Information Science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WCRE</text:p>
          </table:table-cell>
          <table:table-cell office:value-type="string">
            <text:p>IEEE Working Conference on Reverse Engineering </text:p>
          </table:table-cell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80">
            <text:p>5580</text:p>
          </table:table-cell>
          <table:table-cell office:value-type="string">
            <text:p>SSR</text:p>
          </table:table-cell>
          <table:table-cell office:value-type="string">
            <text:p>ACM SIGSOFT Working Conference on Software Reusability</text:p>
          </table:table-cell>
          <table:table-cell office:value-type="float" office:value="7">
            <text:p>7</text:p>
          </table:table-cell>
          <table:table-cell office:value-type="float" office:value="432">
            <text:p>432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40">
            <text:p>6340</text:p>
          </table:table-cell>
          <table:table-cell office:value-type="string">
            <text:p>ENLG</text:p>
          </table:table-cell>
          <table:table-cell office:value-type="string">
            <text:p>European Workshop on Natural Language Generation</text:p>
          </table:table-cell>
          <table:table-cell office:value-type="float" office:value="30">
            <text:p>30</text:p>
          </table:table-cell>
          <table:table-cell office:value-type="float" office:value="433">
            <text:p>433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82">
            <text:p>6382</text:p>
          </table:table-cell>
          <table:table-cell office:value-type="string">
            <text:p>ODBASE</text:p>
          </table:table-cell>
          <table:table-cell office:value-type="string">
            <text:p>International Conference on Ontologies, Databases and Applications of Semantics</text:p>
          </table:table-cell>
          <table:table-cell office:value-type="float" office:value="2">
            <text:p>2</text:p>
          </table:table-cell>
          <table:table-cell office:value-type="float" office:value="434">
            <text:p>434</text:p>
          </table:table-cell>
          <table:table-cell office:value-type="float" office:value="0.611111111111">
            <text:p>0.6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33">
            <text:p>6133</text:p>
          </table:table-cell>
          <table:table-cell office:value-type="string">
            <text:p>CRIWG</text:p>
          </table:table-cell>
          <table:table-cell office:value-type="string">
            <text:p>International Workshop on Groupware</text:p>
          </table:table-cell>
          <table:table-cell office:value-type="float" office:value="11">
            <text:p>11</text:p>
          </table:table-cell>
          <table:table-cell office:value-type="float" office:value="435">
            <text:p>435</text:p>
          </table:table-cell>
          <table:table-cell office:value-type="float" office:value="0.609195402299">
            <text:p>0.6092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79">
            <text:p>5379</text:p>
          </table:table-cell>
          <table:table-cell office:value-type="string">
            <text:p>DEXA</text:p>
          </table:table-cell>
          <table:table-cell office:value-type="string">
            <text:p>International Conference on Database and Expert Systems Applications</text:p>
          </table:table-cell>
          <table:table-cell office:value-type="float" office:value="2">
            <text:p>2</text:p>
          </table:table-cell>
          <table:table-cell office:value-type="float" office:value="436">
            <text:p>436</text:p>
          </table:table-cell>
          <table:table-cell office:value-type="float" office:value="0.608974358974">
            <text:p>0.6089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03">
            <text:p>6003</text:p>
          </table:table-cell>
          <table:table-cell office:value-type="string">
            <text:p>HCS</text:p>
          </table:table-cell>
          <table:table-cell office:value-type="string">
            <text:p>IEEE Hot Chips Symposium </text:p>
          </table:table-cell>
          <table:table-cell office:value-type="float" office:value="6">
            <text:p>6</text:p>
          </table:table-cell>
          <table:table-cell office:value-type="float" office:value="437">
            <text:p>437</text:p>
          </table:table-cell>
          <table:table-cell office:value-type="float" office:value="0.607843137255">
            <text:p>0.6078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ISSTA</text:p>
          </table:table-cell>
          <table:table-cell office:value-type="string">
            <text:p>International Symposium on Software Testing and Analysis</text:p>
          </table:table-cell>
          <table:table-cell office:value-type="float" office:value="7">
            <text:p>7</text:p>
          </table:table-cell>
          <table:table-cell office:value-type="float" office:value="438">
            <text:p>438</text:p>
          </table:table-cell>
          <table:table-cell office:value-type="float" office:value="0.607142857143">
            <text:p>0.6071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49">
            <text:p>5649</text:p>
          </table:table-cell>
          <table:table-cell office:value-type="string">
            <text:p>ICAI</text:p>
          </table:table-cell>
          <table:table-cell office:value-type="string">
            <text:p>International Conference on Artificial Intelligence</text:p>
          </table:table-cell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  <table:table-cell office:value-type="float" office:value="0.606837606838">
            <text:p>0.6068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43">
            <text:p>5743</text:p>
          </table:table-cell>
          <table:table-cell office:value-type="string">
            <text:p>HRI</text:p>
          </table:table-cell>
          <table:table-cell office:value-type="string">
            <text:p>IEEE/ACM International Conference on Human Robot Interaction</text:p>
          </table:table-cell>
          <table:table-cell office:value-type="float" office:value="23">
            <text:p>23</text:p>
          </table:table-cell>
          <table:table-cell office:value-type="float" office:value="440">
            <text:p>440</text:p>
          </table:table-cell>
          <table:table-cell office:value-type="float" office:value="0.606060606061">
            <text:p>0.6060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72">
            <text:p>6472</text:p>
          </table:table-cell>
          <table:table-cell office:value-type="string">
            <text:p>ICICS</text:p>
          </table:table-cell>
          <table:table-cell office:value-type="string">
            <text:p>International Conference on Information and Communication Security</text:p>
          </table:table-cell>
          <table:table-cell office:value-type="float" office:value="25">
            <text:p>25</text:p>
          </table:table-cell>
          <table:table-cell office:value-type="float" office:value="441">
            <text:p>441</text:p>
          </table:table-cell>
          <table:table-cell office:value-type="float" office:value="0.606060606061">
            <text:p>0.6060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ISRA</text:p>
          </table:table-cell>
          <table:table-cell office:value-type="string">
            <text:p>International Symposium on Robotics and Automation</text:p>
          </table:table-cell>
          <table:table-cell office:value-type="float" office:value="23">
            <text:p>23</text:p>
          </table:table-cell>
          <table:table-cell office:value-type="float" office:value="442">
            <text:p>442</text:p>
          </table:table-cell>
          <table:table-cell office:value-type="float" office:value="0.606060606061">
            <text:p>0.6060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80">
            <text:p>5880</text:p>
          </table:table-cell>
          <table:table-cell office:value-type="string">
            <text:p>DOA</text:p>
          </table:table-cell>
          <table:table-cell office:value-type="string">
            <text:p>International Symposium on Distributed Objects and Applications</text:p>
          </table:table-cell>
          <table:table-cell office:value-type="float" office:value="15">
            <text:p>15</text:p>
          </table:table-cell>
          <table:table-cell office:value-type="float" office:value="443">
            <text:p>443</text:p>
          </table:table-cell>
          <table:table-cell office:value-type="float" office:value="0.604938271605">
            <text:p>0.6049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69">
            <text:p>5369</text:p>
          </table:table-cell>
          <table:table-cell office:value-type="string">
            <text:p>ADBIS</text:p>
          </table:table-cell>
          <table:table-cell office:value-type="string">
            <text:p>Symposium on Advances in Database and Information Systems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0.604166666667">
            <text:p>0.6041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ESSDERC</text:p>
          </table:table-cell>
          <table:table-cell office:value-type="string">
            <text:p>European Solid-State Device Research Conference</text:p>
          </table:table-cell>
          <table:table-cell office:value-type="float" office:value="6">
            <text:p>6</text:p>
          </table:table-cell>
          <table:table-cell office:value-type="float" office:value="445">
            <text:p>445</text:p>
          </table:table-cell>
          <table:table-cell office:value-type="float" office:value="0.604166666667">
            <text:p>0.6041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52">
            <text:p>5652</text:p>
          </table:table-cell>
          <table:table-cell office:value-type="string">
            <text:p>ITS</text:p>
          </table:table-cell>
          <table:table-cell office:value-type="string">
            <text:p>International Conference on Intelligent Tutoring Systems</text:p>
          </table:table-cell>
          <table:table-cell office:value-type="float" office:value="10">
            <text:p>10</text:p>
          </table:table-cell>
          <table:table-cell office:value-type="float" office:value="446">
            <text:p>446</text:p>
          </table:table-cell>
          <table:table-cell office:value-type="float" office:value="0.602150537634">
            <text:p>0.6021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42">
            <text:p>5342</text:p>
          </table:table-cell>
          <table:table-cell office:value-type="string">
            <text:p>ISAAC</text:p>
          </table:table-cell>
          <table:table-cell office:value-type="string">
            <text:p>International Symposium on Algorithms and Computation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0.602150537634">
            <text:p>0.6021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10">
            <text:p>5510</text:p>
          </table:table-cell>
          <table:table-cell office:value-type="string">
            <text:p>IECON</text:p>
          </table:table-cell>
          <table:table-cell office:value-type="string">
            <text:p>Annual Conference of the IEEE Industrial Electronics Society</text:p>
          </table:table-cell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0.6">
            <text:p>0.6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WIDM</text:p>
          </table:table-cell>
          <table:table-cell office:value-type="string">
            <text:p>ACM International Workshop on Web Information and Data Management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0.6">
            <text:p>0.6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51">
            <text:p>5451</text:p>
          </table:table-cell>
          <table:table-cell office:value-type="string">
            <text:p>CAGD</text:p>
          </table:table-cell>
          <table:table-cell office:value-type="string">
            <text:p>International Symposium of Computer Aided Geometric Design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office:value-type="float" office:value="0.6">
            <text:p>0.6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86">
            <text:p>5686</text:p>
          </table:table-cell>
          <table:table-cell office:value-type="string">
            <text:p>CAV</text:p>
          </table:table-cell>
          <table:table-cell office:value-type="string">
            <text:p>International Conference on Computer Aided Verification</text:p>
          </table:table-cell>
          <table:table-cell office:value-type="float" office:value="7">
            <text:p>7</text:p>
          </table:table-cell>
          <table:table-cell office:value-type="float" office:value="451">
            <text:p>451</text:p>
          </table:table-cell>
          <table:table-cell office:value-type="float" office:value="0.6">
            <text:p>0.6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55">
            <text:p>5855</text:p>
          </table:table-cell>
          <table:table-cell office:value-type="string">
            <text:p>USITS</text:p>
          </table:table-cell>
          <table:table-cell office:value-type="string">
            <text:p>USENIX Symposium on Internet Technologies and Systems</text:p>
          </table:table-cell>
          <table:table-cell office:value-type="float" office:value="15">
            <text:p>15</text:p>
          </table:table-cell>
          <table:table-cell office:value-type="float" office:value="452">
            <text:p>452</text:p>
          </table:table-cell>
          <table:table-cell office:value-type="float" office:value="0.6">
            <text:p>0.6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ICCBSS</text:p>
          </table:table-cell>
          <table:table-cell office:value-type="string">
            <text:p>IEEE International Conference on COTS-Based Software Systems 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0.597701149425">
            <text:p>0.5977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ECIS</text:p>
          </table:table-cell>
          <table:table-cell office:value-type="string">
            <text:p>European Conference on Information Systems </text:p>
          </table:table-cell>
          <table:table-cell office:value-type="float" office:value="21">
            <text:p>21</text:p>
          </table:table-cell>
          <table:table-cell office:value-type="float" office:value="454">
            <text:p>454</text:p>
          </table:table-cell>
          <table:table-cell office:value-type="float" office:value="0.597701149425">
            <text:p>0.5977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19">
            <text:p>5419</text:p>
          </table:table-cell>
          <table:table-cell office:value-type="string">
            <text:p>EMBC</text:p>
          </table:table-cell>
          <table:table-cell office:value-type="string">
            <text:p>The Annual International Conference of the IEEE Engineering in Medicine and Biology Society</text:p>
          </table:table-cell>
          <table:table-cell office:value-type="float" office:value="3">
            <text:p>3</text:p>
          </table:table-cell>
          <table:table-cell office:value-type="float" office:value="455">
            <text:p>455</text:p>
          </table:table-cell>
          <table:table-cell office:value-type="float" office:value="0.597222222222">
            <text:p>0.597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38">
            <text:p>5838</text:p>
          </table:table-cell>
          <table:table-cell office:value-type="string">
            <text:p>NSDI</text:p>
          </table:table-cell>
          <table:table-cell office:value-type="string">
            <text:p>Symposium on Networked Systems, Design and Implementation 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 office:value-type="float" office:value="0.597222222222">
            <text:p>0.597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58">
            <text:p>6058</text:p>
          </table:table-cell>
          <table:table-cell office:value-type="string">
            <text:p>RST</text:p>
          </table:table-cell>
          <table:table-cell office:value-type="string">
            <text:p>International Conference on Reliable Software Technologies</text:p>
          </table:table-cell>
          <table:table-cell office:value-type="float" office:value="27">
            <text:p>27</text:p>
          </table:table-cell>
          <table:table-cell office:value-type="float" office:value="457">
            <text:p>457</text:p>
          </table:table-cell>
          <table:table-cell office:value-type="float" office:value="0.59649122807">
            <text:p>0.5964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50">
            <text:p>6450</text:p>
          </table:table-cell>
          <table:table-cell office:value-type="string">
            <text:p>AiML</text:p>
          </table:table-cell>
          <table:table-cell office:value-type="string">
            <text:p>Advances in Modal Logic</text:p>
          </table:table-cell>
          <table:table-cell office:value-type="float" office:value="29">
            <text:p>29</text:p>
          </table:table-cell>
          <table:table-cell office:value-type="float" office:value="458">
            <text:p>458</text:p>
          </table:table-cell>
          <table:table-cell office:value-type="float" office:value="0.595238095238">
            <text:p>0.5952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36">
            <text:p>6036</text:p>
          </table:table-cell>
          <table:table-cell office:value-type="string">
            <text:p>ISPA</text:p>
          </table:table-cell>
          <table:table-cell office:value-type="string">
            <text:p>International Symposium on Parallel and Distributed Processing and Applications</text:p>
          </table:table-cell>
          <table:table-cell office:value-type="float" office:value="26">
            <text:p>26</text:p>
          </table:table-cell>
          <table:table-cell office:value-type="float" office:value="459">
            <text:p>459</text:p>
          </table:table-cell>
          <table:table-cell office:value-type="float" office:value="0.594202898551">
            <text:p>0.5942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ETFA</text:p>
          </table:table-cell>
          <table:table-cell office:value-type="string">
            <text:p>IEEE International Conference on Emerging Technologies and Factory Automation</text:p>
          </table:table-cell>
          <table:table-cell office:value-type="float" office:value="4">
            <text:p>4</text:p>
          </table:table-cell>
          <table:table-cell office:value-type="float" office:value="460">
            <text:p>460</text:p>
          </table:table-cell>
          <table:table-cell office:value-type="float" office:value="0.592592592593">
            <text:p>0.5925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81">
            <text:p>5981</text:p>
          </table:table-cell>
          <table:table-cell office:value-type="string">
            <text:p>MODSIM</text:p>
          </table:table-cell>
          <table:table-cell office:value-type="string">
            <text:p>International Congress on Modelling and Simulation</text:p>
          </table:table-cell>
          <table:table-cell office:value-type="float" office:value="16">
            <text:p>16</text:p>
          </table:table-cell>
          <table:table-cell office:value-type="float" office:value="461">
            <text:p>461</text:p>
          </table:table-cell>
          <table:table-cell office:value-type="float" office:value="0.589743589744">
            <text:p>0.5897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75">
            <text:p>5875</text:p>
          </table:table-cell>
          <table:table-cell office:value-type="string">
            <text:p>DCCS</text:p>
          </table:table-cell>
          <table:table-cell office:value-type="string">
            <text:p>Dependable Computing and Communications Symposium</text:p>
          </table:table-cell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 office:value-type="float" office:value="0.589743589744">
            <text:p>0.5897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99">
            <text:p>5799</text:p>
          </table:table-cell>
          <table:table-cell office:value-type="string">
            <text:p>VMCAI</text:p>
          </table:table-cell>
          <table:table-cell office:value-type="string">
            <text:p>International Conference on Verification, Model Checking and Abstract Interpretation</text:p>
          </table:table-cell>
          <table:table-cell office:value-type="float" office:value="12">
            <text:p>12</text:p>
          </table:table-cell>
          <table:table-cell office:value-type="float" office:value="463">
            <text:p>463</text:p>
          </table:table-cell>
          <table:table-cell office:value-type="float" office:value="0.589743589744">
            <text:p>0.5897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56">
            <text:p>6256</text:p>
          </table:table-cell>
          <table:table-cell office:value-type="string">
            <text:p>ISSCS</text:p>
          </table:table-cell>
          <table:table-cell office:value-type="string">
            <text:p>International Symposium on Signals, Circuits and Systems</text:p>
          </table:table-cell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0.589743589744">
            <text:p>0.5897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13">
            <text:p>5413</text:p>
          </table:table-cell>
          <table:table-cell office:value-type="string">
            <text:p>BIOCOMP</text:p>
          </table:table-cell>
          <table:table-cell office:value-type="string">
            <text:p>International Conference on Bioinformatics and Computational Biology</text:p>
          </table:table-cell>
          <table:table-cell office:value-type="float" office:value="3">
            <text:p>3</text:p>
          </table:table-cell>
          <table:table-cell office:value-type="float" office:value="465">
            <text:p>465</text:p>
          </table:table-cell>
          <table:table-cell office:value-type="float" office:value="0.589743589744">
            <text:p>0.5897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44">
            <text:p>6244</text:p>
          </table:table-cell>
          <table:table-cell office:value-type="string">
            <text:p>CIRAS</text:p>
          </table:table-cell>
          <table:table-cell office:value-type="string">
            <text:p>International Conference on Computational Intelligence, Robotics and Autonomous Systems</text:p>
          </table:table-cell>
          <table:table-cell office:value-type="float" office:value="10">
            <text:p>10</text:p>
          </table:table-cell>
          <table:table-cell office:value-type="float" office:value="466">
            <text:p>466</text:p>
          </table:table-cell>
          <table:table-cell office:value-type="float" office:value="0.588888888889">
            <text:p>0.5888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DDECS</text:p>
          </table:table-cell>
          <table:table-cell office:value-type="string">
            <text:p>IEEE Workshop on Design and Diagnostics of Electronic Circuits and Systems</text:p>
          </table:table-cell>
          <table:table-cell office:value-type="float" office:value="6">
            <text:p>6</text:p>
          </table:table-cell>
          <table:table-cell office:value-type="float" office:value="467">
            <text:p>467</text:p>
          </table:table-cell>
          <table:table-cell office:value-type="float" office:value="0.588235294118">
            <text:p>0.5882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84">
            <text:p>5584</text:p>
          </table:table-cell>
          <table:table-cell office:value-type="string">
            <text:p>UML</text:p>
          </table:table-cell>
          <table:table-cell office:value-type="string">
            <text:p>International Conference on the Unified Modeling Language</text:p>
          </table:table-cell>
          <table:table-cell office:value-type="float" office:value="7">
            <text:p>7</text:p>
          </table:table-cell>
          <table:table-cell office:value-type="float" office:value="468">
            <text:p>468</text:p>
          </table:table-cell>
          <table:table-cell office:value-type="float" office:value="0.587719298246">
            <text:p>0.5877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OPODIS</text:p>
          </table:table-cell>
          <table:table-cell office:value-type="string">
            <text:p>International Conference on Principles of Distributed Systems</text:p>
          </table:table-cell>
          <table:table-cell office:value-type="float" office:value="15">
            <text:p>15</text:p>
          </table:table-cell>
          <table:table-cell office:value-type="float" office:value="469">
            <text:p>469</text:p>
          </table:table-cell>
          <table:table-cell office:value-type="float" office:value="0.587301587302">
            <text:p>0.5873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63">
            <text:p>5663</text:p>
          </table:table-cell>
          <table:table-cell office:value-type="string">
            <text:p>IPMU</text:p>
          </table:table-cell>
          <table:table-cell office:value-type="string">
            <text:p>International Conference on Information Processing and Management of Uncertainty in Knowledge-Based Systems</text:p>
          </table:table-cell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0.586666666667">
            <text:p>0.58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85">
            <text:p>5685</text:p>
          </table:table-cell>
          <table:table-cell office:value-type="string">
            <text:p>ICAPS</text:p>
          </table:table-cell>
          <table:table-cell office:value-type="string">
            <text:p>International Conference on Automated Planning and Scheduling</text:p>
          </table:table-cell>
          <table:table-cell office:value-type="float" office:value="10">
            <text:p>10</text:p>
          </table:table-cell>
          <table:table-cell office:value-type="float" office:value="471">
            <text:p>471</text:p>
          </table:table-cell>
          <table:table-cell office:value-type="float" office:value="0.586666666667">
            <text:p>0.58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30">
            <text:p>6230</text:p>
          </table:table-cell>
          <table:table-cell office:value-type="string">
            <text:p>FSKD</text:p>
          </table:table-cell>
          <table:table-cell office:value-type="string">
            <text:p>International Conference on Fuzzy Systems and Knowledge Discovery</text:p>
          </table:table-cell>
          <table:table-cell office:value-type="float" office:value="10">
            <text:p>10</text:p>
          </table:table-cell>
          <table:table-cell office:value-type="float" office:value="472">
            <text:p>472</text:p>
          </table:table-cell>
          <table:table-cell office:value-type="float" office:value="0.586206896552">
            <text:p>0.5862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INDIN</text:p>
          </table:table-cell>
          <table:table-cell office:value-type="string">
            <text:p>IEEE International Conference on Industrial Informatics</text:p>
          </table:table-cell>
          <table:table-cell office:value-type="float" office:value="4">
            <text:p>4</text:p>
          </table:table-cell>
          <table:table-cell office:value-type="float" office:value="473">
            <text:p>473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79">
            <text:p>5779</text:p>
          </table:table-cell>
          <table:table-cell office:value-type="string">
            <text:p>PADL</text:p>
          </table:table-cell>
          <table:table-cell office:value-type="string">
            <text:p>International Symposium on Practical Aspects of Declarative Languages</text:p>
          </table:table-cell>
          <table:table-cell office:value-type="float" office:value="12">
            <text:p>12</text:p>
          </table:table-cell>
          <table:table-cell office:value-type="float" office:value="474">
            <text:p>474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IESS</text:p>
          </table:table-cell>
          <table:table-cell office:value-type="string">
            <text:p>International Embedded Systems Symposium </text:p>
          </table:table-cell>
          <table:table-cell office:value-type="float" office:value="27">
            <text:p>27</text:p>
          </table:table-cell>
          <table:table-cell office:value-type="float" office:value="475">
            <text:p>475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FASE</text:p>
          </table:table-cell>
          <table:table-cell office:value-type="string">
            <text:p>Fundamental Approaches to Software Engineering</text:p>
          </table:table-cell>
          <table:table-cell office:value-type="float" office:value="7">
            <text:p>7</text:p>
          </table:table-cell>
          <table:table-cell office:value-type="float" office:value="476">
            <text:p>476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89">
            <text:p>6489</text:p>
          </table:table-cell>
          <table:table-cell office:value-type="string">
            <text:p>QEST</text:p>
          </table:table-cell>
          <table:table-cell office:value-type="string">
            <text:p>International Conference on Quantitative Evaluation of Systems</text:p>
          </table:table-cell>
          <table:table-cell office:value-type="float" office:value="16">
            <text:p>16</text:p>
          </table:table-cell>
          <table:table-cell office:value-type="float" office:value="477">
            <text:p>477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ISAM</text:p>
          </table:table-cell>
          <table:table-cell office:value-type="string">
            <text:p>IEEE International Symposium on Assembly and Manufacturing</text:p>
          </table:table-cell>
          <table:table-cell office:value-type="float" office:value="23">
            <text:p>23</text:p>
          </table:table-cell>
          <table:table-cell office:value-type="float" office:value="478">
            <text:p>478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61">
            <text:p>6461</text:p>
          </table:table-cell>
          <table:table-cell office:value-type="string">
            <text:p>TAG+</text:p>
          </table:table-cell>
          <table:table-cell office:value-type="string">
            <text:p>International Workhop on Tree Adjoining Grammar and Related Formalisms</text:p>
          </table:table-cell>
          <table:table-cell office:value-type="float" office:value="30">
            <text:p>30</text:p>
          </table:table-cell>
          <table:table-cell office:value-type="float" office:value="479">
            <text:p>479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57">
            <text:p>5357</text:p>
          </table:table-cell>
          <table:table-cell office:value-type="string">
            <text:p>PATAT</text:p>
          </table:table-cell>
          <table:table-cell office:value-type="string">
            <text:p>International Conference on the Practice and Theory of Automated Timetabling 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31">
            <text:p>6131</text:p>
          </table:table-cell>
          <table:table-cell office:value-type="string">
            <text:p>CSCWD</text:p>
          </table:table-cell>
          <table:table-cell office:value-type="string">
            <text:p>International Conference on Computer Supported Cooperative Work in Design </text:p>
          </table:table-cell>
          <table:table-cell office:value-type="float" office:value="11">
            <text:p>11</text:p>
          </table:table-cell>
          <table:table-cell office:value-type="float" office:value="481">
            <text:p>481</text:p>
          </table:table-cell>
          <table:table-cell office:value-type="float" office:value="0.583333333333">
            <text:p>0.5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91">
            <text:p>5391</text:p>
          </table:table-cell>
          <table:table-cell office:value-type="string">
            <text:p>IDEAS</text:p>
          </table:table-cell>
          <table:table-cell office:value-type="string">
            <text:p>International Database Engineering and Applications Symposium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0.581395348837">
            <text:p>0.5814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82">
            <text:p>5382</text:p>
          </table:table-cell>
          <table:table-cell office:value-type="string">
            <text:p>ECDL</text:p>
          </table:table-cell>
          <table:table-cell office:value-type="string">
            <text:p>European Conference on Research and Advanced Technology for Digital Libraries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.580952380952">
            <text:p>0.5809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SSDBM</text:p>
          </table:table-cell>
          <table:table-cell office:value-type="string">
            <text:p>International Conference on Scientific and Statistical Database Management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office:value-type="float" office:value="0.580952380952">
            <text:p>0.5809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GIIS</text:p>
          </table:table-cell>
          <table:table-cell office:value-type="string">
            <text:p>IEEE International Global Information Infrastructure Symposium</text:p>
          </table:table-cell>
          <table:table-cell office:value-type="float" office:value="15">
            <text:p>15</text:p>
          </table:table-cell>
          <table:table-cell office:value-type="float" office:value="485">
            <text:p>485</text:p>
          </table:table-cell>
          <table:table-cell office:value-type="float" office:value="0.579710144928">
            <text:p>0.5797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26">
            <text:p>5726</text:p>
          </table:table-cell>
          <table:table-cell office:value-type="string">
            <text:p>SEAL</text:p>
          </table:table-cell>
          <table:table-cell office:value-type="string">
            <text:p>International Conference on Simulated Evolution and Learning</text:p>
          </table:table-cell>
          <table:table-cell office:value-type="float" office:value="22">
            <text:p>22</text:p>
          </table:table-cell>
          <table:table-cell office:value-type="float" office:value="486">
            <text:p>486</text:p>
          </table:table-cell>
          <table:table-cell office:value-type="float" office:value="0.579710144928">
            <text:p>0.5797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ANALCO</text:p>
          </table:table-cell>
          <table:table-cell office:value-type="string">
            <text:p>Workshop on Analytic Algorithms and Combinatorics</text:p>
          </table:table-cell>
          <table:table-cell office:value-type="float" office:value="14">
            <text:p>14</text:p>
          </table:table-cell>
          <table:table-cell office:value-type="float" office:value="487">
            <text:p>487</text:p>
          </table:table-cell>
          <table:table-cell office:value-type="float" office:value="0.579710144928">
            <text:p>0.5797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16">
            <text:p>5816</text:p>
          </table:table-cell>
          <table:table-cell office:value-type="string">
            <text:p>ICIAM</text:p>
          </table:table-cell>
          <table:table-cell office:value-type="string">
            <text:p>International <text:s/>Congress on Industrial and Applied Mathematics</text:p>
          </table:table-cell>
          <table:table-cell office:value-type="float" office:value="14">
            <text:p>14</text:p>
          </table:table-cell>
          <table:table-cell office:value-type="float" office:value="488">
            <text:p>488</text:p>
          </table:table-cell>
          <table:table-cell office:value-type="float" office:value="0.579710144928">
            <text:p>0.5797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39">
            <text:p>6239</text:p>
          </table:table-cell>
          <table:table-cell office:value-type="string">
            <text:p>ICIT</text:p>
          </table:table-cell>
          <table:table-cell office:value-type="string">
            <text:p>IEEE International Conference on Industrial Technology</text:p>
          </table:table-cell>
          <table:table-cell office:value-type="float" office:value="4">
            <text:p>4</text:p>
          </table:table-cell>
          <table:table-cell office:value-type="float" office:value="489">
            <text:p>489</text:p>
          </table:table-cell>
          <table:table-cell office:value-type="float" office:value="0.577777777778">
            <text:p>0.577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WAOA</text:p>
          </table:table-cell>
          <table:table-cell office:value-type="string">
            <text:p>Workshop on Approximation and Online Algorithms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577777777778">
            <text:p>0.577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98">
            <text:p>5798</text:p>
          </table:table-cell>
          <table:table-cell office:value-type="string">
            <text:p>TOOLS</text:p>
          </table:table-cell>
          <table:table-cell office:value-type="string">
            <text:p>Technology of Object-Oriented Languages and Systems Conferences</text:p>
          </table:table-cell>
          <table:table-cell office:value-type="float" office:value="12">
            <text:p>12</text:p>
          </table:table-cell>
          <table:table-cell office:value-type="float" office:value="491">
            <text:p>491</text:p>
          </table:table-cell>
          <table:table-cell office:value-type="float" office:value="0.577777777778">
            <text:p>0.577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97">
            <text:p>6497</text:p>
          </table:table-cell>
          <table:table-cell office:value-type="string">
            <text:p>MWSCAS</text:p>
          </table:table-cell>
          <table:table-cell office:value-type="string">
            <text:p>IEEE International Midwest Symposium on Circuits and Systems</text:p>
          </table:table-cell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  <table:table-cell office:value-type="float" office:value="0.577777777778">
            <text:p>0.577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71">
            <text:p>6271</text:p>
          </table:table-cell>
          <table:table-cell office:value-type="string">
            <text:p>ICMLA</text:p>
          </table:table-cell>
          <table:table-cell office:value-type="string">
            <text:p>International Conference on Machine Learning and Applications</text:p>
          </table:table-cell>
          <table:table-cell office:value-type="float" office:value="22">
            <text:p>22</text:p>
          </table:table-cell>
          <table:table-cell office:value-type="float" office:value="493">
            <text:p>493</text:p>
          </table:table-cell>
          <table:table-cell office:value-type="float" office:value="0.576923076923">
            <text:p>0.5769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57">
            <text:p>5657</text:p>
          </table:table-cell>
          <table:table-cell office:value-type="string">
            <text:p>IPS</text:p>
          </table:table-cell>
          <table:table-cell office:value-type="string">
            <text:p>IEEE International Conference on Intelligent Processing Systems</text:p>
          </table:table-cell>
          <table:table-cell office:value-type="float" office:value="10">
            <text:p>10</text:p>
          </table:table-cell>
          <table:table-cell office:value-type="float" office:value="494">
            <text:p>494</text:p>
          </table:table-cell>
          <table:table-cell office:value-type="float" office:value="0.576923076923">
            <text:p>0.5769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ISMM</text:p>
          </table:table-cell>
          <table:table-cell office:value-type="string">
            <text:p>International Symposium on Mathematical Morphology</text:p>
          </table:table-cell>
          <table:table-cell office:value-type="float" office:value="5">
            <text:p>5</text:p>
          </table:table-cell>
          <table:table-cell office:value-type="float" office:value="495">
            <text:p>495</text:p>
          </table:table-cell>
          <table:table-cell office:value-type="float" office:value="0.576923076923">
            <text:p>0.5769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01">
            <text:p>5401</text:p>
          </table:table-cell>
          <table:table-cell office:value-type="string">
            <text:p>SPIRE</text:p>
          </table:table-cell>
          <table:table-cell office:value-type="string">
            <text:p>Symposium on String Processing and Information Retrieval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float" office:value="0.575757575758">
            <text:p>0.5757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KES</text:p>
          </table:table-cell>
          <table:table-cell office:value-type="string">
            <text:p>International Conference on Knowledge-Based and Intelligent Information and Engineering Systems</text:p>
          </table:table-cell>
          <table:table-cell office:value-type="float" office:value="22">
            <text:p>22</text:p>
          </table:table-cell>
          <table:table-cell office:value-type="float" office:value="497">
            <text:p>497</text:p>
          </table:table-cell>
          <table:table-cell office:value-type="float" office:value="0.575757575758">
            <text:p>0.5757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PDCS</text:p>
          </table:table-cell>
          <table:table-cell office:value-type="string">
            <text:p>International Conference on Parallel and Distributed Computing and Systems</text:p>
          </table:table-cell>
          <table:table-cell office:value-type="float" office:value="26">
            <text:p>26</text:p>
          </table:table-cell>
          <table:table-cell office:value-type="float" office:value="498">
            <text:p>498</text:p>
          </table:table-cell>
          <table:table-cell office:value-type="float" office:value="0.575757575758">
            <text:p>0.5757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2">
            <text:p>6322</text:p>
          </table:table-cell>
          <table:table-cell office:value-type="string">
            <text:p>CIARP</text:p>
          </table:table-cell>
          <table:table-cell office:value-type="string">
            <text:p>Iberoamerican Congress on Pattern Recognition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office:value-type="float" office:value="0.574712643678">
            <text:p>0.5747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LATW</text:p>
          </table:table-cell>
          <table:table-cell office:value-type="string">
            <text:p>IEEE Latin American Test Workshop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0.574074074074">
            <text:p>0.5740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52">
            <text:p>5452</text:p>
          </table:table-cell>
          <table:table-cell office:value-type="string">
            <text:p>CAIP</text:p>
          </table:table-cell>
          <table:table-cell office:value-type="string">
            <text:p>International Conference on Computer Analysis of Images and Patterns</text:p>
          </table:table-cell>
          <table:table-cell office:value-type="float" office:value="5">
            <text:p>5</text:p>
          </table:table-cell>
          <table:table-cell office:value-type="float" office:value="501">
            <text:p>501</text:p>
          </table:table-cell>
          <table:table-cell office:value-type="float" office:value="0.573333333333">
            <text:p>0.57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FG</text:p>
          </table:table-cell>
          <table:table-cell office:value-type="string">
            <text:p>International Conference on Automatic Face and Gesture Recognition</text:p>
          </table:table-cell>
          <table:table-cell office:value-type="float" office:value="5">
            <text:p>5</text:p>
          </table:table-cell>
          <table:table-cell office:value-type="float" office:value="502">
            <text:p>502</text:p>
          </table:table-cell>
          <table:table-cell office:value-type="float" office:value="0.573333333333">
            <text:p>0.57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20">
            <text:p>5920</text:p>
          </table:table-cell>
          <table:table-cell office:value-type="string">
            <text:p>IPSN</text:p>
          </table:table-cell>
          <table:table-cell office:value-type="string">
            <text:p>International Symposium on Information Processing in Sensor Networks</text:p>
          </table:table-cell>
          <table:table-cell office:value-type="float" office:value="28">
            <text:p>28</text:p>
          </table:table-cell>
          <table:table-cell office:value-type="float" office:value="503">
            <text:p>503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87">
            <text:p>5987</text:p>
          </table:table-cell>
          <table:table-cell office:value-type="string">
            <text:p>WSC</text:p>
          </table:table-cell>
          <table:table-cell office:value-type="string">
            <text:p>Winter Simulation Conference </text:p>
          </table:table-cell>
          <table:table-cell office:value-type="float" office:value="16">
            <text:p>16</text:p>
          </table:table-cell>
          <table:table-cell office:value-type="float" office:value="504">
            <text:p>504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14">
            <text:p>5614</text:p>
          </table:table-cell>
          <table:table-cell office:value-type="string">
            <text:p>GeoComp</text:p>
          </table:table-cell>
          <table:table-cell office:value-type="string">
            <text:p>International Conference on GeoComputation</text:p>
          </table:table-cell>
          <table:table-cell office:value-type="float" office:value="8">
            <text:p>8</text:p>
          </table:table-cell>
          <table:table-cell office:value-type="float" office:value="505">
            <text:p>505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31">
            <text:p>6031</text:p>
          </table:table-cell>
          <table:table-cell office:value-type="string">
            <text:p>HPCS</text:p>
          </table:table-cell>
          <table:table-cell office:value-type="string">
            <text:p>International Symposium on High Performance Computing Systems and Applications</text:p>
          </table:table-cell>
          <table:table-cell office:value-type="float" office:value="26">
            <text:p>26</text:p>
          </table:table-cell>
          <table:table-cell office:value-type="float" office:value="506">
            <text:p>506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51">
            <text:p>5851</text:p>
          </table:table-cell>
          <table:table-cell office:value-type="string">
            <text:p>LANMAN</text:p>
          </table:table-cell>
          <table:table-cell office:value-type="string">
            <text:p>IEEE Workshop on Local and Metropolitan Area Networks</text:p>
          </table:table-cell>
          <table:table-cell office:value-type="float" office:value="15">
            <text:p>15</text:p>
          </table:table-cell>
          <table:table-cell office:value-type="float" office:value="507">
            <text:p>507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10">
            <text:p>6210</text:p>
          </table:table-cell>
          <table:table-cell office:value-type="string">
            <text:p>WBE</text:p>
          </table:table-cell>
          <table:table-cell office:value-type="string">
            <text:p>International Symposium on Web-based Education</text:p>
          </table:table-cell>
          <table:table-cell office:value-type="float" office:value="9">
            <text:p>9</text:p>
          </table:table-cell>
          <table:table-cell office:value-type="float" office:value="508">
            <text:p>508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75">
            <text:p>5975</text:p>
          </table:table-cell>
          <table:table-cell office:value-type="string">
            <text:p>ESM</text:p>
          </table:table-cell>
          <table:table-cell office:value-type="string">
            <text:p>European Simulation Multiconference</text:p>
          </table:table-cell>
          <table:table-cell office:value-type="float" office:value="16">
            <text:p>16</text:p>
          </table:table-cell>
          <table:table-cell office:value-type="float" office:value="509">
            <text:p>509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DL</text:p>
          </table:table-cell>
          <table:table-cell office:value-type="string">
            <text:p>International Workshop on Description Logics</text:p>
          </table:table-cell>
          <table:table-cell office:value-type="float" office:value="29">
            <text:p>29</text:p>
          </table:table-cell>
          <table:table-cell office:value-type="float" office:value="510">
            <text:p>510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86">
            <text:p>5986</text:p>
          </table:table-cell>
          <table:table-cell office:value-type="string">
            <text:p>SCSC</text:p>
          </table:table-cell>
          <table:table-cell office:value-type="string">
            <text:p>Summer Computer Simulation Conference </text:p>
          </table:table-cell>
          <table:table-cell office:value-type="float" office:value="16">
            <text:p>16</text:p>
          </table:table-cell>
          <table:table-cell office:value-type="float" office:value="511">
            <text:p>511</text:p>
          </table:table-cell>
          <table:table-cell office:value-type="float" office:value="0.571428571429">
            <text:p>0.5714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ESANN</text:p>
          </table:table-cell>
          <table:table-cell office:value-type="string">
            <text:p>European Symposium on Artificial Neural Networks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0.569892473118">
            <text:p>0.5698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VLSID</text:p>
          </table:table-cell>
          <table:table-cell office:value-type="string">
            <text:p>International Conference on VLSI Design</text:p>
          </table:table-cell>
          <table:table-cell office:value-type="float" office:value="6">
            <text:p>6</text:p>
          </table:table-cell>
          <table:table-cell office:value-type="float" office:value="513">
            <text:p>513</text:p>
          </table:table-cell>
          <table:table-cell office:value-type="float" office:value="0.56862745098">
            <text:p>0.5686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55">
            <text:p>6255</text:p>
          </table:table-cell>
          <table:table-cell office:value-type="string">
            <text:p>IWLS</text:p>
          </table:table-cell>
          <table:table-cell office:value-type="string">
            <text:p>International Workshop on Logic and Synthesis</text:p>
          </table:table-cell>
          <table:table-cell office:value-type="float" office:value="6">
            <text:p>6</text:p>
          </table:table-cell>
          <table:table-cell office:value-type="float" office:value="514">
            <text:p>514</text:p>
          </table:table-cell>
          <table:table-cell office:value-type="float" office:value="0.56862745098">
            <text:p>0.5686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WETICE</text:p>
          </table:table-cell>
          <table:table-cell office:value-type="string">
            <text:p>IEEE International Workshops on Enabling Technologies: Infrastructure for Collaborative Enterprises </text:p>
          </table:table-cell>
          <table:table-cell office:value-type="float" office:value="11">
            <text:p>11</text:p>
          </table:table-cell>
          <table:table-cell office:value-type="float" office:value="515">
            <text:p>515</text:p>
          </table:table-cell>
          <table:table-cell office:value-type="float" office:value="0.567901234568">
            <text:p>0.5679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81">
            <text:p>5381</text:p>
          </table:table-cell>
          <table:table-cell office:value-type="string">
            <text:p>DOLAP</text:p>
          </table:table-cell>
          <table:table-cell office:value-type="string">
            <text:p>International Workshop on Data Warehousing and OLAP</text:p>
          </table:table-cell>
          <table:table-cell office:value-type="float" office:value="2">
            <text:p>2</text:p>
          </table:table-cell>
          <table:table-cell office:value-type="float" office:value="516">
            <text:p>516</text:p>
          </table:table-cell>
          <table:table-cell office:value-type="float" office:value="0.567567567568">
            <text:p>0.5675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41">
            <text:p>5341</text:p>
          </table:table-cell>
          <table:table-cell office:value-type="string">
            <text:p>IEEEIT</text:p>
          </table:table-cell>
          <table:table-cell office:value-type="string">
            <text:p>IEEE Symposium on Information Theory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0.566666666667">
            <text:p>0.5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MMAR</text:p>
          </table:table-cell>
          <table:table-cell office:value-type="string">
            <text:p>IEEE IFAC International Conference on Methods and Models in Automation and Robotics</text:p>
          </table:table-cell>
          <table:table-cell office:value-type="float" office:value="23">
            <text:p>23</text:p>
          </table:table-cell>
          <table:table-cell office:value-type="float" office:value="518">
            <text:p>518</text:p>
          </table:table-cell>
          <table:table-cell office:value-type="float" office:value="0.566666666667">
            <text:p>0.5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19">
            <text:p>6319</text:p>
          </table:table-cell>
          <table:table-cell office:value-type="string">
            <text:p>SBM</text:p>
          </table:table-cell>
          <table:table-cell office:value-type="string">
            <text:p>Eurographics Workshop on Sketch-Based Interfaces and Modeling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0.566666666667">
            <text:p>0.5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19">
            <text:p>5319</text:p>
          </table:table-cell>
          <table:table-cell office:value-type="string">
            <text:p>ALENEX</text:p>
          </table:table-cell>
          <table:table-cell office:value-type="string">
            <text:p>Workshop on Algorithm Engineering and Experiments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float" office:value="0.566666666667">
            <text:p>0.5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09">
            <text:p>5809</text:p>
          </table:table-cell>
          <table:table-cell office:value-type="string">
            <text:p>EMO</text:p>
          </table:table-cell>
          <table:table-cell office:value-type="string">
            <text:p>International Conference on Evolutionary Multi-Criterion Optimization </text:p>
          </table:table-cell>
          <table:table-cell office:value-type="float" office:value="14">
            <text:p>14</text:p>
          </table:table-cell>
          <table:table-cell office:value-type="float" office:value="521">
            <text:p>521</text:p>
          </table:table-cell>
          <table:table-cell office:value-type="float" office:value="0.565217391304">
            <text:p>0.565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36">
            <text:p>5336</text:p>
          </table:table-cell>
          <table:table-cell office:value-type="string">
            <text:p>GD</text:p>
          </table:table-cell>
          <table:table-cell office:value-type="string">
            <text:p>International Symposium on Graph Drawing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0.565217391304">
            <text:p>0.565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ICAR</text:p>
          </table:table-cell>
          <table:table-cell office:value-type="string">
            <text:p>International Conference on Advanced Robotics</text:p>
          </table:table-cell>
          <table:table-cell office:value-type="float" office:value="23">
            <text:p>23</text:p>
          </table:table-cell>
          <table:table-cell office:value-type="float" office:value="523">
            <text:p>523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05">
            <text:p>5905</text:p>
          </table:table-cell>
          <table:table-cell office:value-type="string">
            <text:p>ICN</text:p>
          </table:table-cell>
          <table:table-cell office:value-type="string">
            <text:p>International Conference on Networking</text:p>
          </table:table-cell>
          <table:table-cell office:value-type="float" office:value="15">
            <text:p>15</text:p>
          </table:table-cell>
          <table:table-cell office:value-type="float" office:value="524">
            <text:p>524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94">
            <text:p>5494</text:p>
          </table:table-cell>
          <table:table-cell office:value-type="string">
            <text:p>VSMM</text:p>
          </table:table-cell>
          <table:table-cell office:value-type="string">
            <text:p>International Conference on Virtual Systems and MultiMedia</text:p>
          </table:table-cell>
          <table:table-cell office:value-type="float" office:value="19">
            <text:p>19</text:p>
          </table:table-cell>
          <table:table-cell office:value-type="float" office:value="525">
            <text:p>525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63">
            <text:p>6263</text:p>
          </table:table-cell>
          <table:table-cell office:value-type="string">
            <text:p>EUC</text:p>
          </table:table-cell>
          <table:table-cell office:value-type="string">
            <text:p>IFIP International Conference on Embedded and Ubiquitous Computing</text:p>
          </table:table-cell>
          <table:table-cell office:value-type="float" office:value="28">
            <text:p>28</text:p>
          </table:table-cell>
          <table:table-cell office:value-type="float" office:value="526">
            <text:p>526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46">
            <text:p>6446</text:p>
          </table:table-cell>
          <table:table-cell office:value-type="string">
            <text:p>ECSQARU</text:p>
          </table:table-cell>
          <table:table-cell office:value-type="string">
            <text:p>European Conference on Symbolic and Quantitative Approaches to Reasoning with Uncertainty</text:p>
          </table:table-cell>
          <table:table-cell office:value-type="float" office:value="29">
            <text:p>29</text:p>
          </table:table-cell>
          <table:table-cell office:value-type="float" office:value="527">
            <text:p>527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29">
            <text:p>5929</text:p>
          </table:table-cell>
          <table:table-cell office:value-type="string">
            <text:p>PWC</text:p>
          </table:table-cell>
          <table:table-cell office:value-type="string">
            <text:p>IFIP International Conference on Personal Wireless Communications</text:p>
          </table:table-cell>
          <table:table-cell office:value-type="float" office:value="28">
            <text:p>28</text:p>
          </table:table-cell>
          <table:table-cell office:value-type="float" office:value="528">
            <text:p>528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LDTA</text:p>
          </table:table-cell>
          <table:table-cell office:value-type="string">
            <text:p>Language Descriptions, Tools and Applications</text:p>
          </table:table-cell>
          <table:table-cell office:value-type="float" office:value="12">
            <text:p>12</text:p>
          </table:table-cell>
          <table:table-cell office:value-type="float" office:value="529">
            <text:p>529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GAME-ON</text:p>
          </table:table-cell>
          <table:table-cell office:value-type="string">
            <text:p>European GAME-ON Conference</text:p>
          </table:table-cell>
          <table:table-cell office:value-type="float" office:value="19">
            <text:p>19</text:p>
          </table:table-cell>
          <table:table-cell office:value-type="float" office:value="530">
            <text:p>530</text:p>
          </table:table-cell>
          <table:table-cell office:value-type="float" office:value="0.564102564103">
            <text:p>0.564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89">
            <text:p>6289</text:p>
          </table:table-cell>
          <table:table-cell office:value-type="string">
            <text:p>PE-WASUN</text:p>
          </table:table-cell>
          <table:table-cell office:value-type="string">
            <text:p>ACM International Workshop on Performance Evaluation of Wireless Ad Hoc, Sensor, and Ubiquitous Networks</text:p>
          </table:table-cell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office:value-type="float" office:value="0.5625">
            <text:p>0.5625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IEA/AIE</text:p>
          </table:table-cell>
          <table:table-cell office:value-type="string">
            <text:p>International Conference on Industrial, Engineering and Other Applications of Applied Intelligent Systems</text:p>
          </table:table-cell>
          <table:table-cell office:value-type="float" office:value="4">
            <text:p>4</text:p>
          </table:table-cell>
          <table:table-cell office:value-type="float" office:value="532">
            <text:p>532</text:p>
          </table:table-cell>
          <table:table-cell office:value-type="float" office:value="0.5625">
            <text:p>0.5625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MIR</text:p>
          </table:table-cell>
          <table:table-cell office:value-type="string">
            <text:p>ACM International Workshop on Multimedia Information Retrieval</text:p>
          </table:table-cell>
          <table:table-cell office:value-type="float" office:value="2">
            <text:p>2</text:p>
          </table:table-cell>
          <table:table-cell office:value-type="float" office:value="533">
            <text:p>533</text:p>
          </table:table-cell>
          <table:table-cell office:value-type="float" office:value="0.561904761905">
            <text:p>0.5619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49">
            <text:p>5449</text:p>
          </table:table-cell>
          <table:table-cell office:value-type="string">
            <text:p>AVI</text:p>
          </table:table-cell>
          <table:table-cell office:value-type="string">
            <text:p>International Working Conference on Advanced Visual Interfaces</text:p>
          </table:table-cell>
          <table:table-cell office:value-type="float" office:value="11">
            <text:p>11</text:p>
          </table:table-cell>
          <table:table-cell office:value-type="float" office:value="534">
            <text:p>534</text:p>
          </table:table-cell>
          <table:table-cell office:value-type="float" office:value="0.56">
            <text:p>0.56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EuroPVM/MPI</text:p>
          </table:table-cell>
          <table:table-cell office:value-type="string">
            <text:p>European PVM/MPI Users Group International Conference</text:p>
          </table:table-cell>
          <table:table-cell office:value-type="float" office:value="26">
            <text:p>26</text:p>
          </table:table-cell>
          <table:table-cell office:value-type="float" office:value="535">
            <text:p>535</text:p>
          </table:table-cell>
          <table:table-cell office:value-type="float" office:value="0.56">
            <text:p>0.56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78">
            <text:p>6478</text:p>
          </table:table-cell>
          <table:table-cell office:value-type="string">
            <text:p>IWQoS</text:p>
          </table:table-cell>
          <table:table-cell office:value-type="string">
            <text:p>International Workshop on Quality of Service</text:p>
          </table:table-cell>
          <table:table-cell office:value-type="float" office:value="15">
            <text:p>15</text:p>
          </table:table-cell>
          <table:table-cell office:value-type="float" office:value="536">
            <text:p>536</text:p>
          </table:table-cell>
          <table:table-cell office:value-type="float" office:value="0.559523809524">
            <text:p>0.5595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ANNPR</text:p>
          </table:table-cell>
          <table:table-cell office:value-type="string">
            <text:p>IAPR International Workshop on Artificial Neural Networks in Pattern</text:p>
          </table:table-cell>
          <table:table-cell office:value-type="float" office:value="5">
            <text:p>5</text:p>
          </table:table-cell>
          <table:table-cell office:value-type="float" office:value="537">
            <text:p>537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LA-WEB</text:p>
          </table:table-cell>
          <table:table-cell office:value-type="string">
            <text:p>Latin American Web Congress</text:p>
          </table:table-cell>
          <table:table-cell office:value-type="float" office:value="18">
            <text:p>18</text:p>
          </table:table-cell>
          <table:table-cell office:value-type="float" office:value="538">
            <text:p>538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ISMP</text:p>
          </table:table-cell>
          <table:table-cell office:value-type="string">
            <text:p>International Symposium on Mathematical Programming</text:p>
          </table:table-cell>
          <table:table-cell office:value-type="float" office:value="14">
            <text:p>14</text:p>
          </table:table-cell>
          <table:table-cell office:value-type="float" office:value="539">
            <text:p>539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17">
            <text:p>5817</text:p>
          </table:table-cell>
          <table:table-cell office:value-type="string">
            <text:p>ICORD</text:p>
          </table:table-cell>
          <table:table-cell office:value-type="string">
            <text:p>International Conference on Operational Research for Development </text:p>
          </table:table-cell>
          <table:table-cell office:value-type="float" office:value="14">
            <text:p>14</text:p>
          </table:table-cell>
          <table:table-cell office:value-type="float" office:value="540">
            <text:p>540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45">
            <text:p>6445</text:p>
          </table:table-cell>
          <table:table-cell office:value-type="string">
            <text:p>FroCoS</text:p>
          </table:table-cell>
          <table:table-cell office:value-type="string">
            <text:p>International Symposium on Frontiers of Combining Systems</text:p>
          </table:table-cell>
          <table:table-cell office:value-type="float" office:value="29">
            <text:p>29</text:p>
          </table:table-cell>
          <table:table-cell office:value-type="float" office:value="541">
            <text:p>541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26">
            <text:p>5926</text:p>
          </table:table-cell>
          <table:table-cell office:value-type="string">
            <text:p>Mobiquitous</text:p>
          </table:table-cell>
          <table:table-cell office:value-type="string">
            <text:p>International Conference on Mobile and Ubiquitous Systems: Networks and Services</text:p>
          </table:table-cell>
          <table:table-cell office:value-type="float" office:value="28">
            <text:p>28</text:p>
          </table:table-cell>
          <table:table-cell office:value-type="float" office:value="542">
            <text:p>542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ICAT</text:p>
          </table:table-cell>
          <table:table-cell office:value-type="string">
            <text:p>International Conference on Artificial Reality and Telexistence</text:p>
          </table:table-cell>
          <table:table-cell office:value-type="float" office:value="19">
            <text:p>19</text:p>
          </table:table-cell>
          <table:table-cell office:value-type="float" office:value="543">
            <text:p>543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15">
            <text:p>5615</text:p>
          </table:table-cell>
          <table:table-cell office:value-type="string">
            <text:p>GeoS</text:p>
          </table:table-cell>
          <table:table-cell office:value-type="string">
            <text:p>International Conference on Geospatial Semantics</text:p>
          </table:table-cell>
          <table:table-cell office:value-type="float" office:value="8">
            <text:p>8</text:p>
          </table:table-cell>
          <table:table-cell office:value-type="float" office:value="544">
            <text:p>544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98">
            <text:p>5998</text:p>
          </table:table-cell>
          <table:table-cell office:value-type="string">
            <text:p>I-SPAN</text:p>
          </table:table-cell>
          <table:table-cell office:value-type="string">
            <text:p>International Symposium on Parallel Architectures, Algorithms and Networks</text:p>
          </table:table-cell>
          <table:table-cell office:value-type="float" office:value="26">
            <text:p>26</text:p>
          </table:table-cell>
          <table:table-cell office:value-type="float" office:value="545">
            <text:p>545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21">
            <text:p>6021</text:p>
          </table:table-cell>
          <table:table-cell office:value-type="string">
            <text:p>EGC</text:p>
          </table:table-cell>
          <table:table-cell office:value-type="string">
            <text:p>European Grid Conference</text:p>
          </table:table-cell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57">
            <text:p>6157</text:p>
          </table:table-cell>
          <table:table-cell office:value-type="string">
            <text:p>ECWeb</text:p>
          </table:table-cell>
          <table:table-cell office:value-type="string">
            <text:p>International Conference on Electronic Commerce and Web Technology</text:p>
          </table:table-cell>
          <table:table-cell office:value-type="float" office:value="18">
            <text:p>18</text:p>
          </table:table-cell>
          <table:table-cell office:value-type="float" office:value="547">
            <text:p>547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ICDE</text:p>
          </table:table-cell>
          <table:table-cell office:value-type="string">
            <text:p>World Conference on Open Learning and Distance Education</text:p>
          </table:table-cell>
          <table:table-cell office:value-type="float" office:value="9">
            <text:p>9</text:p>
          </table:table-cell>
          <table:table-cell office:value-type="float" office:value="548">
            <text:p>548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24">
            <text:p>5724</text:p>
          </table:table-cell>
          <table:table-cell office:value-type="string">
            <text:p>MLSP</text:p>
          </table:table-cell>
          <table:table-cell office:value-type="string">
            <text:p>IEEE International Workshop on Machine Learning for Signal Processing</text:p>
          </table:table-cell>
          <table:table-cell office:value-type="float" office:value="22">
            <text:p>22</text:p>
          </table:table-cell>
          <table:table-cell office:value-type="float" office:value="549">
            <text:p>549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52">
            <text:p>6252</text:p>
          </table:table-cell>
          <table:table-cell office:value-type="string">
            <text:p>HLDVT</text:p>
          </table:table-cell>
          <table:table-cell office:value-type="string">
            <text:p>IEEE International High Level Design Validation and Test Workshop</text:p>
          </table:table-cell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0.555555555556">
            <text:p>0.5555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99">
            <text:p>6499</text:p>
          </table:table-cell>
          <table:table-cell office:value-type="string">
            <text:p>CADUI</text:p>
          </table:table-cell>
          <table:table-cell office:value-type="string">
            <text:p>International Conference on Computer-Aided Design of User</text:p>
          </table:table-cell>
          <table:table-cell office:value-type="float" office:value="11">
            <text:p>11</text:p>
          </table:table-cell>
          <table:table-cell office:value-type="float" office:value="551">
            <text:p>551</text:p>
          </table:table-cell>
          <table:table-cell office:value-type="float" office:value="0.550724637681">
            <text:p>0.5507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BC</text:p>
          </table:table-cell>
          <table:table-cell office:value-type="string">
            <text:p>IFIP International Conference on Broadband Communications</text:p>
          </table:table-cell>
          <table:table-cell office:value-type="float" office:value="15">
            <text:p>15</text:p>
          </table:table-cell>
          <table:table-cell office:value-type="float" office:value="552">
            <text:p>552</text:p>
          </table:table-cell>
          <table:table-cell office:value-type="float" office:value="0.550724637681">
            <text:p>0.5507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DUX</text:p>
          </table:table-cell>
          <table:table-cell office:value-type="string">
            <text:p>ACM Designing for User Experience Conference</text:p>
          </table:table-cell>
          <table:table-cell office:value-type="float" office:value="11">
            <text:p>11</text:p>
          </table:table-cell>
          <table:table-cell office:value-type="float" office:value="553">
            <text:p>553</text:p>
          </table:table-cell>
          <table:table-cell office:value-type="float" office:value="0.550724637681">
            <text:p>0.5507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83">
            <text:p>5483</text:p>
          </table:table-cell>
          <table:table-cell office:value-type="string">
            <text:p>VISUAL</text:p>
          </table:table-cell>
          <table:table-cell office:value-type="string">
            <text:p>International Conference on Visual Information Systems</text:p>
          </table:table-cell>
          <table:table-cell office:value-type="float" office:value="5">
            <text:p>5</text:p>
          </table:table-cell>
          <table:table-cell office:value-type="float" office:value="554">
            <text:p>554</text:p>
          </table:table-cell>
          <table:table-cell office:value-type="float" office:value="0.550724637681">
            <text:p>0.5507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63">
            <text:p>6463</text:p>
          </table:table-cell>
          <table:table-cell office:value-type="string">
            <text:p>SPECTS</text:p>
          </table:table-cell>
          <table:table-cell office:value-type="string">
            <text:p>International Symposium on Performance Evaluation of Computer and Telecommunication Systems</text:p>
          </table:table-cell>
          <table:table-cell office:value-type="float" office:value="26">
            <text:p>26</text:p>
          </table:table-cell>
          <table:table-cell office:value-type="float" office:value="555">
            <text:p>555</text:p>
          </table:table-cell>
          <table:table-cell office:value-type="float" office:value="0.55">
            <text:p>0.55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CATE</text:p>
          </table:table-cell>
          <table:table-cell office:value-type="string">
            <text:p>Computers and Advanced Technology in Education</text:p>
          </table:table-cell>
          <table:table-cell office:value-type="float" office:value="9">
            <text:p>9</text:p>
          </table:table-cell>
          <table:table-cell office:value-type="float" office:value="556">
            <text:p>556</text:p>
          </table:table-cell>
          <table:table-cell office:value-type="float" office:value="0.55">
            <text:p>0.55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02">
            <text:p>5802</text:p>
          </table:table-cell>
          <table:table-cell office:value-type="string">
            <text:p>AlgOR</text:p>
          </table:table-cell>
          <table:table-cell office:value-type="string">
            <text:p>International conference on Algorithmic Operations Research and Operations Research Case Competition </text:p>
          </table:table-cell>
          <table:table-cell office:value-type="float" office:value="14">
            <text:p>14</text:p>
          </table:table-cell>
          <table:table-cell office:value-type="float" office:value="557">
            <text:p>557</text:p>
          </table:table-cell>
          <table:table-cell office:value-type="float" office:value="0.55">
            <text:p>0.55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10">
            <text:p>6410</text:p>
          </table:table-cell>
          <table:table-cell office:value-type="string">
            <text:p>MFPS</text:p>
          </table:table-cell>
          <table:table-cell office:value-type="string">
            <text:p>Mathematical Foundations of Programming Semantics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float" office:value="0.55">
            <text:p>0.55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AGO</text:p>
          </table:table-cell>
          <table:table-cell office:value-type="string">
            <text:p>International Conference on Advances In Global Optimization: Methods and Applications</text:p>
          </table:table-cell>
          <table:table-cell office:value-type="float" office:value="14">
            <text:p>14</text:p>
          </table:table-cell>
          <table:table-cell office:value-type="float" office:value="559">
            <text:p>559</text:p>
          </table:table-cell>
          <table:table-cell office:value-type="float" office:value="0.55">
            <text:p>0.55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FoIKS</text:p>
          </table:table-cell>
          <table:table-cell office:value-type="string">
            <text:p>International Symposium on Foundations on Information and Knowledge Systems</text:p>
          </table:table-cell>
          <table:table-cell office:value-type="float" office:value="29">
            <text:p>29</text:p>
          </table:table-cell>
          <table:table-cell office:value-type="float" office:value="560">
            <text:p>560</text:p>
          </table:table-cell>
          <table:table-cell office:value-type="float" office:value="0.549019607843">
            <text:p>0.5490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07">
            <text:p>6407</text:p>
          </table:table-cell>
          <table:table-cell office:value-type="string">
            <text:p>Syroco</text:p>
          </table:table-cell>
          <table:table-cell office:value-type="string">
            <text:p>International IFAC Symposium on Robot Control</text:p>
          </table:table-cell>
          <table:table-cell office:value-type="float" office:value="23">
            <text:p>23</text:p>
          </table:table-cell>
          <table:table-cell office:value-type="float" office:value="561">
            <text:p>561</text:p>
          </table:table-cell>
          <table:table-cell office:value-type="float" office:value="0.547619047619">
            <text:p>0.5476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92">
            <text:p>6392</text:p>
          </table:table-cell>
          <table:table-cell office:value-type="string">
            <text:p>IFL</text:p>
          </table:table-cell>
          <table:table-cell office:value-type="string">
            <text:p>International Symposium on Implementation and Application of Functional Languages</text:p>
          </table:table-cell>
          <table:table-cell office:value-type="float" office:value="12">
            <text:p>12</text:p>
          </table:table-cell>
          <table:table-cell office:value-type="float" office:value="562">
            <text:p>562</text:p>
          </table:table-cell>
          <table:table-cell office:value-type="float" office:value="0.547619047619">
            <text:p>0.5476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AMAST</text:p>
          </table:table-cell>
          <table:table-cell office:value-type="string">
            <text:p>International Conference on Algebraic Methodology and Software Technology</text:p>
          </table:table-cell>
          <table:table-cell office:value-type="float" office:value="7">
            <text:p>7</text:p>
          </table:table-cell>
          <table:table-cell office:value-type="float" office:value="563">
            <text:p>563</text:p>
          </table:table-cell>
          <table:table-cell office:value-type="float" office:value="0.547619047619">
            <text:p>0.5476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GRAPP</text:p>
          </table:table-cell>
          <table:table-cell office:value-type="string">
            <text:p>International Conference on Computer Graphics Theory and Applications</text:p>
          </table:table-cell>
          <table:table-cell office:value-type="float" office:value="5">
            <text:p>5</text:p>
          </table:table-cell>
          <table:table-cell office:value-type="float" office:value="564">
            <text:p>564</text:p>
          </table:table-cell>
          <table:table-cell office:value-type="float" office:value="0.547619047619">
            <text:p>0.5476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31">
            <text:p>5331</text:p>
          </table:table-cell>
          <table:table-cell office:value-type="string">
            <text:p>EuroCOLT</text:p>
          </table:table-cell>
          <table:table-cell office:value-type="string">
            <text:p>European Conference on Computational Learning Theory</text:p>
          </table:table-cell>
          <table:table-cell office:value-type="float" office:value="22">
            <text:p>22</text:p>
          </table:table-cell>
          <table:table-cell office:value-type="float" office:value="565">
            <text:p>565</text:p>
          </table:table-cell>
          <table:table-cell office:value-type="float" office:value="0.547619047619">
            <text:p>0.5476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72">
            <text:p>5672</text:p>
          </table:table-cell>
          <table:table-cell office:value-type="string">
            <text:p>UM</text:p>
          </table:table-cell>
          <table:table-cell office:value-type="string">
            <text:p>International Conference on User Modelling</text:p>
          </table:table-cell>
          <table:table-cell office:value-type="float" office:value="11">
            <text:p>11</text:p>
          </table:table-cell>
          <table:table-cell office:value-type="float" office:value="566">
            <text:p>566</text:p>
          </table:table-cell>
          <table:table-cell office:value-type="float" office:value="0.546666666667">
            <text:p>0.54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59">
            <text:p>6159</text:p>
          </table:table-cell>
          <table:table-cell office:value-type="string">
            <text:p>ESTIMedia</text:p>
          </table:table-cell>
          <table:table-cell office:value-type="string">
            <text:p>IEEE Workshop on Embedded Systems for Real-Time Multimedia</text:p>
          </table:table-cell>
          <table:table-cell office:value-type="float" office:value="18">
            <text:p>18</text:p>
          </table:table-cell>
          <table:table-cell office:value-type="float" office:value="567">
            <text:p>567</text:p>
          </table:table-cell>
          <table:table-cell office:value-type="float" office:value="0.545454545455">
            <text:p>0.5454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77">
            <text:p>6477</text:p>
          </table:table-cell>
          <table:table-cell office:value-type="string">
            <text:p>WORM</text:p>
          </table:table-cell>
          <table:table-cell office:value-type="string">
            <text:p>ACM Workshop on Recurring Malcode</text:p>
          </table:table-cell>
          <table:table-cell office:value-type="float" office:value="25">
            <text:p>25</text:p>
          </table:table-cell>
          <table:table-cell office:value-type="float" office:value="568">
            <text:p>568</text:p>
          </table:table-cell>
          <table:table-cell office:value-type="float" office:value="0.545454545455">
            <text:p>0.5454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31">
            <text:p>6331</text:p>
          </table:table-cell>
          <table:table-cell office:value-type="string">
            <text:p>SPR</text:p>
          </table:table-cell>
          <table:table-cell office:value-type="string">
            <text:p>International Workshop on Statistical Techniques in Pattern Recognition</text:p>
          </table:table-cell>
          <table:table-cell office:value-type="float" office:value="5">
            <text:p>5</text:p>
          </table:table-cell>
          <table:table-cell office:value-type="float" office:value="569">
            <text:p>569</text:p>
          </table:table-cell>
          <table:table-cell office:value-type="float" office:value="0.545454545455">
            <text:p>0.5454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69">
            <text:p>5669</text:p>
          </table:table-cell>
          <table:table-cell office:value-type="string">
            <text:p>EKM</text:p>
          </table:table-cell>
          <table:table-cell office:value-type="string">
            <text:p>European Conference on Knowledge Management </text:p>
          </table:table-cell>
          <table:table-cell office:value-type="float" office:value="10">
            <text:p>10</text:p>
          </table:table-cell>
          <table:table-cell office:value-type="float" office:value="570">
            <text:p>570</text:p>
          </table:table-cell>
          <table:table-cell office:value-type="float" office:value="0.543209876543">
            <text:p>0.5432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ACIVS</text:p>
          </table:table-cell>
          <table:table-cell office:value-type="string">
            <text:p>Advanced Concepts for Intelligent Vision Systems Conference</text:p>
          </table:table-cell>
          <table:table-cell office:value-type="float" office:value="5">
            <text:p>5</text:p>
          </table:table-cell>
          <table:table-cell office:value-type="float" office:value="571">
            <text:p>571</text:p>
          </table:table-cell>
          <table:table-cell office:value-type="float" office:value="0.541666666667">
            <text:p>0.541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92">
            <text:p>5592</text:p>
          </table:table-cell>
          <table:table-cell office:value-type="string">
            <text:p>TAPSOFT</text:p>
          </table:table-cell>
          <table:table-cell office:value-type="string">
            <text:p>International Joint Conference on Theory and Practice of Software Development</text:p>
          </table:table-cell>
          <table:table-cell office:value-type="float" office:value="7">
            <text:p>7</text:p>
          </table:table-cell>
          <table:table-cell office:value-type="float" office:value="572">
            <text:p>572</text:p>
          </table:table-cell>
          <table:table-cell office:value-type="float" office:value="0.541666666667">
            <text:p>0.541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97">
            <text:p>6297</text:p>
          </table:table-cell>
          <table:table-cell office:value-type="string">
            <text:p>MSC</text:p>
          </table:table-cell>
          <table:table-cell office:value-type="string">
            <text:p>IEEE Multi-conference on Systems and Control</text:p>
          </table:table-cell>
          <table:table-cell office:value-type="float" office:value="23">
            <text:p>23</text:p>
          </table:table-cell>
          <table:table-cell office:value-type="float" office:value="573">
            <text:p>573</text:p>
          </table:table-cell>
          <table:table-cell office:value-type="float" office:value="0.541666666667">
            <text:p>0.541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22">
            <text:p>5622</text:p>
          </table:table-cell>
          <table:table-cell office:value-type="string">
            <text:p>W2GIS</text:p>
          </table:table-cell>
          <table:table-cell office:value-type="string">
            <text:p>International Workshop on Web and Wireless Geographical Information Systems</text:p>
          </table:table-cell>
          <table:table-cell office:value-type="float" office:value="8">
            <text:p>8</text:p>
          </table:table-cell>
          <table:table-cell office:value-type="float" office:value="574">
            <text:p>574</text:p>
          </table:table-cell>
          <table:table-cell office:value-type="float" office:value="0.541666666667">
            <text:p>0.541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34">
            <text:p>5934</text:p>
          </table:table-cell>
          <table:table-cell office:value-type="string">
            <text:p>MATA</text:p>
          </table:table-cell>
          <table:table-cell office:value-type="string">
            <text:p>International Workshop on Mobility Aware Technologies and Applications</text:p>
          </table:table-cell>
          <table:table-cell office:value-type="float" office:value="28">
            <text:p>28</text:p>
          </table:table-cell>
          <table:table-cell office:value-type="float" office:value="575">
            <text:p>575</text:p>
          </table:table-cell>
          <table:table-cell office:value-type="float" office:value="0.541666666667">
            <text:p>0.541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WICSA</text:p>
          </table:table-cell>
          <table:table-cell office:value-type="string">
            <text:p>Working IEEE/IFIP Working Conference on Software Architecture</text:p>
          </table:table-cell>
          <table:table-cell office:value-type="float" office:value="7">
            <text:p>7</text:p>
          </table:table-cell>
          <table:table-cell office:value-type="float" office:value="576">
            <text:p>576</text:p>
          </table:table-cell>
          <table:table-cell office:value-type="float" office:value="0.540229885057">
            <text:p>0.5402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RecSys</text:p>
          </table:table-cell>
          <table:table-cell office:value-type="string">
            <text:p>ACM Recommender Systems Conference</text:p>
          </table:table-cell>
          <table:table-cell office:value-type="float" office:value="11">
            <text:p>11</text:p>
          </table:table-cell>
          <table:table-cell office:value-type="float" office:value="577">
            <text:p>577</text:p>
          </table:table-cell>
          <table:table-cell office:value-type="float" office:value="0.539682539683">
            <text:p>0.5396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63">
            <text:p>5463</text:p>
          </table:table-cell>
          <table:table-cell office:value-type="string">
            <text:p>GMP</text:p>
          </table:table-cell>
          <table:table-cell office:value-type="string">
            <text:p>Geometry Modeling and Processing Conference</text:p>
          </table:table-cell>
          <table:table-cell office:value-type="float" office:value="5">
            <text:p>5</text:p>
          </table:table-cell>
          <table:table-cell office:value-type="float" office:value="578">
            <text:p>578</text:p>
          </table:table-cell>
          <table:table-cell office:value-type="float" office:value="0.539682539683">
            <text:p>0.5396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53">
            <text:p>6153</text:p>
          </table:table-cell>
          <table:table-cell office:value-type="string">
            <text:p>AH</text:p>
          </table:table-cell>
          <table:table-cell office:value-type="string">
            <text:p>International Conference on Adaptive Hypermedia and Adaptive Web-Based Systems</text:p>
          </table:table-cell>
          <table:table-cell office:value-type="float" office:value="18">
            <text:p>18</text:p>
          </table:table-cell>
          <table:table-cell office:value-type="float" office:value="579">
            <text:p>579</text:p>
          </table:table-cell>
          <table:table-cell office:value-type="float" office:value="0.539682539683">
            <text:p>0.5396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64">
            <text:p>5364</text:p>
          </table:table-cell>
          <table:table-cell office:value-type="string">
            <text:p>MPC</text:p>
          </table:table-cell>
          <table:table-cell office:value-type="string">
            <text:p>International Conference on Mathematics of Program Construction 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office:value-type="float" office:value="0.539682539683">
            <text:p>0.5396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76">
            <text:p>5976</text:p>
          </table:table-cell>
          <table:table-cell office:value-type="string">
            <text:p>ESS</text:p>
          </table:table-cell>
          <table:table-cell office:value-type="string">
            <text:p>European Simulation Symposium</text:p>
          </table:table-cell>
          <table:table-cell office:value-type="float" office:value="16">
            <text:p>16</text:p>
          </table:table-cell>
          <table:table-cell office:value-type="float" office:value="581">
            <text:p>581</text:p>
          </table:table-cell>
          <table:table-cell office:value-type="float" office:value="0.538461538462">
            <text:p>0.5384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65">
            <text:p>6265</text:p>
          </table:table-cell>
          <table:table-cell office:value-type="string">
            <text:p>AIIDE</text:p>
          </table:table-cell>
          <table:table-cell office:value-type="string">
            <text:p>Artificial Intelligence and Interactive Digital Entertainment</text:p>
          </table:table-cell>
          <table:table-cell office:value-type="float" office:value="19">
            <text:p>19</text:p>
          </table:table-cell>
          <table:table-cell office:value-type="float" office:value="582">
            <text:p>582</text:p>
          </table:table-cell>
          <table:table-cell office:value-type="float" office:value="0.538461538462">
            <text:p>0.5384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35">
            <text:p>6235</text:p>
          </table:table-cell>
          <table:table-cell office:value-type="string">
            <text:p>WorldHAPTICS</text:p>
          </table:table-cell>
          <table:table-cell office:value-type="string">
            <text:p>Joint EUROHAPTICS Conference and Symposium on Haptics Interfaces for Virtual Environment and Teleoperator Systems</text:p>
          </table:table-cell>
          <table:table-cell office:value-type="float" office:value="19">
            <text:p>19</text:p>
          </table:table-cell>
          <table:table-cell office:value-type="float" office:value="583">
            <text:p>583</text:p>
          </table:table-cell>
          <table:table-cell office:value-type="float" office:value="0.538461538462">
            <text:p>0.5384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47">
            <text:p>6047</text:p>
          </table:table-cell>
          <table:table-cell office:value-type="string">
            <text:p>PPSC</text:p>
          </table:table-cell>
          <table:table-cell office:value-type="string">
            <text:p>SIAM Conference on Parallel Processing for Scientific Computing</text:p>
          </table:table-cell>
          <table:table-cell office:value-type="float" office:value="26">
            <text:p>26</text:p>
          </table:table-cell>
          <table:table-cell office:value-type="float" office:value="584">
            <text:p>584</text:p>
          </table:table-cell>
          <table:table-cell office:value-type="float" office:value="0.537037037037">
            <text:p>0.5370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NPC</text:p>
          </table:table-cell>
          <table:table-cell office:value-type="string">
            <text:p>IFIP International Conference on Network and Parallel Computing</text:p>
          </table:table-cell>
          <table:table-cell office:value-type="float" office:value="15">
            <text:p>15</text:p>
          </table:table-cell>
          <table:table-cell office:value-type="float" office:value="585">
            <text:p>585</text:p>
          </table:table-cell>
          <table:table-cell office:value-type="float" office:value="0.536231884058">
            <text:p>0.5362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35">
            <text:p>5535</text:p>
          </table:table-cell>
          <table:table-cell office:value-type="string">
            <text:p>EASE</text:p>
          </table:table-cell>
          <table:table-cell office:value-type="string">
            <text:p>International Conference on Evaluation and Assessment in Software Engineering</text:p>
          </table:table-cell>
          <table:table-cell office:value-type="float" office:value="7">
            <text:p>7</text:p>
          </table:table-cell>
          <table:table-cell office:value-type="float" office:value="586">
            <text:p>586</text:p>
          </table:table-cell>
          <table:table-cell office:value-type="float" office:value="0.536231884058">
            <text:p>0.5362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10">
            <text:p>5410</text:p>
          </table:table-cell>
          <table:table-cell office:value-type="string">
            <text:p>DBPL</text:p>
          </table:table-cell>
          <table:table-cell office:value-type="string">
            <text:p>International Symposium on Database Programming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0.535087719298">
            <text:p>0.5350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AIA</text:p>
          </table:table-cell>
          <table:table-cell office:value-type="string">
            <text:p>Artificial Intelligence and Applications Conference</text:p>
          </table:table-cell>
          <table:table-cell office:value-type="float" office:value="10">
            <text:p>10</text:p>
          </table:table-cell>
          <table:table-cell office:value-type="float" office:value="588">
            <text:p>588</text:p>
          </table:table-cell>
          <table:table-cell office:value-type="float" office:value="0.53488372093">
            <text:p>0.5348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46">
            <text:p>5646</text:p>
          </table:table-cell>
          <table:table-cell office:value-type="string">
            <text:p>ECAIM</text:p>
          </table:table-cell>
          <table:table-cell office:value-type="string">
            <text:p>European Conference on Artificial Intelligence in Medicine</text:p>
          </table:table-cell>
          <table:table-cell office:value-type="float" office:value="10">
            <text:p>10</text:p>
          </table:table-cell>
          <table:table-cell office:value-type="float" office:value="589">
            <text:p>589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ICVS</text:p>
          </table:table-cell>
          <table:table-cell office:value-type="string">
            <text:p>International Conference on Virtual Storytelling</text:p>
          </table:table-cell>
          <table:table-cell office:value-type="float" office:value="19">
            <text:p>19</text:p>
          </table:table-cell>
          <table:table-cell office:value-type="float" office:value="590">
            <text:p>590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67">
            <text:p>5967</text:p>
          </table:table-cell>
          <table:table-cell office:value-type="string">
            <text:p>PKC</text:p>
          </table:table-cell>
          <table:table-cell office:value-type="string">
            <text:p>International Conference on Theory and Practice of Public-Key Cryptography</text:p>
          </table:table-cell>
          <table:table-cell office:value-type="float" office:value="25">
            <text:p>25</text:p>
          </table:table-cell>
          <table:table-cell office:value-type="float" office:value="591">
            <text:p>591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VISAPP</text:p>
          </table:table-cell>
          <table:table-cell office:value-type="string">
            <text:p>International Conference on Computer Vision Theory and Applications</text:p>
          </table:table-cell>
          <table:table-cell office:value-type="float" office:value="5">
            <text:p>5</text:p>
          </table:table-cell>
          <table:table-cell office:value-type="float" office:value="592">
            <text:p>592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CAMAD</text:p>
          </table:table-cell>
          <table:table-cell office:value-type="string">
            <text:p>IEEE Workshop on Computer-Aided Modeling, Analysis and Design of Communication Links and Networks</text:p>
          </table:table-cell>
          <table:table-cell office:value-type="float" office:value="15">
            <text:p>15</text:p>
          </table:table-cell>
          <table:table-cell office:value-type="float" office:value="593">
            <text:p>593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80">
            <text:p>5680</text:p>
          </table:table-cell>
          <table:table-cell office:value-type="string">
            <text:p>AMAI</text:p>
          </table:table-cell>
          <table:table-cell office:value-type="string">
            <text:p>International Symposium on Artificial Intelligence and Mathematics</text:p>
          </table:table-cell>
          <table:table-cell office:value-type="float" office:value="10">
            <text:p>10</text:p>
          </table:table-cell>
          <table:table-cell office:value-type="float" office:value="594">
            <text:p>594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92">
            <text:p>5692</text:p>
          </table:table-cell>
          <table:table-cell office:value-type="string">
            <text:p>CIA</text:p>
          </table:table-cell>
          <table:table-cell office:value-type="string">
            <text:p>International Workshop on Cooperative Information Agents</text:p>
          </table:table-cell>
          <table:table-cell office:value-type="float" office:value="10">
            <text:p>10</text:p>
          </table:table-cell>
          <table:table-cell office:value-type="float" office:value="595">
            <text:p>595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74">
            <text:p>6174</text:p>
          </table:table-cell>
          <table:table-cell office:value-type="string">
            <text:p>MMM</text:p>
          </table:table-cell>
          <table:table-cell office:value-type="string">
            <text:p>International Multi-Media Modelling Conference</text:p>
          </table:table-cell>
          <table:table-cell office:value-type="float" office:value="18">
            <text:p>18</text:p>
          </table:table-cell>
          <table:table-cell office:value-type="float" office:value="596">
            <text:p>596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Hot-P2P</text:p>
          </table:table-cell>
          <table:table-cell office:value-type="string">
            <text:p>International Workshop on Hot Topics in Peer-to-Peer Systems</text:p>
          </table:table-cell>
          <table:table-cell office:value-type="float" office:value="15">
            <text:p>15</text:p>
          </table:table-cell>
          <table:table-cell office:value-type="float" office:value="597">
            <text:p>597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80">
            <text:p>6480</text:p>
          </table:table-cell>
          <table:table-cell office:value-type="string">
            <text:p>ICCI</text:p>
          </table:table-cell>
          <table:table-cell office:value-type="string">
            <text:p>IEEE International Conference on Cognitive Informatics</text:p>
          </table:table-cell>
          <table:table-cell office:value-type="float" office:value="22">
            <text:p>22</text:p>
          </table:table-cell>
          <table:table-cell office:value-type="float" office:value="598">
            <text:p>598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50">
            <text:p>5850</text:p>
          </table:table-cell>
          <table:table-cell office:value-type="string">
            <text:p>MWC</text:p>
          </table:table-cell>
          <table:table-cell office:value-type="string">
            <text:p>IEEE CAS Symposium on Emerging Technologies, Frontiers of Mobile and Wireless Communication</text:p>
          </table:table-cell>
          <table:table-cell office:value-type="float" office:value="28">
            <text:p>28</text:p>
          </table:table-cell>
          <table:table-cell office:value-type="float" office:value="599">
            <text:p>599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82">
            <text:p>6482</text:p>
          </table:table-cell>
          <table:table-cell office:value-type="string">
            <text:p>FDL</text:p>
          </table:table-cell>
          <table:table-cell office:value-type="string">
            <text:p>Forum on Specification and Design Languages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0.533333333333">
            <text:p>0.5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42">
            <text:p>5642</text:p>
          </table:table-cell>
          <table:table-cell office:value-type="string">
            <text:p>AIPS</text:p>
          </table:table-cell>
          <table:table-cell office:value-type="string">
            <text:p>Conference on Artificial Intelligence Planning Systems</text:p>
          </table:table-cell>
          <table:table-cell office:value-type="float" office:value="10">
            <text:p>10</text:p>
          </table:table-cell>
          <table:table-cell office:value-type="float" office:value="601">
            <text:p>601</text:p>
          </table:table-cell>
          <table:table-cell office:value-type="float" office:value="0.53125">
            <text:p>0.5312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44">
            <text:p>5644</text:p>
          </table:table-cell>
          <table:table-cell office:value-type="string">
            <text:p>AISC</text:p>
          </table:table-cell>
          <table:table-cell office:value-type="string">
            <text:p>International Conference on Artificial Intelligence and Symbolic Computing</text:p>
          </table:table-cell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0.53125">
            <text:p>0.5312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VCIP</text:p>
          </table:table-cell>
          <table:table-cell office:value-type="string">
            <text:p>SPIE International Conference on Visual Communications and Image Processing</text:p>
          </table:table-cell>
          <table:table-cell office:value-type="float" office:value="5">
            <text:p>5</text:p>
          </table:table-cell>
          <table:table-cell office:value-type="float" office:value="603">
            <text:p>603</text:p>
          </table:table-cell>
          <table:table-cell office:value-type="float" office:value="0.530864197531">
            <text:p>0.5308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ISDA</text:p>
          </table:table-cell>
          <table:table-cell office:value-type="string">
            <text:p>International Conference on Intelligent Systems Design and Applications</text:p>
          </table:table-cell>
          <table:table-cell office:value-type="float" office:value="10">
            <text:p>10</text:p>
          </table:table-cell>
          <table:table-cell office:value-type="float" office:value="604">
            <text:p>604</text:p>
          </table:table-cell>
          <table:table-cell office:value-type="float" office:value="0.529914529915">
            <text:p>0.5299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ICCAS</text:p>
          </table:table-cell>
          <table:table-cell office:value-type="string">
            <text:p>International Conference on Control, Automation and Systems</text:p>
          </table:table-cell>
          <table:table-cell office:value-type="float" office:value="23">
            <text:p>23</text:p>
          </table:table-cell>
          <table:table-cell office:value-type="float" office:value="605">
            <text:p>605</text:p>
          </table:table-cell>
          <table:table-cell office:value-type="float" office:value="0.527777777778">
            <text:p>0.527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28">
            <text:p>5328</text:p>
          </table:table-cell>
          <table:table-cell office:value-type="string">
            <text:p>DMTCS</text:p>
          </table:table-cell>
          <table:table-cell office:value-type="string">
            <text:p>International Conference on Discrete Mathematics and Theoretical Computer Science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0.527777777778">
            <text:p>0.527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22">
            <text:p>5322</text:p>
          </table:table-cell>
          <table:table-cell office:value-type="string">
            <text:p>ALT</text:p>
          </table:table-cell>
          <table:table-cell office:value-type="string">
            <text:p>International Conferences on Algorithmic Learning Theory</text:p>
          </table:table-cell>
          <table:table-cell office:value-type="float" office:value="22">
            <text:p>22</text:p>
          </table:table-cell>
          <table:table-cell office:value-type="float" office:value="607">
            <text:p>607</text:p>
          </table:table-cell>
          <table:table-cell office:value-type="float" office:value="0.526315789474">
            <text:p>0.5263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SCW</text:p>
          </table:table-cell>
          <table:table-cell office:value-type="string">
            <text:p>IEEE Workshop on Speech Coding</text:p>
          </table:table-cell>
          <table:table-cell office:value-type="float" office:value="5">
            <text:p>5</text:p>
          </table:table-cell>
          <table:table-cell office:value-type="float" office:value="608">
            <text:p>608</text:p>
          </table:table-cell>
          <table:table-cell office:value-type="float" office:value="0.526315789474">
            <text:p>0.5263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90">
            <text:p>5690</text:p>
          </table:table-cell>
          <table:table-cell office:value-type="string">
            <text:p>AIED</text:p>
          </table:table-cell>
          <table:table-cell office:value-type="string">
            <text:p>International Conference on Artificial Intelligence in Education</text:p>
          </table:table-cell>
          <table:table-cell office:value-type="float" office:value="10">
            <text:p>10</text:p>
          </table:table-cell>
          <table:table-cell office:value-type="float" office:value="609">
            <text:p>609</text:p>
          </table:table-cell>
          <table:table-cell office:value-type="float" office:value="0.526315789474">
            <text:p>0.5263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42">
            <text:p>6142</text:p>
          </table:table-cell>
          <table:table-cell office:value-type="string">
            <text:p>MobileHCI</text:p>
          </table:table-cell>
          <table:table-cell office:value-type="string">
            <text:p>International Conference on Human-Computer Interaction with Mobile Devices and Services</text:p>
          </table:table-cell>
          <table:table-cell office:value-type="float" office:value="11">
            <text:p>11</text:p>
          </table:table-cell>
          <table:table-cell office:value-type="float" office:value="610">
            <text:p>610</text:p>
          </table:table-cell>
          <table:table-cell office:value-type="float" office:value="0.525641025641">
            <text:p>0.5256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FAABS</text:p>
          </table:table-cell>
          <table:table-cell office:value-type="string">
            <text:p>IEEE Workshop on Formal Approaches to Agent-Based Systems</text:p>
          </table:table-cell>
          <table:table-cell office:value-type="float" office:value="10">
            <text:p>10</text:p>
          </table:table-cell>
          <table:table-cell office:value-type="float" office:value="611">
            <text:p>611</text:p>
          </table:table-cell>
          <table:table-cell office:value-type="float" office:value="0.525641025641">
            <text:p>0.5256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02">
            <text:p>6002</text:p>
          </table:table-cell>
          <table:table-cell office:value-type="string">
            <text:p>ICSOC</text:p>
          </table:table-cell>
          <table:table-cell office:value-type="string">
            <text:p>International Conference on Service Oriented Computing </text:p>
          </table:table-cell>
          <table:table-cell office:value-type="float" office:value="21">
            <text:p>21</text:p>
          </table:table-cell>
          <table:table-cell office:value-type="float" office:value="612">
            <text:p>612</text:p>
          </table:table-cell>
          <table:table-cell office:value-type="float" office:value="0.52380952381">
            <text:p>0.5238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75">
            <text:p>5475</text:p>
          </table:table-cell>
          <table:table-cell office:value-type="string">
            <text:p>IWSSIP</text:p>
          </table:table-cell>
          <table:table-cell office:value-type="string">
            <text:p>International Workshop on Systems, Signals and Image Processing</text:p>
          </table:table-cell>
          <table:table-cell office:value-type="float" office:value="5">
            <text:p>5</text:p>
          </table:table-cell>
          <table:table-cell office:value-type="float" office:value="613">
            <text:p>613</text:p>
          </table:table-cell>
          <table:table-cell office:value-type="float" office:value="0.52380952381">
            <text:p>0.5238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36">
            <text:p>6436</text:p>
          </table:table-cell>
          <table:table-cell office:value-type="string">
            <text:p>DGCI</text:p>
          </table:table-cell>
          <table:table-cell office:value-type="string">
            <text:p>Digital Geometry for Computer Imagery</text:p>
          </table:table-cell>
          <table:table-cell office:value-type="float" office:value="5">
            <text:p>5</text:p>
          </table:table-cell>
          <table:table-cell office:value-type="float" office:value="614">
            <text:p>614</text:p>
          </table:table-cell>
          <table:table-cell office:value-type="float" office:value="0.52380952381">
            <text:p>0.5238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IV</text:p>
          </table:table-cell>
          <table:table-cell office:value-type="string">
            <text:p>International Conference on Information Visualization</text:p>
          </table:table-cell>
          <table:table-cell office:value-type="float" office:value="5">
            <text:p>5</text:p>
          </table:table-cell>
          <table:table-cell office:value-type="float" office:value="615">
            <text:p>615</text:p>
          </table:table-cell>
          <table:table-cell office:value-type="float" office:value="0.52380952381">
            <text:p>0.5238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03">
            <text:p>5503</text:p>
          </table:table-cell>
          <table:table-cell office:value-type="string">
            <text:p>ASYNC</text:p>
          </table:table-cell>
          <table:table-cell office:value-type="string">
            <text:p>Symposium on Asynchronous Circuits and Systems</text:p>
          </table:table-cell>
          <table:table-cell office:value-type="float" office:value="6">
            <text:p>6</text:p>
          </table:table-cell>
          <table:table-cell office:value-type="float" office:value="616">
            <text:p>616</text:p>
          </table:table-cell>
          <table:table-cell office:value-type="float" office:value="0.52380952381">
            <text:p>0.5238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00">
            <text:p>5500</text:p>
          </table:table-cell>
          <table:table-cell office:value-type="string">
            <text:p>CyberGames</text:p>
          </table:table-cell>
          <table:table-cell office:value-type="string">
            <text:p>International Conference on Games Research and Development</text:p>
          </table:table-cell>
          <table:table-cell office:value-type="float" office:value="19">
            <text:p>19</text:p>
          </table:table-cell>
          <table:table-cell office:value-type="float" office:value="617">
            <text:p>617</text:p>
          </table:table-cell>
          <table:table-cell office:value-type="float" office:value="0.52380952381">
            <text:p>0.5238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37">
            <text:p>6037</text:p>
          </table:table-cell>
          <table:table-cell office:value-type="string">
            <text:p>IWCC</text:p>
          </table:table-cell>
          <table:table-cell office:value-type="string">
            <text:p>IEEE International Workshop on Cluster Computing</text:p>
          </table:table-cell>
          <table:table-cell office:value-type="float" office:value="26">
            <text:p>26</text:p>
          </table:table-cell>
          <table:table-cell office:value-type="float" office:value="618">
            <text:p>618</text:p>
          </table:table-cell>
          <table:table-cell office:value-type="float" office:value="0.521739130435">
            <text:p>0.5217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87">
            <text:p>5687</text:p>
          </table:table-cell>
          <table:table-cell office:value-type="string">
            <text:p>CAIA</text:p>
          </table:table-cell>
          <table:table-cell office:value-type="string">
            <text:p>Conference on Artificial Intelligence for Applications</text:p>
          </table:table-cell>
          <table:table-cell office:value-type="float" office:value="10">
            <text:p>10</text:p>
          </table:table-cell>
          <table:table-cell office:value-type="float" office:value="619">
            <text:p>619</text:p>
          </table:table-cell>
          <table:table-cell office:value-type="float" office:value="0.520833333333">
            <text:p>0.5208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FOOL</text:p>
          </table:table-cell>
          <table:table-cell office:value-type="string">
            <text:p>International Workshop on Foundations of Object-Oriented Languages</text:p>
          </table:table-cell>
          <table:table-cell office:value-type="float" office:value="12">
            <text:p>12</text:p>
          </table:table-cell>
          <table:table-cell office:value-type="float" office:value="620">
            <text:p>620</text:p>
          </table:table-cell>
          <table:table-cell office:value-type="float" office:value="0.520833333333">
            <text:p>0.5208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61">
            <text:p>6361</text:p>
          </table:table-cell>
          <table:table-cell office:value-type="string">
            <text:p>GADA</text:p>
          </table:table-cell>
          <table:table-cell office:value-type="string">
            <text:p>International Conference on Grid computing, High-performance and Distributed Applications</text:p>
          </table:table-cell>
          <table:table-cell office:value-type="float" office:value="26">
            <text:p>26</text:p>
          </table:table-cell>
          <table:table-cell office:value-type="float" office:value="621">
            <text:p>621</text:p>
          </table:table-cell>
          <table:table-cell office:value-type="float" office:value="0.52">
            <text:p>0.52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48">
            <text:p>5548</text:p>
          </table:table-cell>
          <table:table-cell office:value-type="string">
            <text:p>FOSSACS</text:p>
          </table:table-cell>
          <table:table-cell office:value-type="string">
            <text:p>Foundations of Software Science and Computation Structures Conference</text:p>
          </table:table-cell>
          <table:table-cell office:value-type="float" office:value="7">
            <text:p>7</text:p>
          </table:table-cell>
          <table:table-cell office:value-type="float" office:value="622">
            <text:p>622</text:p>
          </table:table-cell>
          <table:table-cell office:value-type="float" office:value="0.52">
            <text:p>0.52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29">
            <text:p>5829</text:p>
          </table:table-cell>
          <table:table-cell office:value-type="string">
            <text:p>SLS</text:p>
          </table:table-cell>
          <table:table-cell office:value-type="string">
            <text:p>Engineering Stochastic Local Search Algorithms</text:p>
          </table:table-cell>
          <table:table-cell office:value-type="float" office:value="14">
            <text:p>14</text:p>
          </table:table-cell>
          <table:table-cell office:value-type="float" office:value="623">
            <text:p>623</text:p>
          </table:table-cell>
          <table:table-cell office:value-type="float" office:value="0.518518518519">
            <text:p>0.5185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CLIHC</text:p>
          </table:table-cell>
          <table:table-cell office:value-type="string">
            <text:p>Latin American Conference on Human-Computer Interaction</text:p>
          </table:table-cell>
          <table:table-cell office:value-type="float" office:value="11">
            <text:p>11</text:p>
          </table:table-cell>
          <table:table-cell office:value-type="float" office:value="624">
            <text:p>624</text:p>
          </table:table-cell>
          <table:table-cell office:value-type="float" office:value="0.518518518519">
            <text:p>0.5185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08">
            <text:p>6308</text:p>
          </table:table-cell>
          <table:table-cell office:value-type="string">
            <text:p>EUMAS</text:p>
          </table:table-cell>
          <table:table-cell office:value-type="string">
            <text:p>European Workshop on Multi-Agent Systems</text:p>
          </table:table-cell>
          <table:table-cell office:value-type="float" office:value="10">
            <text:p>10</text:p>
          </table:table-cell>
          <table:table-cell office:value-type="float" office:value="625">
            <text:p>625</text:p>
          </table:table-cell>
          <table:table-cell office:value-type="float" office:value="0.51724137931">
            <text:p>0.5172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CSM</text:p>
          </table:table-cell>
          <table:table-cell office:value-type="string">
            <text:p>Conference on Software Maintenance</text:p>
          </table:table-cell>
          <table:table-cell office:value-type="float" office:value="7">
            <text:p>7</text:p>
          </table:table-cell>
          <table:table-cell office:value-type="float" office:value="626">
            <text:p>626</text:p>
          </table:table-cell>
          <table:table-cell office:value-type="float" office:value="0.51724137931">
            <text:p>0.5172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CSMR</text:p>
          </table:table-cell>
          <table:table-cell office:value-type="string">
            <text:p>European Conference on Software Maintenance and Reengineering</text:p>
          </table:table-cell>
          <table:table-cell office:value-type="float" office:value="7">
            <text:p>7</text:p>
          </table:table-cell>
          <table:table-cell office:value-type="float" office:value="627">
            <text:p>627</text:p>
          </table:table-cell>
          <table:table-cell office:value-type="float" office:value="0.51724137931">
            <text:p>0.5172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63">
            <text:p>6163</text:p>
          </table:table-cell>
          <table:table-cell office:value-type="string">
            <text:p>ICCIMA</text:p>
          </table:table-cell>
          <table:table-cell office:value-type="string">
            <text:p>International Conference on Computational Intelligence and Multimedia Applications</text:p>
          </table:table-cell>
          <table:table-cell office:value-type="float" office:value="18">
            <text:p>18</text:p>
          </table:table-cell>
          <table:table-cell office:value-type="float" office:value="628">
            <text:p>628</text:p>
          </table:table-cell>
          <table:table-cell office:value-type="float" office:value="0.516666666667">
            <text:p>0.51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26">
            <text:p>6426</text:p>
          </table:table-cell>
          <table:table-cell office:value-type="string">
            <text:p>ICPC</text:p>
          </table:table-cell>
          <table:table-cell office:value-type="string">
            <text:p>IEEE International Conference on Program Comprehension</text:p>
          </table:table-cell>
          <table:table-cell office:value-type="float" office:value="12">
            <text:p>12</text:p>
          </table:table-cell>
          <table:table-cell office:value-type="float" office:value="629">
            <text:p>629</text:p>
          </table:table-cell>
          <table:table-cell office:value-type="float" office:value="0.515151515152">
            <text:p>0.5151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CC</text:p>
          </table:table-cell>
          <table:table-cell office:value-type="string">
            <text:p>Creativity and Cognition Conference</text:p>
          </table:table-cell>
          <table:table-cell office:value-type="float" office:value="11">
            <text:p>11</text:p>
          </table:table-cell>
          <table:table-cell office:value-type="float" office:value="630">
            <text:p>630</text:p>
          </table:table-cell>
          <table:table-cell office:value-type="float" office:value="0.515151515152">
            <text:p>0.5151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75">
            <text:p>5375</text:p>
          </table:table-cell>
          <table:table-cell office:value-type="string">
            <text:p>DASFAA</text:p>
          </table:table-cell>
          <table:table-cell office:value-type="string">
            <text:p>International Conference on Database Systems for Advanced Applications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office:value-type="float" office:value="0.515151515152">
            <text:p>0.5151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35">
            <text:p>5735</text:p>
          </table:table-cell>
          <table:table-cell office:value-type="string">
            <text:p>RSS</text:p>
          </table:table-cell>
          <table:table-cell office:value-type="string">
            <text:p>Robotics: Science and Systems Conference</text:p>
          </table:table-cell>
          <table:table-cell office:value-type="float" office:value="23">
            <text:p>23</text:p>
          </table:table-cell>
          <table:table-cell office:value-type="float" office:value="632">
            <text:p>632</text:p>
          </table:table-cell>
          <table:table-cell office:value-type="float" office:value="0.515151515152">
            <text:p>0.5151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38">
            <text:p>5738</text:p>
          </table:table-cell>
          <table:table-cell office:value-type="string">
            <text:p>ISRR</text:p>
          </table:table-cell>
          <table:table-cell office:value-type="string">
            <text:p>International Symposium of Robotics Research</text:p>
          </table:table-cell>
          <table:table-cell office:value-type="float" office:value="23">
            <text:p>23</text:p>
          </table:table-cell>
          <table:table-cell office:value-type="float" office:value="633">
            <text:p>633</text:p>
          </table:table-cell>
          <table:table-cell office:value-type="float" office:value="0.515151515152">
            <text:p>0.5151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78">
            <text:p>5878</text:p>
          </table:table-cell>
          <table:table-cell office:value-type="string">
            <text:p>DYSPAN</text:p>
          </table:table-cell>
          <table:table-cell office:value-type="string">
            <text:p>IEEE Symposioum on New Frontiers in Dynamic Spectrum Access Networks</text:p>
          </table:table-cell>
          <table:table-cell office:value-type="float" office:value="15">
            <text:p>15</text:p>
          </table:table-cell>
          <table:table-cell office:value-type="float" office:value="634">
            <text:p>634</text:p>
          </table:table-cell>
          <table:table-cell office:value-type="float" office:value="0.513888888889">
            <text:p>0.5138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20">
            <text:p>5320</text:p>
          </table:table-cell>
          <table:table-cell office:value-type="string">
            <text:p>ALEX</text:p>
          </table:table-cell>
          <table:table-cell office:value-type="string">
            <text:p>Algorithms and Experiments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0.513888888889">
            <text:p>0.5138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74">
            <text:p>5674</text:p>
          </table:table-cell>
          <table:table-cell office:value-type="string">
            <text:p>COMMONSENSE</text:p>
          </table:table-cell>
          <table:table-cell office:value-type="string">
            <text:p>Symposium on Logical Formalizations of Commonsense Reasoning </text:p>
          </table:table-cell>
          <table:table-cell office:value-type="float" office:value="29">
            <text:p>29</text:p>
          </table:table-cell>
          <table:table-cell office:value-type="float" office:value="636">
            <text:p>636</text:p>
          </table:table-cell>
          <table:table-cell office:value-type="float" office:value="0.512820512821">
            <text:p>0.5128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95">
            <text:p>5895</text:p>
          </table:table-cell>
          <table:table-cell office:value-type="string">
            <text:p>CCW</text:p>
          </table:table-cell>
          <table:table-cell office:value-type="string">
            <text:p>IEEE Annual Computer Communications Workshop</text:p>
          </table:table-cell>
          <table:table-cell office:value-type="float" office:value="15">
            <text:p>15</text:p>
          </table:table-cell>
          <table:table-cell office:value-type="float" office:value="637">
            <text:p>637</text:p>
          </table:table-cell>
          <table:table-cell office:value-type="float" office:value="0.511904761905">
            <text:p>0.5119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58">
            <text:p>5358</text:p>
          </table:table-cell>
          <table:table-cell office:value-type="string">
            <text:p>FCS</text:p>
          </table:table-cell>
          <table:table-cell office:value-type="string">
            <text:p>International Conference on Foundations of Computer Science 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0.511111111111">
            <text:p>0.5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74">
            <text:p>5774</text:p>
          </table:table-cell>
          <table:table-cell office:value-type="string">
            <text:p>LOPSTR</text:p>
          </table:table-cell>
          <table:table-cell office:value-type="string">
            <text:p>International Symposium on Logic-based Program Synthesis and Transformation</text:p>
          </table:table-cell>
          <table:table-cell office:value-type="float" office:value="29">
            <text:p>29</text:p>
          </table:table-cell>
          <table:table-cell office:value-type="float" office:value="639">
            <text:p>639</text:p>
          </table:table-cell>
          <table:table-cell office:value-type="float" office:value="0.511111111111">
            <text:p>0.511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56">
            <text:p>5556</text:p>
          </table:table-cell>
          <table:table-cell office:value-type="string">
            <text:p>ICSSEA</text:p>
          </table:table-cell>
          <table:table-cell office:value-type="string">
            <text:p>International Conference on Software and Systems Engineering and their Applications</text:p>
          </table:table-cell>
          <table:table-cell office:value-type="float" office:value="7">
            <text:p>7</text:p>
          </table:table-cell>
          <table:table-cell office:value-type="float" office:value="640">
            <text:p>640</text:p>
          </table:table-cell>
          <table:table-cell office:value-type="float" office:value="0.510416666667">
            <text:p>0.5104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57">
            <text:p>6257</text:p>
          </table:table-cell>
          <table:table-cell office:value-type="string">
            <text:p>Hot Interconnect</text:p>
          </table:table-cell>
          <table:table-cell office:value-type="string">
            <text:p>Symposium on High-Performance Interconnects</text:p>
          </table:table-cell>
          <table:table-cell office:value-type="float" office:value="6">
            <text:p>6</text:p>
          </table:table-cell>
          <table:table-cell office:value-type="float" office:value="641">
            <text:p>641</text:p>
          </table:table-cell>
          <table:table-cell office:value-type="float" office:value="0.509803921569">
            <text:p>0.5098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14">
            <text:p>6214</text:p>
          </table:table-cell>
          <table:table-cell office:value-type="string">
            <text:p>FIE</text:p>
          </table:table-cell>
          <table:table-cell office:value-type="string">
            <text:p>Frontiers in Education Conference</text:p>
          </table:table-cell>
          <table:table-cell office:value-type="float" office:value="9">
            <text:p>9</text:p>
          </table:table-cell>
          <table:table-cell office:value-type="float" office:value="642">
            <text:p>642</text:p>
          </table:table-cell>
          <table:table-cell office:value-type="float" office:value="0.509803921569">
            <text:p>0.5098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77">
            <text:p>6277</text:p>
          </table:table-cell>
          <table:table-cell office:value-type="string">
            <text:p>SeCoGIS</text:p>
          </table:table-cell>
          <table:table-cell office:value-type="string">
            <text:p>International Workshop on Conceptual Modeling for Geographic Information Systems</text:p>
          </table:table-cell>
          <table:table-cell office:value-type="float" office:value="8">
            <text:p>8</text:p>
          </table:table-cell>
          <table:table-cell office:value-type="float" office:value="643">
            <text:p>643</text:p>
          </table:table-cell>
          <table:table-cell office:value-type="float" office:value="0.509803921569">
            <text:p>0.5098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04">
            <text:p>5404</text:p>
          </table:table-cell>
          <table:table-cell office:value-type="string">
            <text:p>WebDB</text:p>
          </table:table-cell>
          <table:table-cell office:value-type="string">
            <text:p>International Workshop on the Web and Databases</text:p>
          </table:table-cell>
          <table:table-cell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0.508333333333">
            <text:p>0.508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CiE</text:p>
          </table:table-cell>
          <table:table-cell office:value-type="string">
            <text:p>Computability in Europe Conference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0.507936507937">
            <text:p>0.5079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45">
            <text:p>6045</text:p>
          </table:table-cell>
          <table:table-cell office:value-type="string">
            <text:p>PDCAT</text:p>
          </table:table-cell>
          <table:table-cell office:value-type="string">
            <text:p>International Conference on Parallel and Distributed Computing, Applications and Technologies</text:p>
          </table:table-cell>
          <table:table-cell office:value-type="float" office:value="26">
            <text:p>26</text:p>
          </table:table-cell>
          <table:table-cell office:value-type="float" office:value="646">
            <text:p>646</text:p>
          </table:table-cell>
          <table:table-cell office:value-type="float" office:value="0.507936507937">
            <text:p>0.5079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18">
            <text:p>6418</text:p>
          </table:table-cell>
          <table:table-cell office:value-type="string">
            <text:p>JSSPP</text:p>
          </table:table-cell>
          <table:table-cell office:value-type="string">
            <text:p>Workshop on Job Scheduling Strategies for Parallel Processing</text:p>
          </table:table-cell>
          <table:table-cell office:value-type="float" office:value="26">
            <text:p>26</text:p>
          </table:table-cell>
          <table:table-cell office:value-type="float" office:value="647">
            <text:p>647</text:p>
          </table:table-cell>
          <table:table-cell office:value-type="float" office:value="0.507246376812">
            <text:p>0.5072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13">
            <text:p>5713</text:p>
          </table:table-cell>
          <table:table-cell office:value-type="string">
            <text:p>ICCB</text:p>
          </table:table-cell>
          <table:table-cell office:value-type="string">
            <text:p>International Conference on Case-Based Reasoning </text:p>
          </table:table-cell>
          <table:table-cell office:value-type="float" office:value="22">
            <text:p>22</text:p>
          </table:table-cell>
          <table:table-cell office:value-type="float" office:value="648">
            <text:p>648</text:p>
          </table:table-cell>
          <table:table-cell office:value-type="float" office:value="0.507246376812">
            <text:p>0.5072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55">
            <text:p>5455</text:p>
          </table:table-cell>
          <table:table-cell office:value-type="string">
            <text:p>CISST/IPCV</text:p>
          </table:table-cell>
          <table:table-cell office:value-type="string">
            <text:p>International Conference on Image Processing, Computer Vision, and Pattern Recognition</text:p>
          </table:table-cell>
          <table:table-cell office:value-type="float" office:value="5">
            <text:p>5</text:p>
          </table:table-cell>
          <table:table-cell office:value-type="float" office:value="649">
            <text:p>649</text:p>
          </table:table-cell>
          <table:table-cell office:value-type="float" office:value="0.506666666667">
            <text:p>0.50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82">
            <text:p>6282</text:p>
          </table:table-cell>
          <table:table-cell office:value-type="string">
            <text:p>MABS</text:p>
          </table:table-cell>
          <table:table-cell office:value-type="string">
            <text:p>International Workshop on Multi-Agent-Based Simulation</text:p>
          </table:table-cell>
          <table:table-cell office:value-type="float" office:value="10">
            <text:p>10</text:p>
          </table:table-cell>
          <table:table-cell office:value-type="float" office:value="650">
            <text:p>650</text:p>
          </table:table-cell>
          <table:table-cell office:value-type="float" office:value="0.505747126437">
            <text:p>0.5057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57">
            <text:p>5957</text:p>
          </table:table-cell>
          <table:table-cell office:value-type="string">
            <text:p>SAFECOMP</text:p>
          </table:table-cell>
          <table:table-cell office:value-type="string">
            <text:p>International Conference on Computer Safety, Reliability and Security</text:p>
          </table:table-cell>
          <table:table-cell office:value-type="float" office:value="25">
            <text:p>25</text:p>
          </table:table-cell>
          <table:table-cell office:value-type="float" office:value="651">
            <text:p>651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73">
            <text:p>6273</text:p>
          </table:table-cell>
          <table:table-cell office:value-type="string">
            <text:p>CIMCA</text:p>
          </table:table-cell>
          <table:table-cell office:value-type="string">
            <text:p>International Conference on Computational Intelligence for Modelling, Control and Automation</text:p>
          </table:table-cell>
          <table:table-cell office:value-type="float" office:value="23">
            <text:p>23</text:p>
          </table:table-cell>
          <table:table-cell office:value-type="float" office:value="652">
            <text:p>652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SITE</text:p>
          </table:table-cell>
          <table:table-cell office:value-type="string">
            <text:p>Society for Information Technology and Teacher Education Conference</text:p>
          </table:table-cell>
          <table:table-cell office:value-type="float" office:value="9">
            <text:p>9</text:p>
          </table:table-cell>
          <table:table-cell office:value-type="float" office:value="653">
            <text:p>653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53">
            <text:p>5553</text:p>
          </table:table-cell>
          <table:table-cell office:value-type="string">
            <text:p>ICSEA</text:p>
          </table:table-cell>
          <table:table-cell office:value-type="string">
            <text:p>International Conference on Software Engineering Advances</text:p>
          </table:table-cell>
          <table:table-cell office:value-type="float" office:value="7">
            <text:p>7</text:p>
          </table:table-cell>
          <table:table-cell office:value-type="float" office:value="654">
            <text:p>654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91">
            <text:p>6191</text:p>
          </table:table-cell>
          <table:table-cell office:value-type="string">
            <text:p>ISIMP</text:p>
          </table:table-cell>
          <table:table-cell office:value-type="string">
            <text:p>International Symposium on Intelligent Multimedia, Video and Speech Processing</text:p>
          </table:table-cell>
          <table:table-cell office:value-type="float" office:value="5">
            <text:p>5</text:p>
          </table:table-cell>
          <table:table-cell office:value-type="float" office:value="655">
            <text:p>655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19">
            <text:p>5919</text:p>
          </table:table-cell>
          <table:table-cell office:value-type="string">
            <text:p>WiOpt</text:p>
          </table:table-cell>
          <table:table-cell office:value-type="string">
            <text:p>International Symposium on Modeling and Optimization in Mobile, Ad Hoc, and Wireless Networks</text:p>
          </table:table-cell>
          <table:table-cell office:value-type="float" office:value="28">
            <text:p>28</text:p>
          </table:table-cell>
          <table:table-cell office:value-type="float" office:value="656">
            <text:p>656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22">
            <text:p>6022</text:p>
          </table:table-cell>
          <table:table-cell office:value-type="string">
            <text:p>ERSA</text:p>
          </table:table-cell>
          <table:table-cell office:value-type="string">
            <text:p>International Conference on Engineering of Reconfigurable Systems and Algorithms</text:p>
          </table:table-cell>
          <table:table-cell office:value-type="float" office:value="26">
            <text:p>26</text:p>
          </table:table-cell>
          <table:table-cell office:value-type="float" office:value="657">
            <text:p>657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SAINT</text:p>
          </table:table-cell>
          <table:table-cell office:value-type="string">
            <text:p>International Symposium on Applications and the Internet </text:p>
          </table:table-cell>
          <table:table-cell office:value-type="float" office:value="15">
            <text:p>15</text:p>
          </table:table-cell>
          <table:table-cell office:value-type="float" office:value="658">
            <text:p>658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10">
            <text:p>6110</text:p>
          </table:table-cell>
          <table:table-cell office:value-type="string">
            <text:p>AC</text:p>
          </table:table-cell>
          <table:table-cell office:value-type="string">
            <text:p>IADIS International Conference on Applied Computing</text:p>
          </table:table-cell>
          <table:table-cell office:value-type="float" office:value="13">
            <text:p>13</text:p>
          </table:table-cell>
          <table:table-cell office:value-type="float" office:value="659">
            <text:p>659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91">
            <text:p>5991</text:p>
          </table:table-cell>
          <table:table-cell office:value-type="string">
            <text:p>ISMM</text:p>
          </table:table-cell>
          <table:table-cell office:value-type="string">
            <text:p>International Symposium on Memory Management</text:p>
          </table:table-cell>
          <table:table-cell office:value-type="float" office:value="26">
            <text:p>26</text:p>
          </table:table-cell>
          <table:table-cell office:value-type="float" office:value="660">
            <text:p>660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43">
            <text:p>6243</text:p>
          </table:table-cell>
          <table:table-cell office:value-type="string">
            <text:p>IVA</text:p>
          </table:table-cell>
          <table:table-cell office:value-type="string">
            <text:p>International Conference on Intelligent Virtual Agents</text:p>
          </table:table-cell>
          <table:table-cell office:value-type="float" office:value="19">
            <text:p>19</text:p>
          </table:table-cell>
          <table:table-cell office:value-type="float" office:value="661">
            <text:p>661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PDP</text:p>
          </table:table-cell>
          <table:table-cell office:value-type="string">
            <text:p>Euromicro International Conference on Parallel, Distributed and network-based Processing </text:p>
          </table:table-cell>
          <table:table-cell office:value-type="float" office:value="26">
            <text:p>26</text:p>
          </table:table-cell>
          <table:table-cell office:value-type="float" office:value="662">
            <text:p>662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67">
            <text:p>6167</text:p>
          </table:table-cell>
          <table:table-cell office:value-type="string">
            <text:p>IIWAS</text:p>
          </table:table-cell>
          <table:table-cell office:value-type="string">
            <text:p>Information Integration and Web-based Applications and Services</text:p>
          </table:table-cell>
          <table:table-cell office:value-type="float" office:value="18">
            <text:p>18</text:p>
          </table:table-cell>
          <table:table-cell office:value-type="float" office:value="663">
            <text:p>663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63">
            <text:p>5963</text:p>
          </table:table-cell>
          <table:table-cell office:value-type="string">
            <text:p>SECRYPT</text:p>
          </table:table-cell>
          <table:table-cell office:value-type="string">
            <text:p>International Conference on Information Security and Cryptology</text:p>
          </table:table-cell>
          <table:table-cell office:value-type="float" office:value="25">
            <text:p>25</text:p>
          </table:table-cell>
          <table:table-cell office:value-type="float" office:value="664">
            <text:p>664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32">
            <text:p>5932</text:p>
          </table:table-cell>
          <table:table-cell office:value-type="string">
            <text:p>PERVASIVE</text:p>
          </table:table-cell>
          <table:table-cell office:value-type="string">
            <text:p>International Conference on Pervasive Computing </text:p>
          </table:table-cell>
          <table:table-cell office:value-type="float" office:value="28">
            <text:p>28</text:p>
          </table:table-cell>
          <table:table-cell office:value-type="float" office:value="665">
            <text:p>665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73">
            <text:p>6473</text:p>
          </table:table-cell>
          <table:table-cell office:value-type="string">
            <text:p>ISC</text:p>
          </table:table-cell>
          <table:table-cell office:value-type="string">
            <text:p>Information Security Conference</text:p>
          </table:table-cell>
          <table:table-cell office:value-type="float" office:value="25">
            <text:p>25</text:p>
          </table:table-cell>
          <table:table-cell office:value-type="float" office:value="666">
            <text:p>666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61">
            <text:p>5761</text:p>
          </table:table-cell>
          <table:table-cell office:value-type="string">
            <text:p>CIAA</text:p>
          </table:table-cell>
          <table:table-cell office:value-type="string">
            <text:p>International Conference on Implementation and Application of Automata</text:p>
          </table:table-cell>
          <table:table-cell office:value-type="float" office:value="12">
            <text:p>12</text:p>
          </table:table-cell>
          <table:table-cell office:value-type="float" office:value="667">
            <text:p>667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90">
            <text:p>6490</text:p>
          </table:table-cell>
          <table:table-cell office:value-type="string">
            <text:p>DASD</text:p>
          </table:table-cell>
          <table:table-cell office:value-type="string">
            <text:p>Design, Analysis, and Simulation of Distributed Systems Symposium</text:p>
          </table:table-cell>
          <table:table-cell office:value-type="float" office:value="16">
            <text:p>16</text:p>
          </table:table-cell>
          <table:table-cell office:value-type="float" office:value="668">
            <text:p>668</text:p>
          </table:table-cell>
          <table:table-cell office:value-type="float" office:value="0.5">
            <text:p>0.50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83">
            <text:p>5383</text:p>
          </table:table-cell>
          <table:table-cell office:value-type="string">
            <text:p>ECIR</text:p>
          </table:table-cell>
          <table:table-cell office:value-type="string">
            <text:p>European Conference on Information Retrieval</text:p>
          </table:table-cell>
          <table:table-cell office:value-type="float" office:value="2">
            <text:p>2</text:p>
          </table:table-cell>
          <table:table-cell office:value-type="float" office:value="669">
            <text:p>669</text:p>
          </table:table-cell>
          <table:table-cell office:value-type="float" office:value="0.495238095238">
            <text:p>0.4952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43">
            <text:p>6343</text:p>
          </table:table-cell>
          <table:table-cell office:value-type="string">
            <text:p>WWW/Internet</text:p>
          </table:table-cell>
          <table:table-cell office:value-type="string">
            <text:p>IADIS International Conference WWW/Internet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0.493827160494">
            <text:p>0.4938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99">
            <text:p>5999</text:p>
          </table:table-cell>
          <table:table-cell office:value-type="string">
            <text:p>IPTPS</text:p>
          </table:table-cell>
          <table:table-cell office:value-type="string">
            <text:p>International Workshop on Peer-to-Peer Systems</text:p>
          </table:table-cell>
          <table:table-cell office:value-type="float" office:value="15">
            <text:p>15</text:p>
          </table:table-cell>
          <table:table-cell office:value-type="float" office:value="671">
            <text:p>671</text:p>
          </table:table-cell>
          <table:table-cell office:value-type="float" office:value="0.493827160494">
            <text:p>0.4938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99">
            <text:p>5599</text:p>
          </table:table-cell>
          <table:table-cell office:value-type="string">
            <text:p>AMCIS</text:p>
          </table:table-cell>
          <table:table-cell office:value-type="string">
            <text:p>Americas Conference on Information Systems </text:p>
          </table:table-cell>
          <table:table-cell office:value-type="float" office:value="21">
            <text:p>21</text:p>
          </table:table-cell>
          <table:table-cell office:value-type="float" office:value="672">
            <text:p>672</text:p>
          </table:table-cell>
          <table:table-cell office:value-type="float" office:value="0.493827160494">
            <text:p>0.4938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06">
            <text:p>6306</text:p>
          </table:table-cell>
          <table:table-cell office:value-type="string">
            <text:p>ALAMAS</text:p>
          </table:table-cell>
          <table:table-cell office:value-type="string">
            <text:p>European Symposium on Adaptive Learning Agents and Multi-Agent Systems</text:p>
          </table:table-cell>
          <table:table-cell office:value-type="float" office:value="10">
            <text:p>10</text:p>
          </table:table-cell>
          <table:table-cell office:value-type="float" office:value="673">
            <text:p>673</text:p>
          </table:table-cell>
          <table:table-cell office:value-type="float" office:value="0.493333333333">
            <text:p>0.49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38">
            <text:p>6338</text:p>
          </table:table-cell>
          <table:table-cell office:value-type="string">
            <text:p>CIMSA</text:p>
          </table:table-cell>
          <table:table-cell office:value-type="string">
            <text:p>IEEE International Conference on Computational Intelligence for Measurement Systems and Applications</text:p>
          </table:table-cell>
          <table:table-cell office:value-type="float" office:value="10">
            <text:p>10</text:p>
          </table:table-cell>
          <table:table-cell office:value-type="float" office:value="674">
            <text:p>674</text:p>
          </table:table-cell>
          <table:table-cell office:value-type="float" office:value="0.493333333333">
            <text:p>0.49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63">
            <text:p>5863</text:p>
          </table:table-cell>
          <table:table-cell office:value-type="string">
            <text:p>TestCom</text:p>
          </table:table-cell>
          <table:table-cell office:value-type="string">
            <text:p>IFIP International Conference on Testing Communicating Systems </text:p>
          </table:table-cell>
          <table:table-cell office:value-type="float" office:value="15">
            <text:p>15</text:p>
          </table:table-cell>
          <table:table-cell office:value-type="float" office:value="675">
            <text:p>675</text:p>
          </table:table-cell>
          <table:table-cell office:value-type="float" office:value="0.492753623188">
            <text:p>0.4927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76">
            <text:p>6176</text:p>
          </table:table-cell>
          <table:table-cell office:value-type="string">
            <text:p>MMSP</text:p>
          </table:table-cell>
          <table:table-cell office:value-type="string">
            <text:p>International Workshop on Multimedia Signal Processing</text:p>
          </table:table-cell>
          <table:table-cell office:value-type="float" office:value="18">
            <text:p>18</text:p>
          </table:table-cell>
          <table:table-cell office:value-type="float" office:value="676">
            <text:p>676</text:p>
          </table:table-cell>
          <table:table-cell office:value-type="float" office:value="0.492063492063">
            <text:p>0.4920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16">
            <text:p>6016</text:p>
          </table:table-cell>
          <table:table-cell office:value-type="string">
            <text:p>CHPC</text:p>
          </table:table-cell>
          <table:table-cell office:value-type="string">
            <text:p>International Conference on High Performance Computing</text:p>
          </table:table-cell>
          <table:table-cell office:value-type="float" office:value="26">
            <text:p>26</text:p>
          </table:table-cell>
          <table:table-cell office:value-type="float" office:value="677">
            <text:p>677</text:p>
          </table:table-cell>
          <table:table-cell office:value-type="float" office:value="0.492063492063">
            <text:p>0.4920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15">
            <text:p>6415</text:p>
          </table:table-cell>
          <table:table-cell office:value-type="string">
            <text:p>EuroITV</text:p>
          </table:table-cell>
          <table:table-cell office:value-type="string">
            <text:p>European Interactive TV Conference</text:p>
          </table:table-cell>
          <table:table-cell office:value-type="float" office:value="18">
            <text:p>18</text:p>
          </table:table-cell>
          <table:table-cell office:value-type="float" office:value="678">
            <text:p>678</text:p>
          </table:table-cell>
          <table:table-cell office:value-type="float" office:value="0.492063492063">
            <text:p>0.4920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AIED</text:p>
          </table:table-cell>
          <table:table-cell office:value-type="string">
            <text:p>Workshop on Motivation and Affect in Educational Software</text:p>
          </table:table-cell>
          <table:table-cell office:value-type="float" office:value="9">
            <text:p>9</text:p>
          </table:table-cell>
          <table:table-cell office:value-type="float" office:value="679">
            <text:p>679</text:p>
          </table:table-cell>
          <table:table-cell office:value-type="float" office:value="0.490196078431">
            <text:p>0.4902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25">
            <text:p>5625</text:p>
          </table:table-cell>
          <table:table-cell office:value-type="string">
            <text:p>FECS</text:p>
          </table:table-cell>
          <table:table-cell office:value-type="string">
            <text:p>International Conference on Frontiers in Education: Computer Science and Computer Engineering</text:p>
          </table:table-cell>
          <table:table-cell office:value-type="float" office:value="9">
            <text:p>9</text:p>
          </table:table-cell>
          <table:table-cell office:value-type="float" office:value="680">
            <text:p>680</text:p>
          </table:table-cell>
          <table:table-cell office:value-type="float" office:value="0.490196078431">
            <text:p>0.4902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15">
            <text:p>5815</text:p>
          </table:table-cell>
          <table:table-cell office:value-type="string">
            <text:p>ICCOPT</text:p>
          </table:table-cell>
          <table:table-cell office:value-type="string">
            <text:p>International Conference on Continuous Optimization</text:p>
          </table:table-cell>
          <table:table-cell office:value-type="float" office:value="14">
            <text:p>14</text:p>
          </table:table-cell>
          <table:table-cell office:value-type="float" office:value="681">
            <text:p>681</text:p>
          </table:table-cell>
          <table:table-cell office:value-type="float" office:value="0.488888888889">
            <text:p>0.4888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92">
            <text:p>5792</text:p>
          </table:table-cell>
          <table:table-cell office:value-type="string">
            <text:p>HASKELL</text:p>
          </table:table-cell>
          <table:table-cell office:value-type="string">
            <text:p>Haskell Workshop </text:p>
          </table:table-cell>
          <table:table-cell office:value-type="float" office:value="12">
            <text:p>12</text:p>
          </table:table-cell>
          <table:table-cell office:value-type="float" office:value="682">
            <text:p>682</text:p>
          </table:table-cell>
          <table:table-cell office:value-type="float" office:value="0.488888888889">
            <text:p>0.4888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76">
            <text:p>6276</text:p>
          </table:table-cell>
          <table:table-cell office:value-type="string">
            <text:p>SPLC</text:p>
          </table:table-cell>
          <table:table-cell office:value-type="string">
            <text:p>Software Product Line Conference</text:p>
          </table:table-cell>
          <table:table-cell office:value-type="float" office:value="7">
            <text:p>7</text:p>
          </table:table-cell>
          <table:table-cell office:value-type="float" office:value="683">
            <text:p>683</text:p>
          </table:table-cell>
          <table:table-cell office:value-type="float" office:value="0.488095238095">
            <text:p>0.488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52">
            <text:p>5852</text:p>
          </table:table-cell>
          <table:table-cell office:value-type="string">
            <text:p>LANOMS</text:p>
          </table:table-cell>
          <table:table-cell office:value-type="string">
            <text:p>Latin American Network Operations and Management Symposium</text:p>
          </table:table-cell>
          <table:table-cell office:value-type="float" office:value="15">
            <text:p>15</text:p>
          </table:table-cell>
          <table:table-cell office:value-type="float" office:value="684">
            <text:p>684</text:p>
          </table:table-cell>
          <table:table-cell office:value-type="float" office:value="0.487804878049">
            <text:p>0.4878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81">
            <text:p>5881</text:p>
          </table:table-cell>
          <table:table-cell office:value-type="string">
            <text:p>DRCN</text:p>
          </table:table-cell>
          <table:table-cell office:value-type="string">
            <text:p>International Workshop on Design of Reliable Communications Networks</text:p>
          </table:table-cell>
          <table:table-cell office:value-type="float" office:value="15">
            <text:p>15</text:p>
          </table:table-cell>
          <table:table-cell office:value-type="float" office:value="685">
            <text:p>685</text:p>
          </table:table-cell>
          <table:table-cell office:value-type="float" office:value="0.487179487179">
            <text:p>0.4871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WRS</text:p>
          </table:table-cell>
          <table:table-cell office:value-type="string">
            <text:p>International Workshop on Reduction Strategies in Rewriting and Programming</text:p>
          </table:table-cell>
          <table:table-cell office:value-type="float" office:value="29">
            <text:p>29</text:p>
          </table:table-cell>
          <table:table-cell office:value-type="float" office:value="686">
            <text:p>686</text:p>
          </table:table-cell>
          <table:table-cell office:value-type="float" office:value="0.487179487179">
            <text:p>0.4871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65">
            <text:p>5865</text:p>
          </table:table-cell>
          <table:table-cell office:value-type="string">
            <text:p>PAM</text:p>
          </table:table-cell>
          <table:table-cell office:value-type="string">
            <text:p>Passive and Active Measurement Conference</text:p>
          </table:table-cell>
          <table:table-cell office:value-type="float" office:value="15">
            <text:p>15</text:p>
          </table:table-cell>
          <table:table-cell office:value-type="float" office:value="687">
            <text:p>687</text:p>
          </table:table-cell>
          <table:table-cell office:value-type="float" office:value="0.487179487179">
            <text:p>0.4871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01">
            <text:p>6401</text:p>
          </table:table-cell>
          <table:table-cell office:value-type="string">
            <text:p>TREC</text:p>
          </table:table-cell>
          <table:table-cell office:value-type="string">
            <text:p>Text Retrieval Conference</text:p>
          </table:table-cell>
          <table:table-cell office:value-type="float" office:value="2">
            <text:p>2</text:p>
          </table:table-cell>
          <table:table-cell office:value-type="float" office:value="688">
            <text:p>688</text:p>
          </table:table-cell>
          <table:table-cell office:value-type="float" office:value="0.486486486486">
            <text:p>0.4864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3">
            <text:p>6323</text:p>
          </table:table-cell>
          <table:table-cell office:value-type="string">
            <text:p>GREC</text:p>
          </table:table-cell>
          <table:table-cell office:value-type="string">
            <text:p>IAPR International Workshop on Graphics Recognition</text:p>
          </table:table-cell>
          <table:table-cell office:value-type="float" office:value="5">
            <text:p>5</text:p>
          </table:table-cell>
          <table:table-cell office:value-type="float" office:value="689">
            <text:p>689</text:p>
          </table:table-cell>
          <table:table-cell office:value-type="float" office:value="0.486111111111">
            <text:p>0.486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77">
            <text:p>6377</text:p>
          </table:table-cell>
          <table:table-cell office:value-type="string">
            <text:p>ANTS</text:p>
          </table:table-cell>
          <table:table-cell office:value-type="string">
            <text:p>International Workshop on Ant Colony Optimization and Swarm Intelligence</text:p>
          </table:table-cell>
          <table:table-cell office:value-type="float" office:value="10">
            <text:p>10</text:p>
          </table:table-cell>
          <table:table-cell office:value-type="float" office:value="690">
            <text:p>690</text:p>
          </table:table-cell>
          <table:table-cell office:value-type="float" office:value="0.485714285714">
            <text:p>0.4857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56">
            <text:p>5956</text:p>
          </table:table-cell>
          <table:table-cell office:value-type="string">
            <text:p>RSA</text:p>
          </table:table-cell>
          <table:table-cell office:value-type="string">
            <text:p>RSA Conference</text:p>
          </table:table-cell>
          <table:table-cell office:value-type="float" office:value="25">
            <text:p>25</text:p>
          </table:table-cell>
          <table:table-cell office:value-type="float" office:value="691">
            <text:p>691</text:p>
          </table:table-cell>
          <table:table-cell office:value-type="float" office:value="0.484848484848">
            <text:p>0.4848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09">
            <text:p>6009</text:p>
          </table:table-cell>
          <table:table-cell office:value-type="string">
            <text:p>CDES</text:p>
          </table:table-cell>
          <table:table-cell office:value-type="string">
            <text:p>International Conference on Computer Design</text:p>
          </table:table-cell>
          <table:table-cell office:value-type="float" office:value="26">
            <text:p>26</text:p>
          </table:table-cell>
          <table:table-cell office:value-type="float" office:value="692">
            <text:p>692</text:p>
          </table:table-cell>
          <table:table-cell office:value-type="float" office:value="0.484848484848">
            <text:p>0.4848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16">
            <text:p>5916</text:p>
          </table:table-cell>
          <table:table-cell office:value-type="string">
            <text:p>ADHOC-NOW</text:p>
          </table:table-cell>
          <table:table-cell office:value-type="string">
            <text:p>International Conference on AD-HOC Networks and Wireless</text:p>
          </table:table-cell>
          <table:table-cell office:value-type="float" office:value="28">
            <text:p>28</text:p>
          </table:table-cell>
          <table:table-cell office:value-type="float" office:value="693">
            <text:p>693</text:p>
          </table:table-cell>
          <table:table-cell office:value-type="float" office:value="0.484848484848">
            <text:p>0.4848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09">
            <text:p>5909</text:p>
          </table:table-cell>
          <table:table-cell office:value-type="string">
            <text:p>ICWN</text:p>
          </table:table-cell>
          <table:table-cell office:value-type="string">
            <text:p>International Conference on Wireless Networks</text:p>
          </table:table-cell>
          <table:table-cell office:value-type="float" office:value="28">
            <text:p>28</text:p>
          </table:table-cell>
          <table:table-cell office:value-type="float" office:value="694">
            <text:p>694</text:p>
          </table:table-cell>
          <table:table-cell office:value-type="float" office:value="0.484848484848">
            <text:p>0.4848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26">
            <text:p>5426</text:p>
          </table:table-cell>
          <table:table-cell office:value-type="string">
            <text:p>CATA</text:p>
          </table:table-cell>
          <table:table-cell office:value-type="string">
            <text:p>International Conference on Computers and their Applications</text:p>
          </table:table-cell>
          <table:table-cell office:value-type="float" office:value="4">
            <text:p>4</text:p>
          </table:table-cell>
          <table:table-cell office:value-type="float" office:value="695">
            <text:p>695</text:p>
          </table:table-cell>
          <table:table-cell office:value-type="float" office:value="0.483333333333">
            <text:p>0.4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AVBPA</text:p>
          </table:table-cell>
          <table:table-cell office:value-type="string">
            <text:p>International Conference on Audio- and Video-Based Biometric Person</text:p>
          </table:table-cell>
          <table:table-cell office:value-type="float" office:value="5">
            <text:p>5</text:p>
          </table:table-cell>
          <table:table-cell office:value-type="float" office:value="696">
            <text:p>696</text:p>
          </table:table-cell>
          <table:table-cell office:value-type="float" office:value="0.483333333333">
            <text:p>0.48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62">
            <text:p>6162</text:p>
          </table:table-cell>
          <table:table-cell office:value-type="string">
            <text:p>IAWTIC</text:p>
          </table:table-cell>
          <table:table-cell office:value-type="string">
            <text:p>International Conference on Intelligent Agents, Web Technologies, and Internet Commerce</text:p>
          </table:table-cell>
          <table:table-cell office:value-type="float" office:value="18">
            <text:p>18</text:p>
          </table:table-cell>
          <table:table-cell office:value-type="float" office:value="697">
            <text:p>697</text:p>
          </table:table-cell>
          <table:table-cell office:value-type="float" office:value="0.481481481481">
            <text:p>0.4814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84">
            <text:p>5984</text:p>
          </table:table-cell>
          <table:table-cell office:value-type="string">
            <text:p>SSC</text:p>
          </table:table-cell>
          <table:table-cell office:value-type="string">
            <text:p>IFAC Conference on System Structure and Control</text:p>
          </table:table-cell>
          <table:table-cell office:value-type="float" office:value="23">
            <text:p>23</text:p>
          </table:table-cell>
          <table:table-cell office:value-type="float" office:value="698">
            <text:p>698</text:p>
          </table:table-cell>
          <table:table-cell office:value-type="float" office:value="0.481481481481">
            <text:p>0.4814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20">
            <text:p>6420</text:p>
          </table:table-cell>
          <table:table-cell office:value-type="string">
            <text:p>ECSA</text:p>
          </table:table-cell>
          <table:table-cell office:value-type="string">
            <text:p>European Conference on Software Architecture</text:p>
          </table:table-cell>
          <table:table-cell office:value-type="float" office:value="7">
            <text:p>7</text:p>
          </table:table-cell>
          <table:table-cell office:value-type="float" office:value="699">
            <text:p>699</text:p>
          </table:table-cell>
          <table:table-cell office:value-type="float" office:value="0.481481481481">
            <text:p>0.4814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78">
            <text:p>5578</text:p>
          </table:table-cell>
          <table:table-cell office:value-type="string">
            <text:p>SQC</text:p>
          </table:table-cell>
          <table:table-cell office:value-type="string">
            <text:p>Software and Systems Quality Conferences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0.481481481481">
            <text:p>0.4814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ROBIO</text:p>
          </table:table-cell>
          <table:table-cell office:value-type="string">
            <text:p>EEE International Conference on Robotics and Biomimetics</text:p>
          </table:table-cell>
          <table:table-cell office:value-type="float" office:value="23">
            <text:p>23</text:p>
          </table:table-cell>
          <table:table-cell office:value-type="float" office:value="701">
            <text:p>701</text:p>
          </table:table-cell>
          <table:table-cell office:value-type="float" office:value="0.481481481481">
            <text:p>0.4814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8">
            <text:p>6328</text:p>
          </table:table-cell>
          <table:table-cell office:value-type="string">
            <text:p>MCS</text:p>
          </table:table-cell>
          <table:table-cell office:value-type="string">
            <text:p>International Workshop on Multiple Classifier Systems</text:p>
          </table:table-cell>
          <table:table-cell office:value-type="float" office:value="22">
            <text:p>22</text:p>
          </table:table-cell>
          <table:table-cell office:value-type="float" office:value="702">
            <text:p>702</text:p>
          </table:table-cell>
          <table:table-cell office:value-type="float" office:value="0.48">
            <text:p>0.48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ICGA</text:p>
          </table:table-cell>
          <table:table-cell office:value-type="string">
            <text:p>International Conference on Genetic Algorithms</text:p>
          </table:table-cell>
          <table:table-cell office:value-type="float" office:value="22">
            <text:p>22</text:p>
          </table:table-cell>
          <table:table-cell office:value-type="float" office:value="703">
            <text:p>703</text:p>
          </table:table-cell>
          <table:table-cell office:value-type="float" office:value="0.48">
            <text:p>0.48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32">
            <text:p>6332</text:p>
          </table:table-cell>
          <table:table-cell office:value-type="string">
            <text:p>CGIM</text:p>
          </table:table-cell>
          <table:table-cell office:value-type="string">
            <text:p>International Conference on Computer Graphics and Imaging</text:p>
          </table:table-cell>
          <table:table-cell office:value-type="float" office:value="5">
            <text:p>5</text:p>
          </table:table-cell>
          <table:table-cell office:value-type="float" office:value="704">
            <text:p>704</text:p>
          </table:table-cell>
          <table:table-cell office:value-type="float" office:value="0.479166666667">
            <text:p>0.4791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64">
            <text:p>5564</text:p>
          </table:table-cell>
          <table:table-cell office:value-type="string">
            <text:p>QSIC</text:p>
          </table:table-cell>
          <table:table-cell office:value-type="string">
            <text:p>International Quality Software Conference</text:p>
          </table:table-cell>
          <table:table-cell office:value-type="float" office:value="7">
            <text:p>7</text:p>
          </table:table-cell>
          <table:table-cell office:value-type="float" office:value="705">
            <text:p>705</text:p>
          </table:table-cell>
          <table:table-cell office:value-type="float" office:value="0.478260869565">
            <text:p>0.4782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67">
            <text:p>5867</text:p>
          </table:table-cell>
          <table:table-cell office:value-type="string">
            <text:p>ODP</text:p>
          </table:table-cell>
          <table:table-cell office:value-type="string">
            <text:p>IFIP International Conference on Open Distributed Processing</text:p>
          </table:table-cell>
          <table:table-cell office:value-type="float" office:value="15">
            <text:p>15</text:p>
          </table:table-cell>
          <table:table-cell office:value-type="float" office:value="706">
            <text:p>706</text:p>
          </table:table-cell>
          <table:table-cell office:value-type="float" office:value="0.478260869565">
            <text:p>0.4782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59">
            <text:p>5959</text:p>
          </table:table-cell>
          <table:table-cell office:value-type="string">
            <text:p>SAM</text:p>
          </table:table-cell>
          <table:table-cell office:value-type="string">
            <text:p>International Conference on Security and Management</text:p>
          </table:table-cell>
          <table:table-cell office:value-type="float" office:value="25">
            <text:p>25</text:p>
          </table:table-cell>
          <table:table-cell office:value-type="float" office:value="707">
            <text:p>707</text:p>
          </table:table-cell>
          <table:table-cell office:value-type="float" office:value="0.47619047619">
            <text:p>0.4761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86">
            <text:p>6386</text:p>
          </table:table-cell>
          <table:table-cell office:value-type="string">
            <text:p>ISADS</text:p>
          </table:table-cell>
          <table:table-cell office:value-type="string">
            <text:p>International Symposium on Autonomous Decentralized Systems</text:p>
          </table:table-cell>
          <table:table-cell office:value-type="float" office:value="15">
            <text:p>15</text:p>
          </table:table-cell>
          <table:table-cell office:value-type="float" office:value="708">
            <text:p>708</text:p>
          </table:table-cell>
          <table:table-cell office:value-type="float" office:value="0.47619047619">
            <text:p>0.4761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XP</text:p>
          </table:table-cell>
          <table:table-cell office:value-type="string">
            <text:p>International Conference on Agile Processes in Software Engineering and eXtreme Programming</text:p>
          </table:table-cell>
          <table:table-cell office:value-type="float" office:value="7">
            <text:p>7</text:p>
          </table:table-cell>
          <table:table-cell office:value-type="float" office:value="709">
            <text:p>709</text:p>
          </table:table-cell>
          <table:table-cell office:value-type="float" office:value="0.474747474747">
            <text:p>0.4747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46">
            <text:p>5546</text:p>
          </table:table-cell>
          <table:table-cell office:value-type="string">
            <text:p>FMOODS</text:p>
          </table:table-cell>
          <table:table-cell office:value-type="string">
            <text:p>International Conference on Formal Methods for Open Object-Based Distributed Systems</text:p>
          </table:table-cell>
          <table:table-cell office:value-type="float" office:value="7">
            <text:p>7</text:p>
          </table:table-cell>
          <table:table-cell office:value-type="float" office:value="710">
            <text:p>710</text:p>
          </table:table-cell>
          <table:table-cell office:value-type="float" office:value="0.474358974359">
            <text:p>0.4743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19">
            <text:p>6419</text:p>
          </table:table-cell>
          <table:table-cell office:value-type="string">
            <text:p>LCPC</text:p>
          </table:table-cell>
          <table:table-cell office:value-type="string">
            <text:p>International Workshop on Languages and Compilers for Parallel Computing</text:p>
          </table:table-cell>
          <table:table-cell office:value-type="float" office:value="26">
            <text:p>26</text:p>
          </table:table-cell>
          <table:table-cell office:value-type="float" office:value="711">
            <text:p>711</text:p>
          </table:table-cell>
          <table:table-cell office:value-type="float" office:value="0.473684210526">
            <text:p>0.4736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IWPEC</text:p>
          </table:table-cell>
          <table:table-cell office:value-type="string">
            <text:p>International Workshop on Parameterized and Exact Computation </text:p>
          </table:table-cell>
          <table:table-cell office:value-type="float" office:value="1">
            <text:p>1</text:p>
          </table:table-cell>
          <table:table-cell office:value-type="float" office:value="712">
            <text:p>712</text:p>
          </table:table-cell>
          <table:table-cell office:value-type="float" office:value="0.473684210526">
            <text:p>0.4736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52">
            <text:p>5952</text:p>
          </table:table-cell>
          <table:table-cell office:value-type="string">
            <text:p>IH</text:p>
          </table:table-cell>
          <table:table-cell office:value-type="string">
            <text:p>Information Hiding Workshop </text:p>
          </table:table-cell>
          <table:table-cell office:value-type="float" office:value="25">
            <text:p>25</text:p>
          </table:table-cell>
          <table:table-cell office:value-type="float" office:value="713">
            <text:p>713</text:p>
          </table:table-cell>
          <table:table-cell office:value-type="float" office:value="0.472222222222">
            <text:p>0.472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Broadnets</text:p>
          </table:table-cell>
          <table:table-cell office:value-type="string">
            <text:p>International Conference on Broadband Communications, Networks and Systems</text:p>
          </table:table-cell>
          <table:table-cell office:value-type="float" office:value="15">
            <text:p>15</text:p>
          </table:table-cell>
          <table:table-cell office:value-type="float" office:value="714">
            <text:p>714</text:p>
          </table:table-cell>
          <table:table-cell office:value-type="float" office:value="0.472222222222">
            <text:p>0.4722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29">
            <text:p>6429</text:p>
          </table:table-cell>
          <table:table-cell office:value-type="string">
            <text:p>AGILE</text:p>
          </table:table-cell>
          <table:table-cell office:value-type="string">
            <text:p>Agile Conference</text:p>
          </table:table-cell>
          <table:table-cell office:value-type="float" office:value="7">
            <text:p>7</text:p>
          </table:table-cell>
          <table:table-cell office:value-type="float" office:value="715">
            <text:p>715</text:p>
          </table:table-cell>
          <table:table-cell office:value-type="float" office:value="0.470588235294">
            <text:p>0.4705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CHARME</text:p>
          </table:table-cell>
          <table:table-cell office:value-type="string">
            <text:p>Conference on Correct Hardware Design and Verification Methods</text:p>
          </table:table-cell>
          <table:table-cell office:value-type="float" office:value="6">
            <text:p>6</text:p>
          </table:table-cell>
          <table:table-cell office:value-type="float" office:value="716">
            <text:p>716</text:p>
          </table:table-cell>
          <table:table-cell office:value-type="float" office:value="0.470588235294">
            <text:p>0.4705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93">
            <text:p>6393</text:p>
          </table:table-cell>
          <table:table-cell office:value-type="string">
            <text:p>TFP</text:p>
          </table:table-cell>
          <table:table-cell office:value-type="string">
            <text:p>Trends in Functional Programming</text:p>
          </table:table-cell>
          <table:table-cell office:value-type="float" office:value="12">
            <text:p>12</text:p>
          </table:table-cell>
          <table:table-cell office:value-type="float" office:value="717">
            <text:p>717</text:p>
          </table:table-cell>
          <table:table-cell office:value-type="float" office:value="0.470588235294">
            <text:p>0.4705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55">
            <text:p>6055</text:p>
          </table:table-cell>
          <table:table-cell office:value-type="string">
            <text:p>FTRTFT</text:p>
          </table:table-cell>
          <table:table-cell office:value-type="string">
            <text:p>Formal Techniques in Real-Time and Fault Tolerant Systems</text:p>
          </table:table-cell>
          <table:table-cell office:value-type="float" office:value="27">
            <text:p>27</text:p>
          </table:table-cell>
          <table:table-cell office:value-type="float" office:value="718">
            <text:p>718</text:p>
          </table:table-cell>
          <table:table-cell office:value-type="float" office:value="0.469696969697">
            <text:p>0.4697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25">
            <text:p>6025</text:p>
          </table:table-cell>
          <table:table-cell office:value-type="string">
            <text:p>GCC</text:p>
          </table:table-cell>
          <table:table-cell office:value-type="string">
            <text:p>International Conference on Grid and Cooperative Computing</text:p>
          </table:table-cell>
          <table:table-cell office:value-type="float" office:value="26">
            <text:p>26</text:p>
          </table:table-cell>
          <table:table-cell office:value-type="float" office:value="719">
            <text:p>719</text:p>
          </table:table-cell>
          <table:table-cell office:value-type="float" office:value="0.469696969697">
            <text:p>0.4697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30">
            <text:p>6330</text:p>
          </table:table-cell>
          <table:table-cell office:value-type="string">
            <text:p>SSPR</text:p>
          </table:table-cell>
          <table:table-cell office:value-type="string">
            <text:p>International Workshop on Structural and Syntactic Pattern Recognition</text:p>
          </table:table-cell>
          <table:table-cell office:value-type="float" office:value="5">
            <text:p>5</text:p>
          </table:table-cell>
          <table:table-cell office:value-type="float" office:value="720">
            <text:p>720</text:p>
          </table:table-cell>
          <table:table-cell office:value-type="float" office:value="0.469696969697">
            <text:p>0.4697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46">
            <text:p>6046</text:p>
          </table:table-cell>
          <table:table-cell office:value-type="string">
            <text:p>PDPTA</text:p>
          </table:table-cell>
          <table:table-cell office:value-type="string">
            <text:p>International Conference on Parallel and Distributed Processing Techniques and Applications</text:p>
          </table:table-cell>
          <table:table-cell office:value-type="float" office:value="26">
            <text:p>26</text:p>
          </table:table-cell>
          <table:table-cell office:value-type="float" office:value="721">
            <text:p>721</text:p>
          </table:table-cell>
          <table:table-cell office:value-type="float" office:value="0.469696969697">
            <text:p>0.4697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ICNC</text:p>
          </table:table-cell>
          <table:table-cell office:value-type="string">
            <text:p>International Conference on Natural Computation</text:p>
          </table:table-cell>
          <table:table-cell office:value-type="float" office:value="10">
            <text:p>10</text:p>
          </table:table-cell>
          <table:table-cell office:value-type="float" office:value="722">
            <text:p>722</text:p>
          </table:table-cell>
          <table:table-cell office:value-type="float" office:value="0.469135802469">
            <text:p>0.4691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40">
            <text:p>5340</text:p>
          </table:table-cell>
          <table:table-cell office:value-type="string">
            <text:p>ICTAC</text:p>
          </table:table-cell>
          <table:table-cell office:value-type="string">
            <text:p>International Colloquium on Theoretical Aspects of Computing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7">
            <text:p>6327</text:p>
          </table:table-cell>
          <table:table-cell office:value-type="string">
            <text:p>MLDM</text:p>
          </table:table-cell>
          <table:table-cell office:value-type="string">
            <text:p>IAPR International Conference on Machine Learning and Data Mining</text:p>
          </table:table-cell>
          <table:table-cell office:value-type="float" office:value="22">
            <text:p>22</text:p>
          </table:table-cell>
          <table:table-cell office:value-type="float" office:value="724">
            <text:p>724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CPM</text:p>
          </table:table-cell>
          <table:table-cell office:value-type="string">
            <text:p>Annual Symposium on Combinatorial Pattern Matching</text:p>
          </table:table-cell>
          <table:table-cell office:value-type="float" office:value="5">
            <text:p>5</text:p>
          </table:table-cell>
          <table:table-cell office:value-type="float" office:value="725">
            <text:p>725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0">
            <text:p>6320</text:p>
          </table:table-cell>
          <table:table-cell office:value-type="string">
            <text:p>VIIP</text:p>
          </table:table-cell>
          <table:table-cell office:value-type="string">
            <text:p>International Conference on Visualization, Imaging and Image Processing</text:p>
          </table:table-cell>
          <table:table-cell office:value-type="float" office:value="5">
            <text:p>5</text:p>
          </table:table-cell>
          <table:table-cell office:value-type="float" office:value="726">
            <text:p>726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82">
            <text:p>6182</text:p>
          </table:table-cell>
          <table:table-cell office:value-type="string">
            <text:p>WEBIST</text:p>
          </table:table-cell>
          <table:table-cell office:value-type="string">
            <text:p>International Conference on Web Information Systems and Technologies</text:p>
          </table:table-cell>
          <table:table-cell office:value-type="float" office:value="18">
            <text:p>18</text:p>
          </table:table-cell>
          <table:table-cell office:value-type="float" office:value="727">
            <text:p>727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SWWS</text:p>
          </table:table-cell>
          <table:table-cell office:value-type="string">
            <text:p>Semantic Web and Web Services</text:p>
          </table:table-cell>
          <table:table-cell office:value-type="float" office:value="18">
            <text:p>18</text:p>
          </table:table-cell>
          <table:table-cell office:value-type="float" office:value="728">
            <text:p>728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18">
            <text:p>5818</text:p>
          </table:table-cell>
          <table:table-cell office:value-type="string">
            <text:p>ICSP</text:p>
          </table:table-cell>
          <table:table-cell office:value-type="string">
            <text:p>International Conference on Stochastic Programming</text:p>
          </table:table-cell>
          <table:table-cell office:value-type="float" office:value="14">
            <text:p>14</text:p>
          </table:table-cell>
          <table:table-cell office:value-type="float" office:value="729">
            <text:p>729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ITSC</text:p>
          </table:table-cell>
          <table:table-cell office:value-type="string">
            <text:p>Conference on Intelligent Transportation Systems</text:p>
          </table:table-cell>
          <table:table-cell office:value-type="float" office:value="23">
            <text:p>23</text:p>
          </table:table-cell>
          <table:table-cell office:value-type="float" office:value="730">
            <text:p>730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16">
            <text:p>6116</text:p>
          </table:table-cell>
          <table:table-cell office:value-type="string">
            <text:p>CIT</text:p>
          </table:table-cell>
          <table:table-cell office:value-type="string">
            <text:p>International Conference on Computer and Information Technology </text:p>
          </table:table-cell>
          <table:table-cell office:value-type="float" office:value="13">
            <text:p>13</text:p>
          </table:table-cell>
          <table:table-cell office:value-type="float" office:value="731">
            <text:p>731</text:p>
          </table:table-cell>
          <table:table-cell office:value-type="float" office:value="0.466666666667">
            <text:p>0.4666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30">
            <text:p>6130</text:p>
          </table:table-cell>
          <table:table-cell office:value-type="string">
            <text:p>SCCC</text:p>
          </table:table-cell>
          <table:table-cell office:value-type="string">
            <text:p>International Conference of the Chilean Computer Science Society</text:p>
          </table:table-cell>
          <table:table-cell office:value-type="float" office:value="13">
            <text:p>13</text:p>
          </table:table-cell>
          <table:table-cell office:value-type="float" office:value="732">
            <text:p>732</text:p>
          </table:table-cell>
          <table:table-cell office:value-type="float" office:value="0.464912280702">
            <text:p>0.4649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18">
            <text:p>6018</text:p>
          </table:table-cell>
          <table:table-cell office:value-type="string">
            <text:p>COSET</text:p>
          </table:table-cell>
          <table:table-cell office:value-type="string">
            <text:p>International Workshop on Operating Systems, Programming Environments and Management Tools for High-Performance Computing on Clusters</text:p>
          </table:table-cell>
          <table:table-cell office:value-type="float" office:value="26">
            <text:p>26</text:p>
          </table:table-cell>
          <table:table-cell office:value-type="float" office:value="733">
            <text:p>733</text:p>
          </table:table-cell>
          <table:table-cell office:value-type="float" office:value="0.463768115942">
            <text:p>0.4637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15">
            <text:p>5415</text:p>
          </table:table-cell>
          <table:table-cell office:value-type="string">
            <text:p>CITB</text:p>
          </table:table-cell>
          <table:table-cell office:value-type="string">
            <text:p>Complexity and Info-Theoretic Approaches to Biology Conference</text:p>
          </table:table-cell>
          <table:table-cell office:value-type="float" office:value="3">
            <text:p>3</text:p>
          </table:table-cell>
          <table:table-cell office:value-type="float" office:value="734">
            <text:p>734</text:p>
          </table:table-cell>
          <table:table-cell office:value-type="float" office:value="0.462962962963">
            <text:p>0.4629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11">
            <text:p>5811</text:p>
          </table:table-cell>
          <table:table-cell office:value-type="string">
            <text:p>EUROPT</text:p>
          </table:table-cell>
          <table:table-cell office:value-type="string">
            <text:p>Workshop on Advances in Continuous Optimization</text:p>
          </table:table-cell>
          <table:table-cell office:value-type="float" office:value="14">
            <text:p>14</text:p>
          </table:table-cell>
          <table:table-cell office:value-type="float" office:value="735">
            <text:p>735</text:p>
          </table:table-cell>
          <table:table-cell office:value-type="float" office:value="0.462962962963">
            <text:p>0.4629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CALCULEMUS</text:p>
          </table:table-cell>
          <table:table-cell office:value-type="string">
            <text:p>Symposium on the Integration of Symbolic Computation and Mechanized Reasoning</text:p>
          </table:table-cell>
          <table:table-cell office:value-type="float" office:value="29">
            <text:p>29</text:p>
          </table:table-cell>
          <table:table-cell office:value-type="float" office:value="736">
            <text:p>736</text:p>
          </table:table-cell>
          <table:table-cell office:value-type="float" office:value="0.461538461538">
            <text:p>0.4615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DLT</text:p>
          </table:table-cell>
          <table:table-cell office:value-type="string">
            <text:p>International Conference on Developments in Language Theory</text:p>
          </table:table-cell>
          <table:table-cell office:value-type="float" office:value="12">
            <text:p>12</text:p>
          </table:table-cell>
          <table:table-cell office:value-type="float" office:value="737">
            <text:p>737</text:p>
          </table:table-cell>
          <table:table-cell office:value-type="float" office:value="0.461538461538">
            <text:p>0.4615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81">
            <text:p>5481</text:p>
          </table:table-cell>
          <table:table-cell office:value-type="string">
            <text:p>VDEA</text:p>
          </table:table-cell>
          <table:table-cell office:value-type="string">
            <text:p>SPIE Conference on Visual Data Exploration and Analysis</text:p>
          </table:table-cell>
          <table:table-cell office:value-type="float" office:value="5">
            <text:p>5</text:p>
          </table:table-cell>
          <table:table-cell office:value-type="float" office:value="738">
            <text:p>738</text:p>
          </table:table-cell>
          <table:table-cell office:value-type="float" office:value="0.460317460317">
            <text:p>0.4603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CAINE</text:p>
          </table:table-cell>
          <table:table-cell office:value-type="string">
            <text:p>ISCA International Conference on Computer Applications in Industry and Engineering</text:p>
          </table:table-cell>
          <table:table-cell office:value-type="float" office:value="4">
            <text:p>4</text:p>
          </table:table-cell>
          <table:table-cell office:value-type="float" office:value="739">
            <text:p>739</text:p>
          </table:table-cell>
          <table:table-cell office:value-type="float" office:value="0.460317460317">
            <text:p>0.4603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97">
            <text:p>5397</text:p>
          </table:table-cell>
          <table:table-cell office:value-type="string">
            <text:p>RIDE</text:p>
          </table:table-cell>
          <table:table-cell office:value-type="string">
            <text:p>International Workshop on Research Issues in Data Engineering</text:p>
          </table:table-cell>
          <table:table-cell office:value-type="float" office:value="2">
            <text:p>2</text:p>
          </table:table-cell>
          <table:table-cell office:value-type="float" office:value="740">
            <text:p>740</text:p>
          </table:table-cell>
          <table:table-cell office:value-type="float" office:value="0.459459459459">
            <text:p>0.45946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24">
            <text:p>5624</text:p>
          </table:table-cell>
          <table:table-cell office:value-type="string">
            <text:p>AIS</text:p>
          </table:table-cell>
          <table:table-cell office:value-type="string">
            <text:p>SIGED International Conference on Informatics Education and Research</text:p>
          </table:table-cell>
          <table:table-cell office:value-type="float" office:value="9">
            <text:p>9</text:p>
          </table:table-cell>
          <table:table-cell office:value-type="float" office:value="741">
            <text:p>741</text:p>
          </table:table-cell>
          <table:table-cell office:value-type="float" office:value="0.458333333333">
            <text:p>0.458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38">
            <text:p>6138</text:p>
          </table:table-cell>
          <table:table-cell office:value-type="string">
            <text:p>DSV-IS</text:p>
          </table:table-cell>
          <table:table-cell office:value-type="string">
            <text:p>International Workshop on Design, Specification and Verification of Interactive Systems</text:p>
          </table:table-cell>
          <table:table-cell office:value-type="float" office:value="11">
            <text:p>11</text:p>
          </table:table-cell>
          <table:table-cell office:value-type="float" office:value="742">
            <text:p>742</text:p>
          </table:table-cell>
          <table:table-cell office:value-type="float" office:value="0.458333333333">
            <text:p>0.458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37">
            <text:p>5737</text:p>
          </table:table-cell>
          <table:table-cell office:value-type="string">
            <text:p>ISER</text:p>
          </table:table-cell>
          <table:table-cell office:value-type="string">
            <text:p>International Symposium on Experimental Robotics</text:p>
          </table:table-cell>
          <table:table-cell office:value-type="float" office:value="23">
            <text:p>23</text:p>
          </table:table-cell>
          <table:table-cell office:value-type="float" office:value="743">
            <text:p>743</text:p>
          </table:table-cell>
          <table:table-cell office:value-type="float" office:value="0.458333333333">
            <text:p>0.458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SPICE</text:p>
          </table:table-cell>
          <table:table-cell office:value-type="string">
            <text:p>International Software Process Improvement and Capability Determination Conference </text:p>
          </table:table-cell>
          <table:table-cell office:value-type="float" office:value="7">
            <text:p>7</text:p>
          </table:table-cell>
          <table:table-cell office:value-type="float" office:value="744">
            <text:p>744</text:p>
          </table:table-cell>
          <table:table-cell office:value-type="float" office:value="0.458333333333">
            <text:p>0.458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70">
            <text:p>6370</text:p>
          </table:table-cell>
          <table:table-cell office:value-type="string">
            <text:p>NAFIPS</text:p>
          </table:table-cell>
          <table:table-cell office:value-type="string">
            <text:p>North American Fuzzy Information Processing Society International Conference</text:p>
          </table:table-cell>
          <table:table-cell office:value-type="float" office:value="22">
            <text:p>22</text:p>
          </table:table-cell>
          <table:table-cell office:value-type="float" office:value="745">
            <text:p>745</text:p>
          </table:table-cell>
          <table:table-cell office:value-type="float" office:value="0.458333333333">
            <text:p>0.458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TCC</text:p>
          </table:table-cell>
          <table:table-cell office:value-type="string">
            <text:p>Theory of Cryptography Conference</text:p>
          </table:table-cell>
          <table:table-cell office:value-type="float" office:value="25">
            <text:p>25</text:p>
          </table:table-cell>
          <table:table-cell office:value-type="float" office:value="746">
            <text:p>746</text:p>
          </table:table-cell>
          <table:table-cell office:value-type="float" office:value="0.458333333333">
            <text:p>0.458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63">
            <text:p>5563</text:p>
          </table:table-cell>
          <table:table-cell office:value-type="string">
            <text:p>PROFES</text:p>
          </table:table-cell>
          <table:table-cell office:value-type="string">
            <text:p>International Conference on Product Focused Software Process Improvement </text:p>
          </table:table-cell>
          <table:table-cell office:value-type="float" office:value="7">
            <text:p>7</text:p>
          </table:table-cell>
          <table:table-cell office:value-type="float" office:value="747">
            <text:p>747</text:p>
          </table:table-cell>
          <table:table-cell office:value-type="float" office:value="0.456790123457">
            <text:p>0.4567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78">
            <text:p>5978</text:p>
          </table:table-cell>
          <table:table-cell office:value-type="string">
            <text:p>ICOTA</text:p>
          </table:table-cell>
          <table:table-cell office:value-type="string">
            <text:p>International Conference on Optimization: Techniques And Applications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0.454545454545">
            <text:p>0.4545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MSV</text:p>
          </table:table-cell>
          <table:table-cell office:value-type="string">
            <text:p>International Conference on Modeling, Simulation and Visualization Methods </text:p>
          </table:table-cell>
          <table:table-cell office:value-type="float" office:value="16">
            <text:p>16</text:p>
          </table:table-cell>
          <table:table-cell office:value-type="float" office:value="749">
            <text:p>749</text:p>
          </table:table-cell>
          <table:table-cell office:value-type="float" office:value="0.454545454545">
            <text:p>0.4545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66">
            <text:p>5966</text:p>
          </table:table-cell>
          <table:table-cell office:value-type="string">
            <text:p>SRUTI</text:p>
          </table:table-cell>
          <table:table-cell office:value-type="string">
            <text:p>Steps to Reducing Unwanted Traffic on the Internet Workshop</text:p>
          </table:table-cell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0.454545454545">
            <text:p>0.4545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CSC</text:p>
          </table:table-cell>
          <table:table-cell office:value-type="string">
            <text:p>International Conference on Scientific Computing</text:p>
          </table:table-cell>
          <table:table-cell office:value-type="float" office:value="4">
            <text:p>4</text:p>
          </table:table-cell>
          <table:table-cell office:value-type="float" office:value="751">
            <text:p>751</text:p>
          </table:table-cell>
          <table:table-cell office:value-type="float" office:value="0.454545454545">
            <text:p>0.4545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60">
            <text:p>5960</text:p>
          </table:table-cell>
          <table:table-cell office:value-type="string">
            <text:p>SCN</text:p>
          </table:table-cell>
          <table:table-cell office:value-type="string">
            <text:p>International Conference on Security in Communication Networks</text:p>
          </table:table-cell>
          <table:table-cell office:value-type="float" office:value="25">
            <text:p>25</text:p>
          </table:table-cell>
          <table:table-cell office:value-type="float" office:value="752">
            <text:p>752</text:p>
          </table:table-cell>
          <table:table-cell office:value-type="float" office:value="0.454545454545">
            <text:p>0.4545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56">
            <text:p>5456</text:p>
          </table:table-cell>
          <table:table-cell office:value-type="string">
            <text:p>CMV</text:p>
          </table:table-cell>
          <table:table-cell office:value-type="string">
            <text:p>International Conference on Coordinated and Multiple Views in Exploratory Visualization</text:p>
          </table:table-cell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 office:value-type="float" office:value="0.454545454545">
            <text:p>0.4545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25">
            <text:p>5825</text:p>
          </table:table-cell>
          <table:table-cell office:value-type="string">
            <text:p>OTA</text:p>
          </table:table-cell>
          <table:table-cell office:value-type="string">
            <text:p>Workshop on Optimization: Theories and Applications</text:p>
          </table:table-cell>
          <table:table-cell office:value-type="float" office:value="14">
            <text:p>14</text:p>
          </table:table-cell>
          <table:table-cell office:value-type="float" office:value="754">
            <text:p>754</text:p>
          </table:table-cell>
          <table:table-cell office:value-type="float" office:value="0.454545454545">
            <text:p>0.45455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06">
            <text:p>5706</text:p>
          </table:table-cell>
          <table:table-cell office:value-type="string">
            <text:p>DSS</text:p>
          </table:table-cell>
          <table:table-cell office:value-type="string">
            <text:p>IFIP International Conference on Decision Support Systems</text:p>
          </table:table-cell>
          <table:table-cell office:value-type="float" office:value="22">
            <text:p>22</text:p>
          </table:table-cell>
          <table:table-cell office:value-type="float" office:value="755">
            <text:p>755</text:p>
          </table:table-cell>
          <table:table-cell office:value-type="float" office:value="0.453333333333">
            <text:p>0.45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07">
            <text:p>6207</text:p>
          </table:table-cell>
          <table:table-cell office:value-type="string">
            <text:p>ARC</text:p>
          </table:table-cell>
          <table:table-cell office:value-type="string">
            <text:p>International Workshop on Applied Reconfigurable Computing</text:p>
          </table:table-cell>
          <table:table-cell office:value-type="float" office:value="26">
            <text:p>26</text:p>
          </table:table-cell>
          <table:table-cell office:value-type="float" office:value="756">
            <text:p>756</text:p>
          </table:table-cell>
          <table:table-cell office:value-type="float" office:value="0.452380952381">
            <text:p>0.452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Virtual Concept</text:p>
          </table:table-cell>
          <table:table-cell office:value-type="string">
            <text:p>International Meeting on Interactive Design and Manufacturing Methodologies, Tools and Processes</text:p>
          </table:table-cell>
          <table:table-cell office:value-type="float" office:value="19">
            <text:p>19</text:p>
          </table:table-cell>
          <table:table-cell office:value-type="float" office:value="757">
            <text:p>757</text:p>
          </table:table-cell>
          <table:table-cell office:value-type="float" office:value="0.452380952381">
            <text:p>0.4523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IAPR -TC-15</text:p>
          </table:table-cell>
          <table:table-cell office:value-type="string">
            <text:p>Workshop on Graph-based Representations in Pattern Recognition</text:p>
          </table:table-cell>
          <table:table-cell office:value-type="float" office:value="5">
            <text:p>5</text:p>
          </table:table-cell>
          <table:table-cell office:value-type="float" office:value="758">
            <text:p>758</text:p>
          </table:table-cell>
          <table:table-cell office:value-type="float" office:value="0.45">
            <text:p>0.45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47">
            <text:p>5447</text:p>
          </table:table-cell>
          <table:table-cell office:value-type="string">
            <text:p>HIC</text:p>
          </table:table-cell>
          <table:table-cell office:value-type="string">
            <text:p>Health Informatics Conference</text:p>
          </table:table-cell>
          <table:table-cell office:value-type="float" office:value="4">
            <text:p>4</text:p>
          </table:table-cell>
          <table:table-cell office:value-type="float" office:value="759">
            <text:p>759</text:p>
          </table:table-cell>
          <table:table-cell office:value-type="float" office:value="0.45">
            <text:p>0.4500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42">
            <text:p>5542</text:p>
          </table:table-cell>
          <table:table-cell office:value-type="string">
            <text:p>ICFEM</text:p>
          </table:table-cell>
          <table:table-cell office:value-type="string">
            <text:p>International Conference on Formal Engineering Methods</text:p>
          </table:table-cell>
          <table:table-cell office:value-type="float" office:value="7">
            <text:p>7</text:p>
          </table:table-cell>
          <table:table-cell office:value-type="float" office:value="760">
            <text:p>760</text:p>
          </table:table-cell>
          <table:table-cell office:value-type="float" office:value="0.449275362319">
            <text:p>0.4492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24">
            <text:p>5524</text:p>
          </table:table-cell>
          <table:table-cell office:value-type="string">
            <text:p>Ada-Europe</text:p>
          </table:table-cell>
          <table:table-cell office:value-type="string">
            <text:p>International Conference on Reliable Software Technologies</text:p>
          </table:table-cell>
          <table:table-cell office:value-type="float" office:value="7">
            <text:p>7</text:p>
          </table:table-cell>
          <table:table-cell office:value-type="float" office:value="761">
            <text:p>761</text:p>
          </table:table-cell>
          <table:table-cell office:value-type="float" office:value="0.449275362319">
            <text:p>0.4492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96">
            <text:p>5896</text:p>
          </table:table-cell>
          <table:table-cell office:value-type="string">
            <text:p>CIC</text:p>
          </table:table-cell>
          <table:table-cell office:value-type="string">
            <text:p>International Conference on Communications in Computing</text:p>
          </table:table-cell>
          <table:table-cell office:value-type="float" office:value="15">
            <text:p>15</text:p>
          </table:table-cell>
          <table:table-cell office:value-type="float" office:value="762">
            <text:p>762</text:p>
          </table:table-cell>
          <table:table-cell office:value-type="float" office:value="0.448717948718">
            <text:p>0.4487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28">
            <text:p>6428</text:p>
          </table:table-cell>
          <table:table-cell office:value-type="string">
            <text:p>ISWM-Mensura</text:p>
          </table:table-cell>
          <table:table-cell office:value-type="string">
            <text:p>International Workshop in Software Measurement - International Conference on Software on Software Process and Product Measurement</text:p>
          </table:table-cell>
          <table:table-cell office:value-type="float" office:value="7">
            <text:p>7</text:p>
          </table:table-cell>
          <table:table-cell office:value-type="float" office:value="763">
            <text:p>763</text:p>
          </table:table-cell>
          <table:table-cell office:value-type="float" office:value="0.448717948718">
            <text:p>0.44872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29">
            <text:p>6329</text:p>
          </table:table-cell>
          <table:table-cell office:value-type="string">
            <text:p>DAS</text:p>
          </table:table-cell>
          <table:table-cell office:value-type="string">
            <text:p>International Workshop on Document Analysis Systems</text:p>
          </table:table-cell>
          <table:table-cell office:value-type="float" office:value="18">
            <text:p>18</text:p>
          </table:table-cell>
          <table:table-cell office:value-type="float" office:value="764">
            <text:p>764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83">
            <text:p>6283</text:p>
          </table:table-cell>
          <table:table-cell office:value-type="string">
            <text:p>E4MAS</text:p>
          </table:table-cell>
          <table:table-cell office:value-type="string">
            <text:p>International Workshop on Environments for Multiagent Systems</text:p>
          </table:table-cell>
          <table:table-cell office:value-type="float" office:value="10">
            <text:p>10</text:p>
          </table:table-cell>
          <table:table-cell office:value-type="float" office:value="765">
            <text:p>765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06">
            <text:p>5406</text:p>
          </table:table-cell>
          <table:table-cell office:value-type="string">
            <text:p>XSym</text:p>
          </table:table-cell>
          <table:table-cell office:value-type="string">
            <text:p>International XML Database Symposium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04">
            <text:p>5604</text:p>
          </table:table-cell>
          <table:table-cell office:value-type="string">
            <text:p>IBIMA</text:p>
          </table:table-cell>
          <table:table-cell office:value-type="string">
            <text:p>International Business Information Management </text:p>
          </table:table-cell>
          <table:table-cell office:value-type="float" office:value="21">
            <text:p>21</text:p>
          </table:table-cell>
          <table:table-cell office:value-type="float" office:value="767">
            <text:p>767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50">
            <text:p>6350</text:p>
          </table:table-cell>
          <table:table-cell office:value-type="string">
            <text:p>ICSC</text:p>
          </table:table-cell>
          <table:table-cell office:value-type="string">
            <text:p>IEEE International Conference on Semantic Computing</text:p>
          </table:table-cell>
          <table:table-cell office:value-type="float" office:value="30">
            <text:p>30</text:p>
          </table:table-cell>
          <table:table-cell office:value-type="float" office:value="768">
            <text:p>768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INAP</text:p>
          </table:table-cell>
          <table:table-cell office:value-type="string">
            <text:p>Joint Conference on Application of Declarative Programming and Knowledge Management</text:p>
          </table:table-cell>
          <table:table-cell office:value-type="float" office:value="29">
            <text:p>29</text:p>
          </table:table-cell>
          <table:table-cell office:value-type="float" office:value="769">
            <text:p>769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74">
            <text:p>5474</text:p>
          </table:table-cell>
          <table:table-cell office:value-type="string">
            <text:p>IVCNZ</text:p>
          </table:table-cell>
          <table:table-cell office:value-type="string">
            <text:p>Image and Vision Computing Conference</text:p>
          </table:table-cell>
          <table:table-cell office:value-type="float" office:value="5">
            <text:p>5</text:p>
          </table:table-cell>
          <table:table-cell office:value-type="float" office:value="770">
            <text:p>770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24">
            <text:p>6024</text:p>
          </table:table-cell>
          <table:table-cell office:value-type="string">
            <text:p>GCA</text:p>
          </table:table-cell>
          <table:table-cell office:value-type="string">
            <text:p>International Conference on Grid Computing and Applications</text:p>
          </table:table-cell>
          <table:table-cell office:value-type="float" office:value="26">
            <text:p>26</text:p>
          </table:table-cell>
          <table:table-cell office:value-type="float" office:value="771">
            <text:p>771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73">
            <text:p>6173</text:p>
          </table:table-cell>
          <table:table-cell office:value-type="string">
            <text:p>MIS</text:p>
          </table:table-cell>
          <table:table-cell office:value-type="string">
            <text:p>Workshop on Multimedia Information Systems</text:p>
          </table:table-cell>
          <table:table-cell office:value-type="float" office:value="18">
            <text:p>18</text:p>
          </table:table-cell>
          <table:table-cell office:value-type="float" office:value="772">
            <text:p>772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18">
            <text:p>5618</text:p>
          </table:table-cell>
          <table:table-cell office:value-type="string">
            <text:p>GSDI</text:p>
          </table:table-cell>
          <table:table-cell office:value-type="string">
            <text:p>International Conference for Global Spatial Data Infrastructure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48">
            <text:p>5948</text:p>
          </table:table-cell>
          <table:table-cell office:value-type="string">
            <text:p>FSE</text:p>
          </table:table-cell>
          <table:table-cell office:value-type="string">
            <text:p>Fast Software Encryption Workshop</text:p>
          </table:table-cell>
          <table:table-cell office:value-type="float" office:value="25">
            <text:p>25</text:p>
          </table:table-cell>
          <table:table-cell office:value-type="float" office:value="774">
            <text:p>774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22">
            <text:p>6422</text:p>
          </table:table-cell>
          <table:table-cell office:value-type="string">
            <text:p>FOAL</text:p>
          </table:table-cell>
          <table:table-cell office:value-type="string">
            <text:p>Foundations of Aspect-Oriented Languages Workshop</text:p>
          </table:table-cell>
          <table:table-cell office:value-type="float" office:value="12">
            <text:p>12</text:p>
          </table:table-cell>
          <table:table-cell office:value-type="float" office:value="775">
            <text:p>775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84">
            <text:p>6284</text:p>
          </table:table-cell>
          <table:table-cell office:value-type="string">
            <text:p>COIN</text:p>
          </table:table-cell>
          <table:table-cell office:value-type="string">
            <text:p>Workshop on Coordination, Organization, Institutions and Norms in Agent Systems</text:p>
          </table:table-cell>
          <table:table-cell office:value-type="float" office:value="10">
            <text:p>10</text:p>
          </table:table-cell>
          <table:table-cell office:value-type="float" office:value="776">
            <text:p>776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45">
            <text:p>5745</text:p>
          </table:table-cell>
          <table:table-cell office:value-type="string">
            <text:p>EuroBot</text:p>
          </table:table-cell>
          <table:table-cell office:value-type="string">
            <text:p>European Workshop on Advanced Mobile Robots</text:p>
          </table:table-cell>
          <table:table-cell office:value-type="float" office:value="23">
            <text:p>23</text:p>
          </table:table-cell>
          <table:table-cell office:value-type="float" office:value="777">
            <text:p>777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88">
            <text:p>5988</text:p>
          </table:table-cell>
          <table:table-cell office:value-type="string">
            <text:p>MAMA</text:p>
          </table:table-cell>
          <table:table-cell office:value-type="string">
            <text:p>Workshop on Mathematical Performance Modeling and Analysis</text:p>
          </table:table-cell>
          <table:table-cell office:value-type="float" office:value="16">
            <text:p>16</text:p>
          </table:table-cell>
          <table:table-cell office:value-type="float" office:value="778">
            <text:p>778</text:p>
          </table:table-cell>
          <table:table-cell office:value-type="float" office:value="0.444444444444">
            <text:p>0.4444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23">
            <text:p>6223</text:p>
          </table:table-cell>
          <table:table-cell office:value-type="string">
            <text:p>Web3D</text:p>
          </table:table-cell>
          <table:table-cell office:value-type="string">
            <text:p>International Conference on 3D Web Technology</text:p>
          </table:table-cell>
          <table:table-cell office:value-type="float" office:value="18">
            <text:p>18</text:p>
          </table:table-cell>
          <table:table-cell office:value-type="float" office:value="779">
            <text:p>779</text:p>
          </table:table-cell>
          <table:table-cell office:value-type="float" office:value="0.439393939394">
            <text:p>0.4393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53">
            <text:p>6053</text:p>
          </table:table-cell>
          <table:table-cell office:value-type="string">
            <text:p>DISRA</text:p>
          </table:table-cell>
          <table:table-cell office:value-type="string">
            <text:p>IEEE International Workshop on Distributed Intelligent Simulation and Real-Time Applications</text:p>
          </table:table-cell>
          <table:table-cell office:value-type="float" office:value="27">
            <text:p>27</text:p>
          </table:table-cell>
          <table:table-cell office:value-type="float" office:value="780">
            <text:p>780</text:p>
          </table:table-cell>
          <table:table-cell office:value-type="float" office:value="0.439393939394">
            <text:p>0.43939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EANN</text:p>
          </table:table-cell>
          <table:table-cell office:value-type="string">
            <text:p><text:s/>International Conference on Engineering Applications of Neural Networks</text:p>
          </table:table-cell>
          <table:table-cell office:value-type="float" office:value="4">
            <text:p>4</text:p>
          </table:table-cell>
          <table:table-cell office:value-type="float" office:value="781">
            <text:p>781</text:p>
          </table:table-cell>
          <table:table-cell office:value-type="float" office:value="0.438596491228">
            <text:p>0.4386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70">
            <text:p>6170</text:p>
          </table:table-cell>
          <table:table-cell office:value-type="string">
            <text:p>IWC</text:p>
          </table:table-cell>
          <table:table-cell office:value-type="string">
            <text:p>International Web conference</text:p>
          </table:table-cell>
          <table:table-cell office:value-type="float" office:value="18">
            <text:p>18</text:p>
          </table:table-cell>
          <table:table-cell office:value-type="float" office:value="782">
            <text:p>782</text:p>
          </table:table-cell>
          <table:table-cell office:value-type="float" office:value="0.438596491228">
            <text:p>0.4386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21">
            <text:p>5621</text:p>
          </table:table-cell>
          <table:table-cell office:value-type="string">
            <text:p>UDMS</text:p>
          </table:table-cell>
          <table:table-cell office:value-type="string">
            <text:p>Urban Data Management Symposium</text:p>
          </table:table-cell>
          <table:table-cell office:value-type="float" office:value="8">
            <text:p>8</text:p>
          </table:table-cell>
          <table:table-cell office:value-type="float" office:value="783">
            <text:p>783</text:p>
          </table:table-cell>
          <table:table-cell office:value-type="float" office:value="0.435897435897">
            <text:p>0.4359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45">
            <text:p>6245</text:p>
          </table:table-cell>
          <table:table-cell office:value-type="string">
            <text:p>ICINCO</text:p>
          </table:table-cell>
          <table:table-cell office:value-type="string">
            <text:p>International Conference on Informatics in Control, Automation and Robotics</text:p>
          </table:table-cell>
          <table:table-cell office:value-type="float" office:value="23">
            <text:p>23</text:p>
          </table:table-cell>
          <table:table-cell office:value-type="float" office:value="784">
            <text:p>784</text:p>
          </table:table-cell>
          <table:table-cell office:value-type="float" office:value="0.435897435897">
            <text:p>0.4359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39">
            <text:p>6039</text:p>
          </table:table-cell>
          <table:table-cell office:value-type="string">
            <text:p>MGC</text:p>
          </table:table-cell>
          <table:table-cell office:value-type="string">
            <text:p>International Workshop on Middleware for Grid Computing</text:p>
          </table:table-cell>
          <table:table-cell office:value-type="float" office:value="26">
            <text:p>26</text:p>
          </table:table-cell>
          <table:table-cell office:value-type="float" office:value="785">
            <text:p>785</text:p>
          </table:table-cell>
          <table:table-cell office:value-type="float" office:value="0.434782608696">
            <text:p>0.434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ICEIMT</text:p>
          </table:table-cell>
          <table:table-cell office:value-type="string">
            <text:p>International Confernce on Enterprise Integration and Modelling Technology </text:p>
          </table:table-cell>
          <table:table-cell office:value-type="float" office:value="21">
            <text:p>21</text:p>
          </table:table-cell>
          <table:table-cell office:value-type="float" office:value="786">
            <text:p>786</text:p>
          </table:table-cell>
          <table:table-cell office:value-type="float" office:value="0.434782608696">
            <text:p>0.434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54">
            <text:p>5454</text:p>
          </table:table-cell>
          <table:table-cell office:value-type="string">
            <text:p>CISST</text:p>
          </table:table-cell>
          <table:table-cell office:value-type="string">
            <text:p>International Conference Image Science, Systems and Technology</text:p>
          </table:table-cell>
          <table:table-cell office:value-type="float" office:value="5">
            <text:p>5</text:p>
          </table:table-cell>
          <table:table-cell office:value-type="float" office:value="787">
            <text:p>787</text:p>
          </table:table-cell>
          <table:table-cell office:value-type="float" office:value="0.434782608696">
            <text:p>0.43478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ADMA</text:p>
          </table:table-cell>
          <table:table-cell office:value-type="string">
            <text:p>International Conference on Advanced Data Mining and Applications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0.433333333333">
            <text:p>0.43333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79">
            <text:p>5579</text:p>
          </table:table-cell>
          <table:table-cell office:value-type="string">
            <text:p>SQM</text:p>
          </table:table-cell>
          <table:table-cell office:value-type="string">
            <text:p>International Conference on Software Quality Management</text:p>
          </table:table-cell>
          <table:table-cell office:value-type="float" office:value="7">
            <text:p>7</text:p>
          </table:table-cell>
          <table:table-cell office:value-type="float" office:value="789">
            <text:p>789</text:p>
          </table:table-cell>
          <table:table-cell office:value-type="float" office:value="0.432098765432">
            <text:p>0.432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57">
            <text:p>5557</text:p>
          </table:table-cell>
          <table:table-cell office:value-type="string">
            <text:p>IFM</text:p>
          </table:table-cell>
          <table:table-cell office:value-type="string">
            <text:p>International Conference on Integrated Formal Methods</text:p>
          </table:table-cell>
          <table:table-cell office:value-type="float" office:value="7">
            <text:p>7</text:p>
          </table:table-cell>
          <table:table-cell office:value-type="float" office:value="790">
            <text:p>790</text:p>
          </table:table-cell>
          <table:table-cell office:value-type="float" office:value="0.432098765432">
            <text:p>0.43210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67">
            <text:p>6267</text:p>
          </table:table-cell>
          <table:table-cell office:value-type="string">
            <text:p>I-ESA</text:p>
          </table:table-cell>
          <table:table-cell office:value-type="string">
            <text:p>International Conference Interoperability for Enterprise Software and Applications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office:value-type="float" office:value="0.43137254902">
            <text:p>0.4313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483">
            <text:p>6483</text:p>
          </table:table-cell>
          <table:table-cell office:value-type="string">
            <text:p>MSE</text:p>
          </table:table-cell>
          <table:table-cell office:value-type="string">
            <text:p>International Conference on Microelectronic Systems Education</text:p>
          </table:table-cell>
          <table:table-cell office:value-type="float" office:value="6">
            <text:p>6</text:p>
          </table:table-cell>
          <table:table-cell office:value-type="float" office:value="792">
            <text:p>792</text:p>
          </table:table-cell>
          <table:table-cell office:value-type="float" office:value="0.43137254902">
            <text:p>0.4313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WCAE</text:p>
          </table:table-cell>
          <table:table-cell office:value-type="string">
            <text:p>Workshop on Computer Architecture Education</text:p>
          </table:table-cell>
          <table:table-cell office:value-type="float" office:value="26">
            <text:p>26</text:p>
          </table:table-cell>
          <table:table-cell office:value-type="float" office:value="793">
            <text:p>793</text:p>
          </table:table-cell>
          <table:table-cell office:value-type="float" office:value="0.430107526882">
            <text:p>0.43011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772">
            <text:p>5772</text:p>
          </table:table-cell>
          <table:table-cell office:value-type="string">
            <text:p>JMLC</text:p>
          </table:table-cell>
          <table:table-cell office:value-type="string">
            <text:p>Joint Modular Languages Conference</text:p>
          </table:table-cell>
          <table:table-cell office:value-type="float" office:value="12">
            <text:p>12</text:p>
          </table:table-cell>
          <table:table-cell office:value-type="float" office:value="794">
            <text:p>794</text:p>
          </table:table-cell>
          <table:table-cell office:value-type="float" office:value="0.428571428571">
            <text:p>0.4285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123">
            <text:p>6123</text:p>
          </table:table-cell>
          <table:table-cell office:value-type="string">
            <text:p>JCIS</text:p>
          </table:table-cell>
          <table:table-cell office:value-type="string">
            <text:p>Joint Conference on Information Sciences </text:p>
          </table:table-cell>
          <table:table-cell office:value-type="float" office:value="13">
            <text:p>13</text:p>
          </table:table-cell>
          <table:table-cell office:value-type="float" office:value="795">
            <text:p>795</text:p>
          </table:table-cell>
          <table:table-cell office:value-type="float" office:value="0.428571428571">
            <text:p>0.4285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930">
            <text:p>5930</text:p>
          </table:table-cell>
          <table:table-cell office:value-type="string">
            <text:p>MobiWac</text:p>
          </table:table-cell>
          <table:table-cell office:value-type="string">
            <text:p>ACM International Workshop on Mobility Management and Wireless Access</text:p>
          </table:table-cell>
          <table:table-cell office:value-type="float" office:value="28">
            <text:p>28</text:p>
          </table:table-cell>
          <table:table-cell office:value-type="float" office:value="796">
            <text:p>796</text:p>
          </table:table-cell>
          <table:table-cell office:value-type="float" office:value="0.428571428571">
            <text:p>0.4285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469">
            <text:p>5469</text:p>
          </table:table-cell>
          <table:table-cell office:value-type="string">
            <text:p>ICIG</text:p>
          </table:table-cell>
          <table:table-cell office:value-type="string">
            <text:p>International Conference on Image and Graphics</text:p>
          </table:table-cell>
          <table:table-cell office:value-type="float" office:value="5">
            <text:p>5</text:p>
          </table:table-cell>
          <table:table-cell office:value-type="float" office:value="797">
            <text:p>797</text:p>
          </table:table-cell>
          <table:table-cell office:value-type="float" office:value="0.428571428571">
            <text:p>0.4285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337">
            <text:p>5337</text:p>
          </table:table-cell>
          <table:table-cell office:value-type="string">
            <text:p>ICATPN</text:p>
          </table:table-cell>
          <table:table-cell office:value-type="string">
            <text:p>International Conference on the Application and Theory of Petri Nets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0.428571428571">
            <text:p>0.4285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31">
            <text:p>5531</text:p>
          </table:table-cell>
          <table:table-cell office:value-type="string">
            <text:p>CSEE&amp;T</text:p>
          </table:table-cell>
          <table:table-cell office:value-type="string">
            <text:p>Conference on Software Engineering Education and Training</text:p>
          </table:table-cell>
          <table:table-cell office:value-type="float" office:value="7">
            <text:p>7</text:p>
          </table:table-cell>
          <table:table-cell office:value-type="float" office:value="799">
            <text:p>799</text:p>
          </table:table-cell>
          <table:table-cell office:value-type="float" office:value="0.428571428571">
            <text:p>0.42857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591">
            <text:p>5591</text:p>
          </table:table-cell>
          <table:table-cell office:value-type="string">
            <text:p>IDEAS</text:p>
          </table:table-cell>
          <table:table-cell office:value-type="string">
            <text:p>Iberoamerican Workshop on Requirements Engineering and Software Environments 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0.427536231884">
            <text:p>0.42754</text:p>
          </table:table-cell>
          <table:table-cell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SOFTCOMM</text:p>
          </table:table-cell>
          <table:table-cell office:value-type="string">
            <text:p>International Conference on Software, Telecommunications and Computer Networks</text:p>
          </table:table-cell>
          <table:table-cell office:value-type="float" office:value="15">
            <text:p>15</text:p>
          </table:table-cell>
          <table:table-cell office:value-type="float" office:value="801">
            <text:p>801</text:p>
          </table:table-cell>
          <table:table-cell office:value-type="float" office:value="0.426666666667">
            <text:p>0.42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22">
            <text:p>6122</text:p>
          </table:table-cell>
          <table:table-cell office:value-type="string">
            <text:p>ISTA</text:p>
          </table:table-cell>
          <table:table-cell office:value-type="string">
            <text:p>International Conference on Information Systems Technology and its Application </text:p>
          </table:table-cell>
          <table:table-cell office:value-type="float" office:value="13">
            <text:p>13</text:p>
          </table:table-cell>
          <table:table-cell office:value-type="float" office:value="802">
            <text:p>802</text:p>
          </table:table-cell>
          <table:table-cell office:value-type="float" office:value="0.426666666667">
            <text:p>0.42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46">
            <text:p>5446</text:p>
          </table:table-cell>
          <table:table-cell office:value-type="string">
            <text:p>MEDINFO</text:p>
          </table:table-cell>
          <table:table-cell office:value-type="string">
            <text:p>International Health (Medical) Informatics Congress</text:p>
          </table:table-cell>
          <table:table-cell office:value-type="float" office:value="4">
            <text:p>4</text:p>
          </table:table-cell>
          <table:table-cell office:value-type="float" office:value="803">
            <text:p>803</text:p>
          </table:table-cell>
          <table:table-cell office:value-type="float" office:value="0.425925925926">
            <text:p>0.4259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23">
            <text:p>5823</text:p>
          </table:table-cell>
          <table:table-cell office:value-type="string">
            <text:p>MOPTA</text:p>
          </table:table-cell>
          <table:table-cell office:value-type="string">
            <text:p>Annual Conference on Modeling and Optimization: Theory and Applications</text:p>
          </table:table-cell>
          <table:table-cell office:value-type="float" office:value="14">
            <text:p>14</text:p>
          </table:table-cell>
          <table:table-cell office:value-type="float" office:value="804">
            <text:p>804</text:p>
          </table:table-cell>
          <table:table-cell office:value-type="float" office:value="0.425925925926">
            <text:p>0.4259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NWeSP</text:p>
          </table:table-cell>
          <table:table-cell office:value-type="string">
            <text:p>International Conference on Next Generation Web Services Practices</text:p>
          </table:table-cell>
          <table:table-cell office:value-type="float" office:value="18">
            <text:p>18</text:p>
          </table:table-cell>
          <table:table-cell office:value-type="float" office:value="805">
            <text:p>805</text:p>
          </table:table-cell>
          <table:table-cell office:value-type="float" office:value="0.425925925926">
            <text:p>0.4259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86">
            <text:p>5886</text:p>
          </table:table-cell>
          <table:table-cell office:value-type="string">
            <text:p>EDOCW</text:p>
          </table:table-cell>
          <table:table-cell office:value-type="string">
            <text:p>IEEE International Enterprise Distributed Object Computing Conference Workshops</text:p>
          </table:table-cell>
          <table:table-cell office:value-type="float" office:value="15">
            <text:p>15</text:p>
          </table:table-cell>
          <table:table-cell office:value-type="float" office:value="806">
            <text:p>806</text:p>
          </table:table-cell>
          <table:table-cell office:value-type="float" office:value="0.425287356322">
            <text:p>0.4252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CCA</text:p>
          </table:table-cell>
          <table:table-cell office:value-type="string">
            <text:p>International Conference on Computability and Complexity in Analysis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office:value-type="float" office:value="0.424242424242">
            <text:p>0.4242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39">
            <text:p>5739</text:p>
          </table:table-cell>
          <table:table-cell office:value-type="string">
            <text:p>FSR</text:p>
          </table:table-cell>
          <table:table-cell office:value-type="string">
            <text:p>International Symposium on Field and Service Robotics</text:p>
          </table:table-cell>
          <table:table-cell office:value-type="float" office:value="23">
            <text:p>23</text:p>
          </table:table-cell>
          <table:table-cell office:value-type="float" office:value="808">
            <text:p>808</text:p>
          </table:table-cell>
          <table:table-cell office:value-type="float" office:value="0.424242424242">
            <text:p>0.4242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IWANN</text:p>
          </table:table-cell>
          <table:table-cell office:value-type="string">
            <text:p>International Work-Conference on Artificial and Natural Neural Networks</text:p>
          </table:table-cell>
          <table:table-cell office:value-type="float" office:value="22">
            <text:p>22</text:p>
          </table:table-cell>
          <table:table-cell office:value-type="float" office:value="809">
            <text:p>809</text:p>
          </table:table-cell>
          <table:table-cell office:value-type="float" office:value="0.423076923077">
            <text:p>0.4230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01">
            <text:p>5501</text:p>
          </table:table-cell>
          <table:table-cell office:value-type="string">
            <text:p>TIDSE</text:p>
          </table:table-cell>
          <table:table-cell office:value-type="string">
            <text:p>International Conference on Technology for Interactive Digital Storytelling and Entertainment</text:p>
          </table:table-cell>
          <table:table-cell office:value-type="float" office:value="19">
            <text:p>19</text:p>
          </table:table-cell>
          <table:table-cell office:value-type="float" office:value="810">
            <text:p>810</text:p>
          </table:table-cell>
          <table:table-cell office:value-type="float" office:value="0.422222222222">
            <text:p>0.4222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28">
            <text:p>5928</text:p>
          </table:table-cell>
          <table:table-cell office:value-type="string">
            <text:p>MobiDE</text:p>
          </table:table-cell>
          <table:table-cell office:value-type="string">
            <text:p>Workshop on Data Engineering for Wireless and Mobile Access</text:p>
          </table:table-cell>
          <table:table-cell office:value-type="float" office:value="28">
            <text:p>28</text:p>
          </table:table-cell>
          <table:table-cell office:value-type="float" office:value="811">
            <text:p>811</text:p>
          </table:table-cell>
          <table:table-cell office:value-type="float" office:value="0.422222222222">
            <text:p>0.4222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02">
            <text:p>5502</text:p>
          </table:table-cell>
          <table:table-cell office:value-type="string">
            <text:p>ARVLSI</text:p>
          </table:table-cell>
          <table:table-cell office:value-type="string">
            <text:p>Conference on Advanced Research in VLSI</text:p>
          </table:table-cell>
          <table:table-cell office:value-type="float" office:value="6">
            <text:p>6</text:p>
          </table:table-cell>
          <table:table-cell office:value-type="float" office:value="812">
            <text:p>812</text:p>
          </table:table-cell>
          <table:table-cell office:value-type="float" office:value="0.422222222222">
            <text:p>0.4222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78">
            <text:p>6278</text:p>
          </table:table-cell>
          <table:table-cell office:value-type="string">
            <text:p>ITHE</text:p>
          </table:table-cell>
          <table:table-cell office:value-type="string">
            <text:p>International Conference on Information Technology Based Higher</text:p>
          </table:table-cell>
          <table:table-cell office:value-type="float" office:value="9">
            <text:p>9</text:p>
          </table:table-cell>
          <table:table-cell office:value-type="float" office:value="813">
            <text:p>813</text:p>
          </table:table-cell>
          <table:table-cell office:value-type="float" office:value="0.422222222222">
            <text:p>0.4222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41">
            <text:p>5641</text:p>
          </table:table-cell>
          <table:table-cell office:value-type="string">
            <text:p>AIME</text:p>
          </table:table-cell>
          <table:table-cell office:value-type="string">
            <text:p>Conference on Artificial Intelligence in Medicine in Europe</text:p>
          </table:table-cell>
          <table:table-cell office:value-type="float" office:value="10">
            <text:p>10</text:p>
          </table:table-cell>
          <table:table-cell office:value-type="float" office:value="814">
            <text:p>814</text:p>
          </table:table-cell>
          <table:table-cell office:value-type="float" office:value="0.421568627451">
            <text:p>0.4215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060">
            <text:p>6060</text:p>
          </table:table-cell>
          <table:table-cell office:value-type="string">
            <text:p>RTCOMP</text:p>
          </table:table-cell>
          <table:table-cell office:value-type="string">
            <text:p>International Conference on Real-Time Computing Systems and Applications</text:p>
          </table:table-cell>
          <table:table-cell office:value-type="float" office:value="27">
            <text:p>27</text:p>
          </table:table-cell>
          <table:table-cell office:value-type="float" office:value="815">
            <text:p>815</text:p>
          </table:table-cell>
          <table:table-cell office:value-type="float" office:value="0.421052631579">
            <text:p>0.4210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18">
            <text:p>5318</text:p>
          </table:table-cell>
          <table:table-cell office:value-type="string">
            <text:p>AAAAECC</text:p>
          </table:table-cell>
          <table:table-cell office:value-type="string">
            <text:p>International Symposium on Applied Algebra, Algebraic Algorithms and Error-Correcting Codes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float" office:value="0.421052631579">
            <text:p>0.4210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66">
            <text:p>6266</text:p>
          </table:table-cell>
          <table:table-cell office:value-type="string">
            <text:p>ECMDA</text:p>
          </table:table-cell>
          <table:table-cell office:value-type="string">
            <text:p>European Conference on Model Driven Architecture Foundations and Applications</text:p>
          </table:table-cell>
          <table:table-cell office:value-type="float" office:value="7">
            <text:p>7</text:p>
          </table:table-cell>
          <table:table-cell office:value-type="float" office:value="817">
            <text:p>817</text:p>
          </table:table-cell>
          <table:table-cell office:value-type="float" office:value="0.420289855072">
            <text:p>0.4202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IDEAL</text:p>
          </table:table-cell>
          <table:table-cell office:value-type="string">
            <text:p>International Conference on Intelligent Data Engineering and Automated Learning</text:p>
          </table:table-cell>
          <table:table-cell office:value-type="float" office:value="22">
            <text:p>22</text:p>
          </table:table-cell>
          <table:table-cell office:value-type="float" office:value="818">
            <text:p>818</text:p>
          </table:table-cell>
          <table:table-cell office:value-type="float" office:value="0.420289855072">
            <text:p>0.4202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85">
            <text:p>5585</text:p>
          </table:table-cell>
          <table:table-cell office:value-type="string">
            <text:p>VLFM</text:p>
          </table:table-cell>
          <table:table-cell office:value-type="string">
            <text:p>Symposium on Visual Languages and Formal Methods</text:p>
          </table:table-cell>
          <table:table-cell office:value-type="float" office:value="7">
            <text:p>7</text:p>
          </table:table-cell>
          <table:table-cell office:value-type="float" office:value="819">
            <text:p>819</text:p>
          </table:table-cell>
          <table:table-cell office:value-type="float" office:value="0.420289855072">
            <text:p>0.4202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39">
            <text:p>5339</text:p>
          </table:table-cell>
          <table:table-cell office:value-type="string">
            <text:p>ICGT</text:p>
          </table:table-cell>
          <table:table-cell office:value-type="string">
            <text:p>International Conference on Graph Transformation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0.41975308642">
            <text:p>0.4197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FQAS</text:p>
          </table:table-cell>
          <table:table-cell office:value-type="string">
            <text:p>International Conference on Flexible Query Answering Systems</text:p>
          </table:table-cell>
          <table:table-cell office:value-type="float" office:value="2">
            <text:p>2</text:p>
          </table:table-cell>
          <table:table-cell office:value-type="float" office:value="821">
            <text:p>821</text:p>
          </table:table-cell>
          <table:table-cell office:value-type="float" office:value="0.41975308642">
            <text:p>0.4197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NLPCS</text:p>
          </table:table-cell>
          <table:table-cell office:value-type="string">
            <text:p>International Workshop on Natural Language Processing and Cognitive Science</text:p>
          </table:table-cell>
          <table:table-cell office:value-type="float" office:value="30">
            <text:p>30</text:p>
          </table:table-cell>
          <table:table-cell office:value-type="float" office:value="822">
            <text:p>822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53">
            <text:p>5953</text:p>
          </table:table-cell>
          <table:table-cell office:value-type="string">
            <text:p>ISW</text:p>
          </table:table-cell>
          <table:table-cell office:value-type="string">
            <text:p>Information Security Workshop</text:p>
          </table:table-cell>
          <table:table-cell office:value-type="float" office:value="25">
            <text:p>25</text:p>
          </table:table-cell>
          <table:table-cell office:value-type="float" office:value="823">
            <text:p>823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44">
            <text:p>6444</text:p>
          </table:table-cell>
          <table:table-cell office:value-type="string">
            <text:p>RULE</text:p>
          </table:table-cell>
          <table:table-cell office:value-type="string">
            <text:p>International Workshop on Rule-Based Programming</text:p>
          </table:table-cell>
          <table:table-cell office:value-type="float" office:value="29">
            <text:p>29</text:p>
          </table:table-cell>
          <table:table-cell office:value-type="float" office:value="824">
            <text:p>824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21">
            <text:p>5421</text:p>
          </table:table-cell>
          <table:table-cell office:value-type="string">
            <text:p>METMBS</text:p>
          </table:table-cell>
          <table:table-cell office:value-type="string">
            <text:p>International Conference on Mathematics and Engineering Techniques in Medicine and Biological Sciences</text:p>
          </table:table-cell>
          <table:table-cell office:value-type="float" office:value="3">
            <text:p>3</text:p>
          </table:table-cell>
          <table:table-cell office:value-type="float" office:value="825">
            <text:p>825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85">
            <text:p>6485</text:p>
          </table:table-cell>
          <table:table-cell office:value-type="string">
            <text:p>LADC</text:p>
          </table:table-cell>
          <table:table-cell office:value-type="string">
            <text:p>Latin-American Symposium on Dependable Computing</text:p>
          </table:table-cell>
          <table:table-cell office:value-type="float" office:value="27">
            <text:p>27</text:p>
          </table:table-cell>
          <table:table-cell office:value-type="float" office:value="826">
            <text:p>826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02">
            <text:p>6402</text:p>
          </table:table-cell>
          <table:table-cell office:value-type="string">
            <text:p>MDAI</text:p>
          </table:table-cell>
          <table:table-cell office:value-type="string">
            <text:p>Modeling Decisions for Artificial Intelligence</text:p>
          </table:table-cell>
          <table:table-cell office:value-type="float" office:value="29">
            <text:p>29</text:p>
          </table:table-cell>
          <table:table-cell office:value-type="float" office:value="827">
            <text:p>827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43">
            <text:p>5343</text:p>
          </table:table-cell>
          <table:table-cell office:value-type="string">
            <text:p>ISITA</text:p>
          </table:table-cell>
          <table:table-cell office:value-type="string">
            <text:p>IEEE International Symposium on Information Theory and Its Applications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66">
            <text:p>5766</text:p>
          </table:table-cell>
          <table:table-cell office:value-type="string">
            <text:p>EP</text:p>
          </table:table-cell>
          <table:table-cell office:value-type="string">
            <text:p>Annual Conference on Evolutionary Programming</text:p>
          </table:table-cell>
          <table:table-cell office:value-type="float" office:value="12">
            <text:p>12</text:p>
          </table:table-cell>
          <table:table-cell office:value-type="float" office:value="829">
            <text:p>829</text:p>
          </table:table-cell>
          <table:table-cell office:value-type="float" office:value="0.416666666667">
            <text:p>0.4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11">
            <text:p>5411</text:p>
          </table:table-cell>
          <table:table-cell office:value-type="string">
            <text:p>NLDB</text:p>
          </table:table-cell>
          <table:table-cell office:value-type="string">
            <text:p>International Conference on Applications of Natural Language to Data Bases</text:p>
          </table:table-cell>
          <table:table-cell office:value-type="float" office:value="2">
            <text:p>2</text:p>
          </table:table-cell>
          <table:table-cell office:value-type="float" office:value="830">
            <text:p>830</text:p>
          </table:table-cell>
          <table:table-cell office:value-type="float" office:value="0.414141414141">
            <text:p>0.4141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66">
            <text:p>6366</text:p>
          </table:table-cell>
          <table:table-cell office:value-type="string">
            <text:p>CASCON</text:p>
          </table:table-cell>
          <table:table-cell office:value-type="string">
            <text:p>Annual International Conference on Computer Science and Software Engineering</text:p>
          </table:table-cell>
          <table:table-cell office:value-type="float" office:value="7">
            <text:p>7</text:p>
          </table:table-cell>
          <table:table-cell office:value-type="float" office:value="831">
            <text:p>831</text:p>
          </table:table-cell>
          <table:table-cell office:value-type="float" office:value="0.414141414141">
            <text:p>0.4141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86">
            <text:p>6286</text:p>
          </table:table-cell>
          <table:table-cell office:value-type="string">
            <text:p>ICMI</text:p>
          </table:table-cell>
          <table:table-cell office:value-type="string">
            <text:p>International Conference on Multimodal Interfaces</text:p>
          </table:table-cell>
          <table:table-cell office:value-type="float" office:value="11">
            <text:p>11</text:p>
          </table:table-cell>
          <table:table-cell office:value-type="float" office:value="832">
            <text:p>832</text:p>
          </table:table-cell>
          <table:table-cell office:value-type="float" office:value="0.412698412698">
            <text:p>0.4127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HOTNETS</text:p>
          </table:table-cell>
          <table:table-cell office:value-type="string">
            <text:p>Workshop on Hot Topics in Networks</text:p>
          </table:table-cell>
          <table:table-cell office:value-type="float" office:value="15">
            <text:p>15</text:p>
          </table:table-cell>
          <table:table-cell office:value-type="float" office:value="833">
            <text:p>833</text:p>
          </table:table-cell>
          <table:table-cell office:value-type="float" office:value="0.411111111111">
            <text:p>0.41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67">
            <text:p>6367</text:p>
          </table:table-cell>
          <table:table-cell office:value-type="string">
            <text:p>GIR</text:p>
          </table:table-cell>
          <table:table-cell office:value-type="string">
            <text:p>Workshop on Geographic Information Retrieval</text:p>
          </table:table-cell>
          <table:table-cell office:value-type="float" office:value="2">
            <text:p>2</text:p>
          </table:table-cell>
          <table:table-cell office:value-type="float" office:value="834">
            <text:p>834</text:p>
          </table:table-cell>
          <table:table-cell office:value-type="float" office:value="0.411111111111">
            <text:p>0.41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97">
            <text:p>5897</text:p>
          </table:table-cell>
          <table:table-cell office:value-type="string">
            <text:p>COMSWARE</text:p>
          </table:table-cell>
          <table:table-cell office:value-type="string">
            <text:p>ICST International Conference on COMmunication System softWAre and MiddlewaRE</text:p>
          </table:table-cell>
          <table:table-cell office:value-type="float" office:value="15">
            <text:p>15</text:p>
          </table:table-cell>
          <table:table-cell office:value-type="float" office:value="835">
            <text:p>835</text:p>
          </table:table-cell>
          <table:table-cell office:value-type="float" office:value="0.410256410256">
            <text:p>0.4102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28">
            <text:p>5528</text:p>
          </table:table-cell>
          <table:table-cell office:value-type="string">
            <text:p>AQSDT</text:p>
          </table:table-cell>
          <table:table-cell office:value-type="string">
            <text:p>Symposium on Assessment of Quality Software Development Tools</text:p>
          </table:table-cell>
          <table:table-cell office:value-type="float" office:value="7">
            <text:p>7</text:p>
          </table:table-cell>
          <table:table-cell office:value-type="float" office:value="836">
            <text:p>836</text:p>
          </table:table-cell>
          <table:table-cell office:value-type="float" office:value="0.410256410256">
            <text:p>0.4102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71">
            <text:p>5871</text:p>
          </table:table-cell>
          <table:table-cell office:value-type="string">
            <text:p>Qsine</text:p>
          </table:table-cell>
          <table:table-cell office:value-type="string">
            <text:p>International Conference on Quality of Service in Heterogeneous Wired/Wireless Networks</text:p>
          </table:table-cell>
          <table:table-cell office:value-type="float" office:value="15">
            <text:p>15</text:p>
          </table:table-cell>
          <table:table-cell office:value-type="float" office:value="837">
            <text:p>837</text:p>
          </table:table-cell>
          <table:table-cell office:value-type="float" office:value="0.410256410256">
            <text:p>0.4102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16">
            <text:p>6416</text:p>
          </table:table-cell>
          <table:table-cell office:value-type="string">
            <text:p>IWFHR</text:p>
          </table:table-cell>
          <table:table-cell office:value-type="string">
            <text:p>International Workshop on Frontiers in Handwriting Recognition</text:p>
          </table:table-cell>
          <table:table-cell office:value-type="float" office:value="5">
            <text:p>5</text:p>
          </table:table-cell>
          <table:table-cell office:value-type="float" office:value="838">
            <text:p>838</text:p>
          </table:table-cell>
          <table:table-cell office:value-type="float" office:value="0.409090909091">
            <text:p>0.4090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59">
            <text:p>6359</text:p>
          </table:table-cell>
          <table:table-cell office:value-type="string">
            <text:p>IMR</text:p>
          </table:table-cell>
          <table:table-cell office:value-type="string">
            <text:p>International Meshing Roundtable Conference</text:p>
          </table:table-cell>
          <table:table-cell office:value-type="float" office:value="5">
            <text:p>5</text:p>
          </table:table-cell>
          <table:table-cell office:value-type="float" office:value="839">
            <text:p>839</text:p>
          </table:table-cell>
          <table:table-cell office:value-type="float" office:value="0.409090909091">
            <text:p>0.4090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21">
            <text:p>5321</text:p>
          </table:table-cell>
          <table:table-cell office:value-type="string">
            <text:p>ALG</text:p>
          </table:table-cell>
          <table:table-cell office:value-type="string">
            <text:p>Workshop on Algorithm Engineering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float" office:value="0.409090909091">
            <text:p>0.4090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AOSE</text:p>
          </table:table-cell>
          <table:table-cell office:value-type="string">
            <text:p>Workshop on Agent-Oriented Software Engineering</text:p>
          </table:table-cell>
          <table:table-cell office:value-type="float" office:value="7">
            <text:p>7</text:p>
          </table:table-cell>
          <table:table-cell office:value-type="float" office:value="841">
            <text:p>841</text:p>
          </table:table-cell>
          <table:table-cell office:value-type="float" office:value="0.407407407407">
            <text:p>0.4074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09">
            <text:p>6409</text:p>
          </table:table-cell>
          <table:table-cell office:value-type="string">
            <text:p>ROBOCOMM</text:p>
          </table:table-cell>
          <table:table-cell office:value-type="string">
            <text:p>IEEE- International Conference on Robot Communication and Coordination</text:p>
          </table:table-cell>
          <table:table-cell office:value-type="float" office:value="23">
            <text:p>23</text:p>
          </table:table-cell>
          <table:table-cell office:value-type="float" office:value="842">
            <text:p>842</text:p>
          </table:table-cell>
          <table:table-cell office:value-type="float" office:value="0.407407407407">
            <text:p>0.4074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EuroSPI</text:p>
          </table:table-cell>
          <table:table-cell office:value-type="string">
            <text:p>European Conference on Software Process Improvement</text:p>
          </table:table-cell>
          <table:table-cell office:value-type="float" office:value="7">
            <text:p>7</text:p>
          </table:table-cell>
          <table:table-cell office:value-type="float" office:value="843">
            <text:p>843</text:p>
          </table:table-cell>
          <table:table-cell office:value-type="float" office:value="0.405797101449">
            <text:p>0.4058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49">
            <text:p>5349</text:p>
          </table:table-cell>
          <table:table-cell office:value-type="string">
            <text:p>SInT</text:p>
          </table:table-cell>
          <table:table-cell office:value-type="string">
            <text:p>IEEE International Symposium on Information Theory</text:p>
          </table:table-cell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office:value-type="float" office:value="0.405797101449">
            <text:p>0.4058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13">
            <text:p>5813</text:p>
          </table:table-cell>
          <table:table-cell office:value-type="string">
            <text:p>FPSAC</text:p>
          </table:table-cell>
          <table:table-cell office:value-type="string">
            <text:p>International Conference on Formal Power Series and Algebraic Combinatorics</text:p>
          </table:table-cell>
          <table:table-cell office:value-type="float" office:value="14">
            <text:p>14</text:p>
          </table:table-cell>
          <table:table-cell office:value-type="float" office:value="845">
            <text:p>845</text:p>
          </table:table-cell>
          <table:table-cell office:value-type="float" office:value="0.404761904762">
            <text:p>0.4047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38">
            <text:p>5938</text:p>
          </table:table-cell>
          <table:table-cell office:value-type="string">
            <text:p>EWSN</text:p>
          </table:table-cell>
          <table:table-cell office:value-type="string">
            <text:p>European conference on Wireless Sensor Networks</text:p>
          </table:table-cell>
          <table:table-cell office:value-type="float" office:value="28">
            <text:p>28</text:p>
          </table:table-cell>
          <table:table-cell office:value-type="float" office:value="846">
            <text:p>846</text:p>
          </table:table-cell>
          <table:table-cell office:value-type="float" office:value="0.404761904762">
            <text:p>0.4047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44">
            <text:p>6144</text:p>
          </table:table-cell>
          <table:table-cell office:value-type="string">
            <text:p>TAMODIA</text:p>
          </table:table-cell>
          <table:table-cell office:value-type="string">
            <text:p>International Workshop on Task Models and Diagrams for User Interface Design</text:p>
          </table:table-cell>
          <table:table-cell office:value-type="float" office:value="11">
            <text:p>11</text:p>
          </table:table-cell>
          <table:table-cell office:value-type="float" office:value="847">
            <text:p>847</text:p>
          </table:table-cell>
          <table:table-cell office:value-type="float" office:value="0.402777777778">
            <text:p>0.402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83">
            <text:p>5983</text:p>
          </table:table-cell>
          <table:table-cell office:value-type="string">
            <text:p>PROSim</text:p>
          </table:table-cell>
          <table:table-cell office:value-type="string">
            <text:p>International Workshop on Software Process Simulation and Modeling</text:p>
          </table:table-cell>
          <table:table-cell office:value-type="float" office:value="7">
            <text:p>7</text:p>
          </table:table-cell>
          <table:table-cell office:value-type="float" office:value="848">
            <text:p>848</text:p>
          </table:table-cell>
          <table:table-cell office:value-type="float" office:value="0.402777777778">
            <text:p>0.402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27">
            <text:p>6227</text:p>
          </table:table-cell>
          <table:table-cell office:value-type="string">
            <text:p>ICMLC</text:p>
          </table:table-cell>
          <table:table-cell office:value-type="string">
            <text:p>International Conference on Machine Learning and Cybernetics</text:p>
          </table:table-cell>
          <table:table-cell office:value-type="float" office:value="22">
            <text:p>22</text:p>
          </table:table-cell>
          <table:table-cell office:value-type="float" office:value="849">
            <text:p>849</text:p>
          </table:table-cell>
          <table:table-cell office:value-type="float" office:value="0.402777777778">
            <text:p>0.402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17">
            <text:p>6117</text:p>
          </table:table-cell>
          <table:table-cell office:value-type="string">
            <text:p>ICCSA</text:p>
          </table:table-cell>
          <table:table-cell office:value-type="string">
            <text:p>International Conference on Computational Science and its Applications </text:p>
          </table:table-cell>
          <table:table-cell office:value-type="float" office:value="13">
            <text:p>13</text:p>
          </table:table-cell>
          <table:table-cell office:value-type="float" office:value="850">
            <text:p>850</text:p>
          </table:table-cell>
          <table:table-cell office:value-type="float" office:value="0.402777777778">
            <text:p>0.402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19">
            <text:p>6119</text:p>
          </table:table-cell>
          <table:table-cell office:value-type="string">
            <text:p>ICSC</text:p>
          </table:table-cell>
          <table:table-cell office:value-type="string">
            <text:p>International Computer Science Conference </text:p>
          </table:table-cell>
          <table:table-cell office:value-type="float" office:value="13">
            <text:p>13</text:p>
          </table:table-cell>
          <table:table-cell office:value-type="float" office:value="851">
            <text:p>851</text:p>
          </table:table-cell>
          <table:table-cell office:value-type="float" office:value="0.402777777778">
            <text:p>0.402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DALT</text:p>
          </table:table-cell>
          <table:table-cell office:value-type="string">
            <text:p>International Workshop on Declarative Agent Languages and Technologies</text:p>
          </table:table-cell>
          <table:table-cell office:value-type="float" office:value="10">
            <text:p>10</text:p>
          </table:table-cell>
          <table:table-cell office:value-type="float" office:value="852">
            <text:p>852</text:p>
          </table:table-cell>
          <table:table-cell office:value-type="float" office:value="0.402298850575">
            <text:p>0.4023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27">
            <text:p>6427</text:p>
          </table:table-cell>
          <table:table-cell office:value-type="string">
            <text:p>CONQUEST</text:p>
          </table:table-cell>
          <table:table-cell office:value-type="string">
            <text:p>Conquest International Conference on Quality Engineering in Software Technology</text:p>
          </table:table-cell>
          <table:table-cell office:value-type="float" office:value="7">
            <text:p>7</text:p>
          </table:table-cell>
          <table:table-cell office:value-type="float" office:value="853">
            <text:p>853</text:p>
          </table:table-cell>
          <table:table-cell office:value-type="float" office:value="0.402298850575">
            <text:p>0.4023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70">
            <text:p>6470</text:p>
          </table:table-cell>
          <table:table-cell office:value-type="string">
            <text:p>DIMVA</text:p>
          </table:table-cell>
          <table:table-cell office:value-type="string">
            <text:p>GI International Conference on Detection of Intrusions and Malware and Vulnerability Asessment</text:p>
          </table:table-cell>
          <table:table-cell office:value-type="float" office:value="25">
            <text:p>25</text:p>
          </table:table-cell>
          <table:table-cell office:value-type="float" office:value="854">
            <text:p>854</text:p>
          </table:table-cell>
          <table:table-cell office:value-type="float" office:value="0.4">
            <text:p>0.40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ED-MEDIA</text:p>
          </table:table-cell>
          <table:table-cell office:value-type="string">
            <text:p>World Conference on Educational Multimedia, Hypermedia and Telecommunications</text:p>
          </table:table-cell>
          <table:table-cell office:value-type="float" office:value="18">
            <text:p>18</text:p>
          </table:table-cell>
          <table:table-cell office:value-type="float" office:value="855">
            <text:p>855</text:p>
          </table:table-cell>
          <table:table-cell office:value-type="float" office:value="0.4">
            <text:p>0.40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32">
            <text:p>6232</text:p>
          </table:table-cell>
          <table:table-cell office:value-type="string">
            <text:p>IPT</text:p>
          </table:table-cell>
          <table:table-cell office:value-type="string">
            <text:p>Workshop on Immersive Projection Technology</text:p>
          </table:table-cell>
          <table:table-cell office:value-type="float" office:value="19">
            <text:p>19</text:p>
          </table:table-cell>
          <table:table-cell office:value-type="float" office:value="856">
            <text:p>856</text:p>
          </table:table-cell>
          <table:table-cell office:value-type="float" office:value="0.4">
            <text:p>0.40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55">
            <text:p>6355</text:p>
          </table:table-cell>
          <table:table-cell office:value-type="string">
            <text:p>IMS</text:p>
          </table:table-cell>
          <table:table-cell office:value-type="string">
            <text:p>IFAC Workshop on Intelligent Manufacturing Systems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office:value-type="float" office:value="0.4">
            <text:p>0.40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37">
            <text:p>5537</text:p>
          </table:table-cell>
          <table:table-cell office:value-type="string">
            <text:p>ESELAW</text:p>
          </table:table-cell>
          <table:table-cell office:value-type="string">
            <text:p>Experimental Software Engineering Latin American Workshop</text:p>
          </table:table-cell>
          <table:table-cell office:value-type="float" office:value="7">
            <text:p>7</text:p>
          </table:table-cell>
          <table:table-cell office:value-type="float" office:value="858">
            <text:p>858</text:p>
          </table:table-cell>
          <table:table-cell office:value-type="float" office:value="0.398148148148">
            <text:p>0.3981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88">
            <text:p>5888</text:p>
          </table:table-cell>
          <table:table-cell office:value-type="string">
            <text:p>AdCom</text:p>
          </table:table-cell>
          <table:table-cell office:value-type="string">
            <text:p>International Conference on Advanced Computing and Communications</text:p>
          </table:table-cell>
          <table:table-cell office:value-type="float" office:value="15">
            <text:p>15</text:p>
          </table:table-cell>
          <table:table-cell office:value-type="float" office:value="859">
            <text:p>859</text:p>
          </table:table-cell>
          <table:table-cell office:value-type="float" office:value="0.397435897436">
            <text:p>0.3974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54">
            <text:p>6154</text:p>
          </table:table-cell>
          <table:table-cell office:value-type="string">
            <text:p>DASWIS</text:p>
          </table:table-cell>
          <table:table-cell office:value-type="string">
            <text:p>International Workshop on Data Semantics in Web Information Systems</text:p>
          </table:table-cell>
          <table:table-cell office:value-type="float" office:value="18">
            <text:p>18</text:p>
          </table:table-cell>
          <table:table-cell office:value-type="float" office:value="860">
            <text:p>860</text:p>
          </table:table-cell>
          <table:table-cell office:value-type="float" office:value="0.396825396825">
            <text:p>0.3968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ICEE</text:p>
          </table:table-cell>
          <table:table-cell office:value-type="string">
            <text:p>International Conference on Engineering Education </text:p>
          </table:table-cell>
          <table:table-cell office:value-type="float" office:value="9">
            <text:p>9</text:p>
          </table:table-cell>
          <table:table-cell office:value-type="float" office:value="861">
            <text:p>861</text:p>
          </table:table-cell>
          <table:table-cell office:value-type="float" office:value="0.395833333333">
            <text:p>0.3958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20">
            <text:p>5620</text:p>
          </table:table-cell>
          <table:table-cell office:value-type="string">
            <text:p>ISSDQ</text:p>
          </table:table-cell>
          <table:table-cell office:value-type="string">
            <text:p>International Symposium on Spatial Data Quality</text:p>
          </table:table-cell>
          <table:table-cell office:value-type="float" office:value="8">
            <text:p>8</text:p>
          </table:table-cell>
          <table:table-cell office:value-type="float" office:value="862">
            <text:p>862</text:p>
          </table:table-cell>
          <table:table-cell office:value-type="float" office:value="0.395833333333">
            <text:p>0.3958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39">
            <text:p>5639</text:p>
          </table:table-cell>
          <table:table-cell office:value-type="string">
            <text:p>ICER</text:p>
          </table:table-cell>
          <table:table-cell office:value-type="string">
            <text:p>International Computing Education Reserch Workshop </text:p>
          </table:table-cell>
          <table:table-cell office:value-type="float" office:value="9">
            <text:p>9</text:p>
          </table:table-cell>
          <table:table-cell office:value-type="float" office:value="863">
            <text:p>863</text:p>
          </table:table-cell>
          <table:table-cell office:value-type="float" office:value="0.395833333333">
            <text:p>0.3958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90">
            <text:p>5790</text:p>
          </table:table-cell>
          <table:table-cell office:value-type="string">
            <text:p>WFLP</text:p>
          </table:table-cell>
          <table:table-cell office:value-type="string">
            <text:p>International Workshop on Functional and (Constraint) Logic Programming</text:p>
          </table:table-cell>
          <table:table-cell office:value-type="float" office:value="12">
            <text:p>12</text:p>
          </table:table-cell>
          <table:table-cell office:value-type="float" office:value="864">
            <text:p>864</text:p>
          </table:table-cell>
          <table:table-cell office:value-type="float" office:value="0.395833333333">
            <text:p>0.3958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FATES/RV</text:p>
          </table:table-cell>
          <table:table-cell office:value-type="string">
            <text:p>International Workshop on Formal Approaches to Testing of Software</text:p>
          </table:table-cell>
          <table:table-cell office:value-type="float" office:value="7">
            <text:p>7</text:p>
          </table:table-cell>
          <table:table-cell office:value-type="float" office:value="865">
            <text:p>865</text:p>
          </table:table-cell>
          <table:table-cell office:value-type="float" office:value="0.395061728395">
            <text:p>0.3950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49">
            <text:p>6349</text:p>
          </table:table-cell>
          <table:table-cell office:value-type="string">
            <text:p>CL</text:p>
          </table:table-cell>
          <table:table-cell office:value-type="string">
            <text:p>Corpus Linguistics Conference</text:p>
          </table:table-cell>
          <table:table-cell office:value-type="float" office:value="30">
            <text:p>30</text:p>
          </table:table-cell>
          <table:table-cell office:value-type="float" office:value="866">
            <text:p>866</text:p>
          </table:table-cell>
          <table:table-cell office:value-type="float" office:value="0.393939393939">
            <text:p>0.3939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80">
            <text:p>5780</text:p>
          </table:table-cell>
          <table:table-cell office:value-type="string">
            <text:p>PADO</text:p>
          </table:table-cell>
          <table:table-cell office:value-type="string">
            <text:p>Symposium on Programs as Data Objects</text:p>
          </table:table-cell>
          <table:table-cell office:value-type="float" office:value="12">
            <text:p>12</text:p>
          </table:table-cell>
          <table:table-cell office:value-type="float" office:value="867">
            <text:p>867</text:p>
          </table:table-cell>
          <table:table-cell office:value-type="float" office:value="0.393939393939">
            <text:p>0.3939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73">
            <text:p>5973</text:p>
          </table:table-cell>
          <table:table-cell office:value-type="string">
            <text:p>CCRTS</text:p>
          </table:table-cell>
          <table:table-cell office:value-type="string">
            <text:p>International Command and Control Research and Technology Symposium</text:p>
          </table:table-cell>
          <table:table-cell office:value-type="float" office:value="23">
            <text:p>23</text:p>
          </table:table-cell>
          <table:table-cell office:value-type="float" office:value="868">
            <text:p>868</text:p>
          </table:table-cell>
          <table:table-cell office:value-type="float" office:value="0.393939393939">
            <text:p>0.3939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98">
            <text:p>5698</text:p>
          </table:table-cell>
          <table:table-cell office:value-type="string">
            <text:p>ILPS</text:p>
          </table:table-cell>
          <table:table-cell office:value-type="string">
            <text:p>International Logic Programming Symposium</text:p>
          </table:table-cell>
          <table:table-cell office:value-type="float" office:value="29">
            <text:p>29</text:p>
          </table:table-cell>
          <table:table-cell office:value-type="float" office:value="869">
            <text:p>869</text:p>
          </table:table-cell>
          <table:table-cell office:value-type="float" office:value="0.393939393939">
            <text:p>0.3939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48">
            <text:p>6448</text:p>
          </table:table-cell>
          <table:table-cell office:value-type="string">
            <text:p>DEON</text:p>
          </table:table-cell>
          <table:table-cell office:value-type="string">
            <text:p>International Workshop on Deontic Logic in Computer Science</text:p>
          </table:table-cell>
          <table:table-cell office:value-type="float" office:value="29">
            <text:p>29</text:p>
          </table:table-cell>
          <table:table-cell office:value-type="float" office:value="870">
            <text:p>870</text:p>
          </table:table-cell>
          <table:table-cell office:value-type="float" office:value="0.393939393939">
            <text:p>0.3939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36">
            <text:p>5636</text:p>
          </table:table-cell>
          <table:table-cell office:value-type="string">
            <text:p>ETHICOMP</text:p>
          </table:table-cell>
          <table:table-cell office:value-type="string">
            <text:p>International Conference on the Social and Ethical Impacts of Information and Communication Technologies </text:p>
          </table:table-cell>
          <table:table-cell office:value-type="float" office:value="9">
            <text:p>9</text:p>
          </table:table-cell>
          <table:table-cell office:value-type="float" office:value="871">
            <text:p>871</text:p>
          </table:table-cell>
          <table:table-cell office:value-type="float" office:value="0.392156862745">
            <text:p>0.3921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04">
            <text:p>5904</text:p>
          </table:table-cell>
          <table:table-cell office:value-type="string">
            <text:p>ICETE</text:p>
          </table:table-cell>
          <table:table-cell office:value-type="string">
            <text:p>International Conference on E-Business and Telecommunication Networks</text:p>
          </table:table-cell>
          <table:table-cell office:value-type="float" office:value="15">
            <text:p>15</text:p>
          </table:table-cell>
          <table:table-cell office:value-type="float" office:value="872">
            <text:p>872</text:p>
          </table:table-cell>
          <table:table-cell office:value-type="float" office:value="0.391304347826">
            <text:p>0.3913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38">
            <text:p>5338</text:p>
          </table:table-cell>
          <table:table-cell office:value-type="string">
            <text:p>ICCS</text:p>
          </table:table-cell>
          <table:table-cell office:value-type="string">
            <text:p>International Conference on Conceptual Structures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office:value-type="float" office:value="0.391304347826">
            <text:p>0.3913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42">
            <text:p>5942</text:p>
          </table:table-cell>
          <table:table-cell office:value-type="string">
            <text:p>CEAS</text:p>
          </table:table-cell>
          <table:table-cell office:value-type="string">
            <text:p>International Conference on Email and Anti-Spam</text:p>
          </table:table-cell>
          <table:table-cell office:value-type="float" office:value="25">
            <text:p>25</text:p>
          </table:table-cell>
          <table:table-cell office:value-type="float" office:value="874">
            <text:p>874</text:p>
          </table:table-cell>
          <table:table-cell office:value-type="float" office:value="0.388888888889">
            <text:p>0.3888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EpiRob</text:p>
          </table:table-cell>
          <table:table-cell office:value-type="string">
            <text:p>International Conference on Epigenetic Robotics</text:p>
          </table:table-cell>
          <table:table-cell office:value-type="float" office:value="23">
            <text:p>23</text:p>
          </table:table-cell>
          <table:table-cell office:value-type="float" office:value="875">
            <text:p>875</text:p>
          </table:table-cell>
          <table:table-cell office:value-type="float" office:value="0.388888888889">
            <text:p>0.3888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17">
            <text:p>6417</text:p>
          </table:table-cell>
          <table:table-cell office:value-type="string">
            <text:p>IWCIA</text:p>
          </table:table-cell>
          <table:table-cell office:value-type="string">
            <text:p>International Workshop on Combinatorial Image Analysis</text:p>
          </table:table-cell>
          <table:table-cell office:value-type="float" office:value="5">
            <text:p>5</text:p>
          </table:table-cell>
          <table:table-cell office:value-type="float" office:value="876">
            <text:p>876</text:p>
          </table:table-cell>
          <table:table-cell office:value-type="float" office:value="0.388888888889">
            <text:p>0.3888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07">
            <text:p>6307</text:p>
          </table:table-cell>
          <table:table-cell office:value-type="string">
            <text:p>ABS</text:p>
          </table:table-cell>
          <table:table-cell office:value-type="string">
            <text:p>Agent-based Simulation Workshop</text:p>
          </table:table-cell>
          <table:table-cell office:value-type="float" office:value="10">
            <text:p>10</text:p>
          </table:table-cell>
          <table:table-cell office:value-type="float" office:value="877">
            <text:p>877</text:p>
          </table:table-cell>
          <table:table-cell office:value-type="float" office:value="0.387387387387">
            <text:p>0.3873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ICCI</text:p>
          </table:table-cell>
          <table:table-cell office:value-type="string">
            <text:p>International Conference on Computing and Information </text:p>
          </table:table-cell>
          <table:table-cell office:value-type="float" office:value="13">
            <text:p>13</text:p>
          </table:table-cell>
          <table:table-cell office:value-type="float" office:value="878">
            <text:p>878</text:p>
          </table:table-cell>
          <table:table-cell office:value-type="float" office:value="0.386666666667">
            <text:p>0.38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064">
            <text:p>6064</text:p>
          </table:table-cell>
          <table:table-cell office:value-type="string">
            <text:p>WACERTS</text:p>
          </table:table-cell>
          <table:table-cell office:value-type="string">
            <text:p>Workshop on Architectures for Cooperative Embedded Real-Time Systems</text:p>
          </table:table-cell>
          <table:table-cell office:value-type="float" office:value="27">
            <text:p>27</text:p>
          </table:table-cell>
          <table:table-cell office:value-type="float" office:value="879">
            <text:p>879</text:p>
          </table:table-cell>
          <table:table-cell office:value-type="float" office:value="0.385964912281">
            <text:p>0.3859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DNA</text:p>
          </table:table-cell>
          <table:table-cell office:value-type="string">
            <text:p>International Meeting on DNA Computing</text:p>
          </table:table-cell>
          <table:table-cell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0.385964912281">
            <text:p>0.3859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W4A</text:p>
          </table:table-cell>
          <table:table-cell office:value-type="string">
            <text:p>International Cross-Disciplinary Conference on Web Accessibility</text:p>
          </table:table-cell>
          <table:table-cell office:value-type="float" office:value="18">
            <text:p>18</text:p>
          </table:table-cell>
          <table:table-cell office:value-type="float" office:value="881">
            <text:p>881</text:p>
          </table:table-cell>
          <table:table-cell office:value-type="float" office:value="0.385964912281">
            <text:p>0.3859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PCS</text:p>
          </table:table-cell>
          <table:table-cell office:value-type="string">
            <text:p>International Picture Coding Symposium</text:p>
          </table:table-cell>
          <table:table-cell office:value-type="float" office:value="5">
            <text:p>5</text:p>
          </table:table-cell>
          <table:table-cell office:value-type="float" office:value="882">
            <text:p>882</text:p>
          </table:table-cell>
          <table:table-cell office:value-type="float" office:value="0.385964912281">
            <text:p>0.3859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ISAVIIA</text:p>
          </table:table-cell>
          <table:table-cell office:value-type="string">
            <text:p>International Symposium on Audio, Video, Image Processing and Intelligent Applications</text:p>
          </table:table-cell>
          <table:table-cell office:value-type="float" office:value="5">
            <text:p>5</text:p>
          </table:table-cell>
          <table:table-cell office:value-type="float" office:value="883">
            <text:p>883</text:p>
          </table:table-cell>
          <table:table-cell office:value-type="float" office:value="0.385964912281">
            <text:p>0.3859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27">
            <text:p>5627</text:p>
          </table:table-cell>
          <table:table-cell office:value-type="string">
            <text:p>InSITE</text:p>
          </table:table-cell>
          <table:table-cell office:value-type="string">
            <text:p>Informing Science and IT Education Conference</text:p>
          </table:table-cell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office:value-type="float" office:value="0.385964912281">
            <text:p>0.3859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11">
            <text:p>6411</text:p>
          </table:table-cell>
          <table:table-cell office:value-type="string">
            <text:p>CLA</text:p>
          </table:table-cell>
          <table:table-cell office:value-type="string">
            <text:p>International Conference On Concept Lattices and Their Applications</text:p>
          </table:table-cell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office:value-type="float" office:value="0.384615384615">
            <text:p>0.3846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33">
            <text:p>5533</text:p>
          </table:table-cell>
          <table:table-cell office:value-type="string">
            <text:p>DSL</text:p>
          </table:table-cell>
          <table:table-cell office:value-type="string">
            <text:p>Domain-Specific Languages for Software Engineering Conference</text:p>
          </table:table-cell>
          <table:table-cell office:value-type="float" office:value="7">
            <text:p>7</text:p>
          </table:table-cell>
          <table:table-cell office:value-type="float" office:value="886">
            <text:p>886</text:p>
          </table:table-cell>
          <table:table-cell office:value-type="float" office:value="0.384615384615">
            <text:p>0.3846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22">
            <text:p>5922</text:p>
          </table:table-cell>
          <table:table-cell office:value-type="string">
            <text:p>MDA/MDM</text:p>
          </table:table-cell>
          <table:table-cell office:value-type="string">
            <text:p>International Conference on Mobile Data Access/Management</text:p>
          </table:table-cell>
          <table:table-cell office:value-type="float" office:value="28">
            <text:p>28</text:p>
          </table:table-cell>
          <table:table-cell office:value-type="float" office:value="887">
            <text:p>887</text:p>
          </table:table-cell>
          <table:table-cell office:value-type="float" office:value="0.384615384615">
            <text:p>0.3846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94">
            <text:p>6494</text:p>
          </table:table-cell>
          <table:table-cell office:value-type="string">
            <text:p>PDC</text:p>
          </table:table-cell>
          <table:table-cell office:value-type="string">
            <text:p>Participatory Design Conference</text:p>
          </table:table-cell>
          <table:table-cell office:value-type="float" office:value="11">
            <text:p>11</text:p>
          </table:table-cell>
          <table:table-cell office:value-type="float" office:value="888">
            <text:p>888</text:p>
          </table:table-cell>
          <table:table-cell office:value-type="float" office:value="0.383333333333">
            <text:p>0.38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027">
            <text:p>6027</text:p>
          </table:table-cell>
          <table:table-cell office:value-type="string">
            <text:p>HLPP</text:p>
          </table:table-cell>
          <table:table-cell office:value-type="string">
            <text:p>International Workshop on High-level Parallel Programming and Applications</text:p>
          </table:table-cell>
          <table:table-cell office:value-type="float" office:value="26">
            <text:p>26</text:p>
          </table:table-cell>
          <table:table-cell office:value-type="float" office:value="889">
            <text:p>889</text:p>
          </table:table-cell>
          <table:table-cell office:value-type="float" office:value="0.383333333333">
            <text:p>0.38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LPMA</text:p>
          </table:table-cell>
          <table:table-cell office:value-type="string">
            <text:p>International Workshop on Logic Programming and Multi-Agents</text:p>
          </table:table-cell>
          <table:table-cell office:value-type="float" office:value="12">
            <text:p>12</text:p>
          </table:table-cell>
          <table:table-cell office:value-type="float" office:value="890">
            <text:p>890</text:p>
          </table:table-cell>
          <table:table-cell office:value-type="float" office:value="0.380952380952">
            <text:p>0.3809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83">
            <text:p>6183</text:p>
          </table:table-cell>
          <table:table-cell office:value-type="string">
            <text:p>WebNet</text:p>
          </table:table-cell>
          <table:table-cell office:value-type="string">
            <text:p>World Conference on the WWW and Internet</text:p>
          </table:table-cell>
          <table:table-cell office:value-type="float" office:value="18">
            <text:p>18</text:p>
          </table:table-cell>
          <table:table-cell office:value-type="float" office:value="891">
            <text:p>891</text:p>
          </table:table-cell>
          <table:table-cell office:value-type="float" office:value="0.380952380952">
            <text:p>0.3809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40">
            <text:p>5940</text:p>
          </table:table-cell>
          <table:table-cell office:value-type="string">
            <text:p>Emnets</text:p>
          </table:table-cell>
          <table:table-cell office:value-type="string">
            <text:p>Workshop on Embedded Networked Sensors</text:p>
          </table:table-cell>
          <table:table-cell office:value-type="float" office:value="28">
            <text:p>28</text:p>
          </table:table-cell>
          <table:table-cell office:value-type="float" office:value="892">
            <text:p>892</text:p>
          </table:table-cell>
          <table:table-cell office:value-type="float" office:value="0.377777777778">
            <text:p>0.377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21">
            <text:p>6121</text:p>
          </table:table-cell>
          <table:table-cell office:value-type="string">
            <text:p>ISD</text:p>
          </table:table-cell>
          <table:table-cell office:value-type="string">
            <text:p>International Conference on Information Systems Development </text:p>
          </table:table-cell>
          <table:table-cell office:value-type="float" office:value="14">
            <text:p>14</text:p>
          </table:table-cell>
          <table:table-cell office:value-type="float" office:value="893">
            <text:p>893</text:p>
          </table:table-cell>
          <table:table-cell office:value-type="float" office:value="0.377777777778">
            <text:p>0.377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64">
            <text:p>5464</text:p>
          </table:table-cell>
          <table:table-cell office:value-type="string">
            <text:p>IAIF</text:p>
          </table:table-cell>
          <table:table-cell office:value-type="string">
            <text:p>International Workshop on Image Analysis and Information Fusion</text:p>
          </table:table-cell>
          <table:table-cell office:value-type="float" office:value="5">
            <text:p>5</text:p>
          </table:table-cell>
          <table:table-cell office:value-type="float" office:value="894">
            <text:p>894</text:p>
          </table:table-cell>
          <table:table-cell office:value-type="float" office:value="0.376811594203">
            <text:p>0.3768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18">
            <text:p>6118</text:p>
          </table:table-cell>
          <table:table-cell office:value-type="string">
            <text:p>ICITA</text:p>
          </table:table-cell>
          <table:table-cell office:value-type="string">
            <text:p>International Conference on Information Technology and Applications </text:p>
          </table:table-cell>
          <table:table-cell office:value-type="float" office:value="13">
            <text:p>13</text:p>
          </table:table-cell>
          <table:table-cell office:value-type="float" office:value="895">
            <text:p>895</text:p>
          </table:table-cell>
          <table:table-cell office:value-type="float" office:value="0.376811594203">
            <text:p>0.3768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90">
            <text:p>6390</text:p>
          </table:table-cell>
          <table:table-cell office:value-type="string">
            <text:p>DS</text:p>
          </table:table-cell>
          <table:table-cell office:value-type="string">
            <text:p>International Conference on Discovery Science</text:p>
          </table:table-cell>
          <table:table-cell office:value-type="float" office:value="22">
            <text:p>22</text:p>
          </table:table-cell>
          <table:table-cell office:value-type="float" office:value="896">
            <text:p>896</text:p>
          </table:table-cell>
          <table:table-cell office:value-type="float" office:value="0.376811594203">
            <text:p>0.3768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60">
            <text:p>5860</text:p>
          </table:table-cell>
          <table:table-cell office:value-type="string">
            <text:p>WDAG</text:p>
          </table:table-cell>
          <table:table-cell office:value-type="string">
            <text:p>Workshop on Distributed Algorithms</text:p>
          </table:table-cell>
          <table:table-cell office:value-type="float" office:value="15">
            <text:p>15</text:p>
          </table:table-cell>
          <table:table-cell office:value-type="float" office:value="897">
            <text:p>897</text:p>
          </table:table-cell>
          <table:table-cell office:value-type="float" office:value="0.375">
            <text:p>0.375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80">
            <text:p>5380</text:p>
          </table:table-cell>
          <table:table-cell office:value-type="string">
            <text:p>DIWeb</text:p>
          </table:table-cell>
          <table:table-cell office:value-type="string">
            <text:p>International Workshop on Data Integration over the Web</text:p>
          </table:table-cell>
          <table:table-cell office:value-type="float" office:value="2">
            <text:p>2</text:p>
          </table:table-cell>
          <table:table-cell office:value-type="float" office:value="898">
            <text:p>898</text:p>
          </table:table-cell>
          <table:table-cell office:value-type="float" office:value="0.375">
            <text:p>0.375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28">
            <text:p>5628</text:p>
          </table:table-cell>
          <table:table-cell office:value-type="string">
            <text:p>ISECON</text:p>
          </table:table-cell>
          <table:table-cell office:value-type="string">
            <text:p>Information Systems Education Conference</text:p>
          </table:table-cell>
          <table:table-cell office:value-type="float" office:value="9">
            <text:p>9</text:p>
          </table:table-cell>
          <table:table-cell office:value-type="float" office:value="899">
            <text:p>899</text:p>
          </table:table-cell>
          <table:table-cell office:value-type="float" office:value="0.375">
            <text:p>0.375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50">
            <text:p>5550</text:p>
          </table:table-cell>
          <table:table-cell office:value-type="string">
            <text:p>GSD</text:p>
          </table:table-cell>
          <table:table-cell office:value-type="string">
            <text:p>International Workshop on Global Software Development for the Practitioner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0.373333333333">
            <text:p>0.37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45">
            <text:p>5545</text:p>
          </table:table-cell>
          <table:table-cell office:value-type="string">
            <text:p>FMICS</text:p>
          </table:table-cell>
          <table:table-cell office:value-type="string">
            <text:p>International Workshop on Formal Methods for Industrial Critical Systems</text:p>
          </table:table-cell>
          <table:table-cell office:value-type="float" office:value="7">
            <text:p>7</text:p>
          </table:table-cell>
          <table:table-cell office:value-type="float" office:value="901">
            <text:p>901</text:p>
          </table:table-cell>
          <table:table-cell office:value-type="float" office:value="0.373333333333">
            <text:p>0.37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55">
            <text:p>6455</text:p>
          </table:table-cell>
          <table:table-cell office:value-type="string">
            <text:p>APGV</text:p>
          </table:table-cell>
          <table:table-cell office:value-type="string">
            <text:p>Symposium on Applied Perception in Graphics and Visualization</text:p>
          </table:table-cell>
          <table:table-cell office:value-type="float" office:value="5">
            <text:p>5</text:p>
          </table:table-cell>
          <table:table-cell office:value-type="float" office:value="902">
            <text:p>902</text:p>
          </table:table-cell>
          <table:table-cell office:value-type="float" office:value="0.373333333333">
            <text:p>0.37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91">
            <text:p>5691</text:p>
          </table:table-cell>
          <table:table-cell office:value-type="string">
            <text:p>WAIS</text:p>
          </table:table-cell>
          <table:table-cell office:value-type="string">
            <text:p>International Workshop on Artificial Intelligence and Statistics</text:p>
          </table:table-cell>
          <table:table-cell office:value-type="float" office:value="10">
            <text:p>10</text:p>
          </table:table-cell>
          <table:table-cell office:value-type="float" office:value="903">
            <text:p>903</text:p>
          </table:table-cell>
          <table:table-cell office:value-type="float" office:value="0.373333333333">
            <text:p>0.37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30">
            <text:p>5330</text:p>
          </table:table-cell>
          <table:table-cell office:value-type="string">
            <text:p>EUROCAST</text:p>
          </table:table-cell>
          <table:table-cell office:value-type="string">
            <text:p>International Workshop on Computer Aided Systems Theory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float" office:value="0.373333333333">
            <text:p>0.37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06">
            <text:p>5806</text:p>
          </table:table-cell>
          <table:table-cell office:value-type="string">
            <text:p>CCO</text:p>
          </table:table-cell>
          <table:table-cell office:value-type="string">
            <text:p>International Conference on Cooperative Control and Optimization </text:p>
          </table:table-cell>
          <table:table-cell office:value-type="float" office:value="14">
            <text:p>14</text:p>
          </table:table-cell>
          <table:table-cell office:value-type="float" office:value="905">
            <text:p>905</text:p>
          </table:table-cell>
          <table:table-cell office:value-type="float" office:value="0.372549019608">
            <text:p>0.3725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26">
            <text:p>5826</text:p>
          </table:table-cell>
          <table:table-cell office:value-type="string">
            <text:p>PSOR</text:p>
          </table:table-cell>
          <table:table-cell office:value-type="string">
            <text:p>International Conference on Probability, Statistics and Operational Research</text:p>
          </table:table-cell>
          <table:table-cell office:value-type="float" office:value="14">
            <text:p>14</text:p>
          </table:table-cell>
          <table:table-cell office:value-type="float" office:value="906">
            <text:p>906</text:p>
          </table:table-cell>
          <table:table-cell office:value-type="float" office:value="0.372549019608">
            <text:p>0.3725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71">
            <text:p>6171</text:p>
          </table:table-cell>
          <table:table-cell office:value-type="string">
            <text:p>MEWS</text:p>
          </table:table-cell>
          <table:table-cell office:value-type="string">
            <text:p>International Workshop on Mining for Enhanced Web Search</text:p>
          </table:table-cell>
          <table:table-cell office:value-type="float" office:value="18">
            <text:p>18</text:p>
          </table:table-cell>
          <table:table-cell office:value-type="float" office:value="907">
            <text:p>907</text:p>
          </table:table-cell>
          <table:table-cell office:value-type="float" office:value="0.372549019608">
            <text:p>0.3725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77">
            <text:p>6177</text:p>
          </table:table-cell>
          <table:table-cell office:value-type="string">
            <text:p>MNSA</text:p>
          </table:table-cell>
          <table:table-cell office:value-type="string">
            <text:p>International Workshop on Multimedia Network Systems and Applications</text:p>
          </table:table-cell>
          <table:table-cell office:value-type="float" office:value="18">
            <text:p>18</text:p>
          </table:table-cell>
          <table:table-cell office:value-type="float" office:value="908">
            <text:p>908</text:p>
          </table:table-cell>
          <table:table-cell office:value-type="float" office:value="0.372549019608">
            <text:p>0.3725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79">
            <text:p>6479</text:p>
          </table:table-cell>
          <table:table-cell office:value-type="string">
            <text:p>DSM</text:p>
          </table:table-cell>
          <table:table-cell office:value-type="string">
            <text:p>Workshop on Distributed Shared Memory</text:p>
          </table:table-cell>
          <table:table-cell office:value-type="float" office:value="26">
            <text:p>26</text:p>
          </table:table-cell>
          <table:table-cell office:value-type="float" office:value="909">
            <text:p>909</text:p>
          </table:table-cell>
          <table:table-cell office:value-type="float" office:value="0.37037037037">
            <text:p>0.3703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44">
            <text:p>5744</text:p>
          </table:table-cell>
          <table:table-cell office:value-type="string">
            <text:p>RO-MAN</text:p>
          </table:table-cell>
          <table:table-cell office:value-type="string">
            <text:p>IEEE International Symposium on Robot and Human Interactive Communication</text:p>
          </table:table-cell>
          <table:table-cell office:value-type="float" office:value="23">
            <text:p>23</text:p>
          </table:table-cell>
          <table:table-cell office:value-type="float" office:value="910">
            <text:p>910</text:p>
          </table:table-cell>
          <table:table-cell office:value-type="float" office:value="0.366666666667">
            <text:p>0.36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72">
            <text:p>5872</text:p>
          </table:table-cell>
          <table:table-cell office:value-type="string">
            <text:p>PCNS</text:p>
          </table:table-cell>
          <table:table-cell office:value-type="string">
            <text:p>SPIE Conference on Performance and Control of Network Systems</text:p>
          </table:table-cell>
          <table:table-cell office:value-type="float" office:value="15">
            <text:p>15</text:p>
          </table:table-cell>
          <table:table-cell office:value-type="float" office:value="911">
            <text:p>911</text:p>
          </table:table-cell>
          <table:table-cell office:value-type="float" office:value="0.365079365079">
            <text:p>0.3650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40">
            <text:p>5840</text:p>
          </table:table-cell>
          <table:table-cell office:value-type="string">
            <text:p>NIDISC</text:p>
          </table:table-cell>
          <table:table-cell office:value-type="string">
            <text:p>Workshop on Nature Inspired Distributed Computing</text:p>
          </table:table-cell>
          <table:table-cell office:value-type="float" office:value="15">
            <text:p>15</text:p>
          </table:table-cell>
          <table:table-cell office:value-type="float" office:value="912">
            <text:p>912</text:p>
          </table:table-cell>
          <table:table-cell office:value-type="float" office:value="0.363636363636">
            <text:p>0.3636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31">
            <text:p>5731</text:p>
          </table:table-cell>
          <table:table-cell office:value-type="string">
            <text:p>IV</text:p>
          </table:table-cell>
          <table:table-cell office:value-type="string">
            <text:p>Intelligent Vehicles Conference </text:p>
          </table:table-cell>
          <table:table-cell office:value-type="float" office:value="23">
            <text:p>23</text:p>
          </table:table-cell>
          <table:table-cell office:value-type="float" office:value="913">
            <text:p>913</text:p>
          </table:table-cell>
          <table:table-cell office:value-type="float" office:value="0.363636363636">
            <text:p>0.3636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14">
            <text:p>5714</text:p>
          </table:table-cell>
          <table:table-cell office:value-type="string">
            <text:p>ICIL</text:p>
          </table:table-cell>
          <table:table-cell office:value-type="string">
            <text:p>International Conference on Intelligent Systems</text:p>
          </table:table-cell>
          <table:table-cell office:value-type="float" office:value="22">
            <text:p>22</text:p>
          </table:table-cell>
          <table:table-cell office:value-type="float" office:value="914">
            <text:p>914</text:p>
          </table:table-cell>
          <table:table-cell office:value-type="float" office:value="0.363636363636">
            <text:p>0.3636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78">
            <text:p>5778</text:p>
          </table:table-cell>
          <table:table-cell office:value-type="string">
            <text:p>MPOOL</text:p>
          </table:table-cell>
          <table:table-cell office:value-type="string">
            <text:p>Workshop on Multiparadigm Programming with Object Oriented Languages</text:p>
          </table:table-cell>
          <table:table-cell office:value-type="float" office:value="12">
            <text:p>12</text:p>
          </table:table-cell>
          <table:table-cell office:value-type="float" office:value="915">
            <text:p>915</text:p>
          </table:table-cell>
          <table:table-cell office:value-type="float" office:value="0.363636363636">
            <text:p>0.3636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43">
            <text:p>5943</text:p>
          </table:table-cell>
          <table:table-cell office:value-type="string">
            <text:p>CHES</text:p>
          </table:table-cell>
          <table:table-cell office:value-type="string">
            <text:p>Workshop on Cryptographic Hardware and Embedded Systems</text:p>
          </table:table-cell>
          <table:table-cell office:value-type="float" office:value="25">
            <text:p>25</text:p>
          </table:table-cell>
          <table:table-cell office:value-type="float" office:value="916">
            <text:p>916</text:p>
          </table:table-cell>
          <table:table-cell office:value-type="float" office:value="0.363636363636">
            <text:p>0.3636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03">
            <text:p>5603</text:p>
          </table:table-cell>
          <table:table-cell office:value-type="string">
            <text:p>IAIM</text:p>
          </table:table-cell>
          <table:table-cell office:value-type="string">
            <text:p>Annual Conference of the International Academy for Information Management </text:p>
          </table:table-cell>
          <table:table-cell office:value-type="float" office:value="21">
            <text:p>21</text:p>
          </table:table-cell>
          <table:table-cell office:value-type="float" office:value="917">
            <text:p>917</text:p>
          </table:table-cell>
          <table:table-cell office:value-type="float" office:value="0.363636363636">
            <text:p>0.3636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60">
            <text:p>6260</text:p>
          </table:table-cell>
          <table:table-cell office:value-type="string">
            <text:p>MISTA</text:p>
          </table:table-cell>
          <table:table-cell office:value-type="string">
            <text:p>Multidisciplinary International Scheduling Conference: Theory and Applications</text:p>
          </table:table-cell>
          <table:table-cell office:value-type="float" office:value="13">
            <text:p>13</text:p>
          </table:table-cell>
          <table:table-cell office:value-type="float" office:value="918">
            <text:p>918</text:p>
          </table:table-cell>
          <table:table-cell office:value-type="float" office:value="0.36231884058">
            <text:p>0.3623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TAKMA</text:p>
          </table:table-cell>
          <table:table-cell office:value-type="string">
            <text:p>International Workshop on Theory and Applications of Knowledge Management </text:p>
          </table:table-cell>
          <table:table-cell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0.361111111111">
            <text:p>0.36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75">
            <text:p>6475</text:p>
          </table:table-cell>
          <table:table-cell office:value-type="string">
            <text:p>SPW</text:p>
          </table:table-cell>
          <table:table-cell office:value-type="string">
            <text:p>International Workshop on Security Protocols</text:p>
          </table:table-cell>
          <table:table-cell office:value-type="float" office:value="25">
            <text:p>25</text:p>
          </table:table-cell>
          <table:table-cell office:value-type="float" office:value="920">
            <text:p>920</text:p>
          </table:table-cell>
          <table:table-cell office:value-type="float" office:value="0.361111111111">
            <text:p>0.36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36">
            <text:p>5736</text:p>
          </table:table-cell>
          <table:table-cell office:value-type="string">
            <text:p>WAFR</text:p>
          </table:table-cell>
          <table:table-cell office:value-type="string">
            <text:p>Workshop on the Algorithmic Foundations of Robotics</text:p>
          </table:table-cell>
          <table:table-cell office:value-type="float" office:value="23">
            <text:p>23</text:p>
          </table:table-cell>
          <table:table-cell office:value-type="float" office:value="921">
            <text:p>921</text:p>
          </table:table-cell>
          <table:table-cell office:value-type="float" office:value="0.361111111111">
            <text:p>0.36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96">
            <text:p>6396</text:p>
          </table:table-cell>
          <table:table-cell office:value-type="string">
            <text:p>DUC</text:p>
          </table:table-cell>
          <table:table-cell office:value-type="string">
            <text:p>Document Understanding Conference</text:p>
          </table:table-cell>
          <table:table-cell office:value-type="float" office:value="30">
            <text:p>30</text:p>
          </table:table-cell>
          <table:table-cell office:value-type="float" office:value="922">
            <text:p>922</text:p>
          </table:table-cell>
          <table:table-cell office:value-type="float" office:value="0.361111111111">
            <text:p>0.36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88">
            <text:p>6288</text:p>
          </table:table-cell>
          <table:table-cell office:value-type="string">
            <text:p>LREC</text:p>
          </table:table-cell>
          <table:table-cell office:value-type="string">
            <text:p>International Conference on Language Resources and Evaluation</text:p>
          </table:table-cell>
          <table:table-cell office:value-type="float" office:value="30">
            <text:p>30</text:p>
          </table:table-cell>
          <table:table-cell office:value-type="float" office:value="923">
            <text:p>923</text:p>
          </table:table-cell>
          <table:table-cell office:value-type="float" office:value="0.361111111111">
            <text:p>0.36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87">
            <text:p>6487</text:p>
          </table:table-cell>
          <table:table-cell office:value-type="string">
            <text:p>SC</text:p>
          </table:table-cell>
          <table:table-cell office:value-type="string">
            <text:p>International Symposium on Software Composition</text:p>
          </table:table-cell>
          <table:table-cell office:value-type="float" office:value="7">
            <text:p>7</text:p>
          </table:table-cell>
          <table:table-cell office:value-type="float" office:value="924">
            <text:p>924</text:p>
          </table:table-cell>
          <table:table-cell office:value-type="float" office:value="0.361111111111">
            <text:p>0.3611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93">
            <text:p>5893</text:p>
          </table:table-cell>
          <table:table-cell office:value-type="string">
            <text:p>ARES</text:p>
          </table:table-cell>
          <table:table-cell office:value-type="string">
            <text:p>International Conference on Availability, Reliability and Security</text:p>
          </table:table-cell>
          <table:table-cell office:value-type="float" office:value="15">
            <text:p>15</text:p>
          </table:table-cell>
          <table:table-cell office:value-type="float" office:value="925">
            <text:p>925</text:p>
          </table:table-cell>
          <table:table-cell office:value-type="float" office:value="0.36">
            <text:p>0.36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77">
            <text:p>5377</text:p>
          </table:table-cell>
          <table:table-cell office:value-type="string">
            <text:p>DBISP2P</text:p>
          </table:table-cell>
          <table:table-cell office:value-type="string">
            <text:p>International Workshop on Databases, Information Systems and Peer-to-Peer Computing</text:p>
          </table:table-cell>
          <table:table-cell office:value-type="float" office:value="15">
            <text:p>15</text:p>
          </table:table-cell>
          <table:table-cell office:value-type="float" office:value="926">
            <text:p>926</text:p>
          </table:table-cell>
          <table:table-cell office:value-type="float" office:value="0.36">
            <text:p>0.36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Virtual Rehabilitati</text:p>
          </table:table-cell>
          <table:table-cell office:value-type="string">
            <text:p>International Workshop on Virtual Rehabilitation</text:p>
          </table:table-cell>
          <table:table-cell office:value-type="float" office:value="19">
            <text:p>19</text:p>
          </table:table-cell>
          <table:table-cell office:value-type="float" office:value="927">
            <text:p>927</text:p>
          </table:table-cell>
          <table:table-cell office:value-type="float" office:value="0.358974358974">
            <text:p>0.3589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99">
            <text:p>5899</text:p>
          </table:table-cell>
          <table:table-cell office:value-type="string">
            <text:p>CCCT</text:p>
          </table:table-cell>
          <table:table-cell office:value-type="string">
            <text:p>International Conference on Computer, Communication and Control Technologies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0.358974358974">
            <text:p>0.3589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71">
            <text:p>6471</text:p>
          </table:table-cell>
          <table:table-cell office:value-type="string">
            <text:p>DRM</text:p>
          </table:table-cell>
          <table:table-cell office:value-type="string">
            <text:p>ACM Workshop on Digital Rights Management</text:p>
          </table:table-cell>
          <table:table-cell office:value-type="float" office:value="25">
            <text:p>25</text:p>
          </table:table-cell>
          <table:table-cell office:value-type="float" office:value="929">
            <text:p>929</text:p>
          </table:table-cell>
          <table:table-cell office:value-type="float" office:value="0.358974358974">
            <text:p>0.3589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35">
            <text:p>6335</text:p>
          </table:table-cell>
          <table:table-cell office:value-type="string">
            <text:p>EATIS</text:p>
          </table:table-cell>
          <table:table-cell office:value-type="string">
            <text:p>Euro American Conference on Telematics and Information Systems</text:p>
          </table:table-cell>
          <table:table-cell office:value-type="float" office:value="15">
            <text:p>15</text:p>
          </table:table-cell>
          <table:table-cell office:value-type="float" office:value="930">
            <text:p>930</text:p>
          </table:table-cell>
          <table:table-cell office:value-type="float" office:value="0.358024691358">
            <text:p>0.3580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43">
            <text:p>5643</text:p>
          </table:table-cell>
          <table:table-cell office:value-type="string">
            <text:p>AISAT</text:p>
          </table:table-cell>
          <table:table-cell office:value-type="string">
            <text:p>International Conference on Artificial Intelligence in Science and Technology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0.358024691358">
            <text:p>0.3580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CSCLP</text:p>
          </table:table-cell>
          <table:table-cell office:value-type="string">
            <text:p>ERCIM Annual Workshop on Constraint Solving and Contraint Logic Programming</text:p>
          </table:table-cell>
          <table:table-cell office:value-type="float" office:value="12">
            <text:p>12</text:p>
          </table:table-cell>
          <table:table-cell office:value-type="float" office:value="932">
            <text:p>932</text:p>
          </table:table-cell>
          <table:table-cell office:value-type="float" office:value="0.354166666667">
            <text:p>0.3541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46">
            <text:p>6246</text:p>
          </table:table-cell>
          <table:table-cell office:value-type="string">
            <text:p>MMVR</text:p>
          </table:table-cell>
          <table:table-cell office:value-type="string">
            <text:p>Annual Medicine Meets Virtual Reality Conference</text:p>
          </table:table-cell>
          <table:table-cell office:value-type="float" office:value="4">
            <text:p>4</text:p>
          </table:table-cell>
          <table:table-cell office:value-type="float" office:value="933">
            <text:p>933</text:p>
          </table:table-cell>
          <table:table-cell office:value-type="float" office:value="0.352941176471">
            <text:p>0.3529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CTAC</text:p>
          </table:table-cell>
          <table:table-cell office:value-type="string">
            <text:p>Computational Techniques and Applications Conference</text:p>
          </table:table-cell>
          <table:table-cell office:value-type="float" office:value="4">
            <text:p>4</text:p>
          </table:table-cell>
          <table:table-cell office:value-type="float" office:value="934">
            <text:p>934</text:p>
          </table:table-cell>
          <table:table-cell office:value-type="float" office:value="0.352941176471">
            <text:p>0.3529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TE</text:p>
          </table:table-cell>
          <table:table-cell office:value-type="string">
            <text:p>International Conference on Technology Education</text:p>
          </table:table-cell>
          <table:table-cell office:value-type="float" office:value="9">
            <text:p>9</text:p>
          </table:table-cell>
          <table:table-cell office:value-type="float" office:value="935">
            <text:p>935</text:p>
          </table:table-cell>
          <table:table-cell office:value-type="float" office:value="0.351851851852">
            <text:p>0.3518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08">
            <text:p>5408</text:p>
          </table:table-cell>
          <table:table-cell office:value-type="string">
            <text:p>IKE</text:p>
          </table:table-cell>
          <table:table-cell office:value-type="string">
            <text:p>International Conference on Information and Knowledge Engineering </text:p>
          </table:table-cell>
          <table:table-cell office:value-type="float" office:value="2">
            <text:p>2</text:p>
          </table:table-cell>
          <table:table-cell office:value-type="float" office:value="936">
            <text:p>936</text:p>
          </table:table-cell>
          <table:table-cell office:value-type="float" office:value="0.351851851852">
            <text:p>0.35185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89">
            <text:p>5689</text:p>
          </table:table-cell>
          <table:table-cell office:value-type="string">
            <text:p>AIL</text:p>
          </table:table-cell>
          <table:table-cell office:value-type="string">
            <text:p>International Conference on Artificial Intelligence and Law</text:p>
          </table:table-cell>
          <table:table-cell office:value-type="float" office:value="10">
            <text:p>10</text:p>
          </table:table-cell>
          <table:table-cell office:value-type="float" office:value="937">
            <text:p>937</text:p>
          </table:table-cell>
          <table:table-cell office:value-type="float" office:value="0.350877192982">
            <text:p>0.3508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30">
            <text:p>5830</text:p>
          </table:table-cell>
          <table:table-cell office:value-type="string">
            <text:p>WCSMO</text:p>
          </table:table-cell>
          <table:table-cell office:value-type="string">
            <text:p>World Congress on Structural and Multidisciplinary Optimization</text:p>
          </table:table-cell>
          <table:table-cell office:value-type="float" office:value="14">
            <text:p>14</text:p>
          </table:table-cell>
          <table:table-cell office:value-type="float" office:value="938">
            <text:p>938</text:p>
          </table:table-cell>
          <table:table-cell office:value-type="float" office:value="0.350877192982">
            <text:p>0.3508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EMMSAD</text:p>
          </table:table-cell>
          <table:table-cell office:value-type="string">
            <text:p>Exploring Modelling Methods in Systems Analysis and Design </text:p>
          </table:table-cell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0.347826086957">
            <text:p>0.3478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61">
            <text:p>5561</text:p>
          </table:table-cell>
          <table:table-cell office:value-type="string">
            <text:p>CASE</text:p>
          </table:table-cell>
          <table:table-cell office:value-type="string">
            <text:p>Workshop on Computer-Aided Software Engineering</text:p>
          </table:table-cell>
          <table:table-cell office:value-type="float" office:value="7">
            <text:p>7</text:p>
          </table:table-cell>
          <table:table-cell office:value-type="float" office:value="940">
            <text:p>940</text:p>
          </table:table-cell>
          <table:table-cell office:value-type="float" office:value="0.347222222222">
            <text:p>0.3472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NGDB</text:p>
          </table:table-cell>
          <table:table-cell office:value-type="string">
            <text:p>International Symposium on Next Generation Database Systems and Applications</text:p>
          </table:table-cell>
          <table:table-cell office:value-type="float" office:value="2">
            <text:p>2</text:p>
          </table:table-cell>
          <table:table-cell office:value-type="float" office:value="941">
            <text:p>941</text:p>
          </table:table-cell>
          <table:table-cell office:value-type="float" office:value="0.345238095238">
            <text:p>0.3452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37">
            <text:p>5837</text:p>
          </table:table-cell>
          <table:table-cell office:value-type="string">
            <text:p>NetGames</text:p>
          </table:table-cell>
          <table:table-cell office:value-type="string">
            <text:p>Workshop on Network and System Support for Games</text:p>
          </table:table-cell>
          <table:table-cell office:value-type="float" office:value="15">
            <text:p>15</text:p>
          </table:table-cell>
          <table:table-cell office:value-type="float" office:value="942">
            <text:p>942</text:p>
          </table:table-cell>
          <table:table-cell office:value-type="float" office:value="0.344827586207">
            <text:p>0.3448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74">
            <text:p>5574</text:p>
          </table:table-cell>
          <table:table-cell office:value-type="string">
            <text:p>SELMAS</text:p>
          </table:table-cell>
          <table:table-cell office:value-type="string">
            <text:p>International Workshop on Software Engineering for Large-Scale Multi-Agent Systems</text:p>
          </table:table-cell>
          <table:table-cell office:value-type="float" office:value="7">
            <text:p>7</text:p>
          </table:table-cell>
          <table:table-cell office:value-type="float" office:value="943">
            <text:p>943</text:p>
          </table:table-cell>
          <table:table-cell office:value-type="float" office:value="0.343434343434">
            <text:p>0.3434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34">
            <text:p>5534</text:p>
          </table:table-cell>
          <table:table-cell office:value-type="string">
            <text:p>EA</text:p>
          </table:table-cell>
          <table:table-cell office:value-type="string">
            <text:p>Workshop on Early Aspects</text:p>
          </table:table-cell>
          <table:table-cell office:value-type="float" office:value="7">
            <text:p>7</text:p>
          </table:table-cell>
          <table:table-cell office:value-type="float" office:value="944">
            <text:p>944</text:p>
          </table:table-cell>
          <table:table-cell office:value-type="float" office:value="0.343434343434">
            <text:p>0.3434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27">
            <text:p>6127</text:p>
          </table:table-cell>
          <table:table-cell office:value-type="string">
            <text:p>WITS</text:p>
          </table:table-cell>
          <table:table-cell office:value-type="string">
            <text:p>Workshop on Information Technologies and Systems </text:p>
          </table:table-cell>
          <table:table-cell office:value-type="float" office:value="13">
            <text:p>13</text:p>
          </table:table-cell>
          <table:table-cell office:value-type="float" office:value="945">
            <text:p>945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CIDR</text:p>
          </table:table-cell>
          <table:table-cell office:value-type="string">
            <text:p>Biennial Conference on Innovative Data Systems Research</text:p>
          </table:table-cell>
          <table:table-cell office:value-type="float" office:value="2">
            <text:p>2</text:p>
          </table:table-cell>
          <table:table-cell office:value-type="float" office:value="946">
            <text:p>946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NyirCrypt</text:p>
          </table:table-cell>
          <table:table-cell office:value-type="string">
            <text:p>Central European Conference on Cryptography </text:p>
          </table:table-cell>
          <table:table-cell office:value-type="float" office:value="25">
            <text:p>25</text:p>
          </table:table-cell>
          <table:table-cell office:value-type="float" office:value="947">
            <text:p>947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55">
            <text:p>6155</text:p>
          </table:table-cell>
          <table:table-cell office:value-type="string">
            <text:p>DCW</text:p>
          </table:table-cell>
          <table:table-cell office:value-type="string">
            <text:p>Workshop on Distributed Communities on the Web</text:p>
          </table:table-cell>
          <table:table-cell office:value-type="float" office:value="18">
            <text:p>18</text:p>
          </table:table-cell>
          <table:table-cell office:value-type="float" office:value="948">
            <text:p>948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49">
            <text:p>5949</text:p>
          </table:table-cell>
          <table:table-cell office:value-type="string">
            <text:p>IAW</text:p>
          </table:table-cell>
          <table:table-cell office:value-type="string">
            <text:p>Annual IEEE Information Assurance Workshop </text:p>
          </table:table-cell>
          <table:table-cell office:value-type="float" office:value="25">
            <text:p>25</text:p>
          </table:table-cell>
          <table:table-cell office:value-type="float" office:value="949">
            <text:p>949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17">
            <text:p>5917</text:p>
          </table:table-cell>
          <table:table-cell office:value-type="string">
            <text:p>VSSN</text:p>
          </table:table-cell>
          <table:table-cell office:value-type="string">
            <text:p>ACM International Workshop on Video Surveillance and Sensor Networks</text:p>
          </table:table-cell>
          <table:table-cell office:value-type="float" office:value="28">
            <text:p>28</text:p>
          </table:table-cell>
          <table:table-cell office:value-type="float" office:value="950">
            <text:p>950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96">
            <text:p>5796</text:p>
          </table:table-cell>
          <table:table-cell office:value-type="string">
            <text:p>FTJP</text:p>
          </table:table-cell>
          <table:table-cell office:value-type="string">
            <text:p>Workshop on Formal Techniques for Java Programs</text:p>
          </table:table-cell>
          <table:table-cell office:value-type="float" office:value="12">
            <text:p>12</text:p>
          </table:table-cell>
          <table:table-cell office:value-type="float" office:value="951">
            <text:p>951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60">
            <text:p>6460</text:p>
          </table:table-cell>
          <table:table-cell office:value-type="string">
            <text:p>ACL-SIGSEM </text:p>
          </table:table-cell>
          <table:table-cell office:value-type="string">
            <text:p>ACL SIGSEM Workshop on Prepositions</text:p>
          </table:table-cell>
          <table:table-cell office:value-type="float" office:value="30">
            <text:p>30</text:p>
          </table:table-cell>
          <table:table-cell office:value-type="float" office:value="952">
            <text:p>952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41">
            <text:p>6341</text:p>
          </table:table-cell>
          <table:table-cell office:value-type="string">
            <text:p>CLIP</text:p>
          </table:table-cell>
          <table:table-cell office:value-type="string">
            <text:p>Workshop on Cross-Language Information Processing</text:p>
          </table:table-cell>
          <table:table-cell office:value-type="float" office:value="30">
            <text:p>30</text:p>
          </table:table-cell>
          <table:table-cell office:value-type="float" office:value="953">
            <text:p>953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34">
            <text:p>6234</text:p>
          </table:table-cell>
          <table:table-cell office:value-type="string">
            <text:p>ArtAbilitation</text:p>
          </table:table-cell>
          <table:table-cell office:value-type="string">
            <text:p>The ArtAbilitation Conference</text:p>
          </table:table-cell>
          <table:table-cell office:value-type="float" office:value="19">
            <text:p>19</text:p>
          </table:table-cell>
          <table:table-cell office:value-type="float" office:value="954">
            <text:p>954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MPAC</text:p>
          </table:table-cell>
          <table:table-cell office:value-type="string">
            <text:p>International Workshop on Middleware for Pervasive and Ad-hoc Computing</text:p>
          </table:table-cell>
          <table:table-cell office:value-type="float" office:value="28">
            <text:p>28</text:p>
          </table:table-cell>
          <table:table-cell office:value-type="float" office:value="955">
            <text:p>955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SCAN</text:p>
          </table:table-cell>
          <table:table-cell office:value-type="string">
            <text:p>GAMM / IMACS International Symposion on Scientific Computing, Computer Arithmetic and Validated Numerics</text:p>
          </table:table-cell>
          <table:table-cell office:value-type="float" office:value="1">
            <text:p>1</text:p>
          </table:table-cell>
          <table:table-cell office:value-type="float" office:value="956">
            <text:p>956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78">
            <text:p>5378</text:p>
          </table:table-cell>
          <table:table-cell office:value-type="string">
            <text:p>DCC</text:p>
          </table:table-cell>
          <table:table-cell office:value-type="string">
            <text:p>Data Compression Conference</text:p>
          </table:table-cell>
          <table:table-cell office:value-type="float" office:value="2">
            <text:p>2</text:p>
          </table:table-cell>
          <table:table-cell office:value-type="float" office:value="957">
            <text:p>957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IWPSE</text:p>
          </table:table-cell>
          <table:table-cell office:value-type="string">
            <text:p>International Workshop on Principles of Software Evolution</text:p>
          </table:table-cell>
          <table:table-cell office:value-type="float" office:value="7">
            <text:p>7</text:p>
          </table:table-cell>
          <table:table-cell office:value-type="float" office:value="958">
            <text:p>958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33">
            <text:p>5633</text:p>
          </table:table-cell>
          <table:table-cell office:value-type="string">
            <text:p>SRIG-ET</text:p>
          </table:table-cell>
          <table:table-cell office:value-type="string">
            <text:p>Software Education Conference</text:p>
          </table:table-cell>
          <table:table-cell office:value-type="float" office:value="9">
            <text:p>9</text:p>
          </table:table-cell>
          <table:table-cell office:value-type="float" office:value="959">
            <text:p>959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73">
            <text:p>5873</text:p>
          </table:table-cell>
          <table:table-cell office:value-type="string">
            <text:p>PDIS</text:p>
          </table:table-cell>
          <table:table-cell office:value-type="string">
            <text:p>International Conference on Parallel and Distributed Information Systems</text:p>
          </table:table-cell>
          <table:table-cell office:value-type="float" office:value="15">
            <text:p>15</text:p>
          </table:table-cell>
          <table:table-cell office:value-type="float" office:value="960">
            <text:p>960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FUSION</text:p>
          </table:table-cell>
          <table:table-cell office:value-type="string">
            <text:p>International Conference on Information Fusion 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50">
            <text:p>5950</text:p>
          </table:table-cell>
          <table:table-cell office:value-type="string">
            <text:p>ICGeS</text:p>
          </table:table-cell>
          <table:table-cell office:value-type="string">
            <text:p>International Conference on Global E-Security</text:p>
          </table:table-cell>
          <table:table-cell office:value-type="float" office:value="25">
            <text:p>25</text:p>
          </table:table-cell>
          <table:table-cell office:value-type="float" office:value="962">
            <text:p>962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97">
            <text:p>6397</text:p>
          </table:table-cell>
          <table:table-cell office:value-type="string">
            <text:p>CLEF</text:p>
          </table:table-cell>
          <table:table-cell office:value-type="string">
            <text:p>Cross Language Evaluation Forum Workshop</text:p>
          </table:table-cell>
          <table:table-cell office:value-type="float" office:value="30">
            <text:p>30</text:p>
          </table:table-cell>
          <table:table-cell office:value-type="float" office:value="963">
            <text:p>963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05">
            <text:p>5505</text:p>
          </table:table-cell>
          <table:table-cell office:value-type="string">
            <text:p>CIRSYS</text:p>
          </table:table-cell>
          <table:table-cell office:value-type="string">
            <text:p>International Symposium on Circuits and Systems</text:p>
          </table:table-cell>
          <table:table-cell office:value-type="float" office:value="6">
            <text:p>6</text:p>
          </table:table-cell>
          <table:table-cell office:value-type="float" office:value="964">
            <text:p>964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84">
            <text:p>6184</text:p>
          </table:table-cell>
          <table:table-cell office:value-type="string">
            <text:p>WECWIS</text:p>
          </table:table-cell>
          <table:table-cell office:value-type="string">
            <text:p>Workshop on Advanced Issues of E-Commerce and Web Based Information Systems</text:p>
          </table:table-cell>
          <table:table-cell office:value-type="float" office:value="18">
            <text:p>18</text:p>
          </table:table-cell>
          <table:table-cell office:value-type="float" office:value="965">
            <text:p>965</text:p>
          </table:table-cell>
          <table:table-cell office:value-type="float" office:value="0.333333333333">
            <text:p>0.33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ANIREM</text:p>
          </table:table-cell>
          <table:table-cell office:value-type="string">
            <text:p>Workshop on Agents, Norms and Institutions for Regulated Multiagent Systems</text:p>
          </table:table-cell>
          <table:table-cell office:value-type="float" office:value="10">
            <text:p>10</text:p>
          </table:table-cell>
          <table:table-cell office:value-type="float" office:value="966">
            <text:p>966</text:p>
          </table:table-cell>
          <table:table-cell office:value-type="float" office:value="0.322580645161">
            <text:p>0.3225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ASIS&amp;T</text:p>
          </table:table-cell>
          <table:table-cell office:value-type="string">
            <text:p>Annual Conference of the American Society for Information Science and Technology</text:p>
          </table:table-cell>
          <table:table-cell office:value-type="float" office:value="2">
            <text:p>2</text:p>
          </table:table-cell>
          <table:table-cell office:value-type="float" office:value="967">
            <text:p>967</text:p>
          </table:table-cell>
          <table:table-cell office:value-type="float" office:value="0.322580645161">
            <text:p>0.3225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682">
            <text:p>5682</text:p>
          </table:table-cell>
          <table:table-cell office:value-type="string">
            <text:p>AOIS</text:p>
          </table:table-cell>
          <table:table-cell office:value-type="string">
            <text:p>Agent-Oriented Information Systems Workshop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0.322580645161">
            <text:p>0.3225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ISMIR</text:p>
          </table:table-cell>
          <table:table-cell office:value-type="string">
            <text:p>International Conference on Music Information Retrieval</text:p>
          </table:table-cell>
          <table:table-cell office:value-type="float" office:value="2">
            <text:p>2</text:p>
          </table:table-cell>
          <table:table-cell office:value-type="float" office:value="969">
            <text:p>969</text:p>
          </table:table-cell>
          <table:table-cell office:value-type="float" office:value="0.321428571429">
            <text:p>0.3214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81">
            <text:p>6181</text:p>
          </table:table-cell>
          <table:table-cell office:value-type="string">
            <text:p>WCW</text:p>
          </table:table-cell>
          <table:table-cell office:value-type="string">
            <text:p>Web Caching Workshop</text:p>
          </table:table-cell>
          <table:table-cell office:value-type="float" office:value="18">
            <text:p>18</text:p>
          </table:table-cell>
          <table:table-cell office:value-type="float" office:value="970">
            <text:p>970</text:p>
          </table:table-cell>
          <table:table-cell office:value-type="float" office:value="0.31884057971">
            <text:p>0.3188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68">
            <text:p>5568</text:p>
          </table:table-cell>
          <table:table-cell office:value-type="string">
            <text:p>SAVCBS</text:p>
          </table:table-cell>
          <table:table-cell office:value-type="string">
            <text:p>Workshop on Specification and Verification of Component-Based Systems</text:p>
          </table:table-cell>
          <table:table-cell office:value-type="float" office:value="7">
            <text:p>7</text:p>
          </table:table-cell>
          <table:table-cell office:value-type="float" office:value="971">
            <text:p>971</text:p>
          </table:table-cell>
          <table:table-cell office:value-type="float" office:value="0.31884057971">
            <text:p>0.31884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15">
            <text:p>6315</text:p>
          </table:table-cell>
          <table:table-cell office:value-type="string">
            <text:p>ISSADS</text:p>
          </table:table-cell>
          <table:table-cell office:value-type="string">
            <text:p>IEEE International Symposium and School on Advance Distributed Systems</text:p>
          </table:table-cell>
          <table:table-cell office:value-type="float" office:value="15">
            <text:p>15</text:p>
          </table:table-cell>
          <table:table-cell office:value-type="float" office:value="972">
            <text:p>972</text:p>
          </table:table-cell>
          <table:table-cell office:value-type="float" office:value="0.31746031746">
            <text:p>0.3174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CSD</text:p>
          </table:table-cell>
          <table:table-cell office:value-type="string">
            <text:p>Workshop on Critical Systems Development</text:p>
          </table:table-cell>
          <table:table-cell office:value-type="float" office:value="27">
            <text:p>27</text:p>
          </table:table-cell>
          <table:table-cell office:value-type="float" office:value="973">
            <text:p>973</text:p>
          </table:table-cell>
          <table:table-cell office:value-type="float" office:value="0.31746031746">
            <text:p>0.3174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013">
            <text:p>6013</text:p>
          </table:table-cell>
          <table:table-cell office:value-type="string">
            <text:p>CAMP</text:p>
          </table:table-cell>
          <table:table-cell office:value-type="string">
            <text:p>International Workshop on Computer Architectures for Machine Perception</text:p>
          </table:table-cell>
          <table:table-cell office:value-type="float" office:value="26">
            <text:p>26</text:p>
          </table:table-cell>
          <table:table-cell office:value-type="float" office:value="974">
            <text:p>974</text:p>
          </table:table-cell>
          <table:table-cell office:value-type="float" office:value="0.316666666667">
            <text:p>0.31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180">
            <text:p>6180</text:p>
          </table:table-cell>
          <table:table-cell office:value-type="string">
            <text:p>WAIM</text:p>
          </table:table-cell>
          <table:table-cell office:value-type="string">
            <text:p>Interational Conference on Web Age Information Management</text:p>
          </table:table-cell>
          <table:table-cell office:value-type="float" office:value="18">
            <text:p>18</text:p>
          </table:table-cell>
          <table:table-cell office:value-type="float" office:value="975">
            <text:p>975</text:p>
          </table:table-cell>
          <table:table-cell office:value-type="float" office:value="0.315789473684">
            <text:p>0.3157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40">
            <text:p>5440</text:p>
          </table:table-cell>
          <table:table-cell office:value-type="string">
            <text:p>HealthCom</text:p>
          </table:table-cell>
          <table:table-cell office:value-type="string">
            <text:p>International Workshop on Enterprise Networking and Computing in Health Care Industry </text:p>
          </table:table-cell>
          <table:table-cell office:value-type="float" office:value="4">
            <text:p>4</text:p>
          </table:table-cell>
          <table:table-cell office:value-type="float" office:value="976">
            <text:p>976</text:p>
          </table:table-cell>
          <table:table-cell office:value-type="float" office:value="0.314814814815">
            <text:p>0.3148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58">
            <text:p>5558</text:p>
          </table:table-cell>
          <table:table-cell office:value-type="string">
            <text:p>ISEAT</text:p>
          </table:table-cell>
          <table:table-cell office:value-type="string">
            <text:p>Workshop on Integration of Software Engineering and Agent Technology</text:p>
          </table:table-cell>
          <table:table-cell office:value-type="float" office:value="7">
            <text:p>7</text:p>
          </table:table-cell>
          <table:table-cell office:value-type="float" office:value="977">
            <text:p>977</text:p>
          </table:table-cell>
          <table:table-cell office:value-type="float" office:value="0.305555555556">
            <text:p>0.3055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SEW</text:p>
          </table:table-cell>
          <table:table-cell office:value-type="string">
            <text:p>Annual Software Engineering Workshop</text:p>
          </table:table-cell>
          <table:table-cell office:value-type="float" office:value="7">
            <text:p>7</text:p>
          </table:table-cell>
          <table:table-cell office:value-type="float" office:value="978">
            <text:p>978</text:p>
          </table:table-cell>
          <table:table-cell office:value-type="float" office:value="0.305555555556">
            <text:p>0.3055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UIC</text:p>
          </table:table-cell>
          <table:table-cell office:value-type="string">
            <text:p>International Conference on Ubiquitous Intelligence and Computing</text:p>
          </table:table-cell>
          <table:table-cell office:value-type="float" office:value="28">
            <text:p>28</text:p>
          </table:table-cell>
          <table:table-cell office:value-type="float" office:value="979">
            <text:p>979</text:p>
          </table:table-cell>
          <table:table-cell office:value-type="float" office:value="0.305555555556">
            <text:p>0.3055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24">
            <text:p>5924</text:p>
          </table:table-cell>
          <table:table-cell office:value-type="string">
            <text:p>PSC</text:p>
          </table:table-cell>
          <table:table-cell office:value-type="string">
            <text:p>International Conference on Pervasive Systems and Computing </text:p>
          </table:table-cell>
          <table:table-cell office:value-type="float" office:value="28">
            <text:p>28</text:p>
          </table:table-cell>
          <table:table-cell office:value-type="float" office:value="980">
            <text:p>980</text:p>
          </table:table-cell>
          <table:table-cell office:value-type="float" office:value="0.305555555556">
            <text:p>0.3055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65">
            <text:p>6365</text:p>
          </table:table-cell>
          <table:table-cell office:value-type="string">
            <text:p>ISCRAM</text:p>
          </table:table-cell>
          <table:table-cell office:value-type="string">
            <text:p>Intelligent Human Computer Systems for Crisis Response and Management</text:p>
          </table:table-cell>
          <table:table-cell office:value-type="float" office:value="13">
            <text:p>13</text:p>
          </table:table-cell>
          <table:table-cell office:value-type="float" office:value="981">
            <text:p>981</text:p>
          </table:table-cell>
          <table:table-cell office:value-type="float" office:value="0.301587301587">
            <text:p>0.3015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89">
            <text:p>5589</text:p>
          </table:table-cell>
          <table:table-cell office:value-type="string">
            <text:p>WiSME</text:p>
          </table:table-cell>
          <table:table-cell office:value-type="string">
            <text:p>Workshop in Software Model Engineering</text:p>
          </table:table-cell>
          <table:table-cell office:value-type="float" office:value="7">
            <text:p>7</text:p>
          </table:table-cell>
          <table:table-cell office:value-type="float" office:value="982">
            <text:p>982</text:p>
          </table:table-cell>
          <table:table-cell office:value-type="float" office:value="0.296296296296">
            <text:p>0.2963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37">
            <text:p>6337</text:p>
          </table:table-cell>
          <table:table-cell office:value-type="string">
            <text:p>FEF</text:p>
          </table:table-cell>
          <table:table-cell office:value-type="string">
            <text:p>The Finite Elements in Flow Problems Conference</text:p>
          </table:table-cell>
          <table:table-cell office:value-type="float" office:value="4">
            <text:p>4</text:p>
          </table:table-cell>
          <table:table-cell office:value-type="float" office:value="983">
            <text:p>983</text:p>
          </table:table-cell>
          <table:table-cell office:value-type="float" office:value="0.294117647059">
            <text:p>0.2941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DGO</text:p>
          </table:table-cell>
          <table:table-cell office:value-type="string">
            <text:p>International Conference on Digital Government Research</text:p>
          </table:table-cell>
          <table:table-cell office:value-type="float" office:value="4">
            <text:p>4</text:p>
          </table:table-cell>
          <table:table-cell office:value-type="float" office:value="984">
            <text:p>984</text:p>
          </table:table-cell>
          <table:table-cell office:value-type="float" office:value="0.288888888889">
            <text:p>0.2888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488">
            <text:p>6488</text:p>
          </table:table-cell>
          <table:table-cell office:value-type="string">
            <text:p>ATT</text:p>
          </table:table-cell>
          <table:table-cell office:value-type="string">
            <text:p>Agents in Traffic and Transportation</text:p>
          </table:table-cell>
          <table:table-cell office:value-type="float" office:value="4">
            <text:p>4</text:p>
          </table:table-cell>
          <table:table-cell office:value-type="float" office:value="985">
            <text:p>985</text:p>
          </table:table-cell>
          <table:table-cell office:value-type="float" office:value="0.283333333333">
            <text:p>0.28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23">
            <text:p>5723</text:p>
          </table:table-cell>
          <table:table-cell office:value-type="string">
            <text:p>MLMTA</text:p>
          </table:table-cell>
          <table:table-cell office:value-type="string">
            <text:p>International Conference on Machine Learning and Applications</text:p>
          </table:table-cell>
          <table:table-cell office:value-type="float" office:value="22">
            <text:p>22</text:p>
          </table:table-cell>
          <table:table-cell office:value-type="float" office:value="986">
            <text:p>986</text:p>
          </table:table-cell>
          <table:table-cell office:value-type="float" office:value="0.283333333333">
            <text:p>0.2833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31">
            <text:p>5431</text:p>
          </table:table-cell>
          <table:table-cell office:value-type="string">
            <text:p>CompLife</text:p>
          </table:table-cell>
          <table:table-cell office:value-type="string">
            <text:p>International Symposium on Computational Life Science</text:p>
          </table:table-cell>
          <table:table-cell office:value-type="float" office:value="4">
            <text:p>4</text:p>
          </table:table-cell>
          <table:table-cell office:value-type="float" office:value="987">
            <text:p>987</text:p>
          </table:table-cell>
          <table:table-cell office:value-type="float" office:value="0.277777777778">
            <text:p>0.2777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98">
            <text:p>5898</text:p>
          </table:table-cell>
          <table:table-cell office:value-type="string">
            <text:p>CANPC</text:p>
          </table:table-cell>
          <table:table-cell office:value-type="string">
            <text:p>Workshop on Communication, Architecture, and Applications for Network-Based Parallel Computing</text:p>
          </table:table-cell>
          <table:table-cell office:value-type="float" office:value="15">
            <text:p>15</text:p>
          </table:table-cell>
          <table:table-cell office:value-type="float" office:value="988">
            <text:p>988</text:p>
          </table:table-cell>
          <table:table-cell office:value-type="float" office:value="0.275862068966">
            <text:p>0.27586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SPEC</text:p>
          </table:table-cell>
          <table:table-cell office:value-type="string">
            <text:p>Workshop on Security and Privacy in E-commerce</text:p>
          </table:table-cell>
          <table:table-cell office:value-type="float" office:value="25">
            <text:p>25</text:p>
          </table:table-cell>
          <table:table-cell office:value-type="float" office:value="989">
            <text:p>989</text:p>
          </table:table-cell>
          <table:table-cell office:value-type="float" office:value="0.272727272727">
            <text:p>0.27273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57">
            <text:p>5857</text:p>
          </table:table-cell>
          <table:table-cell office:value-type="string">
            <text:p>SAPIR</text:p>
          </table:table-cell>
          <table:table-cell office:value-type="string">
            <text:p>International Workshop on Service Assurance with Partial and Intermittent Resources</text:p>
          </table:table-cell>
          <table:table-cell office:value-type="float" office:value="15">
            <text:p>15</text:p>
          </table:table-cell>
          <table:table-cell office:value-type="float" office:value="990">
            <text:p>990</text:p>
          </table:table-cell>
          <table:table-cell office:value-type="float" office:value="0.266666666667">
            <text:p>0.26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65">
            <text:p>5965</text:p>
          </table:table-cell>
          <table:table-cell office:value-type="string">
            <text:p>SREIS</text:p>
          </table:table-cell>
          <table:table-cell office:value-type="string">
            <text:p>Symposium on Requirements Engineering for Information Security</text:p>
          </table:table-cell>
          <table:table-cell office:value-type="float" office:value="25">
            <text:p>25</text:p>
          </table:table-cell>
          <table:table-cell office:value-type="float" office:value="991">
            <text:p>991</text:p>
          </table:table-cell>
          <table:table-cell office:value-type="float" office:value="0.266666666667">
            <text:p>0.2666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61">
            <text:p>5861</text:p>
          </table:table-cell>
          <table:table-cell office:value-type="string">
            <text:p>SIROCCO</text:p>
          </table:table-cell>
          <table:table-cell office:value-type="string">
            <text:p>Colloquium on Structural Information and Communication Complexity</text:p>
          </table:table-cell>
          <table:table-cell office:value-type="float" office:value="15">
            <text:p>15</text:p>
          </table:table-cell>
          <table:table-cell office:value-type="float" office:value="992">
            <text:p>992</text:p>
          </table:table-cell>
          <table:table-cell office:value-type="float" office:value="0.257575757576">
            <text:p>0.25758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832">
            <text:p>5832</text:p>
          </table:table-cell>
          <table:table-cell office:value-type="string">
            <text:p>NetStore</text:p>
          </table:table-cell>
          <table:table-cell office:value-type="string">
            <text:p>Network Storage Symposium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0.25">
            <text:p>0.25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30">
            <text:p>5430</text:p>
          </table:table-cell>
          <table:table-cell office:value-type="string">
            <text:p>CoALa</text:p>
          </table:table-cell>
          <table:table-cell office:value-type="string">
            <text:p>Workshop on Contract Architectures and Languages</text:p>
          </table:table-cell>
          <table:table-cell office:value-type="float" office:value="4">
            <text:p>4</text:p>
          </table:table-cell>
          <table:table-cell office:value-type="float" office:value="994">
            <text:p>994</text:p>
          </table:table-cell>
          <table:table-cell office:value-type="float" office:value="0.235294117647">
            <text:p>0.23529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586">
            <text:p>5586</text:p>
          </table:table-cell>
          <table:table-cell office:value-type="string">
            <text:p>WADS</text:p>
          </table:table-cell>
          <table:table-cell office:value-type="string">
            <text:p>Workshop on Architecting Dependable Systems</text:p>
          </table:table-cell>
          <table:table-cell office:value-type="float" office:value="7">
            <text:p>7</text:p>
          </table:table-cell>
          <table:table-cell office:value-type="float" office:value="995">
            <text:p>995</text:p>
          </table:table-cell>
          <table:table-cell office:value-type="float" office:value="0.230769230769">
            <text:p>0.23077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439">
            <text:p>5439</text:p>
          </table:table-cell>
          <table:table-cell office:value-type="string">
            <text:p>CollECTeR</text:p>
          </table:table-cell>
          <table:table-cell office:value-type="string">
            <text:p>Collaborative Electronic Commerce Technology and Research </text:p>
          </table:table-cell>
          <table:table-cell office:value-type="float" office:value="4">
            <text:p>4</text:p>
          </table:table-cell>
          <table:table-cell office:value-type="float" office:value="996">
            <text:p>996</text:p>
          </table:table-cell>
          <table:table-cell office:value-type="float" office:value="0.222222222222">
            <text:p>0.2222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958">
            <text:p>5958</text:p>
          </table:table-cell>
          <table:table-cell office:value-type="string">
            <text:p>SAFEProcess</text:p>
          </table:table-cell>
          <table:table-cell office:value-type="string">
            <text:p>IFAC Symposioum on Fault Detection, Supervision and Safety of Technical Processes</text:p>
          </table:table-cell>
          <table:table-cell office:value-type="float" office:value="25">
            <text:p>25</text:p>
          </table:table-cell>
          <table:table-cell office:value-type="float" office:value="997">
            <text:p>997</text:p>
          </table:table-cell>
          <table:table-cell office:value-type="float" office:value="0.222222222222">
            <text:p>0.22222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14">
            <text:p>6314</text:p>
          </table:table-cell>
          <table:table-cell office:value-type="string">
            <text:p>SMC</text:p>
          </table:table-cell>
          <table:table-cell office:value-type="string">
            <text:p>Sound and Music Computing Conference</text:p>
          </table:table-cell>
          <table:table-cell office:value-type="float" office:value="4">
            <text:p>4</text:p>
          </table:table-cell>
          <table:table-cell office:value-type="float" office:value="998">
            <text:p>998</text:p>
          </table:table-cell>
          <table:table-cell office:value-type="float" office:value="0.2">
            <text:p>0.20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6312">
            <text:p>6312</text:p>
          </table:table-cell>
          <table:table-cell office:value-type="string">
            <text:p>NIME</text:p>
          </table:table-cell>
          <table:table-cell office:value-type="string">
            <text:p>New Interfaces for Music Expression</text:p>
          </table:table-cell>
          <table:table-cell office:value-type="float" office:value="4">
            <text:p>4</text:p>
          </table:table-cell>
          <table:table-cell office:value-type="float" office:value="999">
            <text:p>999</text:p>
          </table:table-cell>
          <table:table-cell office:value-type="float" office:value="0.2">
            <text:p>0.20000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5701">
            <text:p>5701</text:p>
          </table:table-cell>
          <table:table-cell office:value-type="string">
            <text:p>NeMLaP</text:p>
          </table:table-cell>
          <table:table-cell office:value-type="string">
            <text:p>Joint Conference on New Methods in Language Processing and Computational Natural Language Learning</text:p>
          </table:table-cell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float" office:value="0.121212121212">
            <text:p>0.12121</text:p>
          </table:table-cell>
          <table:table-cell office:value-type="string">
            <text:p>C</text:p>
          </table:table-cell>
          <table:table-cell table:number-columns-repeated="1017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" table:style-name="ta2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lgoritmos e Teoria da Computaçã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cos de Dados, Recuperação de Informação, Bibliotecas Digitais, Mineração de Dados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ologia Computacional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putação Aplicada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mputação Gráfica, Processamento de Imagens, Visão Computacional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cepção de Circuitos Integrados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genharia de Software, Métodos Formais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eoinformática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rmática na Educação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teligência Artificial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ração Humano Computador, Sistemas Colaborativos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guagens de Programação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ultitemáticas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esquisa Operacional e Otimização Combinatória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des de Computadores, Sistemas Distribuídos, Sistemas P2P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imulação e Modelagem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ogos e Entretenimento, Realidade Virtual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eb, Sistemas Multimídia e Hipermídia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istemas de Informação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rendizado de Máquina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bótica, Controle e Automação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egurança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quitetura de Computadores, Processamento de Alto Desempenho, Sistemas Operacionais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istemas Embarcados, Sistemas de Tempo Real, Sistemas Tolerantes a Falhas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mputação Ubíqua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ormalismos, Lógica, Semântica da Computação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rocessamento de Língua Natural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style:rotation-align="none"/>
      <style:text-properties style:font-name="Arial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5">11/05/2011</text:date>, <text:time>08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ferences" style:display-name="PageStyle_Conferenc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oup" style:display-name="PageStyle_Group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utum</dc:creator>
    <dc:date>2008-07-01T09:38:38</dc:date>
    <meta:document-statistic meta:table-count="2" meta:cell-count="7061" meta:object-count="0"/>
    <meta:generator>LibreOffice/3.3$Unix LibreOffice_project/330m19$Build-301</meta:generator>
  </office:meta>
</office:document-meta>
</file>